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bit_from_weird_foldContin_sample_at_epsH1e-1_zeta1e-5_Omeg5_UZ2" table:style-name="ta1">
        <table:shapes>
          <draw:frame draw:z-index="0" draw:style-name="gr1" draw:text-style-name="P1" svg:width="16.01cm" svg:height="9.005cm" svg:x="16.691cm" svg:y="3.532cm">
            <draw:object draw:notify-on-update-of-ranges="'orbit_from_weird_foldContin_sample_at_epsH1e-1_zeta1e-5_Omeg5_UZ2'.B1:'orbit_from_weird_foldContin_sample_at_epsH1e-1_zeta1e-5_Omeg5_UZ2'.B1 'orbit_from_weird_foldContin_sample_at_epsH1e-1_zeta1e-5_Omeg5_UZ2'.B2:'orbit_from_weird_foldContin_sample_at_epsH1e-1_zeta1e-5_Omeg5_UZ2'.B240 'orbit_from_weird_foldContin_sample_at_epsH1e-1_zeta1e-5_Omeg5_UZ2'.C1:'orbit_from_weird_foldContin_sample_at_epsH1e-1_zeta1e-5_Omeg5_UZ2'.C1 'orbit_from_weird_foldContin_sample_at_epsH1e-1_zeta1e-5_Omeg5_UZ2'.C2:'orbit_from_weird_foldContin_sample_at_epsH1e-1_zeta1e-5_Omeg5_UZ2'.C2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4447455879" calcext:value-type="float">
            <text:p>-3.4447455879</text:p>
          </table:table-cell>
          <table:table-cell office:value-type="float" office:value="2.603026658" calcext:value-type="float">
            <text:p>2.603026658</text:p>
          </table:table-cell>
          <table:table-cell office:value-type="float" office:value="5.5265016205" calcext:value-type="float">
            <text:p>5.5265016205</text:p>
          </table:table-cell>
          <table:table-cell office:value-type="float" office:value="17.243566142" calcext:value-type="float">
            <text:p>17.243566142</text:p>
          </table:table-cell>
          <table:table-cell table:number-columns-repeated="2"/>
        </table:table-row>
        <table:table-row table:style-name="ro1">
          <table:table-cell office:value-type="float" office:value="0.0015723958552" calcext:value-type="float">
            <text:p>0.0015723958552</text:p>
          </table:table-cell>
          <table:table-cell office:value-type="float" office:value="-3.4210113477" calcext:value-type="float">
            <text:p>-3.4210113477</text:p>
          </table:table-cell>
          <table:table-cell office:value-type="float" office:value="2.67411087" calcext:value-type="float">
            <text:p>2.67411087</text:p>
          </table:table-cell>
          <table:table-cell office:value-type="float" office:value="5.9728251434" calcext:value-type="float">
            <text:p>5.9728251434</text:p>
          </table:table-cell>
          <table:table-cell office:value-type="float" office:value="17.194609546" calcext:value-type="float">
            <text:p>17.194609546</text:p>
          </table:table-cell>
          <table:table-cell table:number-columns-repeated="2"/>
        </table:table-row>
        <table:table-row table:style-name="ro1">
          <table:table-cell office:value-type="float" office:value="0.0031447917105" calcext:value-type="float">
            <text:p>0.0031447917105</text:p>
          </table:table-cell>
          <table:table-cell office:value-type="float" office:value="-3.3954341163" calcext:value-type="float">
            <text:p>-3.3954341163</text:p>
          </table:table-cell>
          <table:table-cell office:value-type="float" office:value="2.7449659857" calcext:value-type="float">
            <text:p>2.7449659857</text:p>
          </table:table-cell>
          <table:table-cell office:value-type="float" office:value="6.4193650839" calcext:value-type="float">
            <text:p>6.4193650839</text:p>
          </table:table-cell>
          <table:table-cell office:value-type="float" office:value="17.132561919" calcext:value-type="float">
            <text:p>17.132561919</text:p>
          </table:table-cell>
          <table:table-cell table:number-columns-repeated="2"/>
        </table:table-row>
        <table:table-row table:style-name="ro1">
          <table:table-cell office:value-type="float" office:value="0.0047171875657" calcext:value-type="float">
            <text:p>0.0047171875657</text:p>
          </table:table-cell>
          <table:table-cell office:value-type="float" office:value="-3.3680138323" calcext:value-type="float">
            <text:p>-3.3680138323</text:p>
          </table:table-cell>
          <table:table-cell office:value-type="float" office:value="2.8155378797" calcext:value-type="float">
            <text:p>2.8155378797</text:p>
          </table:table-cell>
          <table:table-cell office:value-type="float" office:value="6.8657180044" calcext:value-type="float">
            <text:p>6.8657180044</text:p>
          </table:table-cell>
          <table:table-cell office:value-type="float" office:value="17.057382744" calcext:value-type="float">
            <text:p>17.057382744</text:p>
          </table:table-cell>
          <table:table-cell table:number-columns-repeated="2"/>
        </table:table-row>
        <table:table-row table:style-name="ro1">
          <table:table-cell office:value-type="float" office:value="0.006289583421" calcext:value-type="float">
            <text:p>0.006289583421</text:p>
          </table:table-cell>
          <table:table-cell office:value-type="float" office:value="-3.3387521056" calcext:value-type="float">
            <text:p>-3.3387521056</text:p>
          </table:table-cell>
          <table:table-cell office:value-type="float" office:value="2.8857722863" calcext:value-type="float">
            <text:p>2.8857722863</text:p>
          </table:table-cell>
          <table:table-cell office:value-type="float" office:value="7.3114777275" calcext:value-type="float">
            <text:p>7.3114777275</text:p>
          </table:table-cell>
          <table:table-cell office:value-type="float" office:value="16.969044618" calcext:value-type="float">
            <text:p>16.969044618</text:p>
          </table:table-cell>
          <table:table-cell/>
          <table:table-cell office:value-type="string" calcext:value-type="string">
            <text:p>Starts from left tip and goes towards the right. </text:p>
          </table:table-cell>
        </table:table-row>
        <table:table-row table:style-name="ro1">
          <table:table-cell office:value-type="float" office:value="0.0080079670814" calcext:value-type="float">
            <text:p>0.0080079670814</text:p>
          </table:table-cell>
          <table:table-cell office:value-type="float" office:value="-3.3046716935" calcext:value-type="float">
            <text:p>-3.3046716935</text:p>
          </table:table-cell>
          <table:table-cell office:value-type="float" office:value="2.9620775225" calcext:value-type="float">
            <text:p>2.9620775225</text:p>
          </table:table-cell>
          <table:table-cell office:value-type="float" office:value="7.7974636199" calcext:value-type="float">
            <text:p>7.7974636199</text:p>
          </table:table-cell>
          <table:table-cell office:value-type="float" office:value="16.857440257" calcext:value-type="float">
            <text:p>16.857440257</text:p>
          </table:table-cell>
          <table:table-cell/>
          <table:table-cell office:value-type="string" calcext:value-type="string">
            <text:p>This is the same as the UZ1 of the regular one. </text:p>
          </table:table-cell>
        </table:table-row>
        <table:table-row table:style-name="ro1">
          <table:table-cell office:value-type="float" office:value="0.0097263507419" calcext:value-type="float">
            <text:p>0.0097263507419</text:p>
          </table:table-cell>
          <table:table-cell office:value-type="float" office:value="-3.268402598" calcext:value-type="float">
            <text:p>-3.268402598</text:p>
          </table:table-cell>
          <table:table-cell office:value-type="float" office:value="3.037843794" calcext:value-type="float">
            <text:p>3.037843794</text:p>
          </table:table-cell>
          <table:table-cell office:value-type="float" office:value="8.2817174722" calcext:value-type="float">
            <text:p>8.2817174722</text:p>
          </table:table-cell>
          <table:table-cell office:value-type="float" office:value="16.73010334" calcext:value-type="float">
            <text:p>16.73010334</text:p>
          </table:table-cell>
          <table:table-cell table:number-columns-repeated="2"/>
        </table:table-row>
        <table:table-row table:style-name="ro1">
          <table:table-cell office:value-type="float" office:value="0.011444734402" calcext:value-type="float">
            <text:p>0.011444734402</text:p>
          </table:table-cell>
          <table:table-cell office:value-type="float" office:value="-3.2299538449" calcext:value-type="float">
            <text:p>-3.2299538449</text:p>
          </table:table-cell>
          <table:table-cell office:value-type="float" office:value="3.1130001669" calcext:value-type="float">
            <text:p>3.1130001669</text:p>
          </table:table-cell>
          <table:table-cell office:value-type="float" office:value="8.7637017747" calcext:value-type="float">
            <text:p>8.7637017747</text:p>
          </table:table-cell>
          <table:table-cell office:value-type="float" office:value="16.587053142" calcext:value-type="float">
            <text:p>16.587053142</text:p>
          </table:table-cell>
          <table:table-cell table:number-columns-repeated="2"/>
        </table:table-row>
        <table:table-row table:style-name="ro1">
          <table:table-cell office:value-type="float" office:value="0.013163118063" calcext:value-type="float">
            <text:p>0.013163118063</text:p>
          </table:table-cell>
          <table:table-cell office:value-type="float" office:value="-3.1893368873" calcext:value-type="float">
            <text:p>-3.1893368873</text:p>
          </table:table-cell>
          <table:table-cell office:value-type="float" office:value="3.1874758387" calcext:value-type="float">
            <text:p>3.1874758387</text:p>
          </table:table-cell>
          <table:table-cell office:value-type="float" office:value="9.2428778601" calcext:value-type="float">
            <text:p>9.2428778601</text:p>
          </table:table-cell>
          <table:table-cell office:value-type="float" office:value="16.42832846" calcext:value-type="float">
            <text:p>16.42832846</text:p>
          </table:table-cell>
          <table:table-cell table:number-columns-repeated="2"/>
        </table:table-row>
        <table:table-row table:style-name="ro1">
          <table:table-cell office:value-type="float" office:value="0.014845504585" calcext:value-type="float">
            <text:p>0.014845504585</text:p>
          </table:table-cell>
          <table:table-cell office:value-type="float" office:value="-3.147483579" calcext:value-type="float">
            <text:p>-3.147483579</text:p>
          </table:table-cell>
          <table:table-cell office:value-type="float" office:value="3.2596640026" calcext:value-type="float">
            <text:p>3.2596640026</text:p>
          </table:table-cell>
          <table:table-cell office:value-type="float" office:value="9.7087767893" calcext:value-type="float">
            <text:p>9.7087767893</text:p>
          </table:table-cell>
          <table:table-cell office:value-type="float" office:value="16.257799522" calcext:value-type="float">
            <text:p>16.257799522</text:p>
          </table:table-cell>
          <table:table-cell table:number-columns-repeated="2"/>
        </table:table-row>
        <table:table-row table:style-name="ro1">
          <table:table-cell office:value-type="float" office:value="0.016527891107" calcext:value-type="float">
            <text:p>0.016527891107</text:p>
          </table:table-cell>
          <table:table-cell office:value-type="float" office:value="-3.1035805442" calcext:value-type="float">
            <text:p>-3.1035805442</text:p>
          </table:table-cell>
          <table:table-cell office:value-type="float" office:value="3.331066061" calcext:value-type="float">
            <text:p>3.331066061</text:p>
          </table:table-cell>
          <table:table-cell office:value-type="float" office:value="10.170961515" calcext:value-type="float">
            <text:p>10.170961515</text:p>
          </table:table-cell>
          <table:table-cell office:value-type="float" office:value="16.072375119" calcext:value-type="float">
            <text:p>16.072375119</text:p>
          </table:table-cell>
          <table:table-cell table:number-columns-repeated="2"/>
        </table:table-row>
        <table:table-row table:style-name="ro1">
          <table:table-cell office:value-type="float" office:value="0.018210277629" calcext:value-type="float">
            <text:p>0.018210277629</text:p>
          </table:table-cell>
          <table:table-cell office:value-type="float" office:value="-3.057645302" calcext:value-type="float">
            <text:p>-3.057645302</text:p>
          </table:table-cell>
          <table:table-cell office:value-type="float" office:value="3.4016164231" calcext:value-type="float">
            <text:p>3.4016164231</text:p>
          </table:table-cell>
          <table:table-cell office:value-type="float" office:value="10.628927479" calcext:value-type="float">
            <text:p>10.628927479</text:p>
          </table:table-cell>
          <table:table-cell office:value-type="float" office:value="15.872146722" calcext:value-type="float">
            <text:p>15.872146722</text:p>
          </table:table-cell>
          <table:table-cell table:number-columns-repeated="2"/>
        </table:table-row>
        <table:table-row table:style-name="ro1">
          <table:table-cell office:value-type="float" office:value="0.019892664152" calcext:value-type="float">
            <text:p>0.019892664152</text:p>
          </table:table-cell>
          <table:table-cell office:value-type="float" office:value="-3.0096975963" calcext:value-type="float">
            <text:p>-3.0096975963</text:p>
          </table:table-cell>
          <table:table-cell office:value-type="float" office:value="3.4712499422" calcext:value-type="float">
            <text:p>3.4712499422</text:p>
          </table:table-cell>
          <table:table-cell office:value-type="float" office:value="11.082171848" calcext:value-type="float">
            <text:p>11.082171848</text:p>
          </table:table-cell>
          <table:table-cell office:value-type="float" office:value="15.657224083" calcext:value-type="float">
            <text:p>15.657224083</text:p>
          </table:table-cell>
          <table:table-cell table:number-columns-repeated="2"/>
        </table:table-row>
        <table:table-row table:style-name="ro1">
          <table:table-cell office:value-type="float" office:value="0.021427809246" calcext:value-type="float">
            <text:p>0.021427809246</text:p>
          </table:table-cell>
          <table:table-cell office:value-type="float" office:value="-2.9642088295" calcext:value-type="float">
            <text:p>-2.9642088295</text:p>
          </table:table-cell>
          <table:table-cell office:value-type="float" office:value="3.5339344301" calcext:value-type="float">
            <text:p>3.5339344301</text:p>
          </table:table-cell>
          <table:table-cell office:value-type="float" office:value="11.491204731" calcext:value-type="float">
            <text:p>11.491204731</text:p>
          </table:table-cell>
          <table:table-cell office:value-type="float" office:value="15.448397996" calcext:value-type="float">
            <text:p>15.448397996</text:p>
          </table:table-cell>
          <table:table-cell table:number-columns-repeated="2"/>
        </table:table-row>
        <table:table-row table:style-name="ro1">
          <table:table-cell office:value-type="float" office:value="0.02296295434" calcext:value-type="float">
            <text:p>0.02296295434</text:p>
          </table:table-cell>
          <table:table-cell office:value-type="float" office:value="-2.9170809887" calcext:value-type="float">
            <text:p>-2.9170809887</text:p>
          </table:table-cell>
          <table:table-cell office:value-type="float" office:value="3.595753056" calcext:value-type="float">
            <text:p>3.595753056</text:p>
          </table:table-cell>
          <table:table-cell office:value-type="float" office:value="11.895511644" calcext:value-type="float">
            <text:p>11.895511644</text:p>
          </table:table-cell>
          <table:table-cell office:value-type="float" office:value="15.227554141" calcext:value-type="float">
            <text:p>15.227554141</text:p>
          </table:table-cell>
          <table:table-cell table:number-columns-repeated="2"/>
        </table:table-row>
        <table:table-row table:style-name="ro1">
          <table:table-cell office:value-type="float" office:value="0.024498099434" calcext:value-type="float">
            <text:p>0.024498099434</text:p>
          </table:table-cell>
          <table:table-cell office:value-type="float" office:value="-2.8683338774" calcext:value-type="float">
            <text:p>-2.8683338774</text:p>
          </table:table-cell>
          <table:table-cell office:value-type="float" office:value="3.6566576321" calcext:value-type="float">
            <text:p>3.6566576321</text:p>
          </table:table-cell>
          <table:table-cell office:value-type="float" office:value="12.294717301" calcext:value-type="float">
            <text:p>12.294717301</text:p>
          </table:table-cell>
          <table:table-cell office:value-type="float" office:value="14.994815719" calcext:value-type="float">
            <text:p>14.994815719</text:p>
          </table:table-cell>
          <table:table-cell table:number-columns-repeated="2"/>
        </table:table-row>
        <table:table-row table:style-name="ro1">
          <table:table-cell office:value-type="float" office:value="0.026033244528" calcext:value-type="float">
            <text:p>0.026033244528</text:p>
          </table:table-cell>
          <table:table-cell office:value-type="float" office:value="-2.817988805" calcext:value-type="float">
            <text:p>-2.817988805</text:p>
          </table:table-cell>
          <table:table-cell office:value-type="float" office:value="3.7166004927" calcext:value-type="float">
            <text:p>3.7166004927</text:p>
          </table:table-cell>
          <table:table-cell office:value-type="float" office:value="12.688449512" calcext:value-type="float">
            <text:p>12.688449512</text:p>
          </table:table-cell>
          <table:table-cell office:value-type="float" office:value="14.75031852" calcext:value-type="float">
            <text:p>14.75031852</text:p>
          </table:table-cell>
          <table:table-cell table:number-columns-repeated="2"/>
        </table:table-row>
        <table:table-row table:style-name="ro1">
          <table:table-cell office:value-type="float" office:value="0.027509048753" calcext:value-type="float">
            <text:p>0.027509048753</text:p>
          </table:table-cell>
          <table:table-cell office:value-type="float" office:value="-2.7681045226" calcext:value-type="float">
            <text:p>-2.7681045226</text:p>
          </table:table-cell>
          <table:table-cell office:value-type="float" office:value="3.7732757619" calcext:value-type="float">
            <text:p>3.7732757619</text:p>
          </table:table-cell>
          <table:table-cell office:value-type="float" office:value="13.061458736" calcext:value-type="float">
            <text:p>13.061458736</text:p>
          </table:table-cell>
          <table:table-cell office:value-type="float" office:value="14.504324489" calcext:value-type="float">
            <text:p>14.504324489</text:p>
          </table:table-cell>
          <table:table-cell table:number-columns-repeated="2"/>
        </table:table-row>
        <table:table-row table:style-name="ro1">
          <table:table-cell office:value-type="float" office:value="0.028984852978" calcext:value-type="float">
            <text:p>0.028984852978</text:p>
          </table:table-cell>
          <table:table-cell office:value-type="float" office:value="-2.7167860438" calcext:value-type="float">
            <text:p>-2.7167860438</text:p>
          </table:table-cell>
          <table:table-cell office:value-type="float" office:value="3.8289773968" calcext:value-type="float">
            <text:p>3.8289773968</text:p>
          </table:table-cell>
          <table:table-cell office:value-type="float" office:value="13.428744653" calcext:value-type="float">
            <text:p>13.428744653</text:p>
          </table:table-cell>
          <table:table-cell office:value-type="float" office:value="14.247742801" calcext:value-type="float">
            <text:p>14.247742801</text:p>
          </table:table-cell>
          <table:table-cell table:number-columns-repeated="2"/>
        </table:table-row>
        <table:table-row table:style-name="ro1">
          <table:table-cell office:value-type="float" office:value="0.030460657202" calcext:value-type="float">
            <text:p>0.030460657202</text:p>
          </table:table-cell>
          <table:table-cell office:value-type="float" office:value="-2.664056164" calcext:value-type="float">
            <text:p>-2.664056164</text:p>
          </table:table-cell>
          <table:table-cell office:value-type="float" office:value="3.8836646715" calcext:value-type="float">
            <text:p>3.8836646715</text:p>
          </table:table-cell>
          <table:table-cell office:value-type="float" office:value="13.789987001" calcext:value-type="float">
            <text:p>13.789987001</text:p>
          </table:table-cell>
          <table:table-cell office:value-type="float" office:value="13.980726609" calcext:value-type="float">
            <text:p>13.980726609</text:p>
          </table:table-cell>
          <table:table-cell table:number-columns-repeated="2"/>
        </table:table-row>
        <table:table-row table:style-name="ro1">
          <table:table-cell office:value-type="float" office:value="0.031936461427" calcext:value-type="float">
            <text:p>0.031936461427</text:p>
          </table:table-cell>
          <table:table-cell office:value-type="float" office:value="-2.6099389113" calcext:value-type="float">
            <text:p>-2.6099389113</text:p>
          </table:table-cell>
          <table:table-cell office:value-type="float" office:value="3.9372974738" calcext:value-type="float">
            <text:p>3.9372974738</text:p>
          </table:table-cell>
          <table:table-cell office:value-type="float" office:value="14.144869675" calcext:value-type="float">
            <text:p>14.144869675</text:p>
          </table:table-cell>
          <table:table-cell office:value-type="float" office:value="13.703439508" calcext:value-type="float">
            <text:p>13.703439508</text:p>
          </table:table-cell>
          <table:table-cell table:number-columns-repeated="2"/>
        </table:table-row>
        <table:table-row table:style-name="ro1">
          <table:table-cell office:value-type="float" office:value="0.033379228052" calcext:value-type="float">
            <text:p>0.033379228052</text:p>
          </table:table-cell>
          <table:table-cell office:value-type="float" office:value="-2.5557162187" calcext:value-type="float">
            <text:p>-2.5557162187</text:p>
          </table:table-cell>
          <table:table-cell office:value-type="float" office:value="3.9886724499" calcext:value-type="float">
            <text:p>3.9886724499</text:p>
          </table:table-cell>
          <table:table-cell office:value-type="float" office:value="14.485361177" calcext:value-type="float">
            <text:p>14.485361177</text:p>
          </table:table-cell>
          <table:table-cell office:value-type="float" office:value="13.422598035" calcext:value-type="float">
            <text:p>13.422598035</text:p>
          </table:table-cell>
          <table:table-cell table:number-columns-repeated="2"/>
        </table:table-row>
        <table:table-row table:style-name="ro1">
          <table:table-cell office:value-type="float" office:value="0.034821994677" calcext:value-type="float">
            <text:p>0.034821994677</text:p>
          </table:table-cell>
          <table:table-cell office:value-type="float" office:value="-2.5002163923" calcext:value-type="float">
            <text:p>-2.5002163923</text:p>
          </table:table-cell>
          <table:table-cell office:value-type="float" office:value="4.0389656902" calcext:value-type="float">
            <text:p>4.0389656902</text:p>
          </table:table-cell>
          <table:table-cell office:value-type="float" office:value="14.819190113" calcext:value-type="float">
            <text:p>14.819190113</text:p>
          </table:table-cell>
          <table:table-cell office:value-type="float" office:value="13.132278494" calcext:value-type="float">
            <text:p>13.132278494</text:p>
          </table:table-cell>
          <table:table-cell table:number-columns-repeated="2"/>
        </table:table-row>
        <table:table-row table:style-name="ro1">
          <table:table-cell office:value-type="float" office:value="0.036264761301" calcext:value-type="float">
            <text:p>0.036264761301</text:p>
          </table:table-cell>
          <table:table-cell office:value-type="float" office:value="-2.4434652024" calcext:value-type="float">
            <text:p>-2.4434652024</text:p>
          </table:table-cell>
          <table:table-cell office:value-type="float" office:value="4.0881416366" calcext:value-type="float">
            <text:p>4.0881416366</text:p>
          </table:table-cell>
          <table:table-cell office:value-type="float" office:value="15.146074682" calcext:value-type="float">
            <text:p>15.146074682</text:p>
          </table:table-cell>
          <table:table-cell office:value-type="float" office:value="12.832662007" calcext:value-type="float">
            <text:p>12.832662007</text:p>
          </table:table-cell>
          <table:table-cell table:number-columns-repeated="2"/>
        </table:table-row>
        <table:table-row table:style-name="ro1">
          <table:table-cell office:value-type="float" office:value="0.037707527926" calcext:value-type="float">
            <text:p>0.037707527926</text:p>
          </table:table-cell>
          <table:table-cell office:value-type="float" office:value="-2.3854894766" calcext:value-type="float">
            <text:p>-2.3854894766</text:p>
          </table:table-cell>
          <table:table-cell office:value-type="float" office:value="4.136165434" calcext:value-type="float">
            <text:p>4.136165434</text:p>
          </table:table-cell>
          <table:table-cell office:value-type="float" office:value="15.465738197" calcext:value-type="float">
            <text:p>15.465738197</text:p>
          </table:table-cell>
          <table:table-cell office:value-type="float" office:value="12.523938748" calcext:value-type="float">
            <text:p>12.523938748</text:p>
          </table:table-cell>
          <table:table-cell table:number-columns-repeated="2"/>
        </table:table-row>
        <table:table-row table:style-name="ro1">
          <table:table-cell office:value-type="float" office:value="0.039132618422" calcext:value-type="float">
            <text:p>0.039132618422</text:p>
          </table:table-cell>
          <table:table-cell office:value-type="float" office:value="-2.3270491615" calcext:value-type="float">
            <text:p>-2.3270491615</text:p>
          </table:table-cell>
          <table:table-cell office:value-type="float" office:value="4.1824364421" calcext:value-type="float">
            <text:p>4.1824364421</text:p>
          </table:table-cell>
          <table:table-cell office:value-type="float" office:value="15.774131205" calcext:value-type="float">
            <text:p>15.774131205</text:p>
          </table:table-cell>
          <table:table-cell office:value-type="float" office:value="12.210252345" calcext:value-type="float">
            <text:p>12.210252345</text:p>
          </table:table-cell>
          <table:table-cell table:number-columns-repeated="2"/>
        </table:table-row>
        <table:table-row table:style-name="ro1">
          <table:table-cell office:value-type="float" office:value="0.040557708918" calcext:value-type="float">
            <text:p>0.040557708918</text:p>
          </table:table-cell>
          <table:table-cell office:value-type="float" office:value="-2.2674691474" calcext:value-type="float">
            <text:p>-2.2674691474</text:p>
          </table:table-cell>
          <table:table-cell office:value-type="float" office:value="4.2275179252" calcext:value-type="float">
            <text:p>4.2275179252</text:p>
          </table:table-cell>
          <table:table-cell office:value-type="float" office:value="16.074958405" calcext:value-type="float">
            <text:p>16.074958405</text:p>
          </table:table-cell>
          <table:table-cell office:value-type="float" office:value="11.888075393" calcext:value-type="float">
            <text:p>11.888075393</text:p>
          </table:table-cell>
          <table:table-cell table:number-columns-repeated="2"/>
        </table:table-row>
        <table:table-row table:style-name="ro1">
          <table:table-cell office:value-type="float" office:value="0.041982799413" calcext:value-type="float">
            <text:p>0.041982799413</text:p>
          </table:table-cell>
          <table:table-cell office:value-type="float" office:value="-2.2067782088" calcext:value-type="float">
            <text:p>-2.2067782088</text:p>
          </table:table-cell>
          <table:table-cell office:value-type="float" office:value="4.2713785065" calcext:value-type="float">
            <text:p>4.2713785065</text:p>
          </table:table-cell>
          <table:table-cell office:value-type="float" office:value="16.367969645" calcext:value-type="float">
            <text:p>16.367969645</text:p>
          </table:table-cell>
          <table:table-cell office:value-type="float" office:value="11.557616257" calcext:value-type="float">
            <text:p>11.557616257</text:p>
          </table:table-cell>
          <table:table-cell table:number-columns-repeated="2"/>
        </table:table-row>
        <table:table-row table:style-name="ro1">
          <table:table-cell office:value-type="float" office:value="0.043407889909" calcext:value-type="float">
            <text:p>0.043407889909</text:p>
          </table:table-cell>
          <table:table-cell office:value-type="float" office:value="-2.1450060449" calcext:value-type="float">
            <text:p>-2.1450060449</text:p>
          </table:table-cell>
          <table:table-cell office:value-type="float" office:value="4.3139876036" calcext:value-type="float">
            <text:p>4.3139876036</text:p>
          </table:table-cell>
          <table:table-cell office:value-type="float" office:value="16.652920813" calcext:value-type="float">
            <text:p>16.652920813</text:p>
          </table:table-cell>
          <table:table-cell office:value-type="float" office:value="11.219091277" calcext:value-type="float">
            <text:p>11.219091277</text:p>
          </table:table-cell>
          <table:table-cell table:number-columns-repeated="2"/>
        </table:table-row>
        <table:table-row table:style-name="ro1">
          <table:table-cell office:value-type="float" office:value="0.044827170946" calcext:value-type="float">
            <text:p>0.044827170946</text:p>
          </table:table-cell>
          <table:table-cell office:value-type="float" office:value="-2.0824414491" calcext:value-type="float">
            <text:p>-2.0824414491</text:p>
          </table:table-cell>
          <table:table-cell office:value-type="float" office:value="4.355149621" calcext:value-type="float">
            <text:p>4.355149621</text:p>
          </table:table-cell>
          <table:table-cell office:value-type="float" office:value="16.928463461" calcext:value-type="float">
            <text:p>16.928463461</text:p>
          </table:table-cell>
          <table:table-cell office:value-type="float" office:value="10.87415218" calcext:value-type="float">
            <text:p>10.87415218</text:p>
          </table:table-cell>
          <table:table-cell table:number-columns-repeated="2"/>
        </table:table-row>
        <table:table-row table:style-name="ro1">
          <table:table-cell office:value-type="float" office:value="0.046246451982" calcext:value-type="float">
            <text:p>0.046246451982</text:p>
          </table:table-cell>
          <table:table-cell office:value-type="float" office:value="-2.018865873" calcext:value-type="float">
            <text:p>-2.018865873</text:p>
          </table:table-cell>
          <table:table-cell office:value-type="float" office:value="4.3950122607" calcext:value-type="float">
            <text:p>4.3950122607</text:p>
          </table:table-cell>
          <table:table-cell office:value-type="float" office:value="17.195547307" calcext:value-type="float">
            <text:p>17.195547307</text:p>
          </table:table-cell>
          <table:table-cell office:value-type="float" office:value="10.521664066" calcext:value-type="float">
            <text:p>10.521664066</text:p>
          </table:table-cell>
          <table:table-cell table:number-columns-repeated="2"/>
        </table:table-row>
        <table:table-row table:style-name="ro1">
          <table:table-cell office:value-type="float" office:value="0.047665733019" calcext:value-type="float">
            <text:p>0.047665733019</text:p>
          </table:table-cell>
          <table:table-cell office:value-type="float" office:value="-1.9543112483" calcext:value-type="float">
            <text:p>-1.9543112483</text:p>
          </table:table-cell>
          <table:table-cell office:value-type="float" office:value="4.4335478338" calcext:value-type="float">
            <text:p>4.4335478338</text:p>
          </table:table-cell>
          <table:table-cell office:value-type="float" office:value="17.453950685" calcext:value-type="float">
            <text:p>17.453950685</text:p>
          </table:table-cell>
          <table:table-cell office:value-type="float" office:value="10.161863071" calcext:value-type="float">
            <text:p>10.161863071</text:p>
          </table:table-cell>
          <table:table-cell table:number-columns-repeated="2"/>
        </table:table-row>
        <table:table-row table:style-name="ro1">
          <table:table-cell office:value-type="float" office:value="0.049085014056" calcext:value-type="float">
            <text:p>0.049085014056</text:p>
          </table:table-cell>
          <table:table-cell office:value-type="float" office:value="-1.8888103194" calcext:value-type="float">
            <text:p>-1.8888103194</text:p>
          </table:table-cell>
          <table:table-cell office:value-type="float" office:value="4.4707295444" calcext:value-type="float">
            <text:p>4.4707295444</text:p>
          </table:table-cell>
          <table:table-cell office:value-type="float" office:value="17.703458919" calcext:value-type="float">
            <text:p>17.703458919</text:p>
          </table:table-cell>
          <table:table-cell office:value-type="float" office:value="9.7949923726" calcext:value-type="float">
            <text:p>9.7949923726</text:p>
          </table:table-cell>
          <table:table-cell table:number-columns-repeated="2"/>
        </table:table-row>
        <table:table-row table:style-name="ro1">
          <table:table-cell office:value-type="float" office:value="0.050509803778" calcext:value-type="float">
            <text:p>0.050509803778</text:p>
          </table:table-cell>
          <table:table-cell office:value-type="float" office:value="-1.8221371126" calcext:value-type="float">
            <text:p>-1.8221371126</text:p>
          </table:table-cell>
          <table:table-cell office:value-type="float" office:value="4.5066677517" calcext:value-type="float">
            <text:p>4.5066677517</text:p>
          </table:table-cell>
          <table:table-cell office:value-type="float" office:value="17.944779651" calcext:value-type="float">
            <text:p>17.944779651</text:p>
          </table:table-cell>
          <table:table-cell office:value-type="float" office:value="9.419838621" calcext:value-type="float">
            <text:p>9.419838621</text:p>
          </table:table-cell>
          <table:table-cell table:number-columns-repeated="2"/>
        </table:table-row>
        <table:table-row table:style-name="ro1">
          <table:table-cell office:value-type="float" office:value="0.0519345935" calcext:value-type="float">
            <text:p>0.0519345935</text:p>
          </table:table-cell>
          <table:table-cell office:value-type="float" office:value="-1.7545787304" calcext:value-type="float">
            <text:p>-1.7545787304</text:p>
          </table:table-cell>
          <table:table-cell office:value-type="float" office:value="4.5411902624" calcext:value-type="float">
            <text:p>4.5411902624</text:p>
          </table:table-cell>
          <table:table-cell office:value-type="float" office:value="18.17672469" calcext:value-type="float">
            <text:p>18.17672469</text:p>
          </table:table-cell>
          <table:table-cell office:value-type="float" office:value="9.0380717613" calcext:value-type="float">
            <text:p>9.0380717613</text:p>
          </table:table-cell>
          <table:table-cell table:number-columns-repeated="2"/>
        </table:table-row>
        <table:table-row table:style-name="ro1">
          <table:table-cell office:value-type="float" office:value="0.053359383222" calcext:value-type="float">
            <text:p>0.053359383222</text:p>
          </table:table-cell>
          <table:table-cell office:value-type="float" office:value="-1.6861706072" calcext:value-type="float">
            <text:p>-1.6861706072</text:p>
          </table:table-cell>
          <table:table-cell office:value-type="float" office:value="4.5742728371" calcext:value-type="float">
            <text:p>4.5742728371</text:p>
          </table:table-cell>
          <table:table-cell office:value-type="float" office:value="18.399099574" calcext:value-type="float">
            <text:p>18.399099574</text:p>
          </table:table-cell>
          <table:table-cell office:value-type="float" office:value="8.6499578316" calcext:value-type="float">
            <text:p>8.6499578316</text:p>
          </table:table-cell>
          <table:table-cell table:number-columns-repeated="2"/>
        </table:table-row>
        <table:table-row table:style-name="ro1">
          <table:table-cell office:value-type="float" office:value="0.054784172944" calcext:value-type="float">
            <text:p>0.054784172944</text:p>
          </table:table-cell>
          <table:table-cell office:value-type="float" office:value="-1.6169488899" calcext:value-type="float">
            <text:p>-1.6169488899</text:p>
          </table:table-cell>
          <table:table-cell office:value-type="float" office:value="4.6058922428" calcext:value-type="float">
            <text:p>4.6058922428</text:p>
          </table:table-cell>
          <table:table-cell office:value-type="float" office:value="18.611717892" calcext:value-type="float">
            <text:p>18.611717892</text:p>
          </table:table-cell>
          <table:table-cell office:value-type="float" office:value="8.2557690528" calcext:value-type="float">
            <text:p>8.2557690528</text:p>
          </table:table-cell>
          <table:table-cell table:number-columns-repeated="2"/>
        </table:table-row>
        <table:table-row table:style-name="ro1">
          <table:table-cell office:value-type="float" office:value="0.056227733381" calcext:value-type="float">
            <text:p>0.056227733381</text:p>
          </table:table-cell>
          <table:table-cell office:value-type="float" office:value="-1.5460232061" calcext:value-type="float">
            <text:p>-1.5460232061</text:p>
          </table:table-cell>
          <table:table-cell office:value-type="float" office:value="4.6364132622" calcext:value-type="float">
            <text:p>4.6364132622</text:p>
          </table:table-cell>
          <table:table-cell office:value-type="float" office:value="18.817004633" calcext:value-type="float">
            <text:p>18.817004633</text:p>
          </table:table-cell>
          <table:table-cell office:value-type="float" office:value="7.8504766013" calcext:value-type="float">
            <text:p>7.8504766013</text:p>
          </table:table-cell>
          <table:table-cell table:number-columns-repeated="2"/>
        </table:table-row>
        <table:table-row table:style-name="ro1">
          <table:table-cell office:value-type="float" office:value="0.057671293818" calcext:value-type="float">
            <text:p>0.057671293818</text:p>
          </table:table-cell>
          <table:table-cell office:value-type="float" office:value="-1.4743391458" calcext:value-type="float">
            <text:p>-1.4743391458</text:p>
          </table:table-cell>
          <table:table-cell office:value-type="float" office:value="4.6653875206" calcext:value-type="float">
            <text:p>4.6653875206</text:p>
          </table:table-cell>
          <table:table-cell office:value-type="float" office:value="19.011916741" calcext:value-type="float">
            <text:p>19.011916741</text:p>
          </table:table-cell>
          <table:table-cell office:value-type="float" office:value="7.4395289338" calcext:value-type="float">
            <text:p>7.4395289338</text:p>
          </table:table-cell>
          <table:table-cell table:number-columns-repeated="2"/>
        </table:table-row>
        <table:table-row table:style-name="ro1">
          <table:table-cell office:value-type="float" office:value="0.059114854255" calcext:value-type="float">
            <text:p>0.059114854255</text:p>
          </table:table-cell>
          <table:table-cell office:value-type="float" office:value="-1.4019363448" calcext:value-type="float">
            <text:p>-1.4019363448</text:p>
          </table:table-cell>
          <table:table-cell office:value-type="float" office:value="4.6927941553" calcext:value-type="float">
            <text:p>4.6927941553</text:p>
          </table:table-cell>
          <table:table-cell office:value-type="float" office:value="19.196286935" calcext:value-type="float">
            <text:p>19.196286935</text:p>
          </table:table-cell>
          <table:table-cell office:value-type="float" office:value="7.0232268776" calcext:value-type="float">
            <text:p>7.0232268776</text:p>
          </table:table-cell>
          <table:table-cell table:number-columns-repeated="2"/>
        </table:table-row>
        <table:table-row table:style-name="ro1">
          <table:table-cell office:value-type="float" office:value="0.060558414692" calcext:value-type="float">
            <text:p>0.060558414692</text:p>
          </table:table-cell>
          <table:table-cell office:value-type="float" office:value="-1.3288550551" calcext:value-type="float">
            <text:p>-1.3288550551</text:p>
          </table:table-cell>
          <table:table-cell office:value-type="float" office:value="4.7186134538" calcext:value-type="float">
            <text:p>4.7186134538</text:p>
          </table:table-cell>
          <table:table-cell office:value-type="float" office:value="19.369957266" calcext:value-type="float">
            <text:p>19.369957266</text:p>
          </table:table-cell>
          <table:table-cell office:value-type="float" office:value="6.6018765942" calcext:value-type="float">
            <text:p>6.6018765942</text:p>
          </table:table-cell>
          <table:table-cell table:number-columns-repeated="2"/>
        </table:table-row>
        <table:table-row table:style-name="ro1">
          <table:table-cell office:value-type="float" office:value="0.062040801163" calcext:value-type="float">
            <text:p>0.062040801163</text:p>
          </table:table-cell>
          <table:table-cell office:value-type="float" office:value="-1.2531449445" calcext:value-type="float">
            <text:p>-1.2531449445</text:p>
          </table:table-cell>
          <table:table-cell office:value-type="float" office:value="4.7434557754" calcext:value-type="float">
            <text:p>4.7434557754</text:p>
          </table:table-cell>
          <table:table-cell office:value-type="float" office:value="19.537007428" calcext:value-type="float">
            <text:p>19.537007428</text:p>
          </table:table-cell>
          <table:table-cell office:value-type="float" office:value="6.1642667516" calcext:value-type="float">
            <text:p>6.1642667516</text:p>
          </table:table-cell>
          <table:table-cell table:number-columns-repeated="2"/>
        </table:table-row>
        <table:table-row table:style-name="ro1">
          <table:table-cell office:value-type="float" office:value="0.063523187634" calcext:value-type="float">
            <text:p>0.063523187634</text:p>
          </table:table-cell>
          <table:table-cell office:value-type="float" office:value="-1.1768072376" calcext:value-type="float">
            <text:p>-1.1768072376</text:p>
          </table:table-cell>
          <table:table-cell office:value-type="float" office:value="4.7665859009" calcext:value-type="float">
            <text:p>4.7665859009</text:p>
          </table:table-cell>
          <table:table-cell office:value-type="float" office:value="19.692467824" calcext:value-type="float">
            <text:p>19.692467824</text:p>
          </table:table-cell>
          <table:table-cell office:value-type="float" office:value="5.7220038075" calcext:value-type="float">
            <text:p>5.7220038075</text:p>
          </table:table-cell>
          <table:table-cell table:number-columns-repeated="2"/>
        </table:table-row>
        <table:table-row table:style-name="ro1">
          <table:table-cell office:value-type="float" office:value="0.065005574105" calcext:value-type="float">
            <text:p>0.065005574105</text:p>
          </table:table-cell>
          <table:table-cell office:value-type="float" office:value="-1.0998873105" calcext:value-type="float">
            <text:p>-1.0998873105</text:p>
          </table:table-cell>
          <table:table-cell office:value-type="float" office:value="4.7879863963" calcext:value-type="float">
            <text:p>4.7879863963</text:p>
          </table:table-cell>
          <table:table-cell office:value-type="float" office:value="19.836199327" calcext:value-type="float">
            <text:p>19.836199327</text:p>
          </table:table-cell>
          <table:table-cell office:value-type="float" office:value="5.2754347162" calcext:value-type="float">
            <text:p>5.2754347162</text:p>
          </table:table-cell>
          <table:table-cell table:number-columns-repeated="2"/>
        </table:table-row>
        <table:table-row table:style-name="ro1">
          <table:table-cell office:value-type="float" office:value="0.066487960576" calcext:value-type="float">
            <text:p>0.066487960576</text:p>
          </table:table-cell>
          <table:table-cell office:value-type="float" office:value="-1.0224310592" calcext:value-type="float">
            <text:p>-1.0224310592</text:p>
          </table:table-cell>
          <table:table-cell office:value-type="float" office:value="4.8076411864" calcext:value-type="float">
            <text:p>4.8076411864</text:p>
          </table:table-cell>
          <table:table-cell office:value-type="float" office:value="19.968073941" calcext:value-type="float">
            <text:p>19.968073941</text:p>
          </table:table-cell>
          <table:table-cell office:value-type="float" office:value="4.8249108861" calcext:value-type="float">
            <text:p>4.8249108861</text:p>
          </table:table-cell>
          <table:table-cell table:number-columns-repeated="2"/>
        </table:table-row>
        <table:table-row table:style-name="ro1">
          <table:table-cell office:value-type="float" office:value="0.068057363007" calcext:value-type="float">
            <text:p>0.068057363007</text:p>
          </table:table-cell>
          <table:table-cell office:value-type="float" office:value="-0.93989519559" calcext:value-type="float">
            <text:p>-0.93989519559</text:p>
          </table:table-cell>
          <table:table-cell office:value-type="float" office:value="4.8265309781" calcext:value-type="float">
            <text:p>4.8265309781</text:p>
          </table:table-cell>
          <table:table-cell office:value-type="float" office:value="20.094638774" calcext:value-type="float">
            <text:p>20.094638774</text:p>
          </table:table-cell>
          <table:table-cell office:value-type="float" office:value="4.3440266303" calcext:value-type="float">
            <text:p>4.3440266303</text:p>
          </table:table-cell>
          <table:table-cell table:number-columns-repeated="2"/>
        </table:table-row>
        <table:table-row table:style-name="ro1">
          <table:table-cell office:value-type="float" office:value="0.069626765437" calcext:value-type="float">
            <text:p>0.069626765437</text:p>
          </table:table-cell>
          <table:table-cell office:value-type="float" office:value="-0.8568657371" calcext:value-type="float">
            <text:p>-0.8568657371</text:p>
          </table:table-cell>
          <table:table-cell office:value-type="float" office:value="4.8434318975" calcext:value-type="float">
            <text:p>4.8434318975</text:p>
          </table:table-cell>
          <table:table-cell office:value-type="float" office:value="20.207658645" calcext:value-type="float">
            <text:p>20.207658645</text:p>
          </table:table-cell>
          <table:table-cell office:value-type="float" office:value="3.8595345349" calcext:value-type="float">
            <text:p>3.8595345349</text:p>
          </table:table-cell>
          <table:table-cell table:number-columns-repeated="2"/>
        </table:table-row>
        <table:table-row table:style-name="ro1">
          <table:table-cell office:value-type="float" office:value="0.071196167867" calcext:value-type="float">
            <text:p>0.071196167867</text:p>
          </table:table-cell>
          <table:table-cell office:value-type="float" office:value="-0.77339871988" calcext:value-type="float">
            <text:p>-0.77339871988</text:p>
          </table:table-cell>
          <table:table-cell office:value-type="float" office:value="4.8583299658" calcext:value-type="float">
            <text:p>4.8583299658</text:p>
          </table:table-cell>
          <table:table-cell office:value-type="float" office:value="20.307023558" calcext:value-type="float">
            <text:p>20.307023558</text:p>
          </table:table-cell>
          <table:table-cell office:value-type="float" office:value="3.3718649377" calcext:value-type="float">
            <text:p>3.3718649377</text:p>
          </table:table-cell>
          <table:table-cell table:number-columns-repeated="2"/>
        </table:table-row>
        <table:table-row table:style-name="ro1">
          <table:table-cell office:value-type="float" office:value="0.072765570298" calcext:value-type="float">
            <text:p>0.072765570298</text:p>
          </table:table-cell>
          <table:table-cell office:value-type="float" office:value="-0.68955060299" calcext:value-type="float">
            <text:p>-0.68955060299</text:p>
          </table:table-cell>
          <table:table-cell office:value-type="float" office:value="4.8712129846" calcext:value-type="float">
            <text:p>4.8712129846</text:p>
          </table:table-cell>
          <table:table-cell office:value-type="float" office:value="20.392638188" calcext:value-type="float">
            <text:p>20.392638188</text:p>
          </table:table-cell>
          <table:table-cell office:value-type="float" office:value="2.8814516975" calcext:value-type="float">
            <text:p>2.8814516975</text:p>
          </table:table-cell>
          <table:table-cell table:number-columns-repeated="2"/>
        </table:table-row>
        <table:table-row table:style-name="ro1">
          <table:table-cell office:value-type="float" office:value="0.074605474163" calcext:value-type="float">
            <text:p>0.074605474163</text:p>
          </table:table-cell>
          <table:table-cell office:value-type="float" office:value="-0.59084171167" calcext:value-type="float">
            <text:p>-0.59084171167</text:p>
          </table:table-cell>
          <table:table-cell office:value-type="float" office:value="4.8837366569" calcext:value-type="float">
            <text:p>4.8837366569</text:p>
          </table:table-cell>
          <table:table-cell office:value-type="float" office:value="20.475392201" calcext:value-type="float">
            <text:p>20.475392201</text:p>
          </table:table-cell>
          <table:table-cell office:value-type="float" office:value="2.3036057375" calcext:value-type="float">
            <text:p>2.3036057375</text:p>
          </table:table-cell>
          <table:table-cell table:number-columns-repeated="2"/>
        </table:table-row>
        <table:table-row table:style-name="ro1">
          <table:table-cell office:value-type="float" office:value="0.076445378028" calcext:value-type="float">
            <text:p>0.076445378028</text:p>
          </table:table-cell>
          <table:table-cell office:value-type="float" office:value="-0.49177922643" calcext:value-type="float">
            <text:p>-0.49177922643</text:p>
          </table:table-cell>
          <table:table-cell office:value-type="float" office:value="4.893462961" calcext:value-type="float">
            <text:p>4.893462961</text:p>
          </table:table-cell>
          <table:table-cell office:value-type="float" office:value="20.539033683" calcext:value-type="float">
            <text:p>20.539033683</text:p>
          </table:table-cell>
          <table:table-cell office:value-type="float" office:value="1.7232974904" calcext:value-type="float">
            <text:p>1.7232974904</text:p>
          </table:table-cell>
          <table:table-cell table:number-columns-repeated="2"/>
        </table:table-row>
        <table:table-row table:style-name="ro1">
          <table:table-cell office:value-type="float" office:value="0.078285281893" calcext:value-type="float">
            <text:p>0.078285281893</text:p>
          </table:table-cell>
          <table:table-cell office:value-type="float" office:value="-0.39245565405" calcext:value-type="float">
            <text:p>-0.39245565405</text:p>
          </table:table-cell>
          <table:table-cell office:value-type="float" office:value="4.900381721" calcext:value-type="float">
            <text:p>4.900381721</text:p>
          </table:table-cell>
          <table:table-cell office:value-type="float" office:value="20.583487221" calcext:value-type="float">
            <text:p>20.583487221</text:p>
          </table:table-cell>
          <table:table-cell office:value-type="float" office:value="1.1412383014" calcext:value-type="float">
            <text:p>1.1412383014</text:p>
          </table:table-cell>
          <table:table-cell table:number-columns-repeated="2"/>
        </table:table-row>
        <table:table-row table:style-name="ro1">
          <table:table-cell office:value-type="float" office:value="0.080125185759" calcext:value-type="float">
            <text:p>0.080125185759</text:p>
          </table:table-cell>
          <table:table-cell office:value-type="float" office:value="-0.29296379704" calcext:value-type="float">
            <text:p>-0.29296379704</text:p>
          </table:table-cell>
          <table:table-cell office:value-type="float" office:value="4.9044862021" calcext:value-type="float">
            <text:p>4.9044862021</text:p>
          </table:table-cell>
          <table:table-cell office:value-type="float" office:value="20.608705791" calcext:value-type="float">
            <text:p>20.608705791</text:p>
          </table:table-cell>
          <table:table-cell office:value-type="float" office:value="0.55814160924" calcext:value-type="float">
            <text:p>0.55814160924</text:p>
          </table:table-cell>
          <table:table-cell table:number-columns-repeated="2"/>
        </table:table-row>
        <table:table-row table:style-name="ro1">
          <table:table-cell office:value-type="float" office:value="0.081675095418" calcext:value-type="float">
            <text:p>0.081675095418</text:p>
          </table:table-cell>
          <table:table-cell office:value-type="float" office:value="-0.20909099361" calcext:value-type="float">
            <text:p>-0.20909099361</text:p>
          </table:table-cell>
          <table:table-cell office:value-type="float" office:value="4.9057573624" calcext:value-type="float">
            <text:p>4.9057573624</text:p>
          </table:table-cell>
          <table:table-cell office:value-type="float" office:value="20.615008728" calcext:value-type="float">
            <text:p>20.615008728</text:p>
          </table:table-cell>
          <table:table-cell office:value-type="float" office:value="0.066669137412" calcext:value-type="float">
            <text:p>0.066669137412</text:p>
          </table:table-cell>
          <table:table-cell table:number-columns-repeated="2"/>
        </table:table-row>
        <table:table-row table:style-name="ro1">
          <table:table-cell office:value-type="float" office:value="0.083225005077" calcext:value-type="float">
            <text:p>0.083225005077</text:p>
          </table:table-cell>
          <table:table-cell office:value-type="float" office:value="-0.12522033785" calcext:value-type="float">
            <text:p>-0.12522033785</text:p>
          </table:table-cell>
          <table:table-cell office:value-type="float" office:value="4.905029014" calcext:value-type="float">
            <text:p>4.905029014</text:p>
          </table:table-cell>
          <table:table-cell office:value-type="float" office:value="20.607653114" calcext:value-type="float">
            <text:p>20.607653114</text:p>
          </table:table-cell>
          <table:table-cell office:value-type="float" office:value="-0.42460575467" calcext:value-type="float">
            <text:p>-0.42460575467</text:p>
          </table:table-cell>
          <table:table-cell table:number-columns-repeated="2"/>
        </table:table-row>
        <table:table-row table:style-name="ro1">
          <table:table-cell office:value-type="float" office:value="0.084774914736" calcext:value-type="float">
            <text:p>0.084774914736</text:p>
          </table:table-cell>
          <table:table-cell office:value-type="float" office:value="-0.041407369889" calcext:value-type="float">
            <text:p>-0.041407369889</text:p>
          </table:table-cell>
          <table:table-cell office:value-type="float" office:value="4.9023028278" calcext:value-type="float">
            <text:p>4.9023028278</text:p>
          </table:table-cell>
          <table:table-cell office:value-type="float" office:value="20.586657772" calcext:value-type="float">
            <text:p>20.586657772</text:p>
          </table:table-cell>
          <table:table-cell office:value-type="float" office:value="-0.91525695964" calcext:value-type="float">
            <text:p>-0.91525695964</text:p>
          </table:table-cell>
          <table:table-cell table:number-columns-repeated="2"/>
        </table:table-row>
        <table:table-row table:style-name="ro1">
          <table:table-cell office:value-type="float" office:value="0.086324824395" calcext:value-type="float">
            <text:p>0.086324824395</text:p>
          </table:table-cell>
          <table:table-cell office:value-type="float" office:value="0.042292475684" calcext:value-type="float">
            <text:p>0.042292475684</text:p>
          </table:table-cell>
          <table:table-cell office:value-type="float" office:value="4.8975822063" calcext:value-type="float">
            <text:p>4.8975822063</text:p>
          </table:table-cell>
          <table:table-cell office:value-type="float" office:value="20.552055755" calcext:value-type="float">
            <text:p>20.552055755</text:p>
          </table:table-cell>
          <table:table-cell office:value-type="float" office:value="-1.4048596137" calcext:value-type="float">
            <text:p>-1.4048596137</text:p>
          </table:table-cell>
          <table:table-cell table:number-columns-repeated="2"/>
        </table:table-row>
        <table:table-row table:style-name="ro1">
          <table:table-cell office:value-type="float" office:value="0.087806730638" calcext:value-type="float">
            <text:p>0.087806730638</text:p>
          </table:table-cell>
          <table:table-cell office:value-type="float" office:value="0.12216320621" calcext:value-type="float">
            <text:p>0.12216320621</text:p>
          </table:table-cell>
          <table:table-cell office:value-type="float" office:value="4.8912083195" calcext:value-type="float">
            <text:p>4.8912083195</text:p>
          </table:table-cell>
          <table:table-cell office:value-type="float" office:value="20.506291028" calcext:value-type="float">
            <text:p>20.506291028</text:p>
          </table:table-cell>
          <table:table-cell office:value-type="float" office:value="-1.8716101097" calcext:value-type="float">
            <text:p>-1.8716101097</text:p>
          </table:table-cell>
          <table:table-cell table:number-columns-repeated="2"/>
        </table:table-row>
        <table:table-row table:style-name="ro1">
          <table:table-cell office:value-type="float" office:value="0.089288636881" calcext:value-type="float">
            <text:p>0.089288636881</text:p>
          </table:table-cell>
          <table:table-cell office:value-type="float" office:value="0.2018318642" calcext:value-type="float">
            <text:p>0.2018318642</text:p>
          </table:table-cell>
          <table:table-cell office:value-type="float" office:value="4.8830218001" calcext:value-type="float">
            <text:p>4.8830218001</text:p>
          </table:table-cell>
          <table:table-cell office:value-type="float" office:value="20.448183817" calcext:value-type="float">
            <text:p>20.448183817</text:p>
          </table:table-cell>
          <table:table-cell office:value-type="float" office:value="-2.3366473025" calcext:value-type="float">
            <text:p>-2.3366473025</text:p>
          </table:table-cell>
          <table:table-cell table:number-columns-repeated="2"/>
        </table:table-row>
        <table:table-row table:style-name="ro1">
          <table:table-cell office:value-type="float" office:value="0.090770543124" calcext:value-type="float">
            <text:p>0.090770543124</text:p>
          </table:table-cell>
          <table:table-cell office:value-type="float" office:value="0.28125055666" calcext:value-type="float">
            <text:p>0.28125055666</text:p>
          </table:table-cell>
          <table:table-cell office:value-type="float" office:value="4.8730300253" calcext:value-type="float">
            <text:p>4.8730300253</text:p>
          </table:table-cell>
          <table:table-cell office:value-type="float" office:value="20.377799088" calcext:value-type="float">
            <text:p>20.377799088</text:p>
          </table:table-cell>
          <table:table-cell office:value-type="float" office:value="-2.7996056231" calcext:value-type="float">
            <text:p>-2.7996056231</text:p>
          </table:table-cell>
          <table:table-cell table:number-columns-repeated="2"/>
        </table:table-row>
        <table:table-row table:style-name="ro1">
          <table:table-cell office:value-type="float" office:value="0.092252449367" calcext:value-type="float">
            <text:p>0.092252449367</text:p>
          </table:table-cell>
          <table:table-cell office:value-type="float" office:value="0.36037166583" calcext:value-type="float">
            <text:p>0.36037166583</text:p>
          </table:table-cell>
          <table:table-cell office:value-type="float" office:value="4.8612417891" calcext:value-type="float">
            <text:p>4.8612417891</text:p>
          </table:table-cell>
          <table:table-cell office:value-type="float" office:value="20.295213367" calcext:value-type="float">
            <text:p>20.295213367</text:p>
          </table:table-cell>
          <table:table-cell office:value-type="float" office:value="-3.2601222162" calcext:value-type="float">
            <text:p>-3.2601222162</text:p>
          </table:table-cell>
          <table:table-cell table:number-columns-repeated="2"/>
        </table:table-row>
        <table:table-row table:style-name="ro1">
          <table:table-cell office:value-type="float" office:value="0.093701176235" calcext:value-type="float">
            <text:p>0.093701176235</text:p>
          </table:table-cell>
          <table:table-cell office:value-type="float" office:value="0.43738823174" calcext:value-type="float">
            <text:p>0.43738823174</text:p>
          </table:table-cell>
          <table:table-cell office:value-type="float" office:value="4.8479906883" calcext:value-type="float">
            <text:p>4.8479906883</text:p>
          </table:table-cell>
          <table:table-cell office:value-type="float" office:value="20.202766774" calcext:value-type="float">
            <text:p>20.202766774</text:p>
          </table:table-cell>
          <table:table-cell office:value-type="float" office:value="-3.7076224616" calcext:value-type="float">
            <text:p>-3.7076224616</text:p>
          </table:table-cell>
          <table:table-cell table:number-columns-repeated="2"/>
        </table:table-row>
        <table:table-row table:style-name="ro1">
          <table:table-cell office:value-type="float" office:value="0.095149903103" calcext:value-type="float">
            <text:p>0.095149903103</text:p>
          </table:table-cell>
          <table:table-cell office:value-type="float" office:value="0.51403132484" calcext:value-type="float">
            <text:p>0.51403132484</text:p>
          </table:table-cell>
          <table:table-cell office:value-type="float" office:value="4.8330432317" calcext:value-type="float">
            <text:p>4.8330432317</text:p>
          </table:table-cell>
          <table:table-cell office:value-type="float" office:value="20.098836114" calcext:value-type="float">
            <text:p>20.098836114</text:p>
          </table:table-cell>
          <table:table-cell office:value-type="float" office:value="-4.1521123308" calcext:value-type="float">
            <text:p>-4.1521123308</text:p>
          </table:table-cell>
          <table:table-cell table:number-columns-repeated="2"/>
        </table:table-row>
        <table:table-row table:style-name="ro1">
          <table:table-cell office:value-type="float" office:value="0.096598629971" calcext:value-type="float">
            <text:p>0.096598629971</text:p>
          </table:table-cell>
          <table:table-cell office:value-type="float" office:value="0.59025746154" calcext:value-type="float">
            <text:p>0.59025746154</text:p>
          </table:table-cell>
          <table:table-cell office:value-type="float" office:value="4.8164114956" calcext:value-type="float">
            <text:p>4.8164114956</text:p>
          </table:table-cell>
          <table:table-cell office:value-type="float" office:value="19.983524218" calcext:value-type="float">
            <text:p>19.983524218</text:p>
          </table:table-cell>
          <table:table-cell office:value-type="float" office:value="-4.5932624826" calcext:value-type="float">
            <text:p>-4.5932624826</text:p>
          </table:table-cell>
          <table:table-cell table:number-columns-repeated="2"/>
        </table:table-row>
        <table:table-row table:style-name="ro1">
          <table:table-cell office:value-type="float" office:value="0.098047356839" calcext:value-type="float">
            <text:p>0.098047356839</text:p>
          </table:table-cell>
          <table:table-cell office:value-type="float" office:value="0.66602356849" calcext:value-type="float">
            <text:p>0.66602356849</text:p>
          </table:table-cell>
          <table:table-cell office:value-type="float" office:value="4.7981088015" calcext:value-type="float">
            <text:p>4.7981088015</text:p>
          </table:table-cell>
          <table:table-cell office:value-type="float" office:value="19.856943967" calcext:value-type="float">
            <text:p>19.856943967</text:p>
          </table:table-cell>
          <table:table-cell office:value-type="float" office:value="-5.0307474568" calcext:value-type="float">
            <text:p>-5.0307474568</text:p>
          </table:table-cell>
          <table:table-cell table:number-columns-repeated="2"/>
        </table:table-row>
        <table:table-row table:style-name="ro1">
          <table:table-cell office:value-type="float" office:value="0.099480668494" calcext:value-type="float">
            <text:p>0.099480668494</text:p>
          </table:table-cell>
          <table:table-cell office:value-type="float" office:value="0.74048896858" calcext:value-type="float">
            <text:p>0.74048896858</text:p>
          </table:table-cell>
          <table:table-cell office:value-type="float" office:value="4.7783707421" calcext:value-type="float">
            <text:p>4.7783707421</text:p>
          </table:table-cell>
          <table:table-cell office:value-type="float" office:value="19.720741828" calcext:value-type="float">
            <text:p>19.720741828</text:p>
          </table:table-cell>
          <table:table-cell office:value-type="float" office:value="-5.4596554233" calcext:value-type="float">
            <text:p>-5.4596554233</text:p>
          </table:table-cell>
          <table:table-cell table:number-columns-repeated="2"/>
        </table:table-row>
        <table:table-row table:style-name="ro1">
          <table:table-cell office:value-type="float" office:value="0.10091398015" calcext:value-type="float">
            <text:p>0.10091398015</text:p>
          </table:table-cell>
          <table:table-cell office:value-type="float" office:value="0.8144215364" calcext:value-type="float">
            <text:p>0.8144215364</text:p>
          </table:table-cell>
          <table:table-cell office:value-type="float" office:value="4.7570265999" calcext:value-type="float">
            <text:p>4.7570265999</text:p>
          </table:table-cell>
          <table:table-cell office:value-type="float" office:value="19.573758293" calcext:value-type="float">
            <text:p>19.573758293</text:p>
          </table:table-cell>
          <table:table-cell office:value-type="float" office:value="-5.8843545625" calcext:value-type="float">
            <text:p>-5.8843545625</text:p>
          </table:table-cell>
          <table:table-cell table:number-columns-repeated="2"/>
        </table:table-row>
        <table:table-row table:style-name="ro1">
          <table:table-cell office:value-type="float" office:value="0.1023472918" calcext:value-type="float">
            <text:p>0.1023472918</text:p>
          </table:table-cell>
          <table:table-cell office:value-type="float" office:value="0.88778096031" calcext:value-type="float">
            <text:p>0.88778096031</text:p>
          </table:table-cell>
          <table:table-cell office:value-type="float" office:value="4.734092781" calcext:value-type="float">
            <text:p>4.734092781</text:p>
          </table:table-cell>
          <table:table-cell office:value-type="float" office:value="19.416130759" calcext:value-type="float">
            <text:p>19.416130759</text:p>
          </table:table-cell>
          <table:table-cell office:value-type="float" office:value="-6.3045427864" calcext:value-type="float">
            <text:p>-6.3045427864</text:p>
          </table:table-cell>
          <table:table-cell table:number-columns-repeated="2"/>
        </table:table-row>
        <table:table-row table:style-name="ro1">
          <table:table-cell office:value-type="float" office:value="0.10378060346" calcext:value-type="float">
            <text:p>0.10378060346</text:p>
          </table:table-cell>
          <table:table-cell office:value-type="float" office:value="0.96052746254" calcext:value-type="float">
            <text:p>0.96052746254</text:p>
          </table:table-cell>
          <table:table-cell office:value-type="float" office:value="4.7095868194" calcext:value-type="float">
            <text:p>4.7095868194</text:p>
          </table:table-cell>
          <table:table-cell office:value-type="float" office:value="19.248005582" calcext:value-type="float">
            <text:p>19.248005582</text:p>
          </table:table-cell>
          <table:table-cell office:value-type="float" office:value="-6.7199229444" calcext:value-type="float">
            <text:p>-6.7199229444</text:p>
          </table:table-cell>
          <table:table-cell table:number-columns-repeated="2"/>
        </table:table-row>
        <table:table-row table:style-name="ro1">
          <table:table-cell office:value-type="float" office:value="0.10521113064" calcext:value-type="float">
            <text:p>0.10521113064</text:p>
          </table:table-cell>
          <table:table-cell office:value-type="float" office:value="1.0324824306" calcext:value-type="float">
            <text:p>1.0324824306</text:p>
          </table:table-cell>
          <table:table-cell office:value-type="float" office:value="4.6835794773" calcext:value-type="float">
            <text:p>4.6835794773</text:p>
          </table:table-cell>
          <table:table-cell office:value-type="float" office:value="19.069894528" calcext:value-type="float">
            <text:p>19.069894528</text:p>
          </table:table-cell>
          <table:table-cell office:value-type="float" office:value="-7.1294111713" calcext:value-type="float">
            <text:p>-7.1294111713</text:p>
          </table:table-cell>
          <table:table-cell table:number-columns-repeated="2"/>
        </table:table-row>
        <table:table-row table:style-name="ro1">
          <table:table-cell office:value-type="float" office:value="0.10664165782" calcext:value-type="float">
            <text:p>0.10664165782</text:p>
          </table:table-cell>
          <table:table-cell office:value-type="float" office:value="1.1037494063" calcext:value-type="float">
            <text:p>1.1037494063</text:p>
          </table:table-cell>
          <table:table-cell office:value-type="float" office:value="4.6560442819" calcext:value-type="float">
            <text:p>4.6560442819</text:p>
          </table:table-cell>
          <table:table-cell office:value-type="float" office:value="18.881643852" calcext:value-type="float">
            <text:p>18.881643852</text:p>
          </table:table-cell>
          <table:table-cell office:value-type="float" office:value="-7.53353439" calcext:value-type="float">
            <text:p>-7.53353439</text:p>
          </table:table-cell>
          <table:table-cell table:number-columns-repeated="2"/>
        </table:table-row>
        <table:table-row table:style-name="ro1">
          <table:table-cell office:value-type="float" office:value="0.10807218499" calcext:value-type="float">
            <text:p>0.10807218499</text:p>
          </table:table-cell>
          <table:table-cell office:value-type="float" office:value="1.17429063" calcext:value-type="float">
            <text:p>1.17429063</text:p>
          </table:table-cell>
          <table:table-cell office:value-type="float" office:value="4.6270019065" calcext:value-type="float">
            <text:p>4.6270019065</text:p>
          </table:table-cell>
          <table:table-cell office:value-type="float" office:value="18.683424573" calcext:value-type="float">
            <text:p>18.683424573</text:p>
          </table:table-cell>
          <table:table-cell office:value-type="float" office:value="-7.9320135506" calcext:value-type="float">
            <text:p>-7.9320135506</text:p>
          </table:table-cell>
          <table:table-cell table:number-columns-repeated="2"/>
        </table:table-row>
        <table:table-row table:style-name="ro1">
          <table:table-cell office:value-type="float" office:value="0.10950271217" calcext:value-type="float">
            <text:p>0.10950271217</text:p>
          </table:table-cell>
          <table:table-cell office:value-type="float" office:value="1.2440689992" calcext:value-type="float">
            <text:p>1.2440689992</text:p>
          </table:table-cell>
          <table:table-cell office:value-type="float" office:value="4.5964740613" calcext:value-type="float">
            <text:p>4.5964740613</text:p>
          </table:table-cell>
          <table:table-cell office:value-type="float" office:value="18.475415781" calcext:value-type="float">
            <text:p>18.475415781</text:p>
          </table:table-cell>
          <table:table-cell office:value-type="float" office:value="-8.3245755784" calcext:value-type="float">
            <text:p>-8.3245755784</text:p>
          </table:table-cell>
          <table:table-cell table:number-columns-repeated="2"/>
        </table:table-row>
        <table:table-row table:style-name="ro1">
          <table:table-cell office:value-type="float" office:value="0.11094171137" calcext:value-type="float">
            <text:p>0.11094171137</text:p>
          </table:table-cell>
          <table:table-cell office:value-type="float" office:value="1.31345416" calcext:value-type="float">
            <text:p>1.31345416</text:p>
          </table:table-cell>
          <table:table-cell office:value-type="float" office:value="4.5642897037" calcext:value-type="float">
            <text:p>4.5642897037</text:p>
          </table:table-cell>
          <table:table-cell office:value-type="float" office:value="18.256487447" calcext:value-type="float">
            <text:p>18.256487447</text:p>
          </table:table-cell>
          <table:table-cell office:value-type="float" office:value="-8.7132229108" calcext:value-type="float">
            <text:p>-8.7132229108</text:p>
          </table:table-cell>
          <table:table-cell table:number-columns-repeated="2"/>
        </table:table-row>
        <table:table-row table:style-name="ro1">
          <table:table-cell office:value-type="float" office:value="0.11238071057" calcext:value-type="float">
            <text:p>0.11238071057</text:p>
          </table:table-cell>
          <table:table-cell office:value-type="float" office:value="1.3819942184" calcext:value-type="float">
            <text:p>1.3819942184</text:p>
          </table:table-cell>
          <table:table-cell office:value-type="float" office:value="4.5306493691" calcext:value-type="float">
            <text:p>4.5306493691</text:p>
          </table:table-cell>
          <table:table-cell office:value-type="float" office:value="18.028040552" calcext:value-type="float">
            <text:p>18.028040552</text:p>
          </table:table-cell>
          <table:table-cell office:value-type="float" office:value="-9.0953477394" calcext:value-type="float">
            <text:p>-9.0953477394</text:p>
          </table:table-cell>
          <table:table-cell table:number-columns-repeated="2"/>
        </table:table-row>
        <table:table-row table:style-name="ro1">
          <table:table-cell office:value-type="float" office:value="0.11381970978" calcext:value-type="float">
            <text:p>0.11381970978</text:p>
          </table:table-cell>
          <table:table-cell office:value-type="float" office:value="1.4496536027" calcext:value-type="float">
            <text:p>1.4496536027</text:p>
          </table:table-cell>
          <table:table-cell office:value-type="float" office:value="4.4955781869" calcext:value-type="float">
            <text:p>4.4955781869</text:p>
          </table:table-cell>
          <table:table-cell office:value-type="float" office:value="17.790280691" calcext:value-type="float">
            <text:p>17.790280691</text:p>
          </table:table-cell>
          <table:table-cell office:value-type="float" office:value="-9.4706918843" calcext:value-type="float">
            <text:p>-9.4706918843</text:p>
          </table:table-cell>
          <table:table-cell table:number-columns-repeated="2"/>
        </table:table-row>
        <table:table-row table:style-name="ro1">
          <table:table-cell office:value-type="float" office:value="0.11525870898" calcext:value-type="float">
            <text:p>0.11525870898</text:p>
          </table:table-cell>
          <table:table-cell office:value-type="float" office:value="1.5163975315" calcext:value-type="float">
            <text:p>1.5163975315</text:p>
          </table:table-cell>
          <table:table-cell office:value-type="float" office:value="4.4591022483" calcext:value-type="float">
            <text:p>4.4591022483</text:p>
          </table:table-cell>
          <table:table-cell office:value-type="float" office:value="17.543420752" calcext:value-type="float">
            <text:p>17.543420752</text:p>
          </table:table-cell>
          <table:table-cell office:value-type="float" office:value="-9.8390042363" calcext:value-type="float">
            <text:p>-9.8390042363</text:p>
          </table:table-cell>
          <table:table-cell table:number-columns-repeated="2"/>
        </table:table-row>
        <table:table-row table:style-name="ro1">
          <table:table-cell office:value-type="float" office:value="0.11671846386" calcext:value-type="float">
            <text:p>0.11671846386</text:p>
          </table:table-cell>
          <table:table-cell office:value-type="float" office:value="1.5831339295" calcext:value-type="float">
            <text:p>1.5831339295</text:p>
          </table:table-cell>
          <table:table-cell office:value-type="float" office:value="4.4206926489" calcext:value-type="float">
            <text:p>4.4206926489</text:p>
          </table:table-cell>
          <table:table-cell office:value-type="float" office:value="17.28392809" calcext:value-type="float">
            <text:p>17.28392809</text:p>
          </table:table-cell>
          <table:table-cell office:value-type="float" office:value="-10.20519404" calcext:value-type="float">
            <text:p>-10.20519404</text:p>
          </table:table-cell>
          <table:table-cell table:number-columns-repeated="2"/>
        </table:table-row>
        <table:table-row table:style-name="ro1">
          <table:table-cell office:value-type="float" office:value="0.11817821875" calcext:value-type="float">
            <text:p>0.11817821875</text:p>
          </table:table-cell>
          <table:table-cell office:value-type="float" office:value="1.6488587533" calcext:value-type="float">
            <text:p>1.6488587533</text:p>
          </table:table-cell>
          <table:table-cell office:value-type="float" office:value="4.3808944617" calcext:value-type="float">
            <text:p>4.3808944617</text:p>
          </table:table-cell>
          <table:table-cell office:value-type="float" office:value="17.015533979" calcext:value-type="float">
            <text:p>17.015533979</text:p>
          </table:table-cell>
          <table:table-cell office:value-type="float" office:value="-10.563650164" calcext:value-type="float">
            <text:p>-10.563650164</text:p>
          </table:table-cell>
          <table:table-cell table:number-columns-repeated="2"/>
        </table:table-row>
        <table:table-row table:style-name="ro1">
          <table:table-cell office:value-type="float" office:value="0.11963797364" calcext:value-type="float">
            <text:p>0.11963797364</text:p>
          </table:table-cell>
          <table:table-cell office:value-type="float" office:value="1.713538356" calcext:value-type="float">
            <text:p>1.713538356</text:p>
          </table:table-cell>
          <table:table-cell office:value-type="float" office:value="4.3397377827" calcext:value-type="float">
            <text:p>4.3397377827</text:p>
          </table:table-cell>
          <table:table-cell office:value-type="float" office:value="16.738481959" calcext:value-type="float">
            <text:p>16.738481959</text:p>
          </table:table-cell>
          <table:table-cell office:value-type="float" office:value="-10.914134083" calcext:value-type="float">
            <text:p>-10.914134083</text:p>
          </table:table-cell>
          <table:table-cell table:number-columns-repeated="2"/>
        </table:table-row>
        <table:table-row table:style-name="ro1">
          <table:table-cell office:value-type="float" office:value="0.12109772853" calcext:value-type="float">
            <text:p>0.12109772853</text:p>
          </table:table-cell>
          <table:table-cell office:value-type="float" office:value="1.7771400362" calcext:value-type="float">
            <text:p>1.7771400362</text:p>
          </table:table-cell>
          <table:table-cell office:value-type="float" office:value="4.2972536059" calcext:value-type="float">
            <text:p>4.2972536059</text:p>
          </table:table-cell>
          <table:table-cell office:value-type="float" office:value="16.453022131" calcext:value-type="float">
            <text:p>16.453022131</text:p>
          </table:table-cell>
          <table:table-cell office:value-type="float" office:value="-11.256415603" calcext:value-type="float">
            <text:p>-11.256415603</text:p>
          </table:table-cell>
          <table:table-cell table:number-columns-repeated="2"/>
        </table:table-row>
        <table:table-row table:style-name="ro1">
          <table:table-cell office:value-type="float" office:value="0.12259507147" calcext:value-type="float">
            <text:p>0.12259507147</text:p>
          </table:table-cell>
          <table:table-cell office:value-type="float" office:value="1.8412262733" calcext:value-type="float">
            <text:p>1.8412262733</text:p>
          </table:table-cell>
          <table:table-cell office:value-type="float" office:value="4.2523296617" calcext:value-type="float">
            <text:p>4.2523296617</text:p>
          </table:table-cell>
          <table:table-cell office:value-type="float" office:value="16.151745188" calcext:value-type="float">
            <text:p>16.151745188</text:p>
          </table:table-cell>
          <table:table-cell office:value-type="float" office:value="-11.598756532" calcext:value-type="float">
            <text:p>-11.598756532</text:p>
          </table:table-cell>
          <table:table-cell table:number-columns-repeated="2"/>
        </table:table-row>
        <table:table-row table:style-name="ro1">
          <table:table-cell office:value-type="float" office:value="0.1240924144" calcext:value-type="float">
            <text:p>0.1240924144</text:p>
          </table:table-cell>
          <table:table-cell office:value-type="float" office:value="1.9041118179" calcext:value-type="float">
            <text:p>1.9041118179</text:p>
          </table:table-cell>
          <table:table-cell office:value-type="float" office:value="4.2060778007" calcext:value-type="float">
            <text:p>4.2060778007</text:p>
          </table:table-cell>
          <table:table-cell office:value-type="float" office:value="15.842174848" calcext:value-type="float">
            <text:p>15.842174848</text:p>
          </table:table-cell>
          <table:table-cell office:value-type="float" office:value="-11.932004197" calcext:value-type="float">
            <text:p>-11.932004197</text:p>
          </table:table-cell>
          <table:table-cell table:number-columns-repeated="2"/>
        </table:table-row>
        <table:table-row table:style-name="ro1">
          <table:table-cell office:value-type="float" office:value="0.12558975734" calcext:value-type="float">
            <text:p>0.12558975734</text:p>
          </table:table-cell>
          <table:table-cell office:value-type="float" office:value="1.9657646368" calcext:value-type="float">
            <text:p>1.9657646368</text:p>
          </table:table-cell>
          <table:table-cell office:value-type="float" office:value="4.158534202" calcext:value-type="float">
            <text:p>4.158534202</text:p>
          </table:table-cell>
          <table:table-cell office:value-type="float" office:value="15.524600508" calcext:value-type="float">
            <text:p>15.524600508</text:p>
          </table:table-cell>
          <table:table-cell office:value-type="float" office:value="-12.255938605" calcext:value-type="float">
            <text:p>-12.255938605</text:p>
          </table:table-cell>
          <table:table-cell table:number-columns-repeated="2"/>
        </table:table-row>
        <table:table-row table:style-name="ro1">
          <table:table-cell office:value-type="float" office:value="0.12708710028" calcext:value-type="float">
            <text:p>0.12708710028</text:p>
          </table:table-cell>
          <table:table-cell office:value-type="float" office:value="2.0261538462" calcext:value-type="float">
            <text:p>2.0261538462</text:p>
          </table:table-cell>
          <table:table-cell office:value-type="float" office:value="4.1097358901" calcext:value-type="float">
            <text:p>4.1097358901</text:p>
          </table:table-cell>
          <table:table-cell office:value-type="float" office:value="15.199317431" calcext:value-type="float">
            <text:p>15.199317431</text:p>
          </table:table-cell>
          <table:table-cell office:value-type="float" office:value="-12.570349713" calcext:value-type="float">
            <text:p>-12.570349713</text:p>
          </table:table-cell>
          <table:table-cell table:number-columns-repeated="2"/>
        </table:table-row>
        <table:table-row table:style-name="ro1">
          <table:table-cell office:value-type="float" office:value="0.12865697118" calcext:value-type="float">
            <text:p>0.12865697118</text:p>
          </table:table-cell>
          <table:table-cell office:value-type="float" office:value="2.0880788658" calcext:value-type="float">
            <text:p>2.0880788658</text:p>
          </table:table-cell>
          <table:table-cell office:value-type="float" office:value="4.0572678406" calcext:value-type="float">
            <text:p>4.0572678406</text:p>
          </table:table-cell>
          <table:table-cell office:value-type="float" office:value="14.850328772" calcext:value-type="float">
            <text:p>14.850328772</text:p>
          </table:table-cell>
          <table:table-cell office:value-type="float" office:value="-12.889545732" calcext:value-type="float">
            <text:p>-12.889545732</text:p>
          </table:table-cell>
          <table:table-cell table:number-columns-repeated="2"/>
        </table:table-row>
        <table:table-row table:style-name="ro1">
          <table:table-cell office:value-type="float" office:value="0.13022684207" calcext:value-type="float">
            <text:p>0.13022684207</text:p>
          </table:table-cell>
          <table:table-cell office:value-type="float" office:value="2.1485494113" calcext:value-type="float">
            <text:p>2.1485494113</text:p>
          </table:table-cell>
          <table:table-cell office:value-type="float" office:value="4.0035066815" calcext:value-type="float">
            <text:p>4.0035066815</text:p>
          </table:table-cell>
          <table:table-cell office:value-type="float" office:value="14.493549877" calcext:value-type="float">
            <text:p>14.493549877</text:p>
          </table:table-cell>
          <table:table-cell office:value-type="float" office:value="-13.197835446" calcext:value-type="float">
            <text:p>-13.197835446</text:p>
          </table:table-cell>
          <table:table-cell table:number-columns-repeated="2"/>
        </table:table-row>
        <table:table-row table:style-name="ro1">
          <table:table-cell office:value-type="float" office:value="0.13179671297" calcext:value-type="float">
            <text:p>0.13179671297</text:p>
          </table:table-cell>
          <table:table-cell office:value-type="float" office:value="2.207534114" calcext:value-type="float">
            <text:p>2.207534114</text:p>
          </table:table-cell>
          <table:table-cell office:value-type="float" office:value="3.9484977882" calcext:value-type="float">
            <text:p>3.9484977882</text:p>
          </table:table-cell>
          <table:table-cell office:value-type="float" office:value="14.129339138" calcext:value-type="float">
            <text:p>14.129339138</text:p>
          </table:table-cell>
          <table:table-cell office:value-type="float" office:value="-13.495013" calcext:value-type="float">
            <text:p>-13.495013</text:p>
          </table:table-cell>
          <table:table-cell table:number-columns-repeated="2"/>
        </table:table-row>
        <table:table-row table:style-name="ro1">
          <table:table-cell office:value-type="float" office:value="0.13336658386" calcext:value-type="float">
            <text:p>0.13336658386</text:p>
          </table:table-cell>
          <table:table-cell office:value-type="float" office:value="2.2650030931" calcext:value-type="float">
            <text:p>2.2650030931</text:p>
          </table:table-cell>
          <table:table-cell office:value-type="float" office:value="3.892287358" calcext:value-type="float">
            <text:p>3.892287358</text:p>
          </table:table-cell>
          <table:table-cell office:value-type="float" office:value="13.758060207" calcext:value-type="float">
            <text:p>13.758060207</text:p>
          </table:table-cell>
          <table:table-cell office:value-type="float" office:value="-13.780885171" calcext:value-type="float">
            <text:p>-13.780885171</text:p>
          </table:table-cell>
          <table:table-cell table:number-columns-repeated="2"/>
        </table:table-row>
        <table:table-row table:style-name="ro1">
          <table:table-cell office:value-type="float" office:value="0.1352126308" calcext:value-type="float">
            <text:p>0.1352126308</text:p>
          </table:table-cell>
          <table:table-cell office:value-type="float" office:value="2.3306046832" calcext:value-type="float">
            <text:p>2.3306046832</text:p>
          </table:table-cell>
          <table:table-cell office:value-type="float" office:value="3.8247146961" calcext:value-type="float">
            <text:p>3.8247146961</text:p>
          </table:table-cell>
          <table:table-cell office:value-type="float" office:value="13.312921407" calcext:value-type="float">
            <text:p>13.312921407</text:p>
          </table:table-cell>
          <table:table-cell office:value-type="float" office:value="-14.102341452" calcext:value-type="float">
            <text:p>-14.102341452</text:p>
          </table:table-cell>
          <table:table-cell table:number-columns-repeated="2"/>
        </table:table-row>
        <table:table-row table:style-name="ro1">
          <table:table-cell office:value-type="float" office:value="0.13705867773" calcext:value-type="float">
            <text:p>0.13705867773</text:p>
          </table:table-cell>
          <table:table-cell office:value-type="float" office:value="2.3940277406" calcext:value-type="float">
            <text:p>2.3940277406</text:p>
          </table:table-cell>
          <table:table-cell office:value-type="float" office:value="3.7556231798" calcext:value-type="float">
            <text:p>3.7556231798</text:p>
          </table:table-cell>
          <table:table-cell office:value-type="float" office:value="12.859125184" calcext:value-type="float">
            <text:p>12.859125184</text:p>
          </table:table-cell>
          <table:table-cell office:value-type="float" office:value="-14.407644968" calcext:value-type="float">
            <text:p>-14.407644968</text:p>
          </table:table-cell>
          <table:table-cell table:number-columns-repeated="2"/>
        </table:table-row>
        <table:table-row table:style-name="ro1">
          <table:table-cell office:value-type="float" office:value="0.13890472467" calcext:value-type="float">
            <text:p>0.13890472467</text:p>
          </table:table-cell>
          <table:table-cell office:value-type="float" office:value="2.4552317943" calcext:value-type="float">
            <text:p>2.4552317943</text:p>
          </table:table-cell>
          <table:table-cell office:value-type="float" office:value="3.6850916932" calcext:value-type="float">
            <text:p>3.6850916932</text:p>
          </table:table-cell>
          <table:table-cell office:value-type="float" office:value="12.39728537" calcext:value-type="float">
            <text:p>12.39728537</text:p>
          </table:table-cell>
          <table:table-cell office:value-type="float" office:value="-14.6965497" calcext:value-type="float">
            <text:p>-14.6965497</text:p>
          </table:table-cell>
          <table:table-cell table:number-columns-repeated="2"/>
        </table:table-row>
        <table:table-row table:style-name="ro1">
          <table:table-cell office:value-type="float" office:value="0.1407507716" calcext:value-type="float">
            <text:p>0.1407507716</text:p>
          </table:table-cell>
          <table:table-cell office:value-type="float" office:value="2.5141793628" calcext:value-type="float">
            <text:p>2.5141793628</text:p>
          </table:table-cell>
          <table:table-cell office:value-type="float" office:value="3.6132002526" calcext:value-type="float">
            <text:p>3.6132002526</text:p>
          </table:table-cell>
          <table:table-cell office:value-type="float" office:value="11.928021921" calcext:value-type="float">
            <text:p>11.928021921</text:p>
          </table:table-cell>
          <table:table-cell office:value-type="float" office:value="-14.968834443" calcext:value-type="float">
            <text:p>-14.968834443</text:p>
          </table:table-cell>
          <table:table-cell table:number-columns-repeated="2"/>
        </table:table-row>
        <table:table-row table:style-name="ro1">
          <table:table-cell office:value-type="float" office:value="0.14248542325" calcext:value-type="float">
            <text:p>0.14248542325</text:p>
          </table:table-cell>
          <table:table-cell office:value-type="float" office:value="2.5674827132" calcext:value-type="float">
            <text:p>2.5674827132</text:p>
          </table:table-cell>
          <table:table-cell office:value-type="float" office:value="3.5444799458" calcext:value-type="float">
            <text:p>3.5444799458</text:p>
          </table:table-cell>
          <table:table-cell office:value-type="float" office:value="11.480867992" calcext:value-type="float">
            <text:p>11.480867992</text:p>
          </table:table-cell>
          <table:table-cell office:value-type="float" office:value="-15.209367262" calcext:value-type="float">
            <text:p>-15.209367262</text:p>
          </table:table-cell>
          <table:table-cell table:number-columns-repeated="2"/>
        </table:table-row>
        <table:table-row table:style-name="ro1">
          <table:table-cell office:value-type="float" office:value="0.14422007491" calcext:value-type="float">
            <text:p>0.14422007491</text:p>
          </table:table-cell>
          <table:table-cell office:value-type="float" office:value="2.618737079" calcext:value-type="float">
            <text:p>2.618737079</text:p>
          </table:table-cell>
          <table:table-cell office:value-type="float" office:value="3.4746983573" calcext:value-type="float">
            <text:p>3.4746983573</text:p>
          </table:table-cell>
          <table:table-cell office:value-type="float" office:value="11.028233112" calcext:value-type="float">
            <text:p>11.028233112</text:p>
          </table:table-cell>
          <table:table-cell office:value-type="float" office:value="-15.434908963" calcext:value-type="float">
            <text:p>-15.434908963</text:p>
          </table:table-cell>
          <table:table-cell table:number-columns-repeated="2"/>
        </table:table-row>
        <table:table-row table:style-name="ro1">
          <table:table-cell office:value-type="float" office:value="0.14595472656" calcext:value-type="float">
            <text:p>0.14595472656</text:p>
          </table:table-cell>
          <table:table-cell office:value-type="float" office:value="2.6679186938" calcext:value-type="float">
            <text:p>2.6679186938</text:p>
          </table:table-cell>
          <table:table-cell office:value-type="float" office:value="3.4039240408" calcext:value-type="float">
            <text:p>3.4039240408</text:p>
          </table:table-cell>
          <table:table-cell office:value-type="float" office:value="10.570641499" calcext:value-type="float">
            <text:p>10.570641499</text:p>
          </table:table-cell>
          <table:table-cell office:value-type="float" office:value="-15.645336096" calcext:value-type="float">
            <text:p>-15.645336096</text:p>
          </table:table-cell>
          <table:table-cell table:number-columns-repeated="2"/>
        </table:table-row>
        <table:table-row table:style-name="ro1">
          <table:table-cell office:value-type="float" office:value="0.14768937821" calcext:value-type="float">
            <text:p>0.14768937821</text:p>
          </table:table-cell>
          <table:table-cell office:value-type="float" office:value="2.7150061818" calcext:value-type="float">
            <text:p>2.7150061818</text:p>
          </table:table-cell>
          <table:table-cell office:value-type="float" office:value="3.3322260682" calcext:value-type="float">
            <text:p>3.3322260682</text:p>
          </table:table-cell>
          <table:table-cell office:value-type="float" office:value="10.108618996" calcext:value-type="float">
            <text:p>10.108618996</text:p>
          </table:table-cell>
          <table:table-cell office:value-type="float" office:value="-15.840544544" calcext:value-type="float">
            <text:p>-15.840544544</text:p>
          </table:table-cell>
          <table:table-cell table:number-columns-repeated="2"/>
        </table:table-row>
        <table:table-row table:style-name="ro1">
          <table:table-cell office:value-type="float" office:value="0.14928390465" calcext:value-type="float">
            <text:p>0.14928390465</text:p>
          </table:table-cell>
          <table:table-cell office:value-type="float" office:value="2.7564263956" calcext:value-type="float">
            <text:p>2.7564263956</text:p>
          </table:table-cell>
          <table:table-cell office:value-type="float" office:value="3.2655647655" calcext:value-type="float">
            <text:p>3.2655647655</text:p>
          </table:table-cell>
          <table:table-cell office:value-type="float" office:value="9.6804623879" calcext:value-type="float">
            <text:p>9.6804623879</text:p>
          </table:table-cell>
          <table:table-cell office:value-type="float" office:value="-16.00648659" calcext:value-type="float">
            <text:p>-16.00648659</text:p>
          </table:table-cell>
          <table:table-cell table:number-columns-repeated="2"/>
        </table:table-row>
        <table:table-row table:style-name="ro1">
          <table:table-cell office:value-type="float" office:value="0.1508784311" calcext:value-type="float">
            <text:p>0.1508784311</text:p>
          </table:table-cell>
          <table:table-cell office:value-type="float" office:value="2.7960481298" calcext:value-type="float">
            <text:p>2.7960481298</text:p>
          </table:table-cell>
          <table:table-cell office:value-type="float" office:value="3.1982359793" calcext:value-type="float">
            <text:p>3.1982359793</text:p>
          </table:table-cell>
          <table:table-cell office:value-type="float" office:value="9.2494162423" calcext:value-type="float">
            <text:p>9.2494162423</text:p>
          </table:table-cell>
          <table:table-cell office:value-type="float" office:value="-16.15944583" calcext:value-type="float">
            <text:p>-16.15944583</text:p>
          </table:table-cell>
          <table:table-cell table:number-columns-repeated="2"/>
        </table:table-row>
        <table:table-row table:style-name="ro1">
          <table:table-cell office:value-type="float" office:value="0.15247295755" calcext:value-type="float">
            <text:p>0.15247295755</text:p>
          </table:table-cell>
          <table:table-cell office:value-type="float" office:value="2.8338601447" calcext:value-type="float">
            <text:p>2.8338601447</text:p>
          </table:table-cell>
          <table:table-cell office:value-type="float" office:value="3.1302941388" calcext:value-type="float">
            <text:p>3.1302941388</text:p>
          </table:table-cell>
          <table:table-cell office:value-type="float" office:value="8.8158894639" calcext:value-type="float">
            <text:p>8.8158894639</text:p>
          </table:table-cell>
          <table:table-cell office:value-type="float" office:value="-16.299384196" calcext:value-type="float">
            <text:p>-16.299384196</text:p>
          </table:table-cell>
          <table:table-cell table:number-columns-repeated="2"/>
        </table:table-row>
        <table:table-row table:style-name="ro1">
          <table:table-cell office:value-type="float" office:value="0.15406748399" calcext:value-type="float">
            <text:p>0.15406748399</text:p>
          </table:table-cell>
          <table:table-cell office:value-type="float" office:value="2.8698529106" calcext:value-type="float">
            <text:p>2.8698529106</text:p>
          </table:table-cell>
          <table:table-cell office:value-type="float" office:value="3.0617938043" calcext:value-type="float">
            <text:p>3.0617938043</text:p>
          </table:table-cell>
          <table:table-cell office:value-type="float" office:value="8.3802901389" calcext:value-type="float">
            <text:p>8.3802901389</text:p>
          </table:table-cell>
          <table:table-cell office:value-type="float" office:value="-16.426277081" calcext:value-type="float">
            <text:p>-16.426277081</text:p>
          </table:table-cell>
          <table:table-cell table:number-columns-repeated="2"/>
        </table:table-row>
        <table:table-row table:style-name="ro1">
          <table:table-cell office:value-type="float" office:value="0.15561472381" calcext:value-type="float">
            <text:p>0.15561472381</text:p>
          </table:table-cell>
          <table:table-cell office:value-type="float" office:value="2.9030317498" calcext:value-type="float">
            <text:p>2.9030317498</text:p>
          </table:table-cell>
          <table:table-cell office:value-type="float" office:value="2.9948427088" calcext:value-type="float">
            <text:p>2.9948427088</text:p>
          </table:table-cell>
          <table:table-cell office:value-type="float" office:value="7.9560126024" calcext:value-type="float">
            <text:p>7.9560126024</text:p>
          </table:table-cell>
          <table:table-cell office:value-type="float" office:value="-16.536925225" calcext:value-type="float">
            <text:p>-16.536925225</text:p>
          </table:table-cell>
          <table:table-cell table:number-columns-repeated="2"/>
        </table:table-row>
        <table:table-row table:style-name="ro1">
          <table:table-cell office:value-type="float" office:value="0.15716196362" calcext:value-type="float">
            <text:p>0.15716196362</text:p>
          </table:table-cell>
          <table:table-cell office:value-type="float" office:value="2.9344846497" calcext:value-type="float">
            <text:p>2.9344846497</text:p>
          </table:table-cell>
          <table:table-cell office:value-type="float" office:value="2.9274671388" calcext:value-type="float">
            <text:p>2.9274671388</text:p>
          </table:table-cell>
          <table:table-cell office:value-type="float" office:value="7.5305368699" calcext:value-type="float">
            <text:p>7.5305368699</text:p>
          </table:table-cell>
          <table:table-cell office:value-type="float" office:value="-16.635281096" calcext:value-type="float">
            <text:p>-16.635281096</text:p>
          </table:table-cell>
          <table:table-cell table:number-columns-repeated="2"/>
        </table:table-row>
        <table:table-row table:style-name="ro1">
          <table:table-cell office:value-type="float" office:value="0.15870920343" calcext:value-type="float">
            <text:p>0.15870920343</text:p>
          </table:table-cell>
          <table:table-cell office:value-type="float" office:value="2.9642074917" calcext:value-type="float">
            <text:p>2.9642074917</text:p>
          </table:table-cell>
          <table:table-cell office:value-type="float" office:value="2.8597169999" calcext:value-type="float">
            <text:p>2.8597169999</text:p>
          </table:table-cell>
          <table:table-cell office:value-type="float" office:value="7.1042311856" calcext:value-type="float">
            <text:p>7.1042311856</text:p>
          </table:table-cell>
          <table:table-cell office:value-type="float" office:value="-16.721357849" calcext:value-type="float">
            <text:p>-16.721357849</text:p>
          </table:table-cell>
          <table:table-cell table:number-columns-repeated="2"/>
        </table:table-row>
        <table:table-row table:style-name="ro1">
          <table:table-cell office:value-type="float" office:value="0.16025644324" calcext:value-type="float">
            <text:p>0.16025644324</text:p>
          </table:table-cell>
          <table:table-cell office:value-type="float" office:value="2.9921976483" calcext:value-type="float">
            <text:p>2.9921976483</text:p>
          </table:table-cell>
          <table:table-cell office:value-type="float" office:value="2.7916421213" calcext:value-type="float">
            <text:p>2.7916421213</text:p>
          </table:table-cell>
          <table:table-cell office:value-type="float" office:value="6.6774615307" calcext:value-type="float">
            <text:p>6.6774615307</text:p>
          </table:table-cell>
          <table:table-cell office:value-type="float" office:value="-16.795180055" calcext:value-type="float">
            <text:p>-16.795180055</text:p>
          </table:table-cell>
          <table:table-cell table:number-columns-repeated="2"/>
        </table:table-row>
        <table:table-row table:style-name="ro1">
          <table:table-cell office:value-type="float" office:value="0.16178406886" calcext:value-type="float">
            <text:p>0.16178406886</text:p>
          </table:table-cell>
          <table:table-cell office:value-type="float" office:value="3.0181319763" calcext:value-type="float">
            <text:p>3.0181319763</text:p>
          </table:table-cell>
          <table:table-cell office:value-type="float" office:value="2.7241601924" calcext:value-type="float">
            <text:p>2.7241601924</text:p>
          </table:table-cell>
          <table:table-cell office:value-type="float" office:value="6.2560018105" calcext:value-type="float">
            <text:p>6.2560018105</text:p>
          </table:table-cell>
          <table:table-cell office:value-type="float" office:value="-16.856078902" calcext:value-type="float">
            <text:p>-16.856078902</text:p>
          </table:table-cell>
          <table:table-cell table:number-columns-repeated="2"/>
        </table:table-row>
        <table:table-row table:style-name="ro1">
          <table:table-cell office:value-type="float" office:value="0.16331169449" calcext:value-type="float">
            <text:p>0.16331169449</text:p>
          </table:table-cell>
          <table:table-cell office:value-type="float" office:value="3.042376455" calcext:value-type="float">
            <text:p>3.042376455</text:p>
          </table:table-cell>
          <table:table-cell office:value-type="float" office:value="2.6564578449" calcext:value-type="float">
            <text:p>2.6564578449</text:p>
          </table:table-cell>
          <table:table-cell office:value-type="float" office:value="5.8347909484" calcext:value-type="float">
            <text:p>5.8347909484</text:p>
          </table:table-cell>
          <table:table-cell office:value-type="float" office:value="-16.90511196" calcext:value-type="float">
            <text:p>-16.90511196</text:p>
          </table:table-cell>
          <table:table-cell table:number-columns-repeated="2"/>
        </table:table-row>
        <table:table-row table:style-name="ro1">
          <table:table-cell office:value-type="float" office:value="0.16483932011" calcext:value-type="float">
            <text:p>0.16483932011</text:p>
          </table:table-cell>
          <table:table-cell office:value-type="float" office:value="3.0649327724" calcext:value-type="float">
            <text:p>3.0649327724</text:p>
          </table:table-cell>
          <table:table-cell office:value-type="float" office:value="2.5885825564" calcext:value-type="float">
            <text:p>2.5885825564</text:p>
          </table:table-cell>
          <table:table-cell office:value-type="float" office:value="5.4141726875" calcext:value-type="float">
            <text:p>5.4141726875</text:p>
          </table:table-cell>
          <table:table-cell office:value-type="float" office:value="-16.942334701" calcext:value-type="float">
            <text:p>-16.942334701</text:p>
          </table:table-cell>
          <table:table-cell table:number-columns-repeated="2"/>
        </table:table-row>
        <table:table-row table:style-name="ro1">
          <table:table-cell office:value-type="float" office:value="0.16636694574" calcext:value-type="float">
            <text:p>0.16636694574</text:p>
          </table:table-cell>
          <table:table-cell office:value-type="float" office:value="3.0858039881" calcext:value-type="float">
            <text:p>3.0858039881</text:p>
          </table:table-cell>
          <table:table-cell office:value-type="float" office:value="2.5205815615" calcext:value-type="float">
            <text:p>2.5205815615</text:p>
          </table:table-cell>
          <table:table-cell office:value-type="float" office:value="4.9944873259" calcext:value-type="float">
            <text:p>4.9944873259</text:p>
          </table:table-cell>
          <table:table-cell office:value-type="float" office:value="-16.967812787" calcext:value-type="float">
            <text:p>-16.967812787</text:p>
          </table:table-cell>
          <table:table-cell table:number-columns-repeated="2"/>
        </table:table-row>
        <table:table-row table:style-name="ro1">
          <table:table-cell office:value-type="float" office:value="0.16789012876" calcext:value-type="float">
            <text:p>0.16789012876</text:p>
          </table:table-cell>
          <table:table-cell office:value-type="float" office:value="3.1049411422" calcext:value-type="float">
            <text:p>3.1049411422</text:p>
          </table:table-cell>
          <table:table-cell office:value-type="float" office:value="2.4526998712" calcext:value-type="float">
            <text:p>2.4526998712</text:p>
          </table:table-cell>
          <table:table-cell office:value-type="float" office:value="4.5772861028" calcext:value-type="float">
            <text:p>4.5772861028</text:p>
          </table:table-cell>
          <table:table-cell office:value-type="float" office:value="-16.981598582" calcext:value-type="float">
            <text:p>-16.981598582</text:p>
          </table:table-cell>
          <table:table-cell table:number-columns-repeated="2"/>
        </table:table-row>
        <table:table-row table:style-name="ro1">
          <table:table-cell office:value-type="float" office:value="0.16941331178" calcext:value-type="float">
            <text:p>0.16941331178</text:p>
          </table:table-cell>
          <table:table-cell office:value-type="float" office:value="3.1224130812" calcext:value-type="float">
            <text:p>3.1224130812</text:p>
          </table:table-cell>
          <table:table-cell office:value-type="float" office:value="2.3847861117" calcext:value-type="float">
            <text:p>2.3847861117</text:p>
          </table:table-cell>
          <table:table-cell office:value-type="float" office:value="4.161676637" calcext:value-type="float">
            <text:p>4.161676637</text:p>
          </table:table-cell>
          <table:table-cell office:value-type="float" office:value="-16.983867916" calcext:value-type="float">
            <text:p>-16.983867916</text:p>
          </table:table-cell>
          <table:table-cell table:number-columns-repeated="2"/>
        </table:table-row>
        <table:table-row table:style-name="ro1">
          <table:table-cell office:value-type="float" office:value="0.17093649481" calcext:value-type="float">
            <text:p>0.17093649481</text:p>
          </table:table-cell>
          <table:table-cell office:value-type="float" office:value="3.1382268216" calcext:value-type="float">
            <text:p>3.1382268216</text:p>
          </table:table-cell>
          <table:table-cell office:value-type="float" office:value="2.3168861481" calcext:value-type="float">
            <text:p>2.3168861481</text:p>
          </table:table-cell>
          <table:table-cell office:value-type="float" office:value="3.7479843014" calcext:value-type="float">
            <text:p>3.7479843014</text:p>
          </table:table-cell>
          <table:table-cell office:value-type="float" office:value="-16.974715016" calcext:value-type="float">
            <text:p>-16.974715016</text:p>
          </table:table-cell>
          <table:table-cell table:number-columns-repeated="2"/>
        </table:table-row>
        <table:table-row table:style-name="ro1">
          <table:table-cell office:value-type="float" office:value="0.17245967783" calcext:value-type="float">
            <text:p>0.17245967783</text:p>
          </table:table-cell>
          <table:table-cell office:value-type="float" office:value="3.1523906718" calcext:value-type="float">
            <text:p>3.1523906718</text:p>
          </table:table-cell>
          <table:table-cell office:value-type="float" office:value="2.2490454499" calcext:value-type="float">
            <text:p>2.2490454499</text:p>
          </table:table-cell>
          <table:table-cell office:value-type="float" office:value="3.3365299425" calcext:value-type="float">
            <text:p>3.3365299425</text:p>
          </table:table-cell>
          <table:table-cell office:value-type="float" office:value="-16.9542434" calcext:value-type="float">
            <text:p>-16.9542434</text:p>
          </table:table-cell>
          <table:table-cell table:number-columns-repeated="2"/>
        </table:table-row>
        <table:table-row table:style-name="ro1">
          <table:table-cell office:value-type="float" office:value="0.17398980561" calcext:value-type="float">
            <text:p>0.17398980561</text:p>
          </table:table-cell>
          <table:table-cell office:value-type="float" office:value="3.1649675744" calcext:value-type="float">
            <text:p>3.1649675744</text:p>
          </table:table-cell>
          <table:table-cell office:value-type="float" office:value="2.1810005292" calcext:value-type="float">
            <text:p>2.1810005292</text:p>
          </table:table-cell>
          <table:table-cell office:value-type="float" office:value="2.925771642" calcext:value-type="float">
            <text:p>2.925771642</text:p>
          </table:table-cell>
          <table:table-cell office:value-type="float" office:value="-16.92239577" calcext:value-type="float">
            <text:p>-16.92239577</text:p>
          </table:table-cell>
          <table:table-cell table:number-columns-repeated="2"/>
        </table:table-row>
        <table:table-row table:style-name="ro1">
          <table:table-cell office:value-type="float" office:value="0.17551993338" calcext:value-type="float">
            <text:p>0.17551993338</text:p>
          </table:table-cell>
          <table:table-cell office:value-type="float" office:value="3.1759001688" calcext:value-type="float">
            <text:p>3.1759001688</text:p>
          </table:table-cell>
          <table:table-cell office:value-type="float" office:value="2.11310605" calcext:value-type="float">
            <text:p>2.11310605</text:p>
          </table:table-cell>
          <table:table-cell office:value-type="float" office:value="2.5179060524" calcext:value-type="float">
            <text:p>2.5179060524</text:p>
          </table:table-cell>
          <table:table-cell office:value-type="float" office:value="-16.879362788" calcext:value-type="float">
            <text:p>-16.879362788</text:p>
          </table:table-cell>
          <table:table-cell table:number-columns-repeated="2"/>
        </table:table-row>
        <table:table-row table:style-name="ro1">
          <table:table-cell office:value-type="float" office:value="0.17705006116" calcext:value-type="float">
            <text:p>0.17705006116</text:p>
          </table:table-cell>
          <table:table-cell office:value-type="float" office:value="3.1852006986" calcext:value-type="float">
            <text:p>3.1852006986</text:p>
          </table:table-cell>
          <table:table-cell office:value-type="float" office:value="2.0454066805" calcext:value-type="float">
            <text:p>2.0454066805</text:p>
          </table:table-cell>
          <table:table-cell office:value-type="float" office:value="2.1132431087" calcext:value-type="float">
            <text:p>2.1132431087</text:p>
          </table:table-cell>
          <table:table-cell office:value-type="float" office:value="-16.825276389" calcext:value-type="float">
            <text:p>-16.825276389</text:p>
          </table:table-cell>
          <table:table-cell table:number-columns-repeated="2"/>
        </table:table-row>
        <table:table-row table:style-name="ro1">
          <table:table-cell office:value-type="float" office:value="0.17858018894" calcext:value-type="float">
            <text:p>0.17858018894</text:p>
          </table:table-cell>
          <table:table-cell office:value-type="float" office:value="3.1928826412" calcext:value-type="float">
            <text:p>3.1928826412</text:p>
          </table:table-cell>
          <table:table-cell office:value-type="float" office:value="1.9779465417" calcext:value-type="float">
            <text:p>1.9779465417</text:p>
          </table:table-cell>
          <table:table-cell office:value-type="float" office:value="1.7120871545" calcext:value-type="float">
            <text:p>1.7120871545</text:p>
          </table:table-cell>
          <table:table-cell office:value-type="float" office:value="-16.760277064" calcext:value-type="float">
            <text:p>-16.760277064</text:p>
          </table:table-cell>
          <table:table-cell table:number-columns-repeated="2"/>
        </table:table-row>
        <table:table-row table:style-name="ro1">
          <table:table-cell office:value-type="float" office:value="0.18012777989" calcext:value-type="float">
            <text:p>0.18012777989</text:p>
          </table:table-cell>
          <table:table-cell office:value-type="float" office:value="3.199020858" calcext:value-type="float">
            <text:p>3.199020858</text:p>
          </table:table-cell>
          <table:table-cell office:value-type="float" office:value="1.9100042868" calcext:value-type="float">
            <text:p>1.9100042868</text:p>
          </table:table-cell>
          <table:table-cell office:value-type="float" office:value="1.310224923" calcext:value-type="float">
            <text:p>1.310224923</text:p>
          </table:table-cell>
          <table:table-cell office:value-type="float" office:value="-16.683587426" calcext:value-type="float">
            <text:p>-16.683587426</text:p>
          </table:table-cell>
          <table:table-cell table:number-columns-repeated="2"/>
        </table:table-row>
        <table:table-row table:style-name="ro1">
          <table:table-cell office:value-type="float" office:value="0.18167537084" calcext:value-type="float">
            <text:p>0.18167537084</text:p>
          </table:table-cell>
          <table:table-cell office:value-type="float" office:value="3.2035347947" calcext:value-type="float">
            <text:p>3.2035347947</text:p>
          </table:table-cell>
          <table:table-cell office:value-type="float" office:value="1.8423957058" calcext:value-type="float">
            <text:p>1.8423957058</text:p>
          </table:table-cell>
          <table:table-cell office:value-type="float" office:value="0.91255819253" calcext:value-type="float">
            <text:p>0.91255819253</text:p>
          </table:table-cell>
          <table:table-cell office:value-type="float" office:value="-16.596048962" calcext:value-type="float">
            <text:p>-16.596048962</text:p>
          </table:table-cell>
          <table:table-cell table:number-columns-repeated="2"/>
        </table:table-row>
        <table:table-row table:style-name="ro1">
          <table:table-cell office:value-type="float" office:value="0.18322296179" calcext:value-type="float">
            <text:p>0.18322296179</text:p>
          </table:table-cell>
          <table:table-cell office:value-type="float" office:value="3.2064420999" calcext:value-type="float">
            <text:p>3.2064420999</text:p>
          </table:table-cell>
          <table:table-cell office:value-type="float" office:value="1.7751645308" calcext:value-type="float">
            <text:p>1.7751645308</text:p>
          </table:table-cell>
          <table:table-cell office:value-type="float" office:value="0.51938305314" calcext:value-type="float">
            <text:p>0.51938305314</text:p>
          </table:table-cell>
          <table:table-cell office:value-type="float" office:value="-16.497832199" calcext:value-type="float">
            <text:p>-16.497832199</text:p>
          </table:table-cell>
          <table:table-cell table:number-columns-repeated="2"/>
        </table:table-row>
        <table:table-row table:style-name="ro1">
          <table:table-cell office:value-type="float" office:value="0.18477055274" calcext:value-type="float">
            <text:p>0.18477055274</text:p>
          </table:table-cell>
          <table:table-cell office:value-type="float" office:value="3.2077616114" calcext:value-type="float">
            <text:p>3.2077616114</text:p>
          </table:table-cell>
          <table:table-cell office:value-type="float" office:value="1.7083537852" calcext:value-type="float">
            <text:p>1.7083537852</text:p>
          </table:table-cell>
          <table:table-cell office:value-type="float" office:value="0.13098888425" calcext:value-type="float">
            <text:p>0.13098888425</text:p>
          </table:table-cell>
          <table:table-cell office:value-type="float" office:value="-16.389115568" calcext:value-type="float">
            <text:p>-16.389115568</text:p>
          </table:table-cell>
          <table:table-cell table:number-columns-repeated="2"/>
        </table:table-row>
        <table:table-row table:style-name="ro1">
          <table:table-cell office:value-type="float" office:value="0.18634727854" calcext:value-type="float">
            <text:p>0.18634727854</text:p>
          </table:table-cell>
          <table:table-cell office:value-type="float" office:value="3.2074937557" calcext:value-type="float">
            <text:p>3.2074937557</text:p>
          </table:table-cell>
          <table:table-cell office:value-type="float" office:value="1.6407613968" calcext:value-type="float">
            <text:p>1.6407613968</text:p>
          </table:table-cell>
          <table:table-cell office:value-type="float" office:value="-0.25950803216" calcext:value-type="float">
            <text:p>-0.25950803216</text:p>
          </table:table-cell>
          <table:table-cell office:value-type="float" office:value="-16.267746624" calcext:value-type="float">
            <text:p>-16.267746624</text:p>
          </table:table-cell>
          <table:table-cell table:number-columns-repeated="2"/>
        </table:table-row>
        <table:table-row table:style-name="ro1">
          <table:table-cell office:value-type="float" office:value="0.18792400434" calcext:value-type="float">
            <text:p>0.18792400434</text:p>
          </table:table-cell>
          <table:table-cell office:value-type="float" office:value="3.2056208878" calcext:value-type="float">
            <text:p>3.2056208878</text:p>
          </table:table-cell>
          <table:table-cell office:value-type="float" office:value="1.5736932009" calcext:value-type="float">
            <text:p>1.5736932009</text:p>
          </table:table-cell>
          <table:table-cell office:value-type="float" office:value="-0.64445787316" calcext:value-type="float">
            <text:p>-0.64445787316</text:p>
          </table:table-cell>
          <table:table-cell office:value-type="float" office:value="-16.13587659" calcext:value-type="float">
            <text:p>-16.13587659</text:p>
          </table:table-cell>
          <table:table-cell table:number-columns-repeated="2"/>
        </table:table-row>
        <table:table-row table:style-name="ro1">
          <table:table-cell office:value-type="float" office:value="0.18950073014" calcext:value-type="float">
            <text:p>0.18950073014</text:p>
          </table:table-cell>
          <table:table-cell office:value-type="float" office:value="3.2021665571" calcext:value-type="float">
            <text:p>3.2021665571</text:p>
          </table:table-cell>
          <table:table-cell office:value-type="float" office:value="1.5071922273" calcext:value-type="float">
            <text:p>1.5071922273</text:p>
          </table:table-cell>
          <table:table-cell office:value-type="float" office:value="-1.0235772663" calcext:value-type="float">
            <text:p>-1.0235772663</text:p>
          </table:table-cell>
          <table:table-cell office:value-type="float" office:value="-15.993717727" calcext:value-type="float">
            <text:p>-15.993717727</text:p>
          </table:table-cell>
          <table:table-cell table:number-columns-repeated="2"/>
        </table:table-row>
        <table:table-row table:style-name="ro1">
          <table:table-cell office:value-type="float" office:value="0.19107745594" calcext:value-type="float">
            <text:p>0.19107745594</text:p>
          </table:table-cell>
          <table:table-cell office:value-type="float" office:value="3.1971554691" calcext:value-type="float">
            <text:p>3.1971554691</text:p>
          </table:table-cell>
          <table:table-cell office:value-type="float" office:value="1.4413006117" calcext:value-type="float">
            <text:p>1.4413006117</text:p>
          </table:table-cell>
          <table:table-cell office:value-type="float" office:value="-1.3965908149" calcext:value-type="float">
            <text:p>-1.3965908149</text:p>
          </table:table-cell>
          <table:table-cell office:value-type="float" office:value="-15.841489613" calcext:value-type="float">
            <text:p>-15.841489613</text:p>
          </table:table-cell>
          <table:table-cell table:number-columns-repeated="2"/>
        </table:table-row>
        <table:table-row table:style-name="ro1">
          <table:table-cell office:value-type="float" office:value="0.19269922455" calcext:value-type="float">
            <text:p>0.19269922455</text:p>
          </table:table-cell>
          <table:table-cell office:value-type="float" office:value="3.1904043403" calcext:value-type="float">
            <text:p>3.1904043403</text:p>
          </table:table-cell>
          <table:table-cell office:value-type="float" office:value="1.3742057682" calcext:value-type="float">
            <text:p>1.3742057682</text:p>
          </table:table-cell>
          <table:table-cell office:value-type="float" office:value="-1.7736089487" calcext:value-type="float">
            <text:p>-1.7736089487</text:p>
          </table:table-cell>
          <table:table-cell office:value-type="float" office:value="-15.674646634" calcext:value-type="float">
            <text:p>-15.674646634</text:p>
          </table:table-cell>
          <table:table-cell table:number-columns-repeated="2"/>
        </table:table-row>
        <table:table-row table:style-name="ro1">
          <table:table-cell office:value-type="float" office:value="0.19432099315" calcext:value-type="float">
            <text:p>0.19432099315</text:p>
          </table:table-cell>
          <table:table-cell office:value-type="float" office:value="3.1820628837" calcext:value-type="float">
            <text:p>3.1820628837</text:p>
          </table:table-cell>
          <table:table-cell office:value-type="float" office:value="1.3078429904" calcext:value-type="float">
            <text:p>1.3078429904</text:p>
          </table:table-cell>
          <table:table-cell office:value-type="float" office:value="-2.1436029838" calcext:value-type="float">
            <text:p>-2.1436029838</text:p>
          </table:table-cell>
          <table:table-cell office:value-type="float" office:value="-15.497644656" calcext:value-type="float">
            <text:p>-15.497644656</text:p>
          </table:table-cell>
          <table:table-cell table:number-columns-repeated="2"/>
        </table:table-row>
        <table:table-row table:style-name="ro1">
          <table:table-cell office:value-type="float" office:value="0.19594276175" calcext:value-type="float">
            <text:p>0.19594276175</text:p>
          </table:table-cell>
          <table:table-cell office:value-type="float" office:value="3.1721615864" calcext:value-type="float">
            <text:p>3.1721615864</text:p>
          </table:table-cell>
          <table:table-cell office:value-type="float" office:value="1.2422549765" calcext:value-type="float">
            <text:p>1.2422549765</text:p>
          </table:table-cell>
          <table:table-cell office:value-type="float" office:value="-2.5063006552" calcext:value-type="float">
            <text:p>-2.5063006552</text:p>
          </table:table-cell>
          <table:table-cell office:value-type="float" office:value="-15.310744784" calcext:value-type="float">
            <text:p>-15.310744784</text:p>
          </table:table-cell>
          <table:table-cell table:number-columns-repeated="2"/>
        </table:table-row>
        <table:table-row table:style-name="ro1">
          <table:table-cell office:value-type="float" office:value="0.19756453036" calcext:value-type="float">
            <text:p>0.19756453036</text:p>
          </table:table-cell>
          <table:table-cell office:value-type="float" office:value="3.1607320744" calcext:value-type="float">
            <text:p>3.1607320744</text:p>
          </table:table-cell>
          <table:table-cell office:value-type="float" office:value="1.1774832988" calcext:value-type="float">
            <text:p>1.1774832988</text:p>
          </table:table-cell>
          <table:table-cell office:value-type="float" office:value="-2.8614392581" calcext:value-type="float">
            <text:p>-2.8614392581</text:p>
          </table:table-cell>
          <table:table-cell office:value-type="float" office:value="-15.114214914" calcext:value-type="float">
            <text:p>-15.114214914</text:p>
          </table:table-cell>
          <table:table-cell table:number-columns-repeated="2"/>
        </table:table-row>
        <table:table-row table:style-name="ro1">
          <table:table-cell office:value-type="float" office:value="0.19926221242" calcext:value-type="float">
            <text:p>0.19926221242</text:p>
          </table:table-cell>
          <table:table-cell office:value-type="float" office:value="3.1471659884" calcext:value-type="float">
            <text:p>3.1471659884</text:p>
          </table:table-cell>
          <table:table-cell office:value-type="float" office:value="1.1105982307" calcext:value-type="float">
            <text:p>1.1105982307</text:p>
          </table:table-cell>
          <table:table-cell office:value-type="float" office:value="-3.2248282917" calcext:value-type="float">
            <text:p>-3.2248282917</text:p>
          </table:table-cell>
          <table:table-cell office:value-type="float" office:value="-14.898467537" calcext:value-type="float">
            <text:p>-14.898467537</text:p>
          </table:table-cell>
          <table:table-cell table:number-columns-repeated="2"/>
        </table:table-row>
        <table:table-row table:style-name="ro1">
          <table:table-cell office:value-type="float" office:value="0.20095989448" calcext:value-type="float">
            <text:p>0.20095989448</text:p>
          </table:table-cell>
          <table:table-cell office:value-type="float" office:value="3.1319999228" calcext:value-type="float">
            <text:p>3.1319999228</text:p>
          </table:table-cell>
          <table:table-cell office:value-type="float" office:value="1.0446969714" calcext:value-type="float">
            <text:p>1.0446969714</text:p>
          </table:table-cell>
          <table:table-cell office:value-type="float" office:value="-3.5793781114" calcext:value-type="float">
            <text:p>-3.5793781114</text:p>
          </table:table-cell>
          <table:table-cell office:value-type="float" office:value="-14.67279003" calcext:value-type="float">
            <text:p>-14.67279003</text:p>
          </table:table-cell>
          <table:table-cell table:number-columns-repeated="2"/>
        </table:table-row>
        <table:table-row table:style-name="ro1">
          <table:table-cell office:value-type="float" office:value="0.20265757654" calcext:value-type="float">
            <text:p>0.20265757654</text:p>
          </table:table-cell>
          <table:table-cell office:value-type="float" office:value="3.1152738698" calcext:value-type="float">
            <text:p>3.1152738698</text:p>
          </table:table-cell>
          <table:table-cell office:value-type="float" office:value="0.97982304699" calcext:value-type="float">
            <text:p>0.97982304699</text:p>
          </table:table-cell>
          <table:table-cell office:value-type="float" office:value="-3.9248218848" calcext:value-type="float">
            <text:p>-3.9248218848</text:p>
          </table:table-cell>
          <table:table-cell office:value-type="float" office:value="-14.437511032" calcext:value-type="float">
            <text:p>-14.437511032</text:p>
          </table:table-cell>
          <table:table-cell table:number-columns-repeated="2"/>
        </table:table-row>
        <table:table-row table:style-name="ro1">
          <table:table-cell office:value-type="float" office:value="0.2043552586" calcext:value-type="float">
            <text:p>0.2043552586</text:p>
          </table:table-cell>
          <table:table-cell office:value-type="float" office:value="3.0970289845" calcext:value-type="float">
            <text:p>3.0970289845</text:p>
          </table:table-cell>
          <table:table-cell office:value-type="float" office:value="0.91601850491" calcext:value-type="float">
            <text:p>0.91601850491</text:p>
          </table:table-cell>
          <table:table-cell office:value-type="float" office:value="-4.2609047806" calcext:value-type="float">
            <text:p>-4.2609047806</text:p>
          </table:table-cell>
          <table:table-cell office:value-type="float" office:value="-14.192965577" calcext:value-type="float">
            <text:p>-14.192965577</text:p>
          </table:table-cell>
          <table:table-cell table:number-columns-repeated="2"/>
        </table:table-row>
        <table:table-row table:style-name="ro1">
          <table:table-cell office:value-type="float" office:value="0.20627903957" calcext:value-type="float">
            <text:p>0.20627903957</text:p>
          </table:table-cell>
          <table:table-cell office:value-type="float" office:value="3.0745719047" calcext:value-type="float">
            <text:p>3.0745719047</text:p>
          </table:table-cell>
          <table:table-cell office:value-type="float" office:value="0.84506002399" calcext:value-type="float">
            <text:p>0.84506002399</text:p>
          </table:table-cell>
          <table:table-cell office:value-type="float" office:value="-4.6301276827" calcext:value-type="float">
            <text:p>-4.6301276827</text:p>
          </table:table-cell>
          <table:table-cell office:value-type="float" office:value="-13.905082213" calcext:value-type="float">
            <text:p>-13.905082213</text:p>
          </table:table-cell>
          <table:table-cell table:number-columns-repeated="2"/>
        </table:table-row>
        <table:table-row table:style-name="ro1">
          <table:table-cell office:value-type="float" office:value="0.20820282054" calcext:value-type="float">
            <text:p>0.20820282054</text:p>
          </table:table-cell>
          <table:table-cell office:value-type="float" office:value="3.0502819379" calcext:value-type="float">
            <text:p>3.0502819379</text:p>
          </table:table-cell>
          <table:table-cell office:value-type="float" office:value="0.77558336351" calcext:value-type="float">
            <text:p>0.77558336351</text:p>
          </table:table-cell>
          <table:table-cell office:value-type="float" office:value="-4.9866846386" calcext:value-type="float">
            <text:p>-4.9866846386</text:p>
          </table:table-cell>
          <table:table-cell office:value-type="float" office:value="-13.606242617" calcext:value-type="float">
            <text:p>-13.606242617</text:p>
          </table:table-cell>
          <table:table-cell table:number-columns-repeated="2"/>
        </table:table-row>
        <table:table-row table:style-name="ro1">
          <table:table-cell office:value-type="float" office:value="0.21012660151" calcext:value-type="float">
            <text:p>0.21012660151</text:p>
          </table:table-cell>
          <table:table-cell office:value-type="float" office:value="3.024223851" calcext:value-type="float">
            <text:p>3.024223851</text:p>
          </table:table-cell>
          <table:table-cell office:value-type="float" office:value="0.70764256369" calcext:value-type="float">
            <text:p>0.70764256369</text:p>
          </table:table-cell>
          <table:table-cell office:value-type="float" office:value="-5.330261518" calcext:value-type="float">
            <text:p>-5.330261518</text:p>
          </table:table-cell>
          <table:table-cell office:value-type="float" office:value="-13.296959756" calcext:value-type="float">
            <text:p>-13.296959756</text:p>
          </table:table-cell>
          <table:table-cell table:number-columns-repeated="2"/>
        </table:table-row>
        <table:table-row table:style-name="ro1">
          <table:table-cell office:value-type="float" office:value="0.21205038247" calcext:value-type="float">
            <text:p>0.21205038247</text:p>
          </table:table-cell>
          <table:table-cell office:value-type="float" office:value="2.996463946" calcext:value-type="float">
            <text:p>2.996463946</text:p>
          </table:table-cell>
          <table:table-cell office:value-type="float" office:value="0.64128905519" calcext:value-type="float">
            <text:p>0.64128905519</text:p>
          </table:table-cell>
          <table:table-cell office:value-type="float" office:value="-5.6605644478" calcext:value-type="float">
            <text:p>-5.6605644478</text:p>
          </table:table-cell>
          <table:table-cell office:value-type="float" office:value="-12.977754075" calcext:value-type="float">
            <text:p>-12.977754075</text:p>
          </table:table-cell>
          <table:table-cell table:number-columns-repeated="2"/>
        </table:table-row>
        <table:table-row table:style-name="ro1">
          <table:table-cell office:value-type="float" office:value="0.21385363997" calcext:value-type="float">
            <text:p>0.21385363997</text:p>
          </table:table-cell>
          <table:table-cell office:value-type="float" office:value="2.9689581538" calcext:value-type="float">
            <text:p>2.9689581538</text:p>
          </table:table-cell>
          <table:table-cell office:value-type="float" office:value="0.58057719852" calcext:value-type="float">
            <text:p>0.58057719852</text:p>
          </table:table-cell>
          <table:table-cell office:value-type="float" office:value="-5.9578780546" calcext:value-type="float">
            <text:p>-5.9578780546</text:p>
          </table:table-cell>
          <table:table-cell office:value-type="float" office:value="-12.670005184" calcext:value-type="float">
            <text:p>-12.670005184</text:p>
          </table:table-cell>
          <table:table-cell table:number-columns-repeated="2"/>
        </table:table-row>
        <table:table-row table:style-name="ro1">
          <table:table-cell office:value-type="float" office:value="0.21565689747" calcext:value-type="float">
            <text:p>0.21565689747</text:p>
          </table:table-cell>
          <table:table-cell office:value-type="float" office:value="2.9400734625" calcext:value-type="float">
            <text:p>2.9400734625</text:p>
          </table:table-cell>
          <table:table-cell office:value-type="float" office:value="0.52134091183" calcext:value-type="float">
            <text:p>0.52134091183</text:p>
          </table:table-cell>
          <table:table-cell office:value-type="float" office:value="-6.2430791938" calcext:value-type="float">
            <text:p>-6.2430791938</text:p>
          </table:table-cell>
          <table:table-cell office:value-type="float" office:value="-12.354439879" calcext:value-type="float">
            <text:p>-12.354439879</text:p>
          </table:table-cell>
          <table:table-cell table:number-columns-repeated="2"/>
        </table:table-row>
        <table:table-row table:style-name="ro1">
          <table:table-cell office:value-type="float" office:value="0.21746015496" calcext:value-type="float">
            <text:p>0.21746015496</text:p>
          </table:table-cell>
          <table:table-cell office:value-type="float" office:value="2.9098676741" calcext:value-type="float">
            <text:p>2.9098676741</text:p>
          </table:table-cell>
          <table:table-cell office:value-type="float" office:value="0.46361615086" calcext:value-type="float">
            <text:p>0.46361615086</text:p>
          </table:table-cell>
          <table:table-cell office:value-type="float" office:value="-6.5159744708" calcext:value-type="float">
            <text:p>-6.5159744708</text:p>
          </table:table-cell>
          <table:table-cell office:value-type="float" office:value="-12.03150101" calcext:value-type="float">
            <text:p>-12.03150101</text:p>
          </table:table-cell>
          <table:table-cell table:number-columns-repeated="2"/>
        </table:table-row>
        <table:table-row table:style-name="ro1">
          <table:table-cell office:value-type="float" office:value="0.21926341246" calcext:value-type="float">
            <text:p>0.21926341246</text:p>
          </table:table-cell>
          <table:table-cell office:value-type="float" office:value="2.8783994694" calcext:value-type="float">
            <text:p>2.8783994694</text:p>
          </table:table-cell>
          <table:table-cell office:value-type="float" office:value="0.4074367667" calcext:value-type="float">
            <text:p>0.4074367667</text:p>
          </table:table-cell>
          <table:table-cell office:value-type="float" office:value="-6.7763861532" calcext:value-type="float">
            <text:p>-6.7763861532</text:p>
          </table:table-cell>
          <table:table-cell office:value-type="float" office:value="-11.701634871" calcext:value-type="float">
            <text:p>-11.701634871</text:p>
          </table:table-cell>
          <table:table-cell table:number-columns-repeated="2"/>
        </table:table-row>
        <table:table-row table:style-name="ro1">
          <table:table-cell office:value-type="float" office:value="0.22112044663" calcext:value-type="float">
            <text:p>0.22112044663</text:p>
          </table:table-cell>
          <table:table-cell office:value-type="float" office:value="2.8447361735" calcext:value-type="float">
            <text:p>2.8447361735</text:p>
          </table:table-cell>
          <table:table-cell office:value-type="float" office:value="0.35123067523" calcext:value-type="float">
            <text:p>0.35123067523</text:p>
          </table:table-cell>
          <table:table-cell office:value-type="float" office:value="-7.0313452559" calcext:value-type="float">
            <text:p>-7.0313452559</text:p>
          </table:table-cell>
          <table:table-cell office:value-type="float" office:value="-11.35516547" calcext:value-type="float">
            <text:p>-11.35516547</text:p>
          </table:table-cell>
          <table:table-cell table:number-columns-repeated="2"/>
        </table:table-row>
        <table:table-row table:style-name="ro1">
          <table:table-cell office:value-type="float" office:value="0.22297748079" calcext:value-type="float">
            <text:p>0.22297748079</text:p>
          </table:table-cell>
          <table:table-cell office:value-type="float" office:value="2.80986292" calcext:value-type="float">
            <text:p>2.80986292</text:p>
          </table:table-cell>
          <table:table-cell office:value-type="float" office:value="0.29672944123" calcext:value-type="float">
            <text:p>0.29672944123</text:p>
          </table:table-cell>
          <table:table-cell office:value-type="float" office:value="-7.2727334612" calcext:value-type="float">
            <text:p>-7.2727334612</text:p>
          </table:table-cell>
          <table:table-cell office:value-type="float" office:value="-11.002319175" calcext:value-type="float">
            <text:p>-11.002319175</text:p>
          </table:table-cell>
          <table:table-cell table:number-columns-repeated="2"/>
        </table:table-row>
        <table:table-row table:style-name="ro1">
          <table:table-cell office:value-type="float" office:value="0.22483451496" calcext:value-type="float">
            <text:p>0.22483451496</text:p>
          </table:table-cell>
          <table:table-cell office:value-type="float" office:value="2.7738462209" calcext:value-type="float">
            <text:p>2.7738462209</text:p>
          </table:table-cell>
          <table:table-cell office:value-type="float" office:value="0.24396294646" calcext:value-type="float">
            <text:p>0.24396294646</text:p>
          </table:table-cell>
          <table:table-cell office:value-type="float" office:value="-7.5004083849" calcext:value-type="float">
            <text:p>-7.5004083849</text:p>
          </table:table-cell>
          <table:table-cell office:value-type="float" office:value="-10.64359127" calcext:value-type="float">
            <text:p>-10.64359127</text:p>
          </table:table-cell>
          <table:table-cell table:number-columns-repeated="2"/>
        </table:table-row>
        <table:table-row table:style-name="ro1">
          <table:table-cell office:value-type="float" office:value="0.22669154913" calcext:value-type="float">
            <text:p>0.22669154913</text:p>
          </table:table-cell>
          <table:table-cell office:value-type="float" office:value="2.7367532403" calcext:value-type="float">
            <text:p>2.7367532403</text:p>
          </table:table-cell>
          <table:table-cell office:value-type="float" office:value="0.19295865443" calcext:value-type="float">
            <text:p>0.19295865443</text:p>
          </table:table-cell>
          <table:table-cell office:value-type="float" office:value="-7.7142449508" calcext:value-type="float">
            <text:p>-7.7142449508</text:p>
          </table:table-cell>
          <table:table-cell office:value-type="float" office:value="-10.279478519" calcext:value-type="float">
            <text:p>-10.279478519</text:p>
          </table:table-cell>
          <table:table-cell table:number-columns-repeated="2"/>
        </table:table-row>
        <table:table-row table:style-name="ro1">
          <table:table-cell office:value-type="float" office:value="0.22846199407" calcext:value-type="float">
            <text:p>0.22846199407</text:p>
          </table:table-cell>
          <table:table-cell office:value-type="float" office:value="2.7004497338" calcext:value-type="float">
            <text:p>2.7004497338</text:p>
          </table:table-cell>
          <table:table-cell office:value-type="float" office:value="0.14599642142" calcext:value-type="float">
            <text:p>0.14599642142</text:p>
          </table:table-cell>
          <table:table-cell office:value-type="float" office:value="-7.9051262115" calcext:value-type="float">
            <text:p>-7.9051262115</text:p>
          </table:table-cell>
          <table:table-cell office:value-type="float" office:value="-9.9277856615" calcext:value-type="float">
            <text:p>-9.9277856615</text:p>
          </table:table-cell>
          <table:table-cell table:number-columns-repeated="2"/>
        </table:table-row>
        <table:table-row table:style-name="ro1">
          <table:table-cell office:value-type="float" office:value="0.23023243901" calcext:value-type="float">
            <text:p>0.23023243901</text:p>
          </table:table-cell>
          <table:table-cell office:value-type="float" office:value="2.6632886485" calcext:value-type="float">
            <text:p>2.6632886485</text:p>
          </table:table-cell>
          <table:table-cell office:value-type="float" office:value="0.10067830618" calcext:value-type="float">
            <text:p>0.10067830618</text:p>
          </table:table-cell>
          <table:table-cell office:value-type="float" office:value="-8.0832523062" calcext:value-type="float">
            <text:p>-8.0832523062</text:p>
          </table:table-cell>
          <table:table-cell office:value-type="float" office:value="-9.5720823584" calcext:value-type="float">
            <text:p>-9.5720823584</text:p>
          </table:table-cell>
          <table:table-cell table:number-columns-repeated="2"/>
        </table:table-row>
        <table:table-row table:style-name="ro1">
          <table:table-cell office:value-type="float" office:value="0.23200288394" calcext:value-type="float">
            <text:p>0.23200288394</text:p>
          </table:table-cell>
          <table:table-cell office:value-type="float" office:value="2.6253294233" calcext:value-type="float">
            <text:p>2.6253294233</text:p>
          </table:table-cell>
          <table:table-cell office:value-type="float" office:value="0.057021946178" calcext:value-type="float">
            <text:p>0.057021946178</text:p>
          </table:table-cell>
          <table:table-cell office:value-type="float" office:value="-8.2485581337" calcext:value-type="float">
            <text:p>-8.2485581337</text:p>
          </table:table-cell>
          <table:table-cell office:value-type="float" office:value="-9.2127999943" calcext:value-type="float">
            <text:p>-9.2127999943</text:p>
          </table:table-cell>
          <table:table-cell table:number-columns-repeated="2"/>
        </table:table-row>
        <table:table-row table:style-name="ro1">
          <table:table-cell office:value-type="float" office:value="0.23377332888" calcext:value-type="float">
            <text:p>0.23377332888</text:p>
          </table:table-cell>
          <table:table-cell office:value-type="float" office:value="2.5866317676" calcext:value-type="float">
            <text:p>2.5866317676</text:p>
          </table:table-cell>
          <table:table-cell office:value-type="float" office:value="0.015042975215" calcext:value-type="float">
            <text:p>0.015042975215</text:p>
          </table:table-cell>
          <table:table-cell office:value-type="float" office:value="-8.4009924167" calcext:value-type="float">
            <text:p>-8.4009924167</text:p>
          </table:table-cell>
          <table:table-cell office:value-type="float" office:value="-8.8503693752" calcext:value-type="float">
            <text:p>-8.8503693752</text:p>
          </table:table-cell>
          <table:table-cell table:number-columns-repeated="2"/>
        </table:table-row>
        <table:table-row table:style-name="ro1">
          <table:table-cell office:value-type="float" office:value="0.2355022553" calcext:value-type="float">
            <text:p>0.2355022553</text:p>
          </table:table-cell>
          <table:table-cell office:value-type="float" office:value="2.5481863249" calcext:value-type="float">
            <text:p>2.5481863249</text:p>
          </table:table-cell>
          <table:table-cell office:value-type="float" office:value="-0.02431963954" calcext:value-type="float">
            <text:p>-0.02431963954</text:p>
          </table:table-cell>
          <table:table-cell office:value-type="float" office:value="-8.5373936022" calcext:value-type="float">
            <text:p>-8.5373936022</text:p>
          </table:table-cell>
          <table:table-cell office:value-type="float" office:value="-8.4938113097" calcext:value-type="float">
            <text:p>-8.4938113097</text:p>
          </table:table-cell>
          <table:table-cell table:number-columns-repeated="2"/>
        </table:table-row>
        <table:table-row table:style-name="ro1">
          <table:table-cell office:value-type="float" office:value="0.23723118171" calcext:value-type="float">
            <text:p>0.23723118171</text:p>
          </table:table-cell>
          <table:table-cell office:value-type="float" office:value="2.5091497572" calcext:value-type="float">
            <text:p>2.5091497572</text:p>
          </table:table-cell>
          <table:table-cell office:value-type="float" office:value="-0.062058746459" calcext:value-type="float">
            <text:p>-0.062058746459</text:p>
          </table:table-cell>
          <table:table-cell office:value-type="float" office:value="-8.6614614168" calcext:value-type="float">
            <text:p>-8.6614614168</text:p>
          </table:table-cell>
          <table:table-cell office:value-type="float" office:value="-8.1350598661" calcext:value-type="float">
            <text:p>-8.1350598661</text:p>
          </table:table-cell>
          <table:table-cell table:number-columns-repeated="2"/>
        </table:table-row>
        <table:table-row table:style-name="ro1">
          <table:table-cell office:value-type="float" office:value="0.23896010813" calcext:value-type="float">
            <text:p>0.23896010813</text:p>
          </table:table-cell>
          <table:table-cell office:value-type="float" office:value="2.4695780705" calcext:value-type="float">
            <text:p>2.4695780705</text:p>
          </table:table-cell>
          <table:table-cell office:value-type="float" office:value="-0.098165292294" calcext:value-type="float">
            <text:p>-0.098165292294</text:p>
          </table:table-cell>
          <table:table-cell office:value-type="float" office:value="-8.7731854522" calcext:value-type="float">
            <text:p>-8.7731854522</text:p>
          </table:table-cell>
          <table:table-cell office:value-type="float" office:value="-7.7745124292" calcext:value-type="float">
            <text:p>-7.7745124292</text:p>
          </table:table-cell>
          <table:table-cell table:number-columns-repeated="2"/>
        </table:table-row>
        <table:table-row table:style-name="ro1">
          <table:table-cell office:value-type="float" office:value="0.24068903455" calcext:value-type="float">
            <text:p>0.24068903455</text:p>
          </table:table-cell>
          <table:table-cell office:value-type="float" office:value="2.4295272911" calcext:value-type="float">
            <text:p>2.4295272911</text:p>
          </table:table-cell>
          <table:table-cell office:value-type="float" office:value="-0.13263202305" calcext:value-type="float">
            <text:p>-0.13263202305</text:p>
          </table:table-cell>
          <table:table-cell office:value-type="float" office:value="-8.8725672998" calcext:value-type="float">
            <text:p>-8.8725672998</text:p>
          </table:table-cell>
          <table:table-cell office:value-type="float" office:value="-7.41256443" calcext:value-type="float">
            <text:p>-7.41256443</text:p>
          </table:table-cell>
          <table:table-cell table:number-columns-repeated="2"/>
        </table:table-row>
        <table:table-row table:style-name="ro1">
          <table:table-cell office:value-type="float" office:value="0.24240218162" calcext:value-type="float">
            <text:p>0.24240218162</text:p>
          </table:table-cell>
          <table:table-cell office:value-type="float" office:value="2.3894245517" calcext:value-type="float">
            <text:p>2.3894245517</text:p>
          </table:table-cell>
          <table:table-cell office:value-type="float" office:value="-0.16516137643" calcext:value-type="float">
            <text:p>-0.16516137643</text:p>
          </table:table-cell>
          <table:table-cell office:value-type="float" office:value="-8.9588815781" calcext:value-type="float">
            <text:p>-8.9588815781</text:p>
          </table:table-cell>
          <table:table-cell office:value-type="float" office:value="-7.0529249964" calcext:value-type="float">
            <text:p>-7.0529249964</text:p>
          </table:table-cell>
          <table:table-cell table:number-columns-repeated="2"/>
        </table:table-row>
        <table:table-row table:style-name="ro1">
          <table:table-cell office:value-type="float" office:value="0.24411532869" calcext:value-type="float">
            <text:p>0.24411532869</text:p>
          </table:table-cell>
          <table:table-cell office:value-type="float" office:value="2.3489607949" calcext:value-type="float">
            <text:p>2.3489607949</text:p>
          </table:table-cell>
          <table:table-cell office:value-type="float" office:value="-0.196071751" calcext:value-type="float">
            <text:p>-0.196071751</text:p>
          </table:table-cell>
          <table:table-cell office:value-type="float" office:value="-9.0331154927" calcext:value-type="float">
            <text:p>-9.0331154927</text:p>
          </table:table-cell>
          <table:table-cell office:value-type="float" office:value="-6.6926764629" calcext:value-type="float">
            <text:p>-6.6926764629</text:p>
          </table:table-cell>
          <table:table-cell table:number-columns-repeated="2"/>
        </table:table-row>
        <table:table-row table:style-name="ro1">
          <table:table-cell office:value-type="float" office:value="0.24582847576" calcext:value-type="float">
            <text:p>0.24582847576</text:p>
          </table:table-cell>
          <table:table-cell office:value-type="float" office:value="2.3081902745" calcext:value-type="float">
            <text:p>2.3081902745</text:p>
          </table:table-cell>
          <table:table-cell office:value-type="float" office:value="-0.22536125615" calcext:value-type="float">
            <text:p>-0.22536125615</text:p>
          </table:table-cell>
          <table:table-cell office:value-type="float" office:value="-9.0953045016" calcext:value-type="float">
            <text:p>-9.0953045016</text:p>
          </table:table-cell>
          <table:table-cell office:value-type="float" office:value="-6.3321959858" calcext:value-type="float">
            <text:p>-6.3321959858</text:p>
          </table:table-cell>
          <table:table-cell table:number-columns-repeated="2"/>
        </table:table-row>
        <table:table-row table:style-name="ro1">
          <table:table-cell office:value-type="float" office:value="0.24754162283" calcext:value-type="float">
            <text:p>0.24754162283</text:p>
          </table:table-cell>
          <table:table-cell office:value-type="float" office:value="2.26716706" calcext:value-type="float">
            <text:p>2.26716706</text:p>
          </table:table-cell>
          <table:table-cell office:value-type="float" office:value="-0.25302969055" calcext:value-type="float">
            <text:p>-0.25302969055</text:p>
          </table:table-cell>
          <table:table-cell office:value-type="float" office:value="-9.1454949757" calcext:value-type="float">
            <text:p>-9.1454949757</text:p>
          </table:table-cell>
          <table:table-cell office:value-type="float" office:value="-5.9718576285" calcext:value-type="float">
            <text:p>-5.9718576285</text:p>
          </table:table-cell>
          <table:table-cell table:number-columns-repeated="2"/>
        </table:table-row>
        <table:table-row table:style-name="ro1">
          <table:table-cell office:value-type="float" office:value="0.24925171277" calcext:value-type="float">
            <text:p>0.24925171277</text:p>
          </table:table-cell>
          <table:table-cell office:value-type="float" office:value="2.2260186984" calcext:value-type="float">
            <text:p>2.2260186984</text:p>
          </table:table-cell>
          <table:table-cell office:value-type="float" office:value="-0.27903348532" calcext:value-type="float">
            <text:p>-0.27903348532</text:p>
          </table:table-cell>
          <table:table-cell office:value-type="float" office:value="-9.1836863774" calcext:value-type="float">
            <text:p>-9.1836863774</text:p>
          </table:table-cell>
          <table:table-cell office:value-type="float" office:value="-5.6126735391" calcext:value-type="float">
            <text:p>-5.6126735391</text:p>
          </table:table-cell>
          <table:table-cell table:number-columns-repeated="2"/>
        </table:table-row>
        <table:table-row table:style-name="ro1">
          <table:table-cell office:value-type="float" office:value="0.25096180272" calcext:value-type="float">
            <text:p>0.25096180272</text:p>
          </table:table-cell>
          <table:table-cell office:value-type="float" office:value="2.1847254658" calcext:value-type="float">
            <text:p>2.1847254658</text:p>
          </table:table-cell>
          <table:table-cell office:value-type="float" office:value="-0.30342657443" calcext:value-type="float">
            <text:p>-0.30342657443</text:p>
          </table:table-cell>
          <table:table-cell office:value-type="float" office:value="-9.2100462491" calcext:value-type="float">
            <text:p>-9.2100462491</text:p>
          </table:table-cell>
          <table:table-cell office:value-type="float" office:value="-5.2543655611" calcext:value-type="float">
            <text:p>-5.2543655611</text:p>
          </table:table-cell>
          <table:table-cell table:number-columns-repeated="2"/>
        </table:table-row>
        <table:table-row table:style-name="ro1">
          <table:table-cell office:value-type="float" office:value="0.25267189266" calcext:value-type="float">
            <text:p>0.25267189266</text:p>
          </table:table-cell>
          <table:table-cell office:value-type="float" office:value="2.1433403073" calcext:value-type="float">
            <text:p>2.1433403073</text:p>
          </table:table-cell>
          <table:table-cell office:value-type="float" office:value="-0.32621370285" calcext:value-type="float">
            <text:p>-0.32621370285</text:p>
          </table:table-cell>
          <table:table-cell office:value-type="float" office:value="-9.2246521789" calcext:value-type="float">
            <text:p>-9.2246521789</text:p>
          </table:table-cell>
          <table:table-cell office:value-type="float" office:value="-4.897294909" calcext:value-type="float">
            <text:p>-4.897294909</text:p>
          </table:table-cell>
          <table:table-cell table:number-columns-repeated="2"/>
        </table:table-row>
        <table:table-row table:style-name="ro1">
          <table:table-cell office:value-type="float" office:value="0.25438198261" calcext:value-type="float">
            <text:p>0.25438198261</text:p>
          </table:table-cell>
          <table:table-cell office:value-type="float" office:value="2.1019157968" calcext:value-type="float">
            <text:p>2.1019157968</text:p>
          </table:table-cell>
          <table:table-cell office:value-type="float" office:value="-0.34740122793" calcext:value-type="float">
            <text:p>-0.34740122793</text:p>
          </table:table-cell>
          <table:table-cell office:value-type="float" office:value="-9.2275918606" calcext:value-type="float">
            <text:p>-9.2275918606</text:p>
          </table:table-cell>
          <table:table-cell office:value-type="float" office:value="-4.5418186712" calcext:value-type="float">
            <text:p>-4.5418186712</text:p>
          </table:table-cell>
          <table:table-cell table:number-columns-repeated="2"/>
        </table:table-row>
        <table:table-row table:style-name="ro1">
          <table:table-cell office:value-type="float" office:value="0.25609743614" calcext:value-type="float">
            <text:p>0.25609743614</text:p>
          </table:table-cell>
          <table:table-cell office:value-type="float" office:value="2.0603742849" calcext:value-type="float">
            <text:p>2.0603742849</text:p>
          </table:table-cell>
          <table:table-cell office:value-type="float" office:value="-0.36705606878" calcext:value-type="float">
            <text:p>-0.36705606878</text:p>
          </table:table-cell>
          <table:table-cell office:value-type="float" office:value="-9.2189177635" calcext:value-type="float">
            <text:p>-9.2189177635</text:p>
          </table:table-cell>
          <table:table-cell office:value-type="float" office:value="-4.1871841922" calcext:value-type="float">
            <text:p>-4.1871841922</text:p>
          </table:table-cell>
          <table:table-cell table:number-columns-repeated="2"/>
        </table:table-row>
        <table:table-row table:style-name="ro1">
          <table:table-cell office:value-type="float" office:value="0.25781288968" calcext:value-type="float">
            <text:p>0.25781288968</text:p>
          </table:table-cell>
          <table:table-cell office:value-type="float" office:value="2.0188978505" calcext:value-type="float">
            <text:p>2.0188978505</text:p>
          </table:table-cell>
          <table:table-cell office:value-type="float" office:value="-0.38511887743" calcext:value-type="float">
            <text:p>-0.38511887743</text:p>
          </table:table-cell>
          <table:table-cell office:value-type="float" office:value="-9.1987107329" calcext:value-type="float">
            <text:p>-9.1987107329</text:p>
          </table:table-cell>
          <table:table-cell office:value-type="float" office:value="-3.8348605047" calcext:value-type="float">
            <text:p>-3.8348605047</text:p>
          </table:table-cell>
          <table:table-cell table:number-columns-repeated="2"/>
        </table:table-row>
        <table:table-row table:style-name="ro1">
          <table:table-cell office:value-type="float" office:value="0.25952834321" calcext:value-type="float">
            <text:p>0.25952834321</text:p>
          </table:table-cell>
          <table:table-cell office:value-type="float" office:value="1.9775381687" calcext:value-type="float">
            <text:p>1.9775381687</text:p>
          </table:table-cell>
          <table:table-cell office:value-type="float" office:value="-0.40160084194" calcext:value-type="float">
            <text:p>-0.40160084194</text:p>
          </table:table-cell>
          <table:table-cell office:value-type="float" office:value="-9.1670887631" calcext:value-type="float">
            <text:p>-9.1670887631</text:p>
          </table:table-cell>
          <table:table-cell office:value-type="float" office:value="-3.4851941119" calcext:value-type="float">
            <text:p>-3.4851941119</text:p>
          </table:table-cell>
          <table:table-cell table:number-columns-repeated="2"/>
        </table:table-row>
        <table:table-row table:style-name="ro1">
          <table:table-cell office:value-type="float" office:value="0.26124379675" calcext:value-type="float">
            <text:p>0.26124379675</text:p>
          </table:table-cell>
          <table:table-cell office:value-type="float" office:value="1.9363463622" calcext:value-type="float">
            <text:p>1.9363463622</text:p>
          </table:table-cell>
          <table:table-cell office:value-type="float" office:value="-0.41651469933" calcext:value-type="float">
            <text:p>-0.41651469933</text:p>
          </table:table-cell>
          <table:table-cell office:value-type="float" office:value="-9.124179282" calcext:value-type="float">
            <text:p>-9.124179282</text:p>
          </table:table-cell>
          <table:table-cell office:value-type="float" office:value="-3.1385264055" calcext:value-type="float">
            <text:p>-3.1385264055</text:p>
          </table:table-cell>
          <table:table-cell table:number-columns-repeated="2"/>
        </table:table-row>
        <table:table-row table:style-name="ro1">
          <table:table-cell office:value-type="float" office:value="0.26297108847" calcext:value-type="float">
            <text:p>0.26297108847</text:p>
          </table:table-cell>
          <table:table-cell office:value-type="float" office:value="1.895091083" calcext:value-type="float">
            <text:p>1.895091083</text:p>
          </table:table-cell>
          <table:table-cell office:value-type="float" office:value="-0.42996154746" calcext:value-type="float">
            <text:p>-0.42996154746</text:p>
          </table:table-cell>
          <table:table-cell office:value-type="float" office:value="-9.0697074862" calcext:value-type="float">
            <text:p>-9.0697074862</text:p>
          </table:table-cell>
          <table:table-cell office:value-type="float" office:value="-2.7928365139" calcext:value-type="float">
            <text:p>-2.7928365139</text:p>
          </table:table-cell>
          <table:table-cell table:number-columns-repeated="2"/>
        </table:table-row>
        <table:table-row table:style-name="ro1">
          <table:table-cell office:value-type="float" office:value="0.2646983802" calcext:value-type="float">
            <text:p>0.2646983802</text:p>
          </table:table-cell>
          <table:table-cell office:value-type="float" office:value="1.8541081663" calcext:value-type="float">
            <text:p>1.8541081663</text:p>
          </table:table-cell>
          <table:table-cell office:value-type="float" office:value="-0.44184913411" calcext:value-type="float">
            <text:p>-0.44184913411</text:p>
          </table:table-cell>
          <table:table-cell office:value-type="float" office:value="-9.0040791819" calcext:value-type="float">
            <text:p>-9.0040791819</text:p>
          </table:table-cell>
          <table:table-cell office:value-type="float" office:value="-2.4508649874" calcext:value-type="float">
            <text:p>-2.4508649874</text:p>
          </table:table-cell>
          <table:table-cell table:number-columns-repeated="2"/>
        </table:table-row>
        <table:table-row table:style-name="ro1">
          <table:table-cell office:value-type="float" office:value="0.26642567193" calcext:value-type="float">
            <text:p>0.26642567193</text:p>
          </table:table-cell>
          <table:table-cell office:value-type="float" office:value="1.8134478468" calcext:value-type="float">
            <text:p>1.8134478468</text:p>
          </table:table-cell>
          <table:table-cell office:value-type="float" office:value="-0.45219507357" calcext:value-type="float">
            <text:p>-0.45219507357</text:p>
          </table:table-cell>
          <table:table-cell office:value-type="float" office:value="-8.9274521587" calcext:value-type="float">
            <text:p>-8.9274521587</text:p>
          </table:table-cell>
          <table:table-cell office:value-type="float" office:value="-2.1129433413" calcext:value-type="float">
            <text:p>-2.1129433413</text:p>
          </table:table-cell>
          <table:table-cell table:number-columns-repeated="2"/>
        </table:table-row>
        <table:table-row table:style-name="ro1">
          <table:table-cell office:value-type="float" office:value="0.26815296366" calcext:value-type="float">
            <text:p>0.26815296366</text:p>
          </table:table-cell>
          <table:table-cell office:value-type="float" office:value="1.7731596232" calcext:value-type="float">
            <text:p>1.7731596232</text:p>
          </table:table-cell>
          <table:table-cell office:value-type="float" office:value="-0.46101846958" calcext:value-type="float">
            <text:p>-0.46101846958</text:p>
          </table:table-cell>
          <table:table-cell office:value-type="float" office:value="-8.8399930345" calcext:value-type="float">
            <text:p>-8.8399930345</text:p>
          </table:table-cell>
          <table:table-cell office:value-type="float" office:value="-1.7793970053" calcext:value-type="float">
            <text:p>-1.7793970053</text:p>
          </table:table-cell>
          <table:table-cell table:number-columns-repeated="2"/>
        </table:table-row>
        <table:table-row table:style-name="ro1">
          <table:table-cell office:value-type="float" office:value="0.26989762292" calcext:value-type="float">
            <text:p>0.26989762292</text:p>
          </table:table-cell>
          <table:table-cell office:value-type="float" office:value="1.7328936651" calcext:value-type="float">
            <text:p>1.7328936651</text:p>
          </table:table-cell>
          <table:table-cell office:value-type="float" office:value="-0.46840595143" calcext:value-type="float">
            <text:p>-0.46840595143</text:p>
          </table:table-cell>
          <table:table-cell office:value-type="float" office:value="-8.7408370177" calcext:value-type="float">
            <text:p>-8.7408370177</text:p>
          </table:table-cell>
          <table:table-cell office:value-type="float" office:value="-1.4472635229" calcext:value-type="float">
            <text:p>-1.4472635229</text:p>
          </table:table-cell>
          <table:table-cell table:number-columns-repeated="2"/>
        </table:table-row>
        <table:table-row table:style-name="ro1">
          <table:table-cell office:value-type="float" office:value="0.27164228218" calcext:value-type="float">
            <text:p>0.27164228218</text:p>
          </table:table-cell>
          <table:table-cell office:value-type="float" office:value="1.6931064015" calcext:value-type="float">
            <text:p>1.6931064015</text:p>
          </table:table-cell>
          <table:table-cell office:value-type="float" office:value="-0.47428378151" calcext:value-type="float">
            <text:p>-0.47428378151</text:p>
          </table:table-cell>
          <table:table-cell office:value-type="float" office:value="-8.6309980321" calcext:value-type="float">
            <text:p>-8.6309980321</text:p>
          </table:table-cell>
          <table:table-cell office:value-type="float" office:value="-1.1202415897" calcext:value-type="float">
            <text:p>-1.1202415897</text:p>
          </table:table-cell>
          <table:table-cell table:number-columns-repeated="2"/>
        </table:table-row>
        <table:table-row table:style-name="ro1">
          <table:table-cell office:value-type="float" office:value="0.27338694144" calcext:value-type="float">
            <text:p>0.27338694144</text:p>
          </table:table-cell>
          <table:table-cell office:value-type="float" office:value="1.6538463115" calcext:value-type="float">
            <text:p>1.6538463115</text:p>
          </table:table-cell>
          <table:table-cell office:value-type="float" office:value="-0.47867609533" calcext:value-type="float">
            <text:p>-0.47867609533</text:p>
          </table:table-cell>
          <table:table-cell office:value-type="float" office:value="-8.5106738088" calcext:value-type="float">
            <text:p>-8.5106738088</text:p>
          </table:table-cell>
          <table:table-cell office:value-type="float" office:value="-0.79864649383" calcext:value-type="float">
            <text:p>-0.79864649383</text:p>
          </table:table-cell>
          <table:table-cell table:number-columns-repeated="2"/>
        </table:table-row>
        <table:table-row table:style-name="ro1">
          <table:table-cell office:value-type="float" office:value="0.2751316007" calcext:value-type="float">
            <text:p>0.2751316007</text:p>
          </table:table-cell>
          <table:table-cell office:value-type="float" office:value="1.6151609497" calcext:value-type="float">
            <text:p>1.6151609497</text:p>
          </table:table-cell>
          <table:table-cell office:value-type="float" office:value="-0.48160845624" calcext:value-type="float">
            <text:p>-0.48160845624</text:p>
          </table:table-cell>
          <table:table-cell office:value-type="float" office:value="-8.3800703286" calcext:value-type="float">
            <text:p>-8.3800703286</text:p>
          </table:table-cell>
          <table:table-cell office:value-type="float" office:value="-0.48278644685" calcext:value-type="float">
            <text:p>-0.48278644685</text:p>
          </table:table-cell>
          <table:table-cell table:number-columns-repeated="2"/>
        </table:table-row>
        <table:table-row table:style-name="ro1">
          <table:table-cell office:value-type="float" office:value="0.27689880083" calcext:value-type="float">
            <text:p>0.27689880083</text:p>
          </table:table-cell>
          <table:table-cell office:value-type="float" office:value="1.5766093937" calcext:value-type="float">
            <text:p>1.5766093937</text:p>
          </table:table-cell>
          <table:table-cell office:value-type="float" office:value="-0.48311794305" calcext:value-type="float">
            <text:p>-0.48311794305</text:p>
          </table:table-cell>
          <table:table-cell office:value-type="float" office:value="-8.2375192765" calcext:value-type="float">
            <text:p>-8.2375192765</text:p>
          </table:table-cell>
          <table:table-cell office:value-type="float" office:value="-0.169000317" calcext:value-type="float">
            <text:p>-0.169000317</text:p>
          </table:table-cell>
          <table:table-cell table:number-columns-repeated="2"/>
        </table:table-row>
        <table:table-row table:style-name="ro1">
          <table:table-cell office:value-type="float" office:value="0.27866600095" calcext:value-type="float">
            <text:p>0.27866600095</text:p>
          </table:table-cell>
          <table:table-cell office:value-type="float" office:value="1.5387426979" calcext:value-type="float">
            <text:p>1.5387426979</text:p>
          </table:table-cell>
          <table:table-cell office:value-type="float" office:value="-0.48318661696" calcext:value-type="float">
            <text:p>-0.48318661696</text:p>
          </table:table-cell>
          <table:table-cell office:value-type="float" office:value="-8.0848717719" calcext:value-type="float">
            <text:p>-8.0848717719</text:p>
          </table:table-cell>
          <table:table-cell office:value-type="float" office:value="0.13828777762" calcext:value-type="float">
            <text:p>0.13828777762</text:p>
          </table:table-cell>
          <table:table-cell table:number-columns-repeated="2"/>
        </table:table-row>
        <table:table-row table:style-name="ro1">
          <table:table-cell office:value-type="float" office:value="0.28043320108" calcext:value-type="float">
            <text:p>0.28043320108</text:p>
          </table:table-cell>
          <table:table-cell office:value-type="float" office:value="1.5016071521" calcext:value-type="float">
            <text:p>1.5016071521</text:p>
          </table:table-cell>
          <table:table-cell office:value-type="float" office:value="-0.48184531572" calcext:value-type="float">
            <text:p>-0.48184531572</text:p>
          </table:table-cell>
          <table:table-cell office:value-type="float" office:value="-7.9223662653" calcext:value-type="float">
            <text:p>-7.9223662653</text:p>
          </table:table-cell>
          <table:table-cell office:value-type="float" office:value="0.43878075964" calcext:value-type="float">
            <text:p>0.43878075964</text:p>
          </table:table-cell>
          <table:table-cell table:number-columns-repeated="2"/>
        </table:table-row>
        <table:table-row table:style-name="ro1">
          <table:table-cell office:value-type="float" office:value="0.28220040121" calcext:value-type="float">
            <text:p>0.28220040121</text:p>
          </table:table-cell>
          <table:table-cell office:value-type="float" office:value="1.465247922" calcext:value-type="float">
            <text:p>1.465247922</text:p>
          </table:table-cell>
          <table:table-cell office:value-type="float" office:value="-0.47912623649" calcext:value-type="float">
            <text:p>-0.47912623649</text:p>
          </table:table-cell>
          <table:table-cell office:value-type="float" office:value="-7.7502488779" calcext:value-type="float">
            <text:p>-7.7502488779</text:p>
          </table:table-cell>
          <table:table-cell office:value-type="float" office:value="0.732189665" calcext:value-type="float">
            <text:p>0.732189665</text:p>
          </table:table-cell>
          <table:table-cell table:number-columns-repeated="2"/>
        </table:table-row>
        <table:table-row table:style-name="ro1">
          <table:table-cell office:value-type="float" office:value="0.28399546414" calcext:value-type="float">
            <text:p>0.28399546414</text:p>
          </table:table-cell>
          <table:table-cell office:value-type="float" office:value="1.4291554885" calcext:value-type="float">
            <text:p>1.4291554885</text:p>
          </table:table-cell>
          <table:table-cell office:value-type="float" office:value="-0.47498825678" calcext:value-type="float">
            <text:p>-0.47498825678</text:p>
          </table:table-cell>
          <table:table-cell office:value-type="float" office:value="-7.5658383581" calcext:value-type="float">
            <text:p>-7.5658383581</text:p>
          </table:table-cell>
          <table:table-cell office:value-type="float" office:value="1.0226832848" calcext:value-type="float">
            <text:p>1.0226832848</text:p>
          </table:table-cell>
          <table:table-cell table:number-columns-repeated="2"/>
        </table:table-row>
        <table:table-row table:style-name="ro1">
          <table:table-cell office:value-type="float" office:value="0.28579052707" calcext:value-type="float">
            <text:p>0.28579052707</text:p>
          </table:table-cell>
          <table:table-cell office:value-type="float" office:value="1.393954311" calcext:value-type="float">
            <text:p>1.393954311</text:p>
          </table:table-cell>
          <table:table-cell office:value-type="float" office:value="-0.46949978808" calcext:value-type="float">
            <text:p>-0.46949978808</text:p>
          </table:table-cell>
          <table:table-cell office:value-type="float" office:value="-7.3720454055" calcext:value-type="float">
            <text:p>-7.3720454055</text:p>
          </table:table-cell>
          <table:table-cell office:value-type="float" office:value="1.3052927513" calcext:value-type="float">
            <text:p>1.3052927513</text:p>
          </table:table-cell>
          <table:table-cell table:number-columns-repeated="2"/>
        </table:table-row>
        <table:table-row table:style-name="ro1">
          <table:table-cell office:value-type="float" office:value="0.28758559" calcext:value-type="float">
            <text:p>0.28758559</text:p>
          </table:table-cell>
          <table:table-cell office:value-type="float" office:value="1.3596879448" calcext:value-type="float">
            <text:p>1.3596879448</text:p>
          </table:table-cell>
          <table:table-cell office:value-type="float" office:value="-0.46269863753" calcext:value-type="float">
            <text:p>-0.46269863753</text:p>
          </table:table-cell>
          <table:table-cell office:value-type="float" office:value="-7.1691506437" calcext:value-type="float">
            <text:p>-7.1691506437</text:p>
          </table:table-cell>
          <table:table-cell office:value-type="float" office:value="1.5797418449" calcext:value-type="float">
            <text:p>1.5797418449</text:p>
          </table:table-cell>
          <table:table-cell table:number-columns-repeated="2"/>
        </table:table-row>
        <table:table-row table:style-name="ro1">
          <table:table-cell office:value-type="float" office:value="0.28938065293" calcext:value-type="float">
            <text:p>0.28938065293</text:p>
          </table:table-cell>
          <table:table-cell office:value-type="float" office:value="1.3263986059" calcext:value-type="float">
            <text:p>1.3263986059</text:p>
          </table:table-cell>
          <table:table-cell office:value-type="float" office:value="-0.45462389224" calcext:value-type="float">
            <text:p>-0.45462389224</text:p>
          </table:table-cell>
          <table:table-cell office:value-type="float" office:value="-6.9574417646" calcext:value-type="float">
            <text:p>-6.9574417646</text:p>
          </table:table-cell>
          <table:table-cell office:value-type="float" office:value="1.8457635745" calcext:value-type="float">
            <text:p>1.8457635745</text:p>
          </table:table-cell>
          <table:table-cell table:number-columns-repeated="2"/>
        </table:table-row>
        <table:table-row table:style-name="ro1">
          <table:table-cell office:value-type="float" office:value="0.29120972968" calcext:value-type="float">
            <text:p>0.29120972968</text:p>
          </table:table-cell>
          <table:table-cell office:value-type="float" office:value="1.2935257288" calcext:value-type="float">
            <text:p>1.2935257288</text:p>
          </table:table-cell>
          <table:table-cell office:value-type="float" office:value="-0.44512786748" calcext:value-type="float">
            <text:p>-0.44512786748</text:p>
          </table:table-cell>
          <table:table-cell office:value-type="float" office:value="-6.732959962" calcext:value-type="float">
            <text:p>-6.732959962</text:p>
          </table:table-cell>
          <table:table-cell office:value-type="float" office:value="2.1078909843" calcext:value-type="float">
            <text:p>2.1078909843</text:p>
          </table:table-cell>
          <table:table-cell table:number-columns-repeated="2"/>
        </table:table-row>
        <table:table-row table:style-name="ro1">
          <table:table-cell office:value-type="float" office:value="0.29303880644" calcext:value-type="float">
            <text:p>0.29303880644</text:p>
          </table:table-cell>
          <table:table-cell office:value-type="float" office:value="1.2617513747" calcext:value-type="float">
            <text:p>1.2617513747</text:p>
          </table:table-cell>
          <table:table-cell office:value-type="float" office:value="-0.43439533338" calcext:value-type="float">
            <text:p>-0.43439533338</text:p>
          </table:table-cell>
          <table:table-cell office:value-type="float" office:value="-6.499951161" calcext:value-type="float">
            <text:p>-6.499951161</text:p>
          </table:table-cell>
          <table:table-cell office:value-type="float" office:value="2.3607387317" calcext:value-type="float">
            <text:p>2.3607387317</text:p>
          </table:table-cell>
          <table:table-cell table:number-columns-repeated="2"/>
        </table:table-row>
        <table:table-row table:style-name="ro1">
          <table:table-cell office:value-type="float" office:value="0.29486788319" calcext:value-type="float">
            <text:p>0.29486788319</text:p>
          </table:table-cell>
          <table:table-cell office:value-type="float" office:value="1.2311157093" calcext:value-type="float">
            <text:p>1.2311157093</text:p>
          </table:table-cell>
          <table:table-cell office:value-type="float" office:value="-0.42247145679" calcext:value-type="float">
            <text:p>-0.42247145679</text:p>
          </table:table-cell>
          <table:table-cell office:value-type="float" office:value="-6.2587405833" calcext:value-type="float">
            <text:p>-6.2587405833</text:p>
          </table:table-cell>
          <table:table-cell office:value-type="float" office:value="2.6040547423" calcext:value-type="float">
            <text:p>2.6040547423</text:p>
          </table:table-cell>
          <table:table-cell table:number-columns-repeated="2"/>
        </table:table-row>
        <table:table-row table:style-name="ro1">
          <table:table-cell office:value-type="float" office:value="0.29669695994" calcext:value-type="float">
            <text:p>0.29669695994</text:p>
          </table:table-cell>
          <table:table-cell office:value-type="float" office:value="1.2016573212" calcext:value-type="float">
            <text:p>1.2016573212</text:p>
          </table:table-cell>
          <table:table-cell office:value-type="float" office:value="-0.40940258982" calcext:value-type="float">
            <text:p>-0.40940258982</text:p>
          </table:table-cell>
          <table:table-cell office:value-type="float" office:value="-6.0096598713" calcext:value-type="float">
            <text:p>-6.0096598713</text:p>
          </table:table-cell>
          <table:table-cell office:value-type="float" office:value="2.837597414" calcext:value-type="float">
            <text:p>2.837597414</text:p>
          </table:table-cell>
          <table:table-cell table:number-columns-repeated="2"/>
        </table:table-row>
        <table:table-row table:style-name="ro1">
          <table:table-cell office:value-type="float" office:value="0.29856811694" calcext:value-type="float">
            <text:p>0.29856811694</text:p>
          </table:table-cell>
          <table:table-cell office:value-type="float" office:value="1.1727779746" calcext:value-type="float">
            <text:p>1.1727779746</text:p>
          </table:table-cell>
          <table:table-cell office:value-type="float" office:value="-0.39489777577" calcext:value-type="float">
            <text:p>-0.39489777577</text:p>
          </table:table-cell>
          <table:table-cell office:value-type="float" office:value="-5.7470571739" calcext:value-type="float">
            <text:p>-5.7470571739</text:p>
          </table:table-cell>
          <table:table-cell office:value-type="float" office:value="3.0661590093" calcext:value-type="float">
            <text:p>3.0661590093</text:p>
          </table:table-cell>
          <table:table-cell table:number-columns-repeated="2"/>
        </table:table-row>
        <table:table-row table:style-name="ro1">
          <table:table-cell office:value-type="float" office:value="0.30043927394" calcext:value-type="float">
            <text:p>0.30043927394</text:p>
          </table:table-cell>
          <table:table-cell office:value-type="float" office:value="1.145207219" calcext:value-type="float">
            <text:p>1.145207219</text:p>
          </table:table-cell>
          <table:table-cell office:value-type="float" office:value="-0.3792964039" calcext:value-type="float">
            <text:p>-0.3792964039</text:p>
          </table:table-cell>
          <table:table-cell office:value-type="float" office:value="-5.4769395171" calcext:value-type="float">
            <text:p>-5.4769395171</text:p>
          </table:table-cell>
          <table:table-cell office:value-type="float" office:value="3.2840149105" calcext:value-type="float">
            <text:p>3.2840149105</text:p>
          </table:table-cell>
          <table:table-cell table:number-columns-repeated="2"/>
        </table:table-row>
        <table:table-row table:style-name="ro1">
          <table:table-cell office:value-type="float" office:value="0.30231043094" calcext:value-type="float">
            <text:p>0.30231043094</text:p>
          </table:table-cell>
          <table:table-cell office:value-type="float" office:value="1.1189810528" calcext:value-type="float">
            <text:p>1.1189810528</text:p>
          </table:table-cell>
          <table:table-cell office:value-type="float" office:value="-0.36265161644" calcext:value-type="float">
            <text:p>-0.36265161644</text:p>
          </table:table-cell>
          <table:table-cell office:value-type="float" office:value="-5.199680853" calcext:value-type="float">
            <text:p>-5.199680853</text:p>
          </table:table-cell>
          <table:table-cell office:value-type="float" office:value="3.4909411973" calcext:value-type="float">
            <text:p>3.4909411973</text:p>
          </table:table-cell>
          <table:table-cell table:number-columns-repeated="2"/>
        </table:table-row>
        <table:table-row table:style-name="ro1">
          <table:table-cell office:value-type="float" office:value="0.30418158793" calcext:value-type="float">
            <text:p>0.30418158793</text:p>
          </table:table-cell>
          <table:table-cell office:value-type="float" office:value="1.0941336237" calcext:value-type="float">
            <text:p>1.0941336237</text:p>
          </table:table-cell>
          <table:table-cell office:value-type="float" office:value="-0.34501762629" calcext:value-type="float">
            <text:p>-0.34501762629</text:p>
          </table:table-cell>
          <table:table-cell office:value-type="float" office:value="-4.9156608379" calcext:value-type="float">
            <text:p>-4.9156608379</text:p>
          </table:table-cell>
          <table:table-cell office:value-type="float" office:value="3.6867258797" calcext:value-type="float">
            <text:p>3.6867258797</text:p>
          </table:table-cell>
          <table:table-cell table:number-columns-repeated="2"/>
        </table:table-row>
        <table:table-row table:style-name="ro1">
          <table:table-cell office:value-type="float" office:value="0.30610760314" calcext:value-type="float">
            <text:p>0.30610760314</text:p>
          </table:table-cell>
          <table:table-cell office:value-type="float" office:value="1.0700317033" calcext:value-type="float">
            <text:p>1.0700317033</text:p>
          </table:table-cell>
          <table:table-cell office:value-type="float" office:value="-0.32589176911" calcext:value-type="float">
            <text:p>-0.32589176911</text:p>
          </table:table-cell>
          <table:table-cell office:value-type="float" office:value="-4.6166585017" calcext:value-type="float">
            <text:p>-4.6166585017</text:p>
          </table:table-cell>
          <table:table-cell office:value-type="float" office:value="3.8764033803" calcext:value-type="float">
            <text:p>3.8764033803</text:p>
          </table:table-cell>
          <table:table-cell table:number-columns-repeated="2"/>
        </table:table-row>
        <table:table-row table:style-name="ro1">
          <table:table-cell office:value-type="float" office:value="0.30803361834" calcext:value-type="float">
            <text:p>0.30803361834</text:p>
          </table:table-cell>
          <table:table-cell office:value-type="float" office:value="1.0474578152" calcext:value-type="float">
            <text:p>1.0474578152</text:p>
          </table:table-cell>
          <table:table-cell office:value-type="float" office:value="-0.30583765994" calcext:value-type="float">
            <text:p>-0.30583765994</text:p>
          </table:table-cell>
          <table:table-cell office:value-type="float" office:value="-4.3113260266" calcext:value-type="float">
            <text:p>-4.3113260266</text:p>
          </table:table-cell>
          <table:table-cell office:value-type="float" office:value="4.0538599441" calcext:value-type="float">
            <text:p>4.0538599441</text:p>
          </table:table-cell>
          <table:table-cell table:number-columns-repeated="2"/>
        </table:table-row>
        <table:table-row table:style-name="ro1">
          <table:table-cell office:value-type="float" office:value="0.30995963355" calcext:value-type="float">
            <text:p>0.30995963355</text:p>
          </table:table-cell>
          <table:table-cell office:value-type="float" office:value="1.0264428787" calcext:value-type="float">
            <text:p>1.0264428787</text:p>
          </table:table-cell>
          <table:table-cell office:value-type="float" office:value="-0.28491757765" calcext:value-type="float">
            <text:p>-0.28491757765</text:p>
          </table:table-cell>
          <table:table-cell office:value-type="float" office:value="-4.0000941517" calcext:value-type="float">
            <text:p>-4.0000941517</text:p>
          </table:table-cell>
          <table:table-cell office:value-type="float" office:value="4.2189046212" calcext:value-type="float">
            <text:p>4.2189046212</text:p>
          </table:table-cell>
          <table:table-cell table:number-columns-repeated="2"/>
        </table:table-row>
        <table:table-row table:style-name="ro1">
          <table:table-cell office:value-type="float" office:value="0.31188564876" calcext:value-type="float">
            <text:p>0.31188564876</text:p>
          </table:table-cell>
          <table:table-cell office:value-type="float" office:value="1.0070156228" calcext:value-type="float">
            <text:p>1.0070156228</text:p>
          </table:table-cell>
          <table:table-cell office:value-type="float" office:value="-0.26319473173" calcext:value-type="float">
            <text:p>-0.26319473173</text:p>
          </table:table-cell>
          <table:table-cell office:value-type="float" office:value="-3.6833985088" calcext:value-type="float">
            <text:p>-3.6833985088</text:p>
          </table:table-cell>
          <table:table-cell office:value-type="float" office:value="4.3713602545" calcext:value-type="float">
            <text:p>4.3713602545</text:p>
          </table:table-cell>
          <table:table-cell table:number-columns-repeated="2"/>
        </table:table-row>
        <table:table-row table:style-name="ro1">
          <table:table-cell office:value-type="float" office:value="0.31389310724" calcext:value-type="float">
            <text:p>0.31389310724</text:p>
          </table:table-cell>
          <table:table-cell office:value-type="float" office:value="0.98848526696" calcext:value-type="float">
            <text:p>0.98848526696</text:p>
          </table:table-cell>
          <table:table-cell office:value-type="float" office:value="-0.23976808292" calcext:value-type="float">
            <text:p>-0.23976808292</text:p>
          </table:table-cell>
          <table:table-cell office:value-type="float" office:value="-3.3479710267" calcext:value-type="float">
            <text:p>-3.3479710267</text:p>
          </table:table-cell>
          <table:table-cell office:value-type="float" office:value="4.5166877243" calcext:value-type="float">
            <text:p>4.5166877243</text:p>
          </table:table-cell>
          <table:table-cell table:number-columns-repeated="2"/>
        </table:table-row>
        <table:table-row table:style-name="ro1">
          <table:table-cell office:value-type="float" office:value="0.31590056573" calcext:value-type="float">
            <text:p>0.31590056573</text:p>
          </table:table-cell>
          <table:table-cell office:value-type="float" office:value="0.97173593056" calcext:value-type="float">
            <text:p>0.97173593056</text:p>
          </table:table-cell>
          <table:table-cell office:value-type="float" office:value="-0.21561242352" calcext:value-type="float">
            <text:p>-0.21561242352</text:p>
          </table:table-cell>
          <table:table-cell office:value-type="float" office:value="-3.0075893178" calcext:value-type="float">
            <text:p>-3.0075893178</text:p>
          </table:table-cell>
          <table:table-cell office:value-type="float" office:value="4.6479929294" calcext:value-type="float">
            <text:p>4.6479929294</text:p>
          </table:table-cell>
          <table:table-cell table:number-columns-repeated="2"/>
        </table:table-row>
        <table:table-row table:style-name="ro1">
          <table:table-cell office:value-type="float" office:value="0.31790802422" calcext:value-type="float">
            <text:p>0.31790802422</text:p>
          </table:table-cell>
          <table:table-cell office:value-type="float" office:value="0.95679238647" calcext:value-type="float">
            <text:p>0.95679238647</text:p>
          </table:table-cell>
          <table:table-cell office:value-type="float" office:value="-0.19080205771" calcext:value-type="float">
            <text:p>-0.19080205771</text:p>
          </table:table-cell>
          <table:table-cell office:value-type="float" office:value="-2.6627609368" calcext:value-type="float">
            <text:p>-2.6627609368</text:p>
          </table:table-cell>
          <table:table-cell office:value-type="float" office:value="4.7651236709" calcext:value-type="float">
            <text:p>4.7651236709</text:p>
          </table:table-cell>
          <table:table-cell table:number-columns-repeated="2"/>
        </table:table-row>
        <table:table-row table:style-name="ro1">
          <table:table-cell office:value-type="float" office:value="0.31991548271" calcext:value-type="float">
            <text:p>0.31991548271</text:p>
          </table:table-cell>
          <table:table-cell office:value-type="float" office:value="0.94367672233" calcext:value-type="float">
            <text:p>0.94367672233</text:p>
          </table:table-cell>
          <table:table-cell office:value-type="float" office:value="-0.16541204801" calcext:value-type="float">
            <text:p>-0.16541204801</text:p>
          </table:table-cell>
          <table:table-cell office:value-type="float" office:value="-2.3139973868" calcext:value-type="float">
            <text:p>-2.3139973868</text:p>
          </table:table-cell>
          <table:table-cell office:value-type="float" office:value="4.8679443721" calcext:value-type="float">
            <text:p>4.8679443721</text:p>
          </table:table-cell>
          <table:table-cell table:number-columns-repeated="2"/>
        </table:table-row>
        <table:table-row table:style-name="ro1">
          <table:table-cell office:value-type="float" office:value="0.32208776047" calcext:value-type="float">
            <text:p>0.32208776047</text:p>
          </table:table-cell>
          <table:table-cell office:value-type="float" office:value="0.93156573995" calcext:value-type="float">
            <text:p>0.93156573995</text:p>
          </table:table-cell>
          <table:table-cell office:value-type="float" office:value="-0.13737211802" calcext:value-type="float">
            <text:p>-0.13737211802</text:p>
          </table:table-cell>
          <table:table-cell office:value-type="float" office:value="-1.9327622109" calcext:value-type="float">
            <text:p>-1.9327622109</text:p>
          </table:table-cell>
          <table:table-cell office:value-type="float" office:value="4.9629491789" calcext:value-type="float">
            <text:p>4.9629491789</text:p>
          </table:table-cell>
          <table:table-cell table:number-columns-repeated="2"/>
        </table:table-row>
        <table:table-row table:style-name="ro1">
          <table:table-cell office:value-type="float" office:value="0.32426003823" calcext:value-type="float">
            <text:p>0.32426003823</text:p>
          </table:table-cell>
          <table:table-cell office:value-type="float" office:value="0.92163873053" calcext:value-type="float">
            <text:p>0.92163873053</text:p>
          </table:table-cell>
          <table:table-cell office:value-type="float" office:value="-0.10883888436" calcext:value-type="float">
            <text:p>-0.10883888436</text:p>
          </table:table-cell>
          <table:table-cell office:value-type="float" office:value="-1.5481788171" calcext:value-type="float">
            <text:p>-1.5481788171</text:p>
          </table:table-cell>
          <table:table-cell office:value-type="float" office:value="5.0409301894" calcext:value-type="float">
            <text:p>5.0409301894</text:p>
          </table:table-cell>
          <table:table-cell table:number-columns-repeated="2"/>
        </table:table-row>
        <table:table-row table:style-name="ro1">
          <table:table-cell office:value-type="float" office:value="0.326432316" calcext:value-type="float">
            <text:p>0.326432316</text:p>
          </table:table-cell>
          <table:table-cell office:value-type="float" office:value="0.91391290729" calcext:value-type="float">
            <text:p>0.91391290729</text:p>
          </table:table-cell>
          <table:table-cell office:value-type="float" office:value="-0.079909737648" calcext:value-type="float">
            <text:p>-0.079909737648</text:p>
          </table:table-cell>
          <table:table-cell office:value-type="float" office:value="-1.1609071649" calcext:value-type="float">
            <text:p>-1.1609071649</text:p>
          </table:table-cell>
          <table:table-cell office:value-type="float" office:value="5.101781895" calcext:value-type="float">
            <text:p>5.101781895</text:p>
          </table:table-cell>
          <table:table-cell table:number-columns-repeated="2"/>
        </table:table-row>
        <table:table-row table:style-name="ro1">
          <table:table-cell office:value-type="float" office:value="0.32860459376" calcext:value-type="float">
            <text:p>0.32860459376</text:p>
          </table:table-cell>
          <table:table-cell office:value-type="float" office:value="0.90840171187" calcext:value-type="float">
            <text:p>0.90840171187</text:p>
          </table:table-cell>
          <table:table-cell office:value-type="float" office:value="-0.050682604351" calcext:value-type="float">
            <text:p>-0.050682604351</text:p>
          </table:table-cell>
          <table:table-cell office:value-type="float" office:value="-0.77160999414" calcext:value-type="float">
            <text:p>-0.77160999414</text:p>
          </table:table-cell>
          <table:table-cell office:value-type="float" office:value="5.1454218795" calcext:value-type="float">
            <text:p>5.1454218795</text:p>
          </table:table-cell>
          <table:table-cell table:number-columns-repeated="2"/>
        </table:table-row>
        <table:table-row table:style-name="ro1">
          <table:table-cell office:value-type="float" office:value="0.33080379661" calcext:value-type="float">
            <text:p>0.33080379661</text:p>
          </table:table-cell>
          <table:table-cell office:value-type="float" office:value="0.90508804454" calcext:value-type="float">
            <text:p>0.90508804454</text:p>
          </table:table-cell>
          <table:table-cell office:value-type="float" office:value="-0.020890245504" calcext:value-type="float">
            <text:p>-0.020890245504</text:p>
          </table:table-cell>
          <table:table-cell office:value-type="float" office:value="-0.3761043073" calcext:value-type="float">
            <text:p>-0.3761043073</text:p>
          </table:table-cell>
          <table:table-cell office:value-type="float" office:value="5.172009167" calcext:value-type="float">
            <text:p>5.172009167</text:p>
          </table:table-cell>
          <table:table-cell table:number-columns-repeated="2"/>
        </table:table-row>
        <table:table-row table:style-name="ro1">
          <table:table-cell office:value-type="float" office:value="0.33300299946" calcext:value-type="float">
            <text:p>0.33300299946</text:p>
          </table:table-cell>
          <table:table-cell office:value-type="float" office:value="0.90406019096" calcext:value-type="float">
            <text:p>0.90406019096</text:p>
          </table:table-cell>
          <table:table-cell office:value-type="float" office:value="0.0090044138372" calcext:value-type="float">
            <text:p>0.0090044138372</text:p>
          </table:table-cell>
          <table:table-cell office:value-type="float" office:value="0.020104550576" calcext:value-type="float">
            <text:p>0.020104550576</text:p>
          </table:table-cell>
          <table:table-cell office:value-type="float" office:value="5.180857399" calcext:value-type="float">
            <text:p>5.180857399</text:p>
          </table:table-cell>
          <table:table-cell table:number-columns-repeated="2"/>
        </table:table-row>
        <table:table-row table:style-name="ro1">
          <table:table-cell office:value-type="float" office:value="0.33520220231" calcext:value-type="float">
            <text:p>0.33520220231</text:p>
          </table:table-cell>
          <table:table-cell office:value-type="float" office:value="0.90532021296" calcext:value-type="float">
            <text:p>0.90532021296</text:p>
          </table:table-cell>
          <table:table-cell office:value-type="float" office:value="0.038898913237" calcext:value-type="float">
            <text:p>0.038898913237</text:p>
          </table:table-cell>
          <table:table-cell office:value-type="float" office:value="0.41632446911" calcext:value-type="float">
            <text:p>0.41632446911</text:p>
          </table:table-cell>
          <table:table-cell office:value-type="float" office:value="5.1719536361" calcext:value-type="float">
            <text:p>5.1719536361</text:p>
          </table:table-cell>
          <table:table-cell table:number-columns-repeated="2"/>
        </table:table-row>
        <table:table-row table:style-name="ro1">
          <table:table-cell office:value-type="float" office:value="0.33740140516" calcext:value-type="float">
            <text:p>0.33740140516</text:p>
          </table:table-cell>
          <table:table-cell office:value-type="float" office:value="0.90886617633" calcext:value-type="float">
            <text:p>0.90886617633</text:p>
          </table:table-cell>
          <table:table-cell office:value-type="float" office:value="0.068690787916" calcext:value-type="float">
            <text:p>0.068690787916</text:p>
          </table:table-cell>
          <table:table-cell office:value-type="float" office:value="0.81186329489" calcext:value-type="float">
            <text:p>0.81186329489</text:p>
          </table:table-cell>
          <table:table-cell office:value-type="float" office:value="5.1453093138" calcext:value-type="float">
            <text:p>5.1453093138</text:p>
          </table:table-cell>
          <table:table-cell table:number-columns-repeated="2"/>
        </table:table-row>
        <table:table-row table:style-name="ro1">
          <table:table-cell office:value-type="float" office:value="0.33942157558" calcext:value-type="float">
            <text:p>0.33942157558</text:p>
          </table:table-cell>
          <table:table-cell office:value-type="float" office:value="0.91413283278" calcext:value-type="float">
            <text:p>0.91413283278</text:p>
          </table:table-cell>
          <table:table-cell office:value-type="float" office:value="0.09587919763" calcext:value-type="float">
            <text:p>0.09587919763</text:p>
          </table:table-cell>
          <table:table-cell office:value-type="float" office:value="1.174009104" calcext:value-type="float">
            <text:p>1.174009104</text:p>
          </table:table-cell>
          <table:table-cell office:value-type="float" office:value="5.1052313101" calcext:value-type="float">
            <text:p>5.1052313101</text:p>
          </table:table-cell>
          <table:table-cell table:number-columns-repeated="2"/>
        </table:table-row>
        <table:table-row table:style-name="ro1">
          <table:table-cell office:value-type="float" office:value="0.34144174601" calcext:value-type="float">
            <text:p>0.34144174601</text:p>
          </table:table-cell>
          <table:table-cell office:value-type="float" office:value="0.92131587131" calcext:value-type="float">
            <text:p>0.92131587131</text:p>
          </table:table-cell>
          <table:table-cell office:value-type="float" office:value="0.12281553198" calcext:value-type="float">
            <text:p>0.12281553198</text:p>
          </table:table-cell>
          <table:table-cell office:value-type="float" office:value="1.5344616789" calcext:value-type="float">
            <text:p>1.5344616789</text:p>
          </table:table-cell>
          <table:table-cell office:value-type="float" office:value="5.0502594365" calcext:value-type="float">
            <text:p>5.0502594365</text:p>
          </table:table-cell>
          <table:table-cell table:number-columns-repeated="2"/>
        </table:table-row>
        <table:table-row table:style-name="ro1">
          <table:table-cell office:value-type="float" office:value="0.34346191644" calcext:value-type="float">
            <text:p>0.34346191644</text:p>
          </table:table-cell>
          <table:table-cell office:value-type="float" office:value="0.93040489673" calcext:value-type="float">
            <text:p>0.93040489673</text:p>
          </table:table-cell>
          <table:table-cell office:value-type="float" office:value="0.14942096468" calcext:value-type="float">
            <text:p>0.14942096468</text:p>
          </table:table-cell>
          <table:table-cell office:value-type="float" office:value="1.892687539" calcext:value-type="float">
            <text:p>1.892687539</text:p>
          </table:table-cell>
          <table:table-cell office:value-type="float" office:value="4.9804568813" calcext:value-type="float">
            <text:p>4.9804568813</text:p>
          </table:table-cell>
          <table:table-cell table:number-columns-repeated="2"/>
        </table:table-row>
        <table:table-row table:style-name="ro1">
          <table:table-cell office:value-type="float" office:value="0.34548208687" calcext:value-type="float">
            <text:p>0.34548208687</text:p>
          </table:table-cell>
          <table:table-cell office:value-type="float" office:value="0.94138668969" calcext:value-type="float">
            <text:p>0.94138668969</text:p>
          </table:table-cell>
          <table:table-cell office:value-type="float" office:value="0.17561705043" calcext:value-type="float">
            <text:p>0.17561705043</text:p>
          </table:table-cell>
          <table:table-cell office:value-type="float" office:value="2.2481551517" calcext:value-type="float">
            <text:p>2.2481551517</text:p>
          </table:table-cell>
          <table:table-cell office:value-type="float" office:value="4.8959041241" calcext:value-type="float">
            <text:p>4.8959041241</text:p>
          </table:table-cell>
          <table:table-cell table:number-columns-repeated="2"/>
        </table:table-row>
        <table:table-row table:style-name="ro1">
          <table:table-cell office:value-type="float" office:value="0.34741851622" calcext:value-type="float">
            <text:p>0.34741851622</text:p>
          </table:table-cell>
          <table:table-cell office:value-type="float" office:value="0.95367514888" calcext:value-type="float">
            <text:p>0.95367514888</text:p>
          </table:table-cell>
          <table:table-cell office:value-type="float" office:value="0.20027080574" calcext:value-type="float">
            <text:p>0.20027080574</text:p>
          </table:table-cell>
          <table:table-cell office:value-type="float" office:value="2.5858087756" calcext:value-type="float">
            <text:p>2.5858087756</text:p>
          </table:table-cell>
          <table:table-cell office:value-type="float" office:value="4.8011008747" calcext:value-type="float">
            <text:p>4.8011008747</text:p>
          </table:table-cell>
          <table:table-cell table:number-columns-repeated="2"/>
        </table:table-row>
        <table:table-row table:style-name="ro1">
          <table:table-cell office:value-type="float" office:value="0.34935494557" calcext:value-type="float">
            <text:p>0.34935494557</text:p>
          </table:table-cell>
          <table:table-cell office:value-type="float" office:value="0.967671459" calcext:value-type="float">
            <text:p>0.967671459</text:p>
          </table:table-cell>
          <table:table-cell office:value-type="float" office:value="0.22440860242" calcext:value-type="float">
            <text:p>0.22440860242</text:p>
          </table:table-cell>
          <table:table-cell office:value-type="float" office:value="2.9199783464" calcext:value-type="float">
            <text:p>2.9199783464</text:p>
          </table:table-cell>
          <table:table-cell office:value-type="float" office:value="4.6929355652" calcext:value-type="float">
            <text:p>4.6929355652</text:p>
          </table:table-cell>
          <table:table-cell table:number-columns-repeated="2"/>
        </table:table-row>
        <table:table-row table:style-name="ro1">
          <table:table-cell office:value-type="float" office:value="0.35129137492" calcext:value-type="float">
            <text:p>0.35129137492</text:p>
          </table:table-cell>
          <table:table-cell office:value-type="float" office:value="0.98335673664" calcext:value-type="float">
            <text:p>0.98335673664</text:p>
          </table:table-cell>
          <table:table-cell office:value-type="float" office:value="0.24796280236" calcext:value-type="float">
            <text:p>0.24796280236</text:p>
          </table:table-cell>
          <table:table-cell office:value-type="float" office:value="3.2502031889" calcext:value-type="float">
            <text:p>3.2502031889</text:p>
          </table:table-cell>
          <table:table-cell office:value-type="float" office:value="4.5715236043" calcext:value-type="float">
            <text:p>4.5715236043</text:p>
          </table:table-cell>
          <table:table-cell table:number-columns-repeated="2"/>
        </table:table-row>
        <table:table-row table:style-name="ro1">
          <table:table-cell office:value-type="float" office:value="0.35322780426" calcext:value-type="float">
            <text:p>0.35322780426</text:p>
          </table:table-cell>
          <table:table-cell office:value-type="float" office:value="1.0007097646" calcext:value-type="float">
            <text:p>1.0007097646</text:p>
          </table:table-cell>
          <table:table-cell office:value-type="float" office:value="0.27086639081" calcext:value-type="float">
            <text:p>0.27086639081</text:p>
          </table:table-cell>
          <table:table-cell office:value-type="float" office:value="3.5760258488" calcext:value-type="float">
            <text:p>3.5760258488</text:p>
          </table:table-cell>
          <table:table-cell office:value-type="float" office:value="4.4369948347" calcext:value-type="float">
            <text:p>4.4369948347</text:p>
          </table:table-cell>
          <table:table-cell table:number-columns-repeated="2"/>
        </table:table-row>
        <table:table-row table:style-name="ro1">
          <table:table-cell office:value-type="float" office:value="0.35510746005" calcext:value-type="float">
            <text:p>0.35510746005</text:p>
          </table:table-cell>
          <table:table-cell office:value-type="float" office:value="1.0191268732" calcext:value-type="float">
            <text:p>1.0191268732</text:p>
          </table:table-cell>
          <table:table-cell office:value-type="float" office:value="0.29241337706" calcext:value-type="float">
            <text:p>0.29241337706</text:p>
          </table:table-cell>
          <table:table-cell office:value-type="float" office:value="3.8876554469" calcext:value-type="float">
            <text:p>3.8876554469</text:p>
          </table:table-cell>
          <table:table-cell office:value-type="float" office:value="4.2940011745" calcext:value-type="float">
            <text:p>4.2940011745</text:p>
          </table:table-cell>
          <table:table-cell table:number-columns-repeated="2"/>
        </table:table-row>
        <table:table-row table:style-name="ro1">
          <table:table-cell office:value-type="float" office:value="0.35698711583" calcext:value-type="float">
            <text:p>0.35698711583</text:p>
          </table:table-cell>
          <table:table-cell office:value-type="float" office:value="1.0390696126" calcext:value-type="float">
            <text:p>1.0390696126</text:p>
          </table:table-cell>
          <table:table-cell office:value-type="float" office:value="0.31322488155" calcext:value-type="float">
            <text:p>0.31322488155</text:p>
          </table:table-cell>
          <table:table-cell office:value-type="float" office:value="4.1942980304" calcext:value-type="float">
            <text:p>4.1942980304</text:p>
          </table:table-cell>
          <table:table-cell office:value-type="float" office:value="4.1389292026" calcext:value-type="float">
            <text:p>4.1389292026</text:p>
          </table:table-cell>
          <table:table-cell table:number-columns-repeated="2"/>
        </table:table-row>
        <table:table-row table:style-name="ro1">
          <table:table-cell office:value-type="float" office:value="0.35886677161" calcext:value-type="float">
            <text:p>0.35886677161</text:p>
          </table:table-cell>
          <table:table-cell office:value-type="float" office:value="1.0605123672" calcext:value-type="float">
            <text:p>1.0605123672</text:p>
          </table:table-cell>
          <table:table-cell office:value-type="float" office:value="0.33324168818" calcext:value-type="float">
            <text:p>0.33324168818</text:p>
          </table:table-cell>
          <table:table-cell office:value-type="float" office:value="4.4955459962" calcext:value-type="float">
            <text:p>4.4955459962</text:p>
          </table:table-cell>
          <table:table-cell office:value-type="float" office:value="3.9719363691" calcext:value-type="float">
            <text:p>3.9719363691</text:p>
          </table:table-cell>
          <table:table-cell table:number-columns-repeated="2"/>
        </table:table-row>
        <table:table-row table:style-name="ro1">
          <table:table-cell office:value-type="float" office:value="0.36074642739" calcext:value-type="float">
            <text:p>0.36074642739</text:p>
          </table:table-cell>
          <table:table-cell office:value-type="float" office:value="1.0834275203" calcext:value-type="float">
            <text:p>1.0834275203</text:p>
          </table:table-cell>
          <table:table-cell office:value-type="float" office:value="0.35240538881" calcext:value-type="float">
            <text:p>0.35240538881</text:p>
          </table:table-cell>
          <table:table-cell office:value-type="float" office:value="4.790995964" calcext:value-type="float">
            <text:p>4.790995964</text:p>
          </table:table-cell>
          <table:table-cell office:value-type="float" office:value="3.7931927011" calcext:value-type="float">
            <text:p>3.7931927011</text:p>
          </table:table-cell>
          <table:table-cell table:number-columns-repeated="2"/>
        </table:table-row>
        <table:table-row table:style-name="ro1">
          <table:table-cell office:value-type="float" office:value="0.36258256826" calcext:value-type="float">
            <text:p>0.36258256826</text:p>
          </table:table-cell>
          <table:table-cell office:value-type="float" office:value="1.1072054938" calcext:value-type="float">
            <text:p>1.1072054938</text:p>
          </table:table-cell>
          <table:table-cell office:value-type="float" office:value="0.37024659457" calcext:value-type="float">
            <text:p>0.37024659457</text:p>
          </table:table-cell>
          <table:table-cell office:value-type="float" office:value="5.0736257592" calcext:value-type="float">
            <text:p>5.0736257592</text:p>
          </table:table-cell>
          <table:table-cell office:value-type="float" office:value="3.6074159223" calcext:value-type="float">
            <text:p>3.6074159223</text:p>
          </table:table-cell>
          <table:table-cell table:number-columns-repeated="2"/>
        </table:table-row>
        <table:table-row table:style-name="ro1">
          <table:table-cell office:value-type="float" office:value="0.36441870913" calcext:value-type="float">
            <text:p>0.36441870913</text:p>
          </table:table-cell>
          <table:table-cell office:value-type="float" office:value="1.1323308538" calcext:value-type="float">
            <text:p>1.1323308538</text:p>
          </table:table-cell>
          <table:table-cell office:value-type="float" office:value="0.38716604376" calcext:value-type="float">
            <text:p>0.38716604376</text:p>
          </table:table-cell>
          <table:table-cell office:value-type="float" office:value="5.3499750266" calcext:value-type="float">
            <text:p>5.3499750266</text:p>
          </table:table-cell>
          <table:table-cell office:value-type="float" office:value="3.4107818193" calcext:value-type="float">
            <text:p>3.4107818193</text:p>
          </table:table-cell>
          <table:table-cell table:number-columns-repeated="2"/>
        </table:table-row>
        <table:table-row table:style-name="ro1">
          <table:table-cell office:value-type="float" office:value="0.36625485" calcext:value-type="float">
            <text:p>0.36625485</text:p>
          </table:table-cell>
          <table:table-cell office:value-type="float" office:value="1.158772451" calcext:value-type="float">
            <text:p>1.158772451</text:p>
          </table:table-cell>
          <table:table-cell office:value-type="float" office:value="0.40311186232" calcext:value-type="float">
            <text:p>0.40311186232</text:p>
          </table:table-cell>
          <table:table-cell office:value-type="float" office:value="5.6196812859" calcext:value-type="float">
            <text:p>5.6196812859</text:p>
          </table:table-cell>
          <table:table-cell office:value-type="float" office:value="3.2034832162" calcext:value-type="float">
            <text:p>3.2034832162</text:p>
          </table:table-cell>
          <table:table-cell table:number-columns-repeated="2"/>
        </table:table-row>
        <table:table-row table:style-name="ro1">
          <table:table-cell office:value-type="float" office:value="0.36809099087" calcext:value-type="float">
            <text:p>0.36809099087</text:p>
          </table:table-cell>
          <table:table-cell office:value-type="float" office:value="1.1864974011" calcext:value-type="float">
            <text:p>1.1864974011</text:p>
          </table:table-cell>
          <table:table-cell office:value-type="float" office:value="0.41803313257" calcext:value-type="float">
            <text:p>0.41803313257</text:p>
          </table:table-cell>
          <table:table-cell office:value-type="float" office:value="5.8823871261" calcext:value-type="float">
            <text:p>5.8823871261</text:p>
          </table:table-cell>
          <table:table-cell office:value-type="float" office:value="2.985724085" calcext:value-type="float">
            <text:p>2.985724085</text:p>
          </table:table-cell>
          <table:table-cell table:number-columns-repeated="2"/>
        </table:table-row>
        <table:table-row table:style-name="ro1">
          <table:table-cell office:value-type="float" office:value="0.36989195199" calcext:value-type="float">
            <text:p>0.36989195199</text:p>
          </table:table-cell>
          <table:table-cell office:value-type="float" office:value="1.2149044718" calcext:value-type="float">
            <text:p>1.2149044718</text:p>
          </table:table-cell>
          <table:table-cell office:value-type="float" office:value="0.431625044" calcext:value-type="float">
            <text:p>0.431625044</text:p>
          </table:table-cell>
          <table:table-cell office:value-type="float" office:value="6.1329192607" calcext:value-type="float">
            <text:p>6.1329192607</text:p>
          </table:table-cell>
          <table:table-cell office:value-type="float" office:value="2.7621828272" calcext:value-type="float">
            <text:p>2.7621828272</text:p>
          </table:table-cell>
          <table:table-cell table:number-columns-repeated="2"/>
        </table:table-row>
        <table:table-row table:style-name="ro1">
          <table:table-cell office:value-type="float" office:value="0.37169291312" calcext:value-type="float">
            <text:p>0.37169291312</text:p>
          </table:table-cell>
          <table:table-cell office:value-type="float" office:value="1.2444786922" calcext:value-type="float">
            <text:p>1.2444786922</text:p>
          </table:table-cell>
          <table:table-cell office:value-type="float" office:value="0.4441371661" calcext:value-type="float">
            <text:p>0.4441371661</text:p>
          </table:table-cell>
          <table:table-cell office:value-type="float" office:value="6.3760510399" calcext:value-type="float">
            <text:p>6.3760510399</text:p>
          </table:table-cell>
          <table:table-cell office:value-type="float" office:value="2.5289980419" calcext:value-type="float">
            <text:p>2.5289980419</text:p>
          </table:table-cell>
          <table:table-cell table:number-columns-repeated="2"/>
        </table:table-row>
        <table:table-row table:style-name="ro1">
          <table:table-cell office:value-type="float" office:value="0.37349387424" calcext:value-type="float">
            <text:p>0.37349387424</text:p>
          </table:table-cell>
          <table:table-cell office:value-type="float" office:value="1.2751843124" calcext:value-type="float">
            <text:p>1.2751843124</text:p>
          </table:table-cell>
          <table:table-cell office:value-type="float" office:value="0.45552442963" calcext:value-type="float">
            <text:p>0.45552442963</text:p>
          </table:table-cell>
          <table:table-cell office:value-type="float" office:value="6.6114611167" calcext:value-type="float">
            <text:p>6.6114611167</text:p>
          </table:table-cell>
          <table:table-cell office:value-type="float" office:value="2.2863929317" calcext:value-type="float">
            <text:p>2.2863929317</text:p>
          </table:table-cell>
          <table:table-cell table:number-columns-repeated="2"/>
        </table:table-row>
        <table:table-row table:style-name="ro1">
          <table:table-cell office:value-type="float" office:value="0.37529483536" calcext:value-type="float">
            <text:p>0.37529483536</text:p>
          </table:table-cell>
          <table:table-cell office:value-type="float" office:value="1.3069840768" calcext:value-type="float">
            <text:p>1.3069840768</text:p>
          </table:table-cell>
          <table:table-cell office:value-type="float" office:value="0.46574284417" calcext:value-type="float">
            <text:p>0.46574284417</text:p>
          </table:table-cell>
          <table:table-cell office:value-type="float" office:value="6.8388339588" calcext:value-type="float">
            <text:p>6.8388339588</text:p>
          </table:table-cell>
          <table:table-cell office:value-type="float" office:value="2.0346006495" calcext:value-type="float">
            <text:p>2.0346006495</text:p>
          </table:table-cell>
          <table:table-cell table:number-columns-repeated="2"/>
        </table:table-row>
        <table:table-row table:style-name="ro1">
          <table:table-cell office:value-type="float" office:value="0.37706683133" calcext:value-type="float">
            <text:p>0.37706683133</text:p>
          </table:table-cell>
          <table:table-cell office:value-type="float" office:value="1.339302693" calcext:value-type="float">
            <text:p>1.339302693</text:p>
          </table:table-cell>
          <table:table-cell office:value-type="float" office:value="0.47461449257" calcext:value-type="float">
            <text:p>0.47461449257</text:p>
          </table:table-cell>
          <table:table-cell office:value-type="float" office:value="7.0544051104" calcext:value-type="float">
            <text:p>7.0544051104</text:p>
          </table:table-cell>
          <table:table-cell office:value-type="float" office:value="1.7781271263" calcext:value-type="float">
            <text:p>1.7781271263</text:p>
          </table:table-cell>
          <table:table-cell table:number-columns-repeated="2"/>
        </table:table-row>
        <table:table-row table:style-name="ro1">
          <table:table-cell office:value-type="float" office:value="0.37883882731" calcext:value-type="float">
            <text:p>0.37883882731</text:p>
          </table:table-cell>
          <table:table-cell office:value-type="float" office:value="1.3726047818" calcext:value-type="float">
            <text:p>1.3726047818</text:p>
          </table:table-cell>
          <table:table-cell office:value-type="float" office:value="0.48227335829" calcext:value-type="float">
            <text:p>0.48227335829</text:p>
          </table:table-cell>
          <table:table-cell office:value-type="float" office:value="7.2616071331" calcext:value-type="float">
            <text:p>7.2616071331</text:p>
          </table:table-cell>
          <table:table-cell office:value-type="float" office:value="1.5132354632" calcext:value-type="float">
            <text:p>1.5132354632</text:p>
          </table:table-cell>
          <table:table-cell table:number-columns-repeated="2"/>
        </table:table-row>
        <table:table-row table:style-name="ro1">
          <table:table-cell office:value-type="float" office:value="0.38061082328" calcext:value-type="float">
            <text:p>0.38061082328</text:p>
          </table:table-cell>
          <table:table-cell office:value-type="float" office:value="1.4068507518" calcext:value-type="float">
            <text:p>1.4068507518</text:p>
          </table:table-cell>
          <table:table-cell office:value-type="float" office:value="0.48868085918" calcext:value-type="float">
            <text:p>0.48868085918</text:p>
          </table:table-cell>
          <table:table-cell office:value-type="float" office:value="7.4601575368" calcext:value-type="float">
            <text:p>7.4601575368</text:p>
          </table:table-cell>
          <table:table-cell office:value-type="float" office:value="1.2401753266" calcext:value-type="float">
            <text:p>1.2401753266</text:p>
          </table:table-cell>
          <table:table-cell table:number-columns-repeated="2"/>
        </table:table-row>
        <table:table-row table:style-name="ro1">
          <table:table-cell office:value-type="float" office:value="0.38238281925" calcext:value-type="float">
            <text:p>0.38238281925</text:p>
          </table:table-cell>
          <table:table-cell office:value-type="float" office:value="1.4419997125" calcext:value-type="float">
            <text:p>1.4419997125</text:p>
          </table:table-cell>
          <table:table-cell office:value-type="float" office:value="0.49379959523" calcext:value-type="float">
            <text:p>0.49379959523</text:p>
          </table:table-cell>
          <table:table-cell office:value-type="float" office:value="7.6497803255" calcext:value-type="float">
            <text:p>7.6497803255</text:p>
          </table:table-cell>
          <table:table-cell office:value-type="float" office:value="0.9592052749" calcext:value-type="float">
            <text:p>0.9592052749</text:p>
          </table:table-cell>
          <table:table-cell table:number-columns-repeated="2"/>
        </table:table-row>
        <table:table-row table:style-name="ro1">
          <table:table-cell office:value-type="float" office:value="0.38413115515" calcext:value-type="float">
            <text:p>0.38413115515</text:p>
          </table:table-cell>
          <table:table-cell office:value-type="float" office:value="1.4775232102" calcext:value-type="float">
            <text:p>1.4775232102</text:p>
          </table:table-cell>
          <table:table-cell office:value-type="float" office:value="0.4975516123" calcext:value-type="float">
            <text:p>0.4975516123</text:p>
          </table:table-cell>
          <table:table-cell office:value-type="float" office:value="7.8278588856" calcext:value-type="float">
            <text:p>7.8278588856</text:p>
          </table:table-cell>
          <table:table-cell office:value-type="float" office:value="0.67449541018" calcext:value-type="float">
            <text:p>0.67449541018</text:p>
          </table:table-cell>
          <table:table-cell table:number-columns-repeated="2"/>
        </table:table-row>
        <table:table-row table:style-name="ro1">
          <table:table-cell office:value-type="float" office:value="0.38587949106" calcext:value-type="float">
            <text:p>0.38587949106</text:p>
          </table:table-cell>
          <table:table-cell office:value-type="float" office:value="1.5138430314" calcext:value-type="float">
            <text:p>1.5138430314</text:p>
          </table:table-cell>
          <table:table-cell office:value-type="float" office:value="0.4999802837" calcext:value-type="float">
            <text:p>0.4999802837</text:p>
          </table:table-cell>
          <table:table-cell office:value-type="float" office:value="7.9967325886" calcext:value-type="float">
            <text:p>7.9967325886</text:p>
          </table:table-cell>
          <table:table-cell office:value-type="float" office:value="0.38261069356" calcext:value-type="float">
            <text:p>0.38261069356</text:p>
          </table:table-cell>
          <table:table-cell table:number-columns-repeated="2"/>
        </table:table-row>
        <table:table-row table:style-name="ro1">
          <table:table-cell office:value-type="float" office:value="0.38762782696" calcext:value-type="float">
            <text:p>0.38762782696</text:p>
          </table:table-cell>
          <table:table-cell office:value-type="float" office:value="1.5509163631" calcext:value-type="float">
            <text:p>1.5509163631</text:p>
          </table:table-cell>
          <table:table-cell office:value-type="float" office:value="0.50105330288" calcext:value-type="float">
            <text:p>0.50105330288</text:p>
          </table:table-cell>
          <table:table-cell office:value-type="float" office:value="8.1561564191" calcext:value-type="float">
            <text:p>8.1561564191</text:p>
          </table:table-cell>
          <table:table-cell office:value-type="float" office:value="0.083824191429" calcext:value-type="float">
            <text:p>0.083824191429</text:p>
          </table:table-cell>
          <table:table-cell table:number-columns-repeated="2"/>
        </table:table-row>
        <table:table-row table:style-name="ro1">
          <table:table-cell office:value-type="float" office:value="0.38937616286" calcext:value-type="float">
            <text:p>0.38937616286</text:p>
          </table:table-cell>
          <table:table-cell office:value-type="float" office:value="1.5886992846" calcext:value-type="float">
            <text:p>1.5886992846</text:p>
          </table:table-cell>
          <table:table-cell office:value-type="float" office:value="0.5007396348" calcext:value-type="float">
            <text:p>0.5007396348</text:p>
          </table:table-cell>
          <table:table-cell office:value-type="float" office:value="8.305892498" calcext:value-type="float">
            <text:p>8.305892498</text:p>
          </table:table-cell>
          <table:table-cell office:value-type="float" office:value="-0.22158310537" calcext:value-type="float">
            <text:p>-0.22158310537</text:p>
          </table:table-cell>
          <table:table-cell table:number-columns-repeated="2"/>
        </table:table-row>
        <table:table-row table:style-name="ro1">
          <table:table-cell office:value-type="float" office:value="0.39110590123" calcext:value-type="float">
            <text:p>0.39110590123</text:p>
          </table:table-cell>
          <table:table-cell office:value-type="float" office:value="1.6267344829" calcext:value-type="float">
            <text:p>1.6267344829</text:p>
          </table:table-cell>
          <table:table-cell office:value-type="float" office:value="0.49903550639" calcext:value-type="float">
            <text:p>0.49903550639</text:p>
          </table:table-cell>
          <table:table-cell office:value-type="float" office:value="8.4442760033" calcext:value-type="float">
            <text:p>8.4442760033</text:p>
          </table:table-cell>
          <table:table-cell office:value-type="float" office:value="-0.52997406179" calcext:value-type="float">
            <text:p>-0.52997406179</text:p>
          </table:table-cell>
          <table:table-cell table:number-columns-repeated="2"/>
        </table:table-row>
        <table:table-row table:style-name="ro1">
          <table:table-cell office:value-type="float" office:value="0.39283563959" calcext:value-type="float">
            <text:p>0.39283563959</text:p>
          </table:table-cell>
          <table:table-cell office:value-type="float" office:value="1.6653756304" calcext:value-type="float">
            <text:p>1.6653756304</text:p>
          </table:table-cell>
          <table:table-cell office:value-type="float" office:value="0.49591743421" calcext:value-type="float">
            <text:p>0.49591743421</text:p>
          </table:table-cell>
          <table:table-cell office:value-type="float" office:value="8.5727352182" calcext:value-type="float">
            <text:p>8.5727352182</text:p>
          </table:table-cell>
          <table:table-cell office:value-type="float" office:value="-0.84427602226" calcext:value-type="float">
            <text:p>-0.84427602226</text:p>
          </table:table-cell>
          <table:table-cell table:number-columns-repeated="2"/>
        </table:table-row>
        <table:table-row table:style-name="ro1">
          <table:table-cell office:value-type="float" office:value="0.39456537796" calcext:value-type="float">
            <text:p>0.39456537796</text:p>
          </table:table-cell>
          <table:table-cell office:value-type="float" office:value="1.7045771856" calcext:value-type="float">
            <text:p>1.7045771856</text:p>
          </table:table-cell>
          <table:table-cell office:value-type="float" office:value="0.49135924266" calcext:value-type="float">
            <text:p>0.49135924266</text:p>
          </table:table-cell>
          <table:table-cell office:value-type="float" office:value="8.6910618011" calcext:value-type="float">
            <text:p>8.6910618011</text:p>
          </table:table-cell>
          <table:table-cell office:value-type="float" office:value="-1.1641948042" calcext:value-type="float">
            <text:p>-1.1641948042</text:p>
          </table:table-cell>
          <table:table-cell table:number-columns-repeated="2"/>
        </table:table-row>
        <table:table-row table:style-name="ro1">
          <table:table-cell office:value-type="float" office:value="0.39629511633" calcext:value-type="float">
            <text:p>0.39629511633</text:p>
          </table:table-cell>
          <table:table-cell office:value-type="float" office:value="1.744292679" calcext:value-type="float">
            <text:p>1.744292679</text:p>
          </table:table-cell>
          <table:table-cell office:value-type="float" office:value="0.48533610796" calcext:value-type="float">
            <text:p>0.48533610796</text:p>
          </table:table-cell>
          <table:table-cell office:value-type="float" office:value="8.7990551767" calcext:value-type="float">
            <text:p>8.7990551767</text:p>
          </table:table-cell>
          <table:table-cell office:value-type="float" office:value="-1.489429211" calcext:value-type="float">
            <text:p>-1.489429211</text:p>
          </table:table-cell>
          <table:table-cell table:number-columns-repeated="2"/>
        </table:table-row>
        <table:table-row table:style-name="ro1">
          <table:table-cell office:value-type="float" office:value="0.39801157465" calcext:value-type="float">
            <text:p>0.39801157465</text:p>
          </table:table-cell>
          <table:table-cell office:value-type="float" office:value="1.7841645925" calcext:value-type="float">
            <text:p>1.7841645925</text:p>
          </table:table-cell>
          <table:table-cell office:value-type="float" office:value="0.47788798335" calcext:value-type="float">
            <text:p>0.47788798335</text:p>
          </table:table-cell>
          <table:table-cell office:value-type="float" office:value="8.8958150108" calcext:value-type="float">
            <text:p>8.8958150108</text:p>
          </table:table-cell>
          <table:table-cell office:value-type="float" office:value="-1.8171174692" calcext:value-type="float">
            <text:p>-1.8171174692</text:p>
          </table:table-cell>
          <table:table-cell table:number-columns-repeated="2"/>
        </table:table-row>
        <table:table-row table:style-name="ro1">
          <table:table-cell office:value-type="float" office:value="0.39972803297" calcext:value-type="float">
            <text:p>0.39972803297</text:p>
          </table:table-cell>
          <table:table-cell office:value-type="float" office:value="1.8244488277" calcext:value-type="float">
            <text:p>1.8244488277</text:p>
          </table:table-cell>
          <table:table-cell office:value-type="float" office:value="0.46895270729" calcext:value-type="float">
            <text:p>0.46895270729</text:p>
          </table:table-cell>
          <table:table-cell office:value-type="float" office:value="8.9820298477" calcext:value-type="float">
            <text:p>8.9820298477</text:p>
          </table:table-cell>
          <table:table-cell office:value-type="float" office:value="-2.1494291721" calcext:value-type="float">
            <text:p>-2.1494291721</text:p>
          </table:table-cell>
          <table:table-cell table:number-columns-repeated="2"/>
        </table:table-row>
        <table:table-row table:style-name="ro1">
          <table:table-cell office:value-type="float" office:value="0.40144449129" calcext:value-type="float">
            <text:p>0.40144449129</text:p>
          </table:table-cell>
          <table:table-cell office:value-type="float" office:value="1.8650974778" calcext:value-type="float">
            <text:p>1.8650974778</text:p>
          </table:table-cell>
          <table:table-cell office:value-type="float" office:value="0.45851015156" calcext:value-type="float">
            <text:p>0.45851015156</text:p>
          </table:table-cell>
          <table:table-cell office:value-type="float" office:value="9.0575277108" calcext:value-type="float">
            <text:p>9.0575277108</text:p>
          </table:table-cell>
          <table:table-cell office:value-type="float" office:value="-2.4860504882" calcext:value-type="float">
            <text:p>-2.4860504882</text:p>
          </table:table-cell>
          <table:table-cell table:number-columns-repeated="2"/>
        </table:table-row>
        <table:table-row table:style-name="ro1">
          <table:table-cell office:value-type="float" office:value="0.40316094961" calcext:value-type="float">
            <text:p>0.40316094961</text:p>
          </table:table-cell>
          <table:table-cell office:value-type="float" office:value="1.90606188" calcext:value-type="float">
            <text:p>1.90606188</text:p>
          </table:table-cell>
          <table:table-cell office:value-type="float" office:value="0.44654161594" calcext:value-type="float">
            <text:p>0.44654161594</text:p>
          </table:table-cell>
          <table:table-cell office:value-type="float" office:value="9.122145037" calcext:value-type="float">
            <text:p>9.122145037</text:p>
          </table:table-cell>
          <table:table-cell office:value-type="float" office:value="-2.8266614497" calcext:value-type="float">
            <text:p>-2.8266614497</text:p>
          </table:table-cell>
          <table:table-cell table:number-columns-repeated="2"/>
        </table:table-row>
        <table:table-row table:style-name="ro1">
          <table:table-cell office:value-type="float" office:value="0.40487024937" calcext:value-type="float">
            <text:p>0.40487024937</text:p>
          </table:table-cell>
          <table:table-cell office:value-type="float" office:value="1.9471202123" calcext:value-type="float">
            <text:p>1.9471202123</text:p>
          </table:table-cell>
          <table:table-cell office:value-type="float" office:value="0.43308943185" calcext:value-type="float">
            <text:p>0.43308943185</text:p>
          </table:table-cell>
          <table:table-cell office:value-type="float" office:value="9.1755265337" calcext:value-type="float">
            <text:p>9.1755265337</text:p>
          </table:table-cell>
          <table:table-cell office:value-type="float" office:value="-3.1694931583" calcext:value-type="float">
            <text:p>-3.1694931583</text:p>
          </table:table-cell>
          <table:table-cell table:number-columns-repeated="2"/>
        </table:table-row>
        <table:table-row table:style-name="ro1">
          <table:table-cell office:value-type="float" office:value="0.40657954914" calcext:value-type="float">
            <text:p>0.40657954914</text:p>
          </table:table-cell>
          <table:table-cell office:value-type="float" office:value="1.9883932602" calcext:value-type="float">
            <text:p>1.9883932602</text:p>
          </table:table-cell>
          <table:table-cell office:value-type="float" office:value="0.41809129376" calcext:value-type="float">
            <text:p>0.41809129376</text:p>
          </table:table-cell>
          <table:table-cell office:value-type="float" office:value="9.2178200951" calcext:value-type="float">
            <text:p>9.2178200951</text:p>
          </table:table-cell>
          <table:table-cell office:value-type="float" office:value="-3.5156305316" calcext:value-type="float">
            <text:p>-3.5156305316</text:p>
          </table:table-cell>
          <table:table-cell table:number-columns-repeated="2"/>
        </table:table-row>
        <table:table-row table:style-name="ro1">
          <table:table-cell office:value-type="float" office:value="0.4082888489" calcext:value-type="float">
            <text:p>0.4082888489</text:p>
          </table:table-cell>
          <table:table-cell office:value-type="float" office:value="2.0298309623" calcext:value-type="float">
            <text:p>2.0298309623</text:p>
          </table:table-cell>
          <table:table-cell office:value-type="float" office:value="0.40153311399" calcext:value-type="float">
            <text:p>0.40153311399</text:p>
          </table:table-cell>
          <table:table-cell office:value-type="float" office:value="9.2488903446" calcext:value-type="float">
            <text:p>9.2488903446</text:p>
          </table:table-cell>
          <table:table-cell office:value-type="float" office:value="-3.8647405579" calcext:value-type="float">
            <text:p>-3.8647405579</text:p>
          </table:table-cell>
          <table:table-cell table:number-columns-repeated="2"/>
        </table:table-row>
        <table:table-row table:style-name="ro1">
          <table:table-cell office:value-type="float" office:value="0.40999814866" calcext:value-type="float">
            <text:p>0.40999814866</text:p>
          </table:table-cell>
          <table:table-cell office:value-type="float" office:value="2.0713826702" calcext:value-type="float">
            <text:p>2.0713826702</text:p>
          </table:table-cell>
          <table:table-cell office:value-type="float" office:value="0.38340231099" calcext:value-type="float">
            <text:p>0.38340231099</text:p>
          </table:table-cell>
          <table:table-cell office:value-type="float" office:value="9.2686110209" calcext:value-type="float">
            <text:p>9.2686110209</text:p>
          </table:table-cell>
          <table:table-cell office:value-type="float" office:value="-4.2164849566" calcext:value-type="float">
            <text:p>-4.2164849566</text:p>
          </table:table-cell>
          <table:table-cell table:number-columns-repeated="2"/>
        </table:table-row>
        <table:table-row table:style-name="ro1">
          <table:table-cell office:value-type="float" office:value="0.41170810541" calcext:value-type="float">
            <text:p>0.41170810541</text:p>
          </table:table-cell>
          <table:table-cell office:value-type="float" office:value="2.1130131874" calcext:value-type="float">
            <text:p>2.1130131874</text:p>
          </table:table-cell>
          <table:table-cell office:value-type="float" office:value="0.36367994777" calcext:value-type="float">
            <text:p>0.36367994777</text:p>
          </table:table-cell>
          <table:table-cell office:value-type="float" office:value="9.276866123" calcext:value-type="float">
            <text:p>9.276866123</text:p>
          </table:table-cell>
          <table:table-cell office:value-type="float" office:value="-4.5706568474" calcext:value-type="float">
            <text:p>-4.5706568474</text:p>
          </table:table-cell>
          <table:table-cell table:number-columns-repeated="2"/>
        </table:table-row>
        <table:table-row table:style-name="ro1">
          <table:table-cell office:value-type="float" office:value="0.41341806216" calcext:value-type="float">
            <text:p>0.41341806216</text:p>
          </table:table-cell>
          <table:table-cell office:value-type="float" office:value="2.1546548009" calcext:value-type="float">
            <text:p>2.1546548009</text:p>
          </table:table-cell>
          <table:table-cell office:value-type="float" office:value="0.34236317753" calcext:value-type="float">
            <text:p>0.34236317753</text:p>
          </table:table-cell>
          <table:table-cell office:value-type="float" office:value="9.2735383278" calcext:value-type="float">
            <text:p>9.2735383278</text:p>
          </table:table-cell>
          <table:table-cell office:value-type="float" office:value="-4.9267729172" calcext:value-type="float">
            <text:p>-4.9267729172</text:p>
          </table:table-cell>
          <table:table-cell table:number-columns-repeated="2"/>
        </table:table-row>
        <table:table-row table:style-name="ro1">
          <table:table-cell office:value-type="float" office:value="0.41512801892" calcext:value-type="float">
            <text:p>0.41512801892</text:p>
          </table:table-cell>
          <table:table-cell office:value-type="float" office:value="2.1962552926" calcext:value-type="float">
            <text:p>2.1962552926</text:p>
          </table:table-cell>
          <table:table-cell office:value-type="float" office:value="0.31944406452" calcext:value-type="float">
            <text:p>0.31944406452</text:p>
          </table:table-cell>
          <table:table-cell office:value-type="float" office:value="9.2585298343" calcext:value-type="float">
            <text:p>9.2585298343</text:p>
          </table:table-cell>
          <table:table-cell office:value-type="float" office:value="-5.2844799614" calcext:value-type="float">
            <text:p>-5.2844799614</text:p>
          </table:table-cell>
          <table:table-cell table:number-columns-repeated="2"/>
        </table:table-row>
        <table:table-row table:style-name="ro1">
          <table:table-cell office:value-type="float" office:value="0.41683797567" calcext:value-type="float">
            <text:p>0.41683797567</text:p>
          </table:table-cell>
          <table:table-cell office:value-type="float" office:value="2.2377620272" calcext:value-type="float">
            <text:p>2.2377620272</text:p>
          </table:table-cell>
          <table:table-cell office:value-type="float" office:value="0.29491626839" calcext:value-type="float">
            <text:p>0.29491626839</text:p>
          </table:table-cell>
          <table:table-cell office:value-type="float" office:value="9.2317527755" calcext:value-type="float">
            <text:p>9.2317527755</text:p>
          </table:table-cell>
          <table:table-cell office:value-type="float" office:value="-5.6434203894" calcext:value-type="float">
            <text:p>-5.6434203894</text:p>
          </table:table-cell>
          <table:table-cell table:number-columns-repeated="2"/>
        </table:table-row>
        <table:table-row table:style-name="ro1">
          <table:table-cell office:value-type="float" office:value="0.41856014201" calcext:value-type="float">
            <text:p>0.41856014201</text:p>
          </table:table-cell>
          <table:table-cell office:value-type="float" office:value="2.2794166608" calcext:value-type="float">
            <text:p>2.2794166608</text:p>
          </table:table-cell>
          <table:table-cell office:value-type="float" office:value="0.26858259674" calcext:value-type="float">
            <text:p>0.26858259674</text:p>
          </table:table-cell>
          <table:table-cell office:value-type="float" office:value="9.192810854" calcext:value-type="float">
            <text:p>9.192810854</text:p>
          </table:table-cell>
          <table:table-cell office:value-type="float" office:value="-6.0058038682" calcext:value-type="float">
            <text:p>-6.0058038682</text:p>
          </table:table-cell>
          <table:table-cell table:number-columns-repeated="2"/>
        </table:table-row>
        <table:table-row table:style-name="ro1">
          <table:table-cell office:value-type="float" office:value="0.42028230834" calcext:value-type="float">
            <text:p>0.42028230834</text:p>
          </table:table-cell>
          <table:table-cell office:value-type="float" office:value="2.3208679355" calcext:value-type="float">
            <text:p>2.3208679355</text:p>
          </table:table-cell>
          <table:table-cell office:value-type="float" office:value="0.24060923944" calcext:value-type="float">
            <text:p>0.24060923944</text:p>
          </table:table-cell>
          <table:table-cell office:value-type="float" office:value="9.1417840019" calcext:value-type="float">
            <text:p>9.1417840019</text:p>
          </table:table-cell>
          <table:table-cell office:value-type="float" office:value="-6.3686979204" calcext:value-type="float">
            <text:p>-6.3686979204</text:p>
          </table:table-cell>
          <table:table-cell table:number-columns-repeated="2"/>
        </table:table-row>
        <table:table-row table:style-name="ro1">
          <table:table-cell office:value-type="float" office:value="0.42200447468" calcext:value-type="float">
            <text:p>0.42200447468</text:p>
          </table:table-cell>
          <table:table-cell office:value-type="float" office:value="2.36206108" calcext:value-type="float">
            <text:p>2.36206108</text:p>
          </table:table-cell>
          <table:table-cell office:value-type="float" office:value="0.21099474017" calcext:value-type="float">
            <text:p>0.21099474017</text:p>
          </table:table-cell>
          <table:table-cell office:value-type="float" office:value="9.0786141916" calcext:value-type="float">
            <text:p>9.0786141916</text:p>
          </table:table-cell>
          <table:table-cell office:value-type="float" office:value="-6.7317252856" calcext:value-type="float">
            <text:p>-6.7317252856</text:p>
          </table:table-cell>
          <table:table-cell table:number-columns-repeated="2"/>
        </table:table-row>
        <table:table-row table:style-name="ro1">
          <table:table-cell office:value-type="float" office:value="0.42372664101" calcext:value-type="float">
            <text:p>0.42372664101</text:p>
          </table:table-cell>
          <table:table-cell office:value-type="float" office:value="2.4029410854" calcext:value-type="float">
            <text:p>2.4029410854</text:p>
          </table:table-cell>
          <table:table-cell office:value-type="float" office:value="0.1797393561" calcext:value-type="float">
            <text:p>0.1797393561</text:p>
          </table:table-cell>
          <table:table-cell office:value-type="float" office:value="9.0032543911" calcext:value-type="float">
            <text:p>9.0032543911</text:p>
          </table:table-cell>
          <table:table-cell office:value-type="float" office:value="-7.0945052487" calcext:value-type="float">
            <text:p>-7.0945052487</text:p>
          </table:table-cell>
          <table:table-cell table:number-columns-repeated="2"/>
        </table:table-row>
        <table:table-row table:style-name="ro1">
          <table:table-cell office:value-type="float" office:value="0.42548527639" calcext:value-type="float">
            <text:p>0.42548527639</text:p>
          </table:table-cell>
          <table:table-cell office:value-type="float" office:value="2.4443062521" calcext:value-type="float">
            <text:p>2.4443062521</text:p>
          </table:table-cell>
          <table:table-cell office:value-type="float" office:value="0.1461307977" calcext:value-type="float">
            <text:p>0.1461307977</text:p>
          </table:table-cell>
          <table:table-cell office:value-type="float" office:value="8.9136816092" calcext:value-type="float">
            <text:p>8.9136816092</text:p>
          </table:table-cell>
          <table:table-cell office:value-type="float" office:value="-7.4643132225" calcext:value-type="float">
            <text:p>-7.4643132225</text:p>
          </table:table-cell>
          <table:table-cell table:number-columns-repeated="2"/>
        </table:table-row>
        <table:table-row table:style-name="ro1">
          <table:table-cell office:value-type="float" office:value="0.42724391176" calcext:value-type="float">
            <text:p>0.42724391176</text:p>
          </table:table-cell>
          <table:table-cell office:value-type="float" office:value="2.4852283861" calcext:value-type="float">
            <text:p>2.4852283861</text:p>
          </table:table-cell>
          <table:table-cell office:value-type="float" office:value="0.11081718796" calcext:value-type="float">
            <text:p>0.11081718796</text:p>
          </table:table-cell>
          <table:table-cell office:value-type="float" office:value="8.8113337663" calcext:value-type="float">
            <text:p>8.8113337663</text:p>
          </table:table-cell>
          <table:table-cell office:value-type="float" office:value="-7.8330509594" calcext:value-type="float">
            <text:p>-7.8330509594</text:p>
          </table:table-cell>
          <table:table-cell table:number-columns-repeated="2"/>
        </table:table-row>
        <table:table-row table:style-name="ro1">
          <table:table-cell office:value-type="float" office:value="0.42900254714" calcext:value-type="float">
            <text:p>0.42900254714</text:p>
          </table:table-cell>
          <table:table-cell office:value-type="float" office:value="2.5256484728" calcext:value-type="float">
            <text:p>2.5256484728</text:p>
          </table:table-cell>
          <table:table-cell office:value-type="float" office:value="0.073804424706" calcext:value-type="float">
            <text:p>0.073804424706</text:p>
          </table:table-cell>
          <table:table-cell office:value-type="float" office:value="8.696197447" calcext:value-type="float">
            <text:p>8.696197447</text:p>
          </table:table-cell>
          <table:table-cell office:value-type="float" office:value="-8.2003038026" calcext:value-type="float">
            <text:p>-8.2003038026</text:p>
          </table:table-cell>
          <table:table-cell table:number-columns-repeated="2"/>
        </table:table-row>
        <table:table-row table:style-name="ro1">
          <table:table-cell office:value-type="float" office:value="0.43076118251" calcext:value-type="float">
            <text:p>0.43076118251</text:p>
          </table:table-cell>
          <table:table-cell office:value-type="float" office:value="2.5655074646" calcext:value-type="float">
            <text:p>2.5655074646</text:p>
          </table:table-cell>
          <table:table-cell office:value-type="float" office:value="0.03510032583" calcext:value-type="float">
            <text:p>0.03510032583</text:p>
          </table:table-cell>
          <table:table-cell office:value-type="float" office:value="8.5682719571" calcext:value-type="float">
            <text:p>8.5682719571</text:p>
          </table:table-cell>
          <table:table-cell office:value-type="float" office:value="-8.5656546649" calcext:value-type="float">
            <text:p>-8.5656546649</text:p>
          </table:table-cell>
          <table:table-cell table:number-columns-repeated="2"/>
        </table:table-row>
        <table:table-row table:style-name="ro1">
          <table:table-cell office:value-type="float" office:value="0.43271007494" calcext:value-type="float">
            <text:p>0.43271007494</text:p>
          </table:table-cell>
          <table:table-cell office:value-type="float" office:value="2.6089517176" calcext:value-type="float">
            <text:p>2.6089517176</text:p>
          </table:table-cell>
          <table:table-cell office:value-type="float" office:value="-0.0097547927971" calcext:value-type="float">
            <text:p>-0.0097547927971</text:p>
          </table:table-cell>
          <table:table-cell office:value-type="float" office:value="8.4115827019" calcext:value-type="float">
            <text:p>8.4115827019</text:p>
          </table:table-cell>
          <table:table-cell office:value-type="float" office:value="-8.9678016917" calcext:value-type="float">
            <text:p>-8.9678016917</text:p>
          </table:table-cell>
          <table:table-cell table:number-columns-repeated="2"/>
        </table:table-row>
        <table:table-row table:style-name="ro1">
          <table:table-cell office:value-type="float" office:value="0.43465896737" calcext:value-type="float">
            <text:p>0.43465896737</text:p>
          </table:table-cell>
          <table:table-cell office:value-type="float" office:value="2.6515542189" calcext:value-type="float">
            <text:p>2.6515542189</text:p>
          </table:table-cell>
          <table:table-cell office:value-type="float" office:value="-0.056658929512" calcext:value-type="float">
            <text:p>-0.056658929512</text:p>
          </table:table-cell>
          <table:table-cell office:value-type="float" office:value="8.2392380412" calcext:value-type="float">
            <text:p>8.2392380412</text:p>
          </table:table-cell>
          <table:table-cell office:value-type="float" office:value="-9.3665252262" calcext:value-type="float">
            <text:p>-9.3665252262</text:p>
          </table:table-cell>
          <table:table-cell table:number-columns-repeated="2"/>
        </table:table-row>
        <table:table-row table:style-name="ro1">
          <table:table-cell office:value-type="float" office:value="0.4366078598" calcext:value-type="float">
            <text:p>0.4366078598</text:p>
          </table:table-cell>
          <table:table-cell office:value-type="float" office:value="2.6932350063" calcext:value-type="float">
            <text:p>2.6932350063</text:p>
          </table:table-cell>
          <table:table-cell office:value-type="float" office:value="-0.10559309842" calcext:value-type="float">
            <text:p>-0.10559309842</text:p>
          </table:table-cell>
          <table:table-cell office:value-type="float" office:value="8.0512933126" calcext:value-type="float">
            <text:p>8.0512933126</text:p>
          </table:table-cell>
          <table:table-cell office:value-type="float" office:value="-9.7612504987" calcext:value-type="float">
            <text:p>-9.7612504987</text:p>
          </table:table-cell>
          <table:table-cell table:number-columns-repeated="2"/>
        </table:table-row>
        <table:table-row table:style-name="ro1">
          <table:table-cell office:value-type="float" office:value="0.43855675223" calcext:value-type="float">
            <text:p>0.43855675223</text:p>
          </table:table-cell>
          <table:table-cell office:value-type="float" office:value="2.7339144525" calcext:value-type="float">
            <text:p>2.7339144525</text:p>
          </table:table-cell>
          <table:table-cell office:value-type="float" office:value="-0.15653536966" calcext:value-type="float">
            <text:p>-0.15653536966</text:p>
          </table:table-cell>
          <table:table-cell office:value-type="float" office:value="7.847824068" calcext:value-type="float">
            <text:p>7.847824068</text:p>
          </table:table-cell>
          <table:table-cell office:value-type="float" office:value="-10.151401476" calcext:value-type="float">
            <text:p>-10.151401476</text:p>
          </table:table-cell>
          <table:table-cell table:number-columns-repeated="2"/>
        </table:table-row>
        <table:table-row table:style-name="ro1">
          <table:table-cell office:value-type="float" office:value="0.44036042995" calcext:value-type="float">
            <text:p>0.44036042995</text:p>
          </table:table-cell>
          <table:table-cell office:value-type="float" office:value="2.7706017913" calcext:value-type="float">
            <text:p>2.7706017913</text:p>
          </table:table-cell>
          <table:table-cell office:value-type="float" office:value="-0.20544952893" calcext:value-type="float">
            <text:p>-0.20544952893</text:p>
          </table:table-cell>
          <table:table-cell office:value-type="float" office:value="7.6457661829" calcext:value-type="float">
            <text:p>7.6457661829</text:p>
          </table:table-cell>
          <table:table-cell office:value-type="float" office:value="-10.507904959" calcext:value-type="float">
            <text:p>-10.507904959</text:p>
          </table:table-cell>
          <table:table-cell table:number-columns-repeated="2"/>
        </table:table-row>
        <table:table-row table:style-name="ro1">
          <table:table-cell office:value-type="float" office:value="0.44216410766" calcext:value-type="float">
            <text:p>0.44216410766</text:p>
          </table:table-cell>
          <table:table-cell office:value-type="float" office:value="2.806301246" calcext:value-type="float">
            <text:p>2.806301246</text:p>
          </table:table-cell>
          <table:table-cell office:value-type="float" office:value="-0.25604043361" calcext:value-type="float">
            <text:p>-0.25604043361</text:p>
          </table:table-cell>
          <table:table-cell office:value-type="float" office:value="7.4305849439" calcext:value-type="float">
            <text:p>7.4305849439</text:p>
          </table:table-cell>
          <table:table-cell office:value-type="float" office:value="-10.859539422" calcext:value-type="float">
            <text:p>-10.859539422</text:p>
          </table:table-cell>
          <table:table-cell table:number-columns-repeated="2"/>
        </table:table-row>
        <table:table-row table:style-name="ro1">
          <table:table-cell office:value-type="float" office:value="0.44396778538" calcext:value-type="float">
            <text:p>0.44396778538</text:p>
          </table:table-cell>
          <table:table-cell office:value-type="float" office:value="2.8409509259" calcext:value-type="float">
            <text:p>2.8409509259</text:p>
          </table:table-cell>
          <table:table-cell office:value-type="float" office:value="-0.30828394727" calcext:value-type="float">
            <text:p>-0.30828394727</text:p>
          </table:table-cell>
          <table:table-cell office:value-type="float" office:value="7.2023874881" calcext:value-type="float">
            <text:p>7.2023874881</text:p>
          </table:table-cell>
          <table:table-cell office:value-type="float" office:value="-11.205848396" calcext:value-type="float">
            <text:p>-11.205848396</text:p>
          </table:table-cell>
          <table:table-cell table:number-columns-repeated="2"/>
        </table:table-row>
        <table:table-row table:style-name="ro1">
          <table:table-cell office:value-type="float" office:value="0.4457714631" calcext:value-type="float">
            <text:p>0.4457714631</text:p>
          </table:table-cell>
          <table:table-cell office:value-type="float" office:value="2.8744894839" calcext:value-type="float">
            <text:p>2.8744894839</text:p>
          </table:table-cell>
          <table:table-cell office:value-type="float" office:value="-0.36215377452" calcext:value-type="float">
            <text:p>-0.36215377452</text:p>
          </table:table-cell>
          <table:table-cell office:value-type="float" office:value="6.9612963474" calcext:value-type="float">
            <text:p>6.9612963474</text:p>
          </table:table-cell>
          <table:table-cell office:value-type="float" office:value="-11.54637647" calcext:value-type="float">
            <text:p>-11.54637647</text:p>
          </table:table-cell>
          <table:table-cell table:number-columns-repeated="2"/>
        </table:table-row>
        <table:table-row table:style-name="ro1">
          <table:table-cell office:value-type="float" office:value="0.44778130225" calcext:value-type="float">
            <text:p>0.44778130225</text:p>
          </table:table-cell>
          <table:table-cell office:value-type="float" office:value="2.9104783899" calcext:value-type="float">
            <text:p>2.9104783899</text:p>
          </table:table-cell>
          <table:table-cell office:value-type="float" office:value="-0.42406186142" calcext:value-type="float">
            <text:p>-0.42406186142</text:p>
          </table:table-cell>
          <table:table-cell office:value-type="float" office:value="6.6776291275" calcext:value-type="float">
            <text:p>6.6776291275</text:p>
          </table:table-cell>
          <table:table-cell office:value-type="float" office:value="-11.918462347" calcext:value-type="float">
            <text:p>-11.918462347</text:p>
          </table:table-cell>
          <table:table-cell table:number-columns-repeated="2"/>
        </table:table-row>
        <table:table-row table:style-name="ro1">
          <table:table-cell office:value-type="float" office:value="0.44979114141" calcext:value-type="float">
            <text:p>0.44979114141</text:p>
          </table:table-cell>
          <table:table-cell office:value-type="float" office:value="2.9449292405" calcext:value-type="float">
            <text:p>2.9449292405</text:p>
          </table:table-cell>
          <table:table-cell office:value-type="float" office:value="-0.48791141086" calcext:value-type="float">
            <text:p>-0.48791141086</text:p>
          </table:table-cell>
          <table:table-cell office:value-type="float" office:value="6.3783377913" calcext:value-type="float">
            <text:p>6.3783377913</text:p>
          </table:table-cell>
          <table:table-cell office:value-type="float" office:value="-12.282181862" calcext:value-type="float">
            <text:p>-12.282181862</text:p>
          </table:table-cell>
          <table:table-cell table:number-columns-repeated="2"/>
        </table:table-row>
        <table:table-row table:style-name="ro1">
          <table:table-cell office:value-type="float" office:value="0.45180098056" calcext:value-type="float">
            <text:p>0.45180098056</text:p>
          </table:table-cell>
          <table:table-cell office:value-type="float" office:value="2.9777602187" calcext:value-type="float">
            <text:p>2.9777602187</text:p>
          </table:table-cell>
          <table:table-cell office:value-type="float" office:value="-0.55365664004" calcext:value-type="float">
            <text:p>-0.55365664004</text:p>
          </table:table-cell>
          <table:table-cell office:value-type="float" office:value="6.0636602488" calcext:value-type="float">
            <text:p>6.0636602488</text:p>
          </table:table-cell>
          <table:table-cell office:value-type="float" office:value="-12.636914299" calcext:value-type="float">
            <text:p>-12.636914299</text:p>
          </table:table-cell>
          <table:table-cell table:number-columns-repeated="2"/>
        </table:table-row>
        <table:table-row table:style-name="ro1">
          <table:table-cell office:value-type="float" office:value="0.45381081972" calcext:value-type="float">
            <text:p>0.45381081972</text:p>
          </table:table-cell>
          <table:table-cell office:value-type="float" office:value="3.0088908268" calcext:value-type="float">
            <text:p>3.0088908268</text:p>
          </table:table-cell>
          <table:table-cell office:value-type="float" office:value="-0.62124850431" calcext:value-type="float">
            <text:p>-0.62124850431</text:p>
          </table:table-cell>
          <table:table-cell office:value-type="float" office:value="5.7338586274" calcext:value-type="float">
            <text:p>5.7338586274</text:p>
          </table:table-cell>
          <table:table-cell office:value-type="float" office:value="-12.982043992" calcext:value-type="float">
            <text:p>-12.982043992</text:p>
          </table:table-cell>
          <table:table-cell table:number-columns-repeated="2"/>
        </table:table-row>
        <table:table-row table:style-name="ro1">
          <table:table-cell office:value-type="float" office:value="0.4555204479" calcext:value-type="float">
            <text:p>0.4555204479</text:p>
          </table:table-cell>
          <table:table-cell office:value-type="float" office:value="3.0339739008" calcext:value-type="float">
            <text:p>3.0339739008</text:p>
          </table:table-cell>
          <table:table-cell office:value-type="float" office:value="-0.68015860288" calcext:value-type="float">
            <text:p>-0.68015860288</text:p>
          </table:table-cell>
          <table:table-cell office:value-type="float" office:value="5.4416290477" calcext:value-type="float">
            <text:p>5.4416290477</text:p>
          </table:table-cell>
          <table:table-cell office:value-type="float" office:value="-13.267606892" calcext:value-type="float">
            <text:p>-13.267606892</text:p>
          </table:table-cell>
          <table:table-cell table:number-columns-repeated="2"/>
        </table:table-row>
        <table:table-row table:style-name="ro1">
          <table:table-cell office:value-type="float" office:value="0.45723007608" calcext:value-type="float">
            <text:p>0.45723007608</text:p>
          </table:table-cell>
          <table:table-cell office:value-type="float" office:value="3.0577216378" calcext:value-type="float">
            <text:p>3.0577216378</text:p>
          </table:table-cell>
          <table:table-cell office:value-type="float" office:value="-0.74033309511" calcext:value-type="float">
            <text:p>-0.74033309511</text:p>
          </table:table-cell>
          <table:table-cell office:value-type="float" office:value="5.1388530672" calcext:value-type="float">
            <text:p>5.1388530672</text:p>
          </table:table-cell>
          <table:table-cell office:value-type="float" office:value="-13.545408856" calcext:value-type="float">
            <text:p>-13.545408856</text:p>
          </table:table-cell>
          <table:table-cell table:number-columns-repeated="2"/>
        </table:table-row>
        <table:table-row table:style-name="ro1">
          <table:table-cell office:value-type="float" office:value="0.45893970426" calcext:value-type="float">
            <text:p>0.45893970426</text:p>
          </table:table-cell>
          <table:table-cell office:value-type="float" office:value="3.0800871554" calcext:value-type="float">
            <text:p>3.0800871554</text:p>
          </table:table-cell>
          <table:table-cell office:value-type="float" office:value="-0.80173632298" calcext:value-type="float">
            <text:p>-0.80173632298</text:p>
          </table:table-cell>
          <table:table-cell office:value-type="float" office:value="4.825733502" calcext:value-type="float">
            <text:p>4.825733502</text:p>
          </table:table-cell>
          <table:table-cell office:value-type="float" office:value="-13.815082627" calcext:value-type="float">
            <text:p>-13.815082627</text:p>
          </table:table-cell>
          <table:table-cell table:number-columns-repeated="2"/>
        </table:table-row>
        <table:table-row table:style-name="ro1">
          <table:table-cell office:value-type="float" office:value="0.46064933245" calcext:value-type="float">
            <text:p>0.46064933245</text:p>
          </table:table-cell>
          <table:table-cell office:value-type="float" office:value="3.1010245101" calcext:value-type="float">
            <text:p>3.1010245101</text:p>
          </table:table-cell>
          <table:table-cell office:value-type="float" office:value="-0.86433099027" calcext:value-type="float">
            <text:p>-0.86433099027</text:p>
          </table:table-cell>
          <table:table-cell office:value-type="float" office:value="4.5024858507" calcext:value-type="float">
            <text:p>4.5024858507</text:p>
          </table:table-cell>
          <table:table-cell office:value-type="float" office:value="-14.076265462" calcext:value-type="float">
            <text:p>-14.076265462</text:p>
          </table:table-cell>
          <table:table-cell table:number-columns-repeated="2"/>
        </table:table-row>
        <table:table-row table:style-name="ro1">
          <table:table-cell office:value-type="float" office:value="0.46228076224" calcext:value-type="float">
            <text:p>0.46228076224</text:p>
          </table:table-cell>
          <table:table-cell office:value-type="float" office:value="3.1196312328" calcext:value-type="float">
            <text:p>3.1196312328</text:p>
          </table:table-cell>
          <table:table-cell office:value-type="float" office:value="-0.92513780299" calcext:value-type="float">
            <text:p>-0.92513780299</text:p>
          </table:table-cell>
          <table:table-cell office:value-type="float" office:value="4.1847891108" calcext:value-type="float">
            <text:p>4.1847891108</text:p>
          </table:table-cell>
          <table:table-cell office:value-type="float" office:value="-14.317255934" calcext:value-type="float">
            <text:p>-14.317255934</text:p>
          </table:table-cell>
          <table:table-cell table:number-columns-repeated="2"/>
        </table:table-row>
        <table:table-row table:style-name="ro1">
          <table:table-cell office:value-type="float" office:value="0.46391219203" calcext:value-type="float">
            <text:p>0.46391219203</text:p>
          </table:table-cell>
          <table:table-cell office:value-type="float" office:value="3.1368583431" calcext:value-type="float">
            <text:p>3.1368583431</text:p>
          </table:table-cell>
          <table:table-cell office:value-type="float" office:value="-0.98695895973" calcext:value-type="float">
            <text:p>-0.98695895973</text:p>
          </table:table-cell>
          <table:table-cell office:value-type="float" office:value="3.8582862281" calcext:value-type="float">
            <text:p>3.8582862281</text:p>
          </table:table-cell>
          <table:table-cell office:value-type="float" office:value="-14.549882257" calcext:value-type="float">
            <text:p>-14.549882257</text:p>
          </table:table-cell>
          <table:table-cell table:number-columns-repeated="2"/>
        </table:table-row>
        <table:table-row table:style-name="ro1">
          <table:table-cell office:value-type="float" office:value="0.46554362182" calcext:value-type="float">
            <text:p>0.46554362182</text:p>
          </table:table-cell>
          <table:table-cell office:value-type="float" office:value="3.1526685925" calcext:value-type="float">
            <text:p>3.1526685925</text:p>
          </table:table-cell>
          <table:table-cell office:value-type="float" office:value="-1.0497579907" calcext:value-type="float">
            <text:p>-1.0497579907</text:p>
          </table:table-cell>
          <table:table-cell office:value-type="float" office:value="3.5231965318" calcext:value-type="float">
            <text:p>3.5231965318</text:p>
          </table:table-cell>
          <table:table-cell office:value-type="float" office:value="-14.773842972" calcext:value-type="float">
            <text:p>-14.773842972</text:p>
          </table:table-cell>
          <table:table-cell table:number-columns-repeated="2"/>
        </table:table-row>
        <table:table-row table:style-name="ro1">
          <table:table-cell office:value-type="float" office:value="0.46717505161" calcext:value-type="float">
            <text:p>0.46717505161</text:p>
          </table:table-cell>
          <table:table-cell office:value-type="float" office:value="3.1670256938" calcext:value-type="float">
            <text:p>3.1670256938</text:p>
          </table:table-cell>
          <table:table-cell office:value-type="float" office:value="-1.1134971461" calcext:value-type="float">
            <text:p>-1.1134971461</text:p>
          </table:table-cell>
          <table:table-cell office:value-type="float" office:value="3.1797496691" calcext:value-type="float">
            <text:p>3.1797496691</text:p>
          </table:table-cell>
          <table:table-cell office:value-type="float" office:value="-14.988841829" calcext:value-type="float">
            <text:p>-14.988841829</text:p>
          </table:table-cell>
          <table:table-cell table:number-columns-repeated="2"/>
        </table:table-row>
        <table:table-row table:style-name="ro1">
          <table:table-cell office:value-type="float" office:value="0.46875887263" calcext:value-type="float">
            <text:p>0.46875887263</text:p>
          </table:table-cell>
          <table:table-cell office:value-type="float" office:value="3.1795402309" calcext:value-type="float">
            <text:p>3.1795402309</text:p>
          </table:table-cell>
          <table:table-cell office:value-type="float" office:value="-1.1762386764" calcext:value-type="float">
            <text:p>-1.1762386764</text:p>
          </table:table-cell>
          <table:table-cell office:value-type="float" office:value="2.8385576435" calcext:value-type="float">
            <text:p>2.8385576435</text:p>
          </table:table-cell>
          <table:table-cell office:value-type="float" office:value="-15.188717722" calcext:value-type="float">
            <text:p>-15.188717722</text:p>
          </table:table-cell>
          <table:table-cell table:number-columns-repeated="2"/>
        </table:table-row>
        <table:table-row table:style-name="ro1">
          <table:table-cell office:value-type="float" office:value="0.47034269364" calcext:value-type="float">
            <text:p>0.47034269364</text:p>
          </table:table-cell>
          <table:table-cell office:value-type="float" office:value="3.1906205951" calcext:value-type="float">
            <text:p>3.1906205951</text:p>
          </table:table-cell>
          <table:table-cell office:value-type="float" office:value="-1.2397926986" calcext:value-type="float">
            <text:p>-1.2397926986</text:p>
          </table:table-cell>
          <table:table-cell office:value-type="float" office:value="2.4899437949" calcext:value-type="float">
            <text:p>2.4899437949</text:p>
          </table:table-cell>
          <table:table-cell office:value-type="float" office:value="-15.379612545" calcext:value-type="float">
            <text:p>-15.379612545</text:p>
          </table:table-cell>
          <table:table-cell table:number-columns-repeated="2"/>
        </table:table-row>
        <table:table-row table:style-name="ro1">
          <table:table-cell office:value-type="float" office:value="0.47192651465" calcext:value-type="float">
            <text:p>0.47192651465</text:p>
          </table:table-cell>
          <table:table-cell office:value-type="float" office:value="3.2002364189" calcext:value-type="float">
            <text:p>3.2002364189</text:p>
          </table:table-cell>
          <table:table-cell office:value-type="float" office:value="-1.3041213386" calcext:value-type="float">
            <text:p>-1.3041213386</text:p>
          </table:table-cell>
          <table:table-cell office:value-type="float" office:value="2.1341456861" calcext:value-type="float">
            <text:p>2.1341456861</text:p>
          </table:table-cell>
          <table:table-cell office:value-type="float" office:value="-15.561271289" calcext:value-type="float">
            <text:p>-15.561271289</text:p>
          </table:table-cell>
          <table:table-cell table:number-columns-repeated="2"/>
        </table:table-row>
        <table:table-row table:style-name="ro1">
          <table:table-cell office:value-type="float" office:value="0.47351033566" calcext:value-type="float">
            <text:p>0.47351033566</text:p>
          </table:table-cell>
          <table:table-cell office:value-type="float" office:value="3.208358341" calcext:value-type="float">
            <text:p>3.208358341</text:p>
          </table:table-cell>
          <table:table-cell office:value-type="float" office:value="-1.3691856741" calcext:value-type="float">
            <text:p>-1.3691856741</text:p>
          </table:table-cell>
          <table:table-cell office:value-type="float" office:value="1.7714096964" calcext:value-type="float">
            <text:p>1.7714096964</text:p>
          </table:table-cell>
          <table:table-cell office:value-type="float" office:value="-15.733444861" calcext:value-type="float">
            <text:p>-15.733444861</text:p>
          </table:table-cell>
          <table:table-cell table:number-columns-repeated="2"/>
        </table:table-row>
        <table:table-row table:style-name="ro1">
          <table:table-cell office:value-type="float" office:value="0.47506269373" calcext:value-type="float">
            <text:p>0.47506269373</text:p>
          </table:table-cell>
          <table:table-cell office:value-type="float" office:value="3.2148419317" calcext:value-type="float">
            <text:p>3.2148419317</text:p>
          </table:table-cell>
          <table:table-cell office:value-type="float" office:value="-1.4336329082" calcext:value-type="float">
            <text:p>-1.4336329082</text:p>
          </table:table-cell>
          <table:table-cell office:value-type="float" office:value="1.4093928779" calcext:value-type="float">
            <text:p>1.4093928779</text:p>
          </table:table-cell>
          <table:table-cell office:value-type="float" office:value="-15.8927596" calcext:value-type="float">
            <text:p>-15.8927596</text:p>
          </table:table-cell>
          <table:table-cell table:number-columns-repeated="2"/>
        </table:table-row>
        <table:table-row table:style-name="ro1">
          <table:table-cell office:value-type="float" office:value="0.4766150518" calcext:value-type="float">
            <text:p>0.4766150518</text:p>
          </table:table-cell>
          <table:table-cell office:value-type="float" office:value="3.2198375122" calcext:value-type="float">
            <text:p>3.2198375122</text:p>
          </table:table-cell>
          <table:table-cell office:value-type="float" office:value="-1.4987099837" calcext:value-type="float">
            <text:p>-1.4987099837</text:p>
          </table:table-cell>
          <table:table-cell office:value-type="float" office:value="1.0412043011" calcext:value-type="float">
            <text:p>1.0412043011</text:p>
          </table:table-cell>
          <table:table-cell office:value-type="float" office:value="-16.042506342" calcext:value-type="float">
            <text:p>-16.042506342</text:p>
          </table:table-cell>
          <table:table-cell table:number-columns-repeated="2"/>
        </table:table-row>
        <table:table-row table:style-name="ro1">
          <table:table-cell office:value-type="float" office:value="0.47816740987" calcext:value-type="float">
            <text:p>0.47816740987</text:p>
          </table:table-cell>
          <table:table-cell office:value-type="float" office:value="3.2233204504" calcext:value-type="float">
            <text:p>3.2233204504</text:p>
          </table:table-cell>
          <table:table-cell office:value-type="float" office:value="-1.5643774656" calcext:value-type="float">
            <text:p>-1.5643774656</text:p>
          </table:table-cell>
          <table:table-cell office:value-type="float" office:value="0.6670999319" calcext:value-type="float">
            <text:p>0.6670999319</text:p>
          </table:table-cell>
          <table:table-cell office:value-type="float" office:value="-16.182468861" calcext:value-type="float">
            <text:p>-16.182468861</text:p>
          </table:table-cell>
          <table:table-cell table:number-columns-repeated="2"/>
        </table:table-row>
        <table:table-row table:style-name="ro1">
          <table:table-cell office:value-type="float" office:value="0.47971976794" calcext:value-type="float">
            <text:p>0.47971976794</text:p>
          </table:table-cell>
          <table:table-cell office:value-type="float" office:value="3.2252671731" calcext:value-type="float">
            <text:p>3.2252671731</text:p>
          </table:table-cell>
          <table:table-cell office:value-type="float" office:value="-1.6305950515" calcext:value-type="float">
            <text:p>-1.6305950515</text:p>
          </table:table-cell>
          <table:table-cell office:value-type="float" office:value="0.28734338837" calcext:value-type="float">
            <text:p>0.28734338837</text:p>
          </table:table-cell>
          <table:table-cell office:value-type="float" office:value="-16.312437554" calcext:value-type="float">
            <text:p>-16.312437554</text:p>
          </table:table-cell>
          <table:table-cell table:number-columns-repeated="2"/>
        </table:table-row>
        <table:table-row table:style-name="ro1">
          <table:table-cell office:value-type="float" office:value="0.48125234013" calcext:value-type="float">
            <text:p>0.48125234013</text:p>
          </table:table-cell>
          <table:table-cell office:value-type="float" office:value="3.2256601459" calcext:value-type="float">
            <text:p>3.2256601459</text:p>
          </table:table-cell>
          <table:table-cell office:value-type="float" office:value="-1.6964680925" calcext:value-type="float">
            <text:p>-1.6964680925</text:p>
          </table:table-cell>
          <table:table-cell office:value-type="float" office:value="-0.092852648925" calcext:value-type="float">
            <text:p>-0.092852648925</text:p>
          </table:table-cell>
          <table:table-cell office:value-type="float" office:value="-16.430748103" calcext:value-type="float">
            <text:p>-16.430748103</text:p>
          </table:table-cell>
          <table:table-cell table:number-columns-repeated="2"/>
        </table:table-row>
        <table:table-row table:style-name="ro1">
          <table:table-cell office:value-type="float" office:value="0.48278491233" calcext:value-type="float">
            <text:p>0.48278491233</text:p>
          </table:table-cell>
          <table:table-cell office:value-type="float" office:value="3.2245133291" calcext:value-type="float">
            <text:p>3.2245133291</text:p>
          </table:table-cell>
          <table:table-cell office:value-type="float" office:value="-1.7627968352" calcext:value-type="float">
            <text:p>-1.7627968352</text:p>
          </table:table-cell>
          <table:table-cell office:value-type="float" office:value="-0.47802551892" calcext:value-type="float">
            <text:p>-0.47802551892</text:p>
          </table:table-cell>
          <table:table-cell office:value-type="float" office:value="-16.538932184" calcext:value-type="float">
            <text:p>-16.538932184</text:p>
          </table:table-cell>
          <table:table-cell table:number-columns-repeated="2"/>
        </table:table-row>
        <table:table-row table:style-name="ro1">
          <table:table-cell office:value-type="float" office:value="0.48431748452" calcext:value-type="float">
            <text:p>0.48431748452</text:p>
          </table:table-cell>
          <table:table-cell office:value-type="float" office:value="3.2218072504" calcext:value-type="float">
            <text:p>3.2218072504</text:p>
          </table:table-cell>
          <table:table-cell office:value-type="float" office:value="-1.8295401707" calcext:value-type="float">
            <text:p>-1.8295401707</text:p>
          </table:table-cell>
          <table:table-cell office:value-type="float" office:value="-0.86790048631" calcext:value-type="float">
            <text:p>-0.86790048631</text:p>
          </table:table-cell>
          <table:table-cell office:value-type="float" office:value="-16.636808731" calcext:value-type="float">
            <text:p>-16.636808731</text:p>
          </table:table-cell>
          <table:table-cell table:number-columns-repeated="2"/>
        </table:table-row>
        <table:table-row table:style-name="ro1">
          <table:table-cell office:value-type="float" office:value="0.48585005672" calcext:value-type="float">
            <text:p>0.48585005672</text:p>
          </table:table-cell>
          <table:table-cell office:value-type="float" office:value="3.2175235562" calcext:value-type="float">
            <text:p>3.2175235562</text:p>
          </table:table-cell>
          <table:table-cell office:value-type="float" office:value="-1.896656277" calcext:value-type="float">
            <text:p>-1.896656277</text:p>
          </table:table-cell>
          <table:table-cell office:value-type="float" office:value="-1.2621961653" calcext:value-type="float">
            <text:p>-1.2621961653</text:p>
          </table:table-cell>
          <table:table-cell office:value-type="float" office:value="-16.724204044" calcext:value-type="float">
            <text:p>-16.724204044</text:p>
          </table:table-cell>
          <table:table-cell table:number-columns-repeated="2"/>
        </table:table-row>
        <table:table-row table:style-name="ro1">
          <table:table-cell office:value-type="float" office:value="0.48737315309" calcext:value-type="float">
            <text:p>0.48737315309</text:p>
          </table:table-cell>
          <table:table-cell office:value-type="float" office:value="3.2116863157" calcext:value-type="float">
            <text:p>3.2116863157</text:p>
          </table:table-cell>
          <table:table-cell office:value-type="float" office:value="-1.9636847013" calcext:value-type="float">
            <text:p>-1.9636847013</text:p>
          </table:table-cell>
          <table:table-cell office:value-type="float" office:value="-1.6581491219" calcext:value-type="float">
            <text:p>-1.6581491219</text:p>
          </table:table-cell>
          <table:table-cell office:value-type="float" office:value="-16.800510534" calcext:value-type="float">
            <text:p>-16.800510534</text:p>
          </table:table-cell>
          <table:table-cell table:number-columns-repeated="2"/>
        </table:table-row>
        <table:table-row table:style-name="ro1">
          <table:table-cell office:value-type="float" office:value="0.48889624947" calcext:value-type="float">
            <text:p>0.48889624947</text:p>
          </table:table-cell>
          <table:table-cell office:value-type="float" office:value="3.2042581614" calcext:value-type="float">
            <text:p>3.2042581614</text:p>
          </table:table-cell>
          <table:table-cell office:value-type="float" office:value="-2.0309969541" calcext:value-type="float">
            <text:p>-2.0309969541</text:p>
          </table:table-cell>
          <table:table-cell office:value-type="float" office:value="-2.0578952663" calcext:value-type="float">
            <text:p>-2.0578952663</text:p>
          </table:table-cell>
          <table:table-cell office:value-type="float" office:value="-16.866145613" calcext:value-type="float">
            <text:p>-16.866145613</text:p>
          </table:table-cell>
          <table:table-cell table:number-columns-repeated="2"/>
        </table:table-row>
        <table:table-row table:style-name="ro1">
          <table:table-cell office:value-type="float" office:value="0.49041934585" calcext:value-type="float">
            <text:p>0.49041934585</text:p>
          </table:table-cell>
          <table:table-cell office:value-type="float" office:value="3.195224514" calcext:value-type="float">
            <text:p>3.195224514</text:p>
          </table:table-cell>
          <table:table-cell office:value-type="float" office:value="-2.0985500693" calcext:value-type="float">
            <text:p>-2.0985500693</text:p>
          </table:table-cell>
          <table:table-cell office:value-type="float" office:value="-2.4611399697" calcext:value-type="float">
            <text:p>-2.4611399697</text:p>
          </table:table-cell>
          <table:table-cell office:value-type="float" office:value="-16.920961901" calcext:value-type="float">
            <text:p>-16.920961901</text:p>
          </table:table-cell>
          <table:table-cell table:number-columns-repeated="2"/>
        </table:table-row>
        <table:table-row table:style-name="ro1">
          <table:table-cell office:value-type="float" office:value="0.49194244222" calcext:value-type="float">
            <text:p>0.49194244222</text:p>
          </table:table-cell>
          <table:table-cell office:value-type="float" office:value="3.1845719837" calcext:value-type="float">
            <text:p>3.1845719837</text:p>
          </table:table-cell>
          <table:table-cell office:value-type="float" office:value="-2.1663005076" calcext:value-type="float">
            <text:p>-2.1663005076</text:p>
          </table:table-cell>
          <table:table-cell office:value-type="float" office:value="-2.8675828776" calcext:value-type="float">
            <text:p>-2.8675828776</text:p>
          </table:table-cell>
          <table:table-cell office:value-type="float" office:value="-16.96482019" calcext:value-type="float">
            <text:p>-16.96482019</text:p>
          </table:table-cell>
          <table:table-cell table:number-columns-repeated="2"/>
        </table:table-row>
        <table:table-row table:style-name="ro1">
          <table:table-cell office:value-type="float" office:value="0.49346695586" calcext:value-type="float">
            <text:p>0.49346695586</text:p>
          </table:table-cell>
          <table:table-cell office:value-type="float" office:value="3.1722761982" calcext:value-type="float">
            <text:p>3.1722761982</text:p>
          </table:table-cell>
          <table:table-cell office:value-type="float" office:value="-2.2342674304" calcext:value-type="float">
            <text:p>-2.2342674304</text:p>
          </table:table-cell>
          <table:table-cell office:value-type="float" office:value="-3.2773002522" calcext:value-type="float">
            <text:p>-3.2773002522</text:p>
          </table:table-cell>
          <table:table-cell office:value-type="float" office:value="-16.997614953" calcext:value-type="float">
            <text:p>-16.997614953</text:p>
          </table:table-cell>
          <table:table-cell table:number-columns-repeated="2"/>
        </table:table-row>
        <table:table-row table:style-name="ro1">
          <table:table-cell office:value-type="float" office:value="0.4949914695" calcext:value-type="float">
            <text:p>0.4949914695</text:p>
          </table:table-cell>
          <table:table-cell office:value-type="float" office:value="3.1583353386" calcext:value-type="float">
            <text:p>3.1583353386</text:p>
          </table:table-cell>
          <table:table-cell office:value-type="float" office:value="-2.3023431677" calcext:value-type="float">
            <text:p>-2.3023431677</text:p>
          </table:table-cell>
          <table:table-cell office:value-type="float" office:value="-3.6896032955" calcext:value-type="float">
            <text:p>-3.6896032955</text:p>
          </table:table-cell>
          <table:table-cell office:value-type="float" office:value="-17.019177743" calcext:value-type="float">
            <text:p>-17.019177743</text:p>
          </table:table-cell>
          <table:table-cell table:number-columns-repeated="2"/>
        </table:table-row>
        <table:table-row table:style-name="ro1">
          <table:table-cell office:value-type="float" office:value="0.49651598314" calcext:value-type="float">
            <text:p>0.49651598314</text:p>
          </table:table-cell>
          <table:table-cell office:value-type="float" office:value="3.14273969" calcext:value-type="float">
            <text:p>3.14273969</text:p>
          </table:table-cell>
          <table:table-cell office:value-type="float" office:value="-2.3704825373" calcext:value-type="float">
            <text:p>-2.3704825373</text:p>
          </table:table-cell>
          <table:table-cell office:value-type="float" office:value="-4.1041749181" calcext:value-type="float">
            <text:p>-4.1041749181</text:p>
          </table:table-cell>
          <table:table-cell office:value-type="float" office:value="-17.029394963" calcext:value-type="float">
            <text:p>-17.029394963</text:p>
          </table:table-cell>
          <table:table-cell table:number-columns-repeated="2"/>
        </table:table-row>
        <table:table-row table:style-name="ro1">
          <table:table-cell office:value-type="float" office:value="0.49804049678" calcext:value-type="float">
            <text:p>0.49804049678</text:p>
          </table:table-cell>
          <table:table-cell office:value-type="float" office:value="3.1254808162" calcext:value-type="float">
            <text:p>3.1254808162</text:p>
          </table:table-cell>
          <table:table-cell office:value-type="float" office:value="-2.4386399204" calcext:value-type="float">
            <text:p>-2.4386399204</text:p>
          </table:table-cell>
          <table:table-cell office:value-type="float" office:value="-4.5206932109" calcext:value-type="float">
            <text:p>-4.5206932109</text:p>
          </table:table-cell>
          <table:table-cell office:value-type="float" office:value="-17.028162135" calcext:value-type="float">
            <text:p>-17.028162135</text:p>
          </table:table-cell>
          <table:table-cell table:number-columns-repeated="2"/>
        </table:table-row>
        <table:table-row table:style-name="ro1">
          <table:table-cell office:value-type="float" office:value="0.49958053757" calcext:value-type="float">
            <text:p>0.49958053757</text:p>
          </table:table-cell>
          <table:table-cell office:value-type="float" office:value="3.1063501691" calcext:value-type="float">
            <text:p>3.1063501691</text:p>
          </table:table-cell>
          <table:table-cell office:value-type="float" office:value="-2.5074628895" calcext:value-type="float">
            <text:p>-2.5074628895</text:p>
          </table:table-cell>
          <table:table-cell office:value-type="float" office:value="-4.9430976179" calcext:value-type="float">
            <text:p>-4.9430976179</text:p>
          </table:table-cell>
          <table:table-cell office:value-type="float" office:value="-17.015194264" calcext:value-type="float">
            <text:p>-17.015194264</text:p>
          </table:table-cell>
          <table:table-cell table:number-columns-repeated="2"/>
        </table:table-row>
        <table:table-row table:style-name="ro1">
          <table:table-cell office:value-type="float" office:value="0.50112057836" calcext:value-type="float">
            <text:p>0.50112057836</text:p>
          </table:table-cell>
          <table:table-cell office:value-type="float" office:value="3.0855089635" calcext:value-type="float">
            <text:p>3.0855089635</text:p>
          </table:table-cell>
          <table:table-cell office:value-type="float" office:value="-2.576209461" calcext:value-type="float">
            <text:p>-2.576209461</text:p>
          </table:table-cell>
          <table:table-cell office:value-type="float" office:value="-5.3668143484" calcext:value-type="float">
            <text:p>-5.3668143484</text:p>
          </table:table-cell>
          <table:table-cell office:value-type="float" office:value="-16.990356635" calcext:value-type="float">
            <text:p>-16.990356635</text:p>
          </table:table-cell>
          <table:table-cell table:number-columns-repeated="2"/>
        </table:table-row>
        <table:table-row table:style-name="ro1">
          <table:table-cell office:value-type="float" office:value="0.50266061916" calcext:value-type="float">
            <text:p>0.50266061916</text:p>
          </table:table-cell>
          <table:table-cell office:value-type="float" office:value="3.0629525907" calcext:value-type="float">
            <text:p>3.0629525907</text:p>
          </table:table-cell>
          <table:table-cell office:value-type="float" office:value="-2.6448314853" calcext:value-type="float">
            <text:p>-2.6448314853</text:p>
          </table:table-cell>
          <table:table-cell office:value-type="float" office:value="-5.7914982223" calcext:value-type="float">
            <text:p>-5.7914982223</text:p>
          </table:table-cell>
          <table:table-cell office:value-type="float" office:value="-16.953571212" calcext:value-type="float">
            <text:p>-16.953571212</text:p>
          </table:table-cell>
          <table:table-cell table:number-columns-repeated="2"/>
        </table:table-row>
        <table:table-row table:style-name="ro1">
          <table:table-cell office:value-type="float" office:value="0.50420065995" calcext:value-type="float">
            <text:p>0.50420065995</text:p>
          </table:table-cell>
          <table:table-cell office:value-type="float" office:value="3.0386778454" calcext:value-type="float">
            <text:p>3.0386778454</text:p>
          </table:table-cell>
          <table:table-cell office:value-type="float" office:value="-2.7132805187" calcext:value-type="float">
            <text:p>-2.7132805187</text:p>
          </table:table-cell>
          <table:table-cell office:value-type="float" office:value="-6.21680018" calcext:value-type="float">
            <text:p>-6.21680018</text:p>
          </table:table-cell>
          <table:table-cell office:value-type="float" office:value="-16.904770315" calcext:value-type="float">
            <text:p>-16.904770315</text:p>
          </table:table-cell>
          <table:table-cell table:number-columns-repeated="2"/>
        </table:table-row>
        <table:table-row table:style-name="ro1">
          <table:table-cell office:value-type="float" office:value="0.50578170517" calcext:value-type="float">
            <text:p>0.50578170517</text:p>
          </table:table-cell>
          <table:table-cell office:value-type="float" office:value="3.0119672949" calcext:value-type="float">
            <text:p>3.0119672949</text:p>
          </table:table-cell>
          <table:table-cell office:value-type="float" office:value="-2.783320971" calcext:value-type="float">
            <text:p>-2.783320971</text:p>
          </table:table-cell>
          <table:table-cell office:value-type="float" office:value="-6.6536988866" calcext:value-type="float">
            <text:p>-6.6536988866</text:p>
          </table:table-cell>
          <table:table-cell office:value-type="float" office:value="-16.842110558" calcext:value-type="float">
            <text:p>-16.842110558</text:p>
          </table:table-cell>
          <table:table-cell table:number-columns-repeated="2"/>
        </table:table-row>
        <table:table-row table:style-name="ro1">
          <table:table-cell office:value-type="float" office:value="0.5073627504" calcext:value-type="float">
            <text:p>0.5073627504</text:p>
          </table:table-cell>
          <table:table-cell office:value-type="float" office:value="2.9834434075" calcext:value-type="float">
            <text:p>2.9834434075</text:p>
          </table:table-cell>
          <table:table-cell office:value-type="float" office:value="-2.8530748466" calcext:value-type="float">
            <text:p>-2.8530748466</text:p>
          </table:table-cell>
          <table:table-cell office:value-type="float" office:value="-7.0904922022" calcext:value-type="float">
            <text:p>-7.0904922022</text:p>
          </table:table-cell>
          <table:table-cell office:value-type="float" office:value="-16.766676738" calcext:value-type="float">
            <text:p>-16.766676738</text:p>
          </table:table-cell>
          <table:table-cell table:number-columns-repeated="2"/>
        </table:table-row>
        <table:table-row table:style-name="ro1">
          <table:table-cell office:value-type="float" office:value="0.50894379562" calcext:value-type="float">
            <text:p>0.50894379562</text:p>
          </table:table-cell>
          <table:table-cell office:value-type="float" office:value="2.9531074262" calcext:value-type="float">
            <text:p>2.9531074262</text:p>
          </table:table-cell>
          <table:table-cell office:value-type="float" office:value="-2.9224890433" calcext:value-type="float">
            <text:p>-2.9224890433</text:p>
          </table:table-cell>
          <table:table-cell office:value-type="float" office:value="-7.5267917939" calcext:value-type="float">
            <text:p>-7.5267917939</text:p>
          </table:table-cell>
          <table:table-cell office:value-type="float" office:value="-16.678430935" calcext:value-type="float">
            <text:p>-16.678430935</text:p>
          </table:table-cell>
          <table:table-cell table:number-columns-repeated="2"/>
        </table:table-row>
        <table:table-row table:style-name="ro1">
          <table:table-cell office:value-type="float" office:value="0.51052484084" calcext:value-type="float">
            <text:p>0.51052484084</text:p>
          </table:table-cell>
          <table:table-cell office:value-type="float" office:value="2.9209622114" calcext:value-type="float">
            <text:p>2.9209622114</text:p>
          </table:table-cell>
          <table:table-cell office:value-type="float" office:value="-2.9915103272" calcext:value-type="float">
            <text:p>-2.9915103272</text:p>
          </table:table-cell>
          <table:table-cell office:value-type="float" office:value="-7.9622064907" calcext:value-type="float">
            <text:p>-7.9622064907</text:p>
          </table:table-cell>
          <table:table-cell office:value-type="float" office:value="-16.577347541" calcext:value-type="float">
            <text:p>-16.577347541</text:p>
          </table:table-cell>
          <table:table-cell table:number-columns-repeated="2"/>
        </table:table-row>
        <table:table-row table:style-name="ro1">
          <table:table-cell office:value-type="float" office:value="0.51226561554" calcext:value-type="float">
            <text:p>0.51226561554</text:p>
          </table:table-cell>
          <table:table-cell office:value-type="float" office:value="2.8834822126" calcext:value-type="float">
            <text:p>2.8834822126</text:p>
          </table:table-cell>
          <table:table-cell office:value-type="float" office:value="-3.0669864696" calcext:value-type="float">
            <text:p>-3.0669864696</text:p>
          </table:table-cell>
          <table:table-cell office:value-type="float" office:value="-8.4401159604" calcext:value-type="float">
            <text:p>-8.4401159604</text:p>
          </table:table-cell>
          <table:table-cell office:value-type="float" office:value="-16.451188063" calcext:value-type="float">
            <text:p>-16.451188063</text:p>
          </table:table-cell>
          <table:table-cell table:number-columns-repeated="2"/>
        </table:table-row>
        <table:table-row table:style-name="ro1">
          <table:table-cell office:value-type="float" office:value="0.51400639023" calcext:value-type="float">
            <text:p>0.51400639023</text:p>
          </table:table-cell>
          <table:table-cell office:value-type="float" office:value="2.8438227142" calcext:value-type="float">
            <text:p>2.8438227142</text:p>
          </table:table-cell>
          <table:table-cell office:value-type="float" office:value="-3.1418504607" calcext:value-type="float">
            <text:p>-3.1418504607</text:p>
          </table:table-cell>
          <table:table-cell office:value-type="float" office:value="-8.9159472395" calcext:value-type="float">
            <text:p>-8.9159472395</text:p>
          </table:table-cell>
          <table:table-cell office:value-type="float" office:value="-16.309450628" calcext:value-type="float">
            <text:p>-16.309450628</text:p>
          </table:table-cell>
          <table:table-cell table:number-columns-repeated="2"/>
        </table:table-row>
        <table:table-row table:style-name="ro1">
          <table:table-cell office:value-type="float" office:value="0.51574716492" calcext:value-type="float">
            <text:p>0.51574716492</text:p>
          </table:table-cell>
          <table:table-cell office:value-type="float" office:value="2.8019944252" calcext:value-type="float">
            <text:p>2.8019944252</text:p>
          </table:table-cell>
          <table:table-cell office:value-type="float" office:value="-3.2160311488" calcext:value-type="float">
            <text:p>-3.2160311488</text:p>
          </table:table-cell>
          <table:table-cell office:value-type="float" office:value="-9.3891698456" calcext:value-type="float">
            <text:p>-9.3891698456</text:p>
          </table:table-cell>
          <table:table-cell office:value-type="float" office:value="-16.152154299" calcext:value-type="float">
            <text:p>-16.152154299</text:p>
          </table:table-cell>
          <table:table-cell table:number-columns-repeated="2"/>
        </table:table-row>
        <table:table-row table:style-name="ro1">
          <table:table-cell office:value-type="float" office:value="0.51748793962" calcext:value-type="float">
            <text:p>0.51748793962</text:p>
          </table:table-cell>
          <table:table-cell office:value-type="float" office:value="2.7580104827" calcext:value-type="float">
            <text:p>2.7580104827</text:p>
          </table:table-cell>
          <table:table-cell office:value-type="float" office:value="-3.2894575125" calcext:value-type="float">
            <text:p>-3.2894575125</text:p>
          </table:table-cell>
          <table:table-cell office:value-type="float" office:value="-9.8592516889" calcext:value-type="float">
            <text:p>-9.8592516889</text:p>
          </table:table-cell>
          <table:table-cell office:value-type="float" office:value="-15.979337173" calcext:value-type="float">
            <text:p>-15.979337173</text:p>
          </table:table-cell>
          <table:table-cell table:number-columns-repeated="2"/>
        </table:table-row>
        <table:table-row table:style-name="ro1">
          <table:table-cell office:value-type="float" office:value="0.51923954068" calcext:value-type="float">
            <text:p>0.51923954068</text:p>
          </table:table-cell>
          <table:table-cell office:value-type="float" office:value="2.7115929393" calcext:value-type="float">
            <text:p>2.7115929393</text:p>
          </table:table-cell>
          <table:table-cell office:value-type="float" office:value="-3.3625075407" calcext:value-type="float">
            <text:p>-3.3625075407</text:p>
          </table:table-cell>
          <table:table-cell office:value-type="float" office:value="-10.328547845" calcext:value-type="float">
            <text:p>-10.328547845</text:p>
          </table:table-cell>
          <table:table-cell office:value-type="float" office:value="-15.789837352" calcext:value-type="float">
            <text:p>-15.789837352</text:p>
          </table:table-cell>
          <table:table-cell table:number-columns-repeated="2"/>
        </table:table-row>
        <table:table-row table:style-name="ro1">
          <table:table-cell office:value-type="float" office:value="0.52099114175" calcext:value-type="float">
            <text:p>0.52099114175</text:p>
          </table:table-cell>
          <table:table-cell office:value-type="float" office:value="2.6630269672" calcext:value-type="float">
            <text:p>2.6630269672</text:p>
          </table:table-cell>
          <table:table-cell office:value-type="float" office:value="-3.434650314" calcext:value-type="float">
            <text:p>-3.434650314</text:p>
          </table:table-cell>
          <table:table-cell office:value-type="float" office:value="-10.793581139" calcext:value-type="float">
            <text:p>-10.793581139</text:p>
          </table:table-cell>
          <table:table-cell office:value-type="float" office:value="-15.58475932" calcext:value-type="float">
            <text:p>-15.58475932</text:p>
          </table:table-cell>
          <table:table-cell table:number-columns-repeated="2"/>
        </table:table-row>
        <table:table-row table:style-name="ro1">
          <table:table-cell office:value-type="float" office:value="0.52274274282" calcext:value-type="float">
            <text:p>0.52274274282</text:p>
          </table:table-cell>
          <table:table-cell office:value-type="float" office:value="2.6123334166" calcext:value-type="float">
            <text:p>2.6123334166</text:p>
          </table:table-cell>
          <table:table-cell office:value-type="float" office:value="-3.5058144186" calcext:value-type="float">
            <text:p>-3.5058144186</text:p>
          </table:table-cell>
          <table:table-cell office:value-type="float" office:value="-11.253808988" calcext:value-type="float">
            <text:p>-11.253808988</text:p>
          </table:table-cell>
          <table:table-cell office:value-type="float" office:value="-15.364201283" calcext:value-type="float">
            <text:p>-15.364201283</text:p>
          </table:table-cell>
          <table:table-cell table:number-columns-repeated="2"/>
        </table:table-row>
        <table:table-row table:style-name="ro1">
          <table:table-cell office:value-type="float" office:value="0.52449434389" calcext:value-type="float">
            <text:p>0.52449434389</text:p>
          </table:table-cell>
          <table:table-cell office:value-type="float" office:value="2.5595356299" calcext:value-type="float">
            <text:p>2.5595356299</text:p>
          </table:table-cell>
          <table:table-cell office:value-type="float" office:value="-3.5759289385" calcext:value-type="float">
            <text:p>-3.5759289385</text:p>
          </table:table-cell>
          <table:table-cell office:value-type="float" office:value="-11.708690167" calcext:value-type="float">
            <text:p>-11.708690167</text:p>
          </table:table-cell>
          <table:table-cell office:value-type="float" office:value="-15.128281547" calcext:value-type="float">
            <text:p>-15.128281547</text:p>
          </table:table-cell>
          <table:table-cell table:number-columns-repeated="2"/>
        </table:table-row>
        <table:table-row table:style-name="ro1">
          <table:table-cell office:value-type="float" office:value="0.52608899411" calcext:value-type="float">
            <text:p>0.52608899411</text:p>
          </table:table-cell>
          <table:table-cell office:value-type="float" office:value="2.5096606283" calcext:value-type="float">
            <text:p>2.5096606283</text:p>
          </table:table-cell>
          <table:table-cell office:value-type="float" office:value="-3.6387888267" calcext:value-type="float">
            <text:p>-3.6387888267</text:p>
          </table:table-cell>
          <table:table-cell office:value-type="float" office:value="-12.117707679" calcext:value-type="float">
            <text:p>-12.117707679</text:p>
          </table:table-cell>
          <table:table-cell office:value-type="float" office:value="-14.900258991" calcext:value-type="float">
            <text:p>-14.900258991</text:p>
          </table:table-cell>
          <table:table-cell table:number-columns-repeated="2"/>
        </table:table-row>
        <table:table-row table:style-name="ro1">
          <table:table-cell office:value-type="float" office:value="0.52768364434" calcext:value-type="float">
            <text:p>0.52768364434</text:p>
          </table:table-cell>
          <table:table-cell office:value-type="float" office:value="2.4580842402" calcext:value-type="float">
            <text:p>2.4580842402</text:p>
          </table:table-cell>
          <table:table-cell office:value-type="float" office:value="-3.700667917" calcext:value-type="float">
            <text:p>-3.700667917</text:p>
          </table:table-cell>
          <table:table-cell office:value-type="float" office:value="-12.521442166" calcext:value-type="float">
            <text:p>-12.521442166</text:p>
          </table:table-cell>
          <table:table-cell office:value-type="float" office:value="-14.659737925" calcext:value-type="float">
            <text:p>-14.659737925</text:p>
          </table:table-cell>
          <table:table-cell table:number-columns-repeated="2"/>
        </table:table-row>
        <table:table-row table:style-name="ro1">
          <table:table-cell office:value-type="float" office:value="0.52927829457" calcext:value-type="float">
            <text:p>0.52927829457</text:p>
          </table:table-cell>
          <table:table-cell office:value-type="float" office:value="2.4048294248" calcext:value-type="float">
            <text:p>2.4048294248</text:p>
          </table:table-cell>
          <table:table-cell office:value-type="float" office:value="-3.7615141613" calcext:value-type="float">
            <text:p>-3.7615141613</text:p>
          </table:table-cell>
          <table:table-cell office:value-type="float" office:value="-12.919491472" calcext:value-type="float">
            <text:p>-12.919491472</text:p>
          </table:table-cell>
          <table:table-cell office:value-type="float" office:value="-14.406851287" calcext:value-type="float">
            <text:p>-14.406851287</text:p>
          </table:table-cell>
          <table:table-cell table:number-columns-repeated="2"/>
        </table:table-row>
        <table:table-row table:style-name="ro1">
          <table:table-cell office:value-type="float" office:value="0.5308729448" calcext:value-type="float">
            <text:p>0.5308729448</text:p>
          </table:table-cell>
          <table:table-cell office:value-type="float" office:value="2.3499208185" calcext:value-type="float">
            <text:p>2.3499208185</text:p>
          </table:table-cell>
          <table:table-cell office:value-type="float" office:value="-3.8212760973" calcext:value-type="float">
            <text:p>-3.8212760973</text:p>
          </table:table-cell>
          <table:table-cell office:value-type="float" office:value="-13.311456464" calcext:value-type="float">
            <text:p>-13.311456464</text:p>
          </table:table-cell>
          <table:table-cell office:value-type="float" office:value="-14.141745877" calcext:value-type="float">
            <text:p>-14.141745877</text:p>
          </table:table-cell>
          <table:table-cell table:number-columns-repeated="2"/>
        </table:table-row>
        <table:table-row table:style-name="ro1">
          <table:table-cell office:value-type="float" office:value="0.5323863904" calcext:value-type="float">
            <text:p>0.5323863904</text:p>
          </table:table-cell>
          <table:table-cell office:value-type="float" office:value="2.2963026154" calcext:value-type="float">
            <text:p>2.2963026154</text:p>
          </table:table-cell>
          <table:table-cell office:value-type="float" office:value="-3.8769456597" calcext:value-type="float">
            <text:p>-3.8769456597</text:p>
          </table:table-cell>
          <table:table-cell office:value-type="float" office:value="-13.677474145" calcext:value-type="float">
            <text:p>-13.677474145</text:p>
          </table:table-cell>
          <table:table-cell office:value-type="float" office:value="-13.878985077" calcext:value-type="float">
            <text:p>-13.878985077</text:p>
          </table:table-cell>
          <table:table-cell table:number-columns-repeated="2"/>
        </table:table-row>
        <table:table-row table:style-name="ro1">
          <table:table-cell office:value-type="float" office:value="0.533899836" calcext:value-type="float">
            <text:p>0.533899836</text:p>
          </table:table-cell>
          <table:table-cell office:value-type="float" office:value="2.2412423016" calcext:value-type="float">
            <text:p>2.2412423016</text:p>
          </table:table-cell>
          <table:table-cell office:value-type="float" office:value="-3.9315498865" calcext:value-type="float">
            <text:p>-3.9315498865</text:p>
          </table:table-cell>
          <table:table-cell office:value-type="float" office:value="-14.037320144" calcext:value-type="float">
            <text:p>-14.037320144</text:p>
          </table:table-cell>
          <table:table-cell office:value-type="float" office:value="-13.605511648" calcext:value-type="float">
            <text:p>-13.605511648</text:p>
          </table:table-cell>
          <table:table-cell table:number-columns-repeated="2"/>
        </table:table-row>
        <table:table-row table:style-name="ro1">
          <table:table-cell office:value-type="float" office:value="0.5354132816" calcext:value-type="float">
            <text:p>0.5354132816</text:p>
          </table:table-cell>
          <table:table-cell office:value-type="float" office:value="2.1847650571" calcext:value-type="float">
            <text:p>2.1847650571</text:p>
          </table:table-cell>
          <table:table-cell office:value-type="float" office:value="-3.9850465296" calcext:value-type="float">
            <text:p>-3.9850465296</text:p>
          </table:table-cell>
          <table:table-cell office:value-type="float" office:value="-14.390663308" calcext:value-type="float">
            <text:p>-14.390663308</text:p>
          </table:table-cell>
          <table:table-cell office:value-type="float" office:value="-13.321485499" calcext:value-type="float">
            <text:p>-13.321485499</text:p>
          </table:table-cell>
          <table:table-cell table:number-columns-repeated="2"/>
        </table:table-row>
        <table:table-row table:style-name="ro1">
          <table:table-cell office:value-type="float" office:value="0.5369267272" calcext:value-type="float">
            <text:p>0.5369267272</text:p>
          </table:table-cell>
          <table:table-cell office:value-type="float" office:value="2.1268973696" calcext:value-type="float">
            <text:p>2.1268973696</text:p>
          </table:table-cell>
          <table:table-cell office:value-type="float" office:value="-4.0373939988" calcext:value-type="float">
            <text:p>-4.0373939988</text:p>
          </table:table-cell>
          <table:table-cell office:value-type="float" office:value="-14.737176554" calcext:value-type="float">
            <text:p>-14.737176554</text:p>
          </table:table-cell>
          <table:table-cell office:value-type="float" office:value="-13.027077582" calcext:value-type="float">
            <text:p>-13.027077582</text:p>
          </table:table-cell>
          <table:table-cell table:number-columns-repeated="2"/>
        </table:table-row>
        <table:table-row table:style-name="ro1">
          <table:table-cell office:value-type="float" office:value="0.53839656962" calcext:value-type="float">
            <text:p>0.53839656962</text:p>
          </table:table-cell>
          <table:table-cell office:value-type="float" office:value="2.0693922768" calcext:value-type="float">
            <text:p>2.0693922768</text:p>
          </table:table-cell>
          <table:table-cell office:value-type="float" office:value="-4.087094549" calcext:value-type="float">
            <text:p>-4.087094549</text:p>
          </table:table-cell>
          <table:table-cell office:value-type="float" office:value="-15.06686307" calcext:value-type="float">
            <text:p>-15.06686307</text:p>
          </table:table-cell>
          <table:table-cell office:value-type="float" office:value="-12.731386668" calcext:value-type="float">
            <text:p>-12.731386668</text:p>
          </table:table-cell>
          <table:table-cell table:number-columns-repeated="2"/>
        </table:table-row>
        <table:table-row table:style-name="ro1">
          <table:table-cell office:value-type="float" office:value="0.53986641204" calcext:value-type="float">
            <text:p>0.53986641204</text:p>
          </table:table-cell>
          <table:table-cell office:value-type="float" office:value="2.0106284984" calcext:value-type="float">
            <text:p>2.0106284984</text:p>
          </table:table-cell>
          <table:table-cell office:value-type="float" office:value="-4.1356358268" calcext:value-type="float">
            <text:p>-4.1356358268</text:p>
          </table:table-cell>
          <table:table-cell office:value-type="float" office:value="-15.389512029" calcext:value-type="float">
            <text:p>-15.389512029</text:p>
          </table:table-cell>
          <table:table-cell office:value-type="float" office:value="-12.42625153" calcext:value-type="float">
            <text:p>-12.42625153</text:p>
          </table:table-cell>
          <table:table-cell table:number-columns-repeated="2"/>
        </table:table-row>
        <table:table-row table:style-name="ro1">
          <table:table-cell office:value-type="float" office:value="0.54133625446" calcext:value-type="float">
            <text:p>0.54133625446</text:p>
          </table:table-cell>
          <table:table-cell office:value-type="float" office:value="1.9506337442" calcext:value-type="float">
            <text:p>1.9506337442</text:p>
          </table:table-cell>
          <table:table-cell office:value-type="float" office:value="-4.1829817466" calcext:value-type="float">
            <text:p>-4.1829817466</text:p>
          </table:table-cell>
          <table:table-cell office:value-type="float" office:value="-15.704836943" calcext:value-type="float">
            <text:p>-15.704836943</text:p>
          </table:table-cell>
          <table:table-cell office:value-type="float" office:value="-12.111858128" calcext:value-type="float">
            <text:p>-12.111858128</text:p>
          </table:table-cell>
          <table:table-cell table:number-columns-repeated="2"/>
        </table:table-row>
        <table:table-row table:style-name="ro1">
          <table:table-cell office:value-type="float" office:value="0.54280609688" calcext:value-type="float">
            <text:p>0.54280609688</text:p>
          </table:table-cell>
          <table:table-cell office:value-type="float" office:value="1.8894368196" calcext:value-type="float">
            <text:p>1.8894368196</text:p>
          </table:table-cell>
          <table:table-cell office:value-type="float" office:value="-4.2290969583" calcext:value-type="float">
            <text:p>-4.2290969583</text:p>
          </table:table-cell>
          <table:table-cell office:value-type="float" office:value="-16.012556322" calcext:value-type="float">
            <text:p>-16.012556322</text:p>
          </table:table-cell>
          <table:table-cell office:value-type="float" office:value="-11.788401847" calcext:value-type="float">
            <text:p>-11.788401847</text:p>
          </table:table-cell>
          <table:table-cell table:number-columns-repeated="2"/>
        </table:table-row>
        <table:table-row table:style-name="ro1">
          <table:table-cell office:value-type="float" office:value="0.54425068346" calcext:value-type="float">
            <text:p>0.54425068346</text:p>
          </table:table-cell>
          <table:table-cell office:value-type="float" office:value="1.8281490054" calcext:value-type="float">
            <text:p>1.8281490054</text:p>
          </table:table-cell>
          <table:table-cell office:value-type="float" office:value="-4.2731871127" calcext:value-type="float">
            <text:p>-4.2731871127</text:p>
          </table:table-cell>
          <table:table-cell office:value-type="float" office:value="-16.307310037" calcext:value-type="float">
            <text:p>-16.307310037</text:p>
          </table:table-cell>
          <table:table-cell office:value-type="float" office:value="-11.461871043" calcext:value-type="float">
            <text:p>-11.461871043</text:p>
          </table:table-cell>
          <table:table-cell table:number-columns-repeated="2"/>
        </table:table-row>
        <table:table-row table:style-name="ro1">
          <table:table-cell office:value-type="float" office:value="0.54569527004" calcext:value-type="float">
            <text:p>0.54569527004</text:p>
          </table:table-cell>
          <table:table-cell office:value-type="float" office:value="1.7657582031" calcext:value-type="float">
            <text:p>1.7657582031</text:p>
          </table:table-cell>
          <table:table-cell office:value-type="float" office:value="-4.3160230162" calcext:value-type="float">
            <text:p>-4.3160230162</text:p>
          </table:table-cell>
          <table:table-cell office:value-type="float" office:value="-16.594193692" calcext:value-type="float">
            <text:p>-16.594193692</text:p>
          </table:table-cell>
          <table:table-cell office:value-type="float" office:value="-11.126986753" calcext:value-type="float">
            <text:p>-11.126986753</text:p>
          </table:table-cell>
          <table:table-cell table:number-columns-repeated="2"/>
        </table:table-row>
        <table:table-row table:style-name="ro1">
          <table:table-cell office:value-type="float" office:value="0.54713985662" calcext:value-type="float">
            <text:p>0.54713985662</text:p>
          </table:table-cell>
          <table:table-cell office:value-type="float" office:value="1.7022947368" calcext:value-type="float">
            <text:p>1.7022947368</text:p>
          </table:table-cell>
          <table:table-cell office:value-type="float" office:value="-4.3575733882" calcext:value-type="float">
            <text:p>-4.3575733882</text:p>
          </table:table-cell>
          <table:table-cell office:value-type="float" office:value="-16.87295603" calcext:value-type="float">
            <text:p>-16.87295603</text:p>
          </table:table-cell>
          <table:table-cell office:value-type="float" office:value="-10.783960289" calcext:value-type="float">
            <text:p>-10.783960289</text:p>
          </table:table-cell>
          <table:table-cell table:number-columns-repeated="2"/>
        </table:table-row>
        <table:table-row table:style-name="ro1">
          <table:table-cell office:value-type="float" office:value="0.5485844432" calcext:value-type="float">
            <text:p>0.5485844432</text:p>
          </table:table-cell>
          <table:table-cell office:value-type="float" office:value="1.6377898722" calcext:value-type="float">
            <text:p>1.6377898722</text:p>
          </table:table-cell>
          <table:table-cell office:value-type="float" office:value="-4.3978077648" calcext:value-type="float">
            <text:p>-4.3978077648</text:p>
          </table:table-cell>
          <table:table-cell office:value-type="float" office:value="-17.143351679" calcext:value-type="float">
            <text:p>-17.143351679</text:p>
          </table:table-cell>
          <table:table-cell office:value-type="float" office:value="-10.433011201" calcext:value-type="float">
            <text:p>-10.433011201</text:p>
          </table:table-cell>
          <table:table-cell table:number-columns-repeated="2"/>
        </table:table-row>
        <table:table-row table:style-name="ro1">
          <table:table-cell office:value-type="float" office:value="0.55001655236" calcext:value-type="float">
            <text:p>0.55001655236</text:p>
          </table:table-cell>
          <table:table-cell office:value-type="float" office:value="1.5728458926" calcext:value-type="float">
            <text:p>1.5728458926</text:p>
          </table:table-cell>
          <table:table-cell office:value-type="float" office:value="-4.4363664748" calcext:value-type="float">
            <text:p>-4.4363664748</text:p>
          </table:table-cell>
          <table:table-cell office:value-type="float" office:value="-17.402917754" calcext:value-type="float">
            <text:p>-17.402917754</text:p>
          </table:table-cell>
          <table:table-cell office:value-type="float" office:value="-10.077497143" calcext:value-type="float">
            <text:p>-10.077497143</text:p>
          </table:table-cell>
          <table:table-cell table:number-columns-repeated="2"/>
        </table:table-row>
        <table:table-row table:style-name="ro1">
          <table:table-cell office:value-type="float" office:value="0.55144866151" calcext:value-type="float">
            <text:p>0.55144866151</text:p>
          </table:table-cell>
          <table:table-cell office:value-type="float" office:value="1.5069422867" calcext:value-type="float">
            <text:p>1.5069422867</text:p>
          </table:table-cell>
          <table:table-cell office:value-type="float" office:value="-4.4735747098" calcext:value-type="float">
            <text:p>-4.4735747098</text:p>
          </table:table-cell>
          <table:table-cell office:value-type="float" office:value="-17.653799122" calcext:value-type="float">
            <text:p>-17.653799122</text:p>
          </table:table-cell>
          <table:table-cell office:value-type="float" office:value="-9.7146498771" calcext:value-type="float">
            <text:p>-9.7146498771</text:p>
          </table:table-cell>
          <table:table-cell table:number-columns-repeated="2"/>
        </table:table-row>
        <table:table-row table:style-name="ro1">
          <table:table-cell office:value-type="float" office:value="0.55288077067" calcext:value-type="float">
            <text:p>0.55288077067</text:p>
          </table:table-cell>
          <table:table-cell office:value-type="float" office:value="1.4401121215" calcext:value-type="float">
            <text:p>1.4401121215</text:p>
          </table:table-cell>
          <table:table-cell office:value-type="float" office:value="-4.5094053435" calcext:value-type="float">
            <text:p>-4.5094053435</text:p>
          </table:table-cell>
          <table:table-cell office:value-type="float" office:value="-17.895775506" calcext:value-type="float">
            <text:p>-17.895775506</text:p>
          </table:table-cell>
          <table:table-cell office:value-type="float" office:value="-9.3447062706" calcext:value-type="float">
            <text:p>-9.3447062706</text:p>
          </table:table-cell>
          <table:table-cell table:number-columns-repeated="2"/>
        </table:table-row>
        <table:table-row table:style-name="ro1">
          <table:table-cell office:value-type="float" office:value="0.55431287982" calcext:value-type="float">
            <text:p>0.55431287982</text:p>
          </table:table-cell>
          <table:table-cell office:value-type="float" office:value="1.3723892794" calcext:value-type="float">
            <text:p>1.3723892794</text:p>
          </table:table-cell>
          <table:table-cell office:value-type="float" office:value="-4.5438321534" calcext:value-type="float">
            <text:p>-4.5438321534</text:p>
          </table:table-cell>
          <table:table-cell office:value-type="float" office:value="-18.128633404" calcext:value-type="float">
            <text:p>-18.128633404</text:p>
          </table:table-cell>
          <table:table-cell office:value-type="float" office:value="-8.9679104364" calcext:value-type="float">
            <text:p>-8.9679104364</text:p>
          </table:table-cell>
          <table:table-cell table:number-columns-repeated="2"/>
        </table:table-row>
        <table:table-row table:style-name="ro1">
          <table:table-cell office:value-type="float" office:value="0.55574369442" calcext:value-type="float">
            <text:p>0.55574369442</text:p>
          </table:table-cell>
          <table:table-cell office:value-type="float" office:value="1.3038708045" calcext:value-type="float">
            <text:p>1.3038708045</text:p>
          </table:table-cell>
          <table:table-cell office:value-type="float" office:value="-4.576800671" calcext:value-type="float">
            <text:p>-4.576800671</text:p>
          </table:table-cell>
          <table:table-cell office:value-type="float" office:value="-18.351968537" calcext:value-type="float">
            <text:p>-18.351968537</text:p>
          </table:table-cell>
          <table:table-cell office:value-type="float" office:value="-8.5848630191" calcext:value-type="float">
            <text:p>-8.5848630191</text:p>
          </table:table-cell>
          <table:table-cell table:number-columns-repeated="2"/>
        </table:table-row>
        <table:table-row table:style-name="ro1">
          <table:table-cell office:value-type="float" office:value="0.55717450903" calcext:value-type="float">
            <text:p>0.55717450903</text:p>
          </table:table-cell>
          <table:table-cell office:value-type="float" office:value="1.2345312171" calcext:value-type="float">
            <text:p>1.2345312171</text:p>
          </table:table-cell>
          <table:table-cell office:value-type="float" office:value="-4.6083183838" calcext:value-type="float">
            <text:p>-4.6083183838</text:p>
          </table:table-cell>
          <table:table-cell office:value-type="float" office:value="-18.565796888" calcext:value-type="float">
            <text:p>-18.565796888</text:p>
          </table:table-cell>
          <table:table-cell office:value-type="float" office:value="-8.1954837719" calcext:value-type="float">
            <text:p>-8.1954837719</text:p>
          </table:table-cell>
          <table:table-cell table:number-columns-repeated="2"/>
        </table:table-row>
        <table:table-row table:style-name="ro1">
          <table:table-cell office:value-type="float" office:value="0.55860532363" calcext:value-type="float">
            <text:p>0.55860532363</text:p>
          </table:table-cell>
          <table:table-cell office:value-type="float" office:value="1.1644065877" calcext:value-type="float">
            <text:p>1.1644065877</text:p>
          </table:table-cell>
          <table:table-cell office:value-type="float" office:value="-4.6383620024" calcext:value-type="float">
            <text:p>-4.6383620024</text:p>
          </table:table-cell>
          <table:table-cell office:value-type="float" office:value="-18.76992732" calcext:value-type="float">
            <text:p>-18.76992732</text:p>
          </table:table-cell>
          <table:table-cell office:value-type="float" office:value="-7.8000365592" calcext:value-type="float">
            <text:p>-7.8000365592</text:p>
          </table:table-cell>
          <table:table-cell table:number-columns-repeated="2"/>
        </table:table-row>
        <table:table-row table:style-name="ro1">
          <table:table-cell office:value-type="float" office:value="0.56003613823" calcext:value-type="float">
            <text:p>0.56003613823</text:p>
          </table:table-cell>
          <table:table-cell office:value-type="float" office:value="1.0935336901" calcext:value-type="float">
            <text:p>1.0935336901</text:p>
          </table:table-cell>
          <table:table-cell office:value-type="float" office:value="-4.6669092399" calcext:value-type="float">
            <text:p>-4.6669092399</text:p>
          </table:table-cell>
          <table:table-cell office:value-type="float" office:value="-18.964176441" calcext:value-type="float">
            <text:p>-18.964176441</text:p>
          </table:table-cell>
          <table:table-cell office:value-type="float" office:value="-7.3987915933" calcext:value-type="float">
            <text:p>-7.3987915933</text:p>
          </table:table-cell>
          <table:table-cell table:number-columns-repeated="2"/>
        </table:table-row>
        <table:table-row table:style-name="ro1">
          <table:table-cell office:value-type="float" office:value="0.56147762827" calcext:value-type="float">
            <text:p>0.56147762827</text:p>
          </table:table-cell>
          <table:table-cell office:value-type="float" office:value="1.0214133057" calcext:value-type="float">
            <text:p>1.0214133057</text:p>
          </table:table-cell>
          <table:table-cell office:value-type="float" office:value="-4.6941347497" calcext:value-type="float">
            <text:p>-4.6941347497</text:p>
          </table:table-cell>
          <table:table-cell office:value-type="float" office:value="-19.149704867" calcext:value-type="float">
            <text:p>-19.149704867</text:p>
          </table:table-cell>
          <table:table-cell office:value-type="float" office:value="-6.9889702443" calcext:value-type="float">
            <text:p>-6.9889702443</text:p>
          </table:table-cell>
          <table:table-cell table:number-columns-repeated="2"/>
        </table:table-row>
        <table:table-row table:style-name="ro1">
          <table:table-cell office:value-type="float" office:value="0.56291911831" calcext:value-type="float">
            <text:p>0.56291911831</text:p>
          </table:table-cell>
          <table:table-cell office:value-type="float" office:value="0.94861041251" calcext:value-type="float">
            <text:p>0.94861041251</text:p>
          </table:table-cell>
          <table:table-cell office:value-type="float" office:value="-4.7197992231" calcext:value-type="float">
            <text:p>-4.7197992231</text:p>
          </table:table-cell>
          <table:table-cell office:value-type="float" office:value="-19.324854951" calcext:value-type="float">
            <text:p>-19.324854951</text:p>
          </table:table-cell>
          <table:table-cell office:value-type="float" office:value="-6.5738333629" calcext:value-type="float">
            <text:p>-6.5738333629</text:p>
          </table:table-cell>
          <table:table-cell table:number-columns-repeated="2"/>
        </table:table-row>
        <table:table-row table:style-name="ro1">
          <table:table-cell office:value-type="float" office:value="0.56436060834" calcext:value-type="float">
            <text:p>0.56436060834</text:p>
          </table:table-cell>
          <table:table-cell office:value-type="float" office:value="0.87516459393" calcext:value-type="float">
            <text:p>0.87516459393</text:p>
          </table:table-cell>
          <table:table-cell office:value-type="float" office:value="-4.7438831003" calcext:value-type="float">
            <text:p>-4.7438831003</text:p>
          </table:table-cell>
          <table:table-cell office:value-type="float" office:value="-19.489464396" calcext:value-type="float">
            <text:p>-19.489464396</text:p>
          </table:table-cell>
          <table:table-cell office:value-type="float" office:value="-6.1536752659" calcext:value-type="float">
            <text:p>-6.1536752659</text:p>
          </table:table-cell>
          <table:table-cell table:number-columns-repeated="2"/>
        </table:table-row>
        <table:table-row table:style-name="ro1">
          <table:table-cell office:value-type="float" office:value="0.56580209838" calcext:value-type="float">
            <text:p>0.56580209838</text:p>
          </table:table-cell>
          <table:table-cell office:value-type="float" office:value="0.80111603077" calcext:value-type="float">
            <text:p>0.80111603077</text:p>
          </table:table-cell>
          <table:table-cell office:value-type="float" office:value="-4.7663679458" calcext:value-type="float">
            <text:p>-4.7663679458</text:p>
          </table:table-cell>
          <table:table-cell office:value-type="float" office:value="-19.643379779" calcext:value-type="float">
            <text:p>-19.643379779</text:p>
          </table:table-cell>
          <table:table-cell office:value-type="float" office:value="-5.728795749" calcext:value-type="float">
            <text:p>-5.728795749</text:p>
          </table:table-cell>
          <table:table-cell table:number-columns-repeated="2"/>
        </table:table-row>
        <table:table-row table:style-name="ro1">
          <table:table-cell office:value-type="float" office:value="0.56727028562" calcext:value-type="float">
            <text:p>0.56727028562</text:p>
          </table:table-cell>
          <table:table-cell office:value-type="float" office:value="0.72511860061" calcext:value-type="float">
            <text:p>0.72511860061</text:p>
          </table:table-cell>
          <table:table-cell office:value-type="float" office:value="-4.7876076151" calcext:value-type="float">
            <text:p>-4.7876076151</text:p>
          </table:table-cell>
          <table:table-cell office:value-type="float" office:value="-19.789003513" calcext:value-type="float">
            <text:p>-19.789003513</text:p>
          </table:table-cell>
          <table:table-cell office:value-type="float" office:value="-5.2915093217" calcext:value-type="float">
            <text:p>-5.2915093217</text:p>
          </table:table-cell>
          <table:table-cell table:number-columns-repeated="2"/>
        </table:table-row>
        <table:table-row table:style-name="ro1">
          <table:table-cell office:value-type="float" office:value="0.56873847287" calcext:value-type="float">
            <text:p>0.56873847287</text:p>
          </table:table-cell>
          <table:table-cell office:value-type="float" office:value="0.64858178114" calcext:value-type="float">
            <text:p>0.64858178114</text:p>
          </table:table-cell>
          <table:table-cell office:value-type="float" office:value="-4.8071535091" calcext:value-type="float">
            <text:p>-4.8071535091</text:p>
          </table:table-cell>
          <table:table-cell office:value-type="float" office:value="-19.923241035" calcext:value-type="float">
            <text:p>-19.923241035</text:p>
          </table:table-cell>
          <table:table-cell office:value-type="float" office:value="-4.8499688831" calcext:value-type="float">
            <text:p>-4.8499688831</text:p>
          </table:table-cell>
          <table:table-cell table:number-columns-repeated="2"/>
        </table:table-row>
        <table:table-row table:style-name="ro1">
          <table:table-cell office:value-type="float" office:value="0.57020666011" calcext:value-type="float">
            <text:p>0.57020666011</text:p>
          </table:table-cell>
          <table:table-cell office:value-type="float" office:value="0.57154971637" calcext:value-type="float">
            <text:p>0.57154971637</text:p>
          </table:table-cell>
          <table:table-cell office:value-type="float" office:value="-4.824989871" calcext:value-type="float">
            <text:p>-4.824989871</text:p>
          </table:table-cell>
          <table:table-cell office:value-type="float" office:value="-20.045959895" calcext:value-type="float">
            <text:p>-20.045959895</text:p>
          </table:table-cell>
          <table:table-cell office:value-type="float" office:value="-4.4045068293" calcext:value-type="float">
            <text:p>-4.4045068293</text:p>
          </table:table-cell>
          <table:table-cell table:number-columns-repeated="2"/>
        </table:table-row>
        <table:table-row table:style-name="ro1">
          <table:table-cell office:value-type="float" office:value="0.57167484736" calcext:value-type="float">
            <text:p>0.57167484736</text:p>
          </table:table-cell>
          <table:table-cell office:value-type="float" office:value="0.49406704085" calcext:value-type="float">
            <text:p>0.49406704085</text:p>
          </table:table-cell>
          <table:table-cell office:value-type="float" office:value="-4.841102234" calcext:value-type="float">
            <text:p>-4.841102234</text:p>
          </table:table-cell>
          <table:table-cell office:value-type="float" office:value="-20.157038005" calcext:value-type="float">
            <text:p>-20.157038005</text:p>
          </table:table-cell>
          <table:table-cell office:value-type="float" office:value="-3.9554601451" calcext:value-type="float">
            <text:p>-3.9554601451</text:p>
          </table:table-cell>
          <table:table-cell table:number-columns-repeated="2"/>
        </table:table-row>
        <table:table-row table:style-name="ro1">
          <table:table-cell office:value-type="float" office:value="0.5731998276" calcext:value-type="float">
            <text:p>0.5731998276</text:p>
          </table:table-cell>
          <table:table-cell office:value-type="float" office:value="0.41315841308" calcext:value-type="float">
            <text:p>0.41315841308</text:p>
          </table:table-cell>
          <table:table-cell office:value-type="float" office:value="-4.8559984402" calcext:value-type="float">
            <text:p>-4.8559984402</text:p>
          </table:table-cell>
          <table:table-cell office:value-type="float" office:value="-20.259968451" calcext:value-type="float">
            <text:p>-20.259968451</text:p>
          </table:table-cell>
          <table:table-cell office:value-type="float" office:value="-3.4856139548" calcext:value-type="float">
            <text:p>-3.4856139548</text:p>
          </table:table-cell>
          <table:table-cell table:number-columns-repeated="2"/>
        </table:table-row>
        <table:table-row table:style-name="ro1">
          <table:table-cell office:value-type="float" office:value="0.57472480785" calcext:value-type="float">
            <text:p>0.57472480785</text:p>
          </table:table-cell>
          <table:table-cell office:value-type="float" office:value="0.33186327735" calcext:value-type="float">
            <text:p>0.33186327735</text:p>
          </table:table-cell>
          <table:table-cell office:value-type="float" office:value="-4.8690072654" calcext:value-type="float">
            <text:p>-4.8690072654</text:p>
          </table:table-cell>
          <table:table-cell office:value-type="float" office:value="-20.35010706" calcext:value-type="float">
            <text:p>-20.35010706</text:p>
          </table:table-cell>
          <table:table-cell office:value-type="float" office:value="-3.0126554596" calcext:value-type="float">
            <text:p>-3.0126554596</text:p>
          </table:table-cell>
          <table:table-cell table:number-columns-repeated="2"/>
        </table:table-row>
        <table:table-row table:style-name="ro1">
          <table:table-cell office:value-type="float" office:value="0.5762497881" calcext:value-type="float">
            <text:p>0.5762497881</text:p>
          </table:table-cell>
          <table:table-cell office:value-type="float" office:value="0.25023304849" calcext:value-type="float">
            <text:p>0.25023304849</text:p>
          </table:table-cell>
          <table:table-cell office:value-type="float" office:value="-4.8801170311" calcext:value-type="float">
            <text:p>-4.8801170311</text:p>
          </table:table-cell>
          <table:table-cell office:value-type="float" office:value="-20.427353678" calcext:value-type="float">
            <text:p>-20.427353678</text:p>
          </table:table-cell>
          <table:table-cell office:value-type="float" office:value="-2.536975528" calcext:value-type="float">
            <text:p>-2.536975528</text:p>
          </table:table-cell>
          <table:table-cell table:number-columns-repeated="2"/>
        </table:table-row>
        <table:table-row table:style-name="ro1">
          <table:table-cell office:value-type="float" office:value="0.57777476835" calcext:value-type="float">
            <text:p>0.57777476835</text:p>
          </table:table-cell>
          <table:table-cell office:value-type="float" office:value="0.16831951665" calcext:value-type="float">
            <text:p>0.16831951665</text:p>
          </table:table-cell>
          <table:table-cell office:value-type="float" office:value="-4.8893176312" calcext:value-type="float">
            <text:p>-4.8893176312</text:p>
          </table:table-cell>
          <table:table-cell office:value-type="float" office:value="-20.491620937" calcext:value-type="float">
            <text:p>-20.491620937</text:p>
          </table:table-cell>
          <table:table-cell office:value-type="float" office:value="-2.0589686518" calcext:value-type="float">
            <text:p>-2.0589686518</text:p>
          </table:table-cell>
          <table:table-cell table:number-columns-repeated="2"/>
        </table:table-row>
        <table:table-row table:style-name="ro1">
          <table:table-cell office:value-type="float" office:value="0.57945892166" calcext:value-type="float">
            <text:p>0.57945892166</text:p>
          </table:table-cell>
          <table:table-cell office:value-type="float" office:value="0.077589560166" calcext:value-type="float">
            <text:p>0.077589560166</text:p>
          </table:table-cell>
          <table:table-cell office:value-type="float" office:value="-4.8972498921" calcext:value-type="float">
            <text:p>-4.8972498921</text:p>
          </table:table-cell>
          <table:table-cell office:value-type="float" office:value="-20.547424938" calcext:value-type="float">
            <text:p>-20.547424938</text:p>
          </table:table-cell>
          <table:table-cell office:value-type="float" office:value="-1.5288431301" calcext:value-type="float">
            <text:p>-1.5288431301</text:p>
          </table:table-cell>
          <table:table-cell table:number-columns-repeated="2"/>
        </table:table-row>
        <table:table-row table:style-name="ro1">
          <table:table-cell office:value-type="float" office:value="0.58114307498" calcext:value-type="float">
            <text:p>0.58114307498</text:p>
          </table:table-cell>
          <table:table-cell office:value-type="float" office:value="-0.013351772572" calcext:value-type="float">
            <text:p>-0.013351772572</text:p>
          </table:table-cell>
          <table:table-cell office:value-type="float" office:value="-4.9028340715" calcext:value-type="float">
            <text:p>-4.9028340715</text:p>
          </table:table-cell>
          <table:table-cell office:value-type="float" office:value="-20.58722642" calcext:value-type="float">
            <text:p>-20.58722642</text:p>
          </table:table-cell>
          <table:table-cell office:value-type="float" office:value="-0.99690413173" calcext:value-type="float">
            <text:p>-0.99690413173</text:p>
          </table:table-cell>
          <table:table-cell table:number-columns-repeated="2"/>
        </table:table-row>
        <table:table-row table:style-name="ro1">
          <table:table-cell office:value-type="float" office:value="0.5828272283" calcext:value-type="float">
            <text:p>0.5828272283</text:p>
          </table:table-cell>
          <table:table-cell office:value-type="float" office:value="-0.10443358722" calcext:value-type="float">
            <text:p>-0.10443358722</text:p>
          </table:table-cell>
          <table:table-cell office:value-type="float" office:value="-4.9060633506" calcext:value-type="float">
            <text:p>-4.9060633506</text:p>
          </table:table-cell>
          <table:table-cell office:value-type="float" office:value="-20.610963236" calcext:value-type="float">
            <text:p>-20.610963236</text:p>
          </table:table-cell>
          <table:table-cell office:value-type="float" office:value="-0.46369432502" calcext:value-type="float">
            <text:p>-0.46369432502</text:p>
          </table:table-cell>
          <table:table-cell table:number-columns-repeated="2"/>
        </table:table-row>
        <table:table-row table:style-name="ro1">
          <table:table-cell office:value-type="float" office:value="0.58451138162" calcext:value-type="float">
            <text:p>0.58451138162</text:p>
          </table:table-cell>
          <table:table-cell office:value-type="float" office:value="-0.1955847583" calcext:value-type="float">
            <text:p>-0.1955847583</text:p>
          </table:table-cell>
          <table:table-cell office:value-type="float" office:value="-4.9069333153" calcext:value-type="float">
            <text:p>-4.9069333153</text:p>
          </table:table-cell>
          <table:table-cell office:value-type="float" office:value="-20.618592976" calcext:value-type="float">
            <text:p>-20.618592976</text:p>
          </table:table-cell>
          <table:table-cell office:value-type="float" office:value="0.070241152091" calcext:value-type="float">
            <text:p>0.070241152091</text:p>
          </table:table-cell>
          <table:table-cell table:number-columns-repeated="2"/>
        </table:table-row>
        <table:table-row table:style-name="ro1">
          <table:table-cell office:value-type="float" office:value="0.58612964094" calcext:value-type="float">
            <text:p>0.58612964094</text:p>
          </table:table-cell>
          <table:table-cell office:value-type="float" office:value="-0.28316862736" calcext:value-type="float">
            <text:p>-0.28316862736</text:p>
          </table:table-cell>
          <table:table-cell office:value-type="float" office:value="-4.905544705" calcext:value-type="float">
            <text:p>-4.905544705</text:p>
          </table:table-cell>
          <table:table-cell office:value-type="float" office:value="-20.61072893" calcext:value-type="float">
            <text:p>-20.61072893</text:p>
          </table:table-cell>
          <table:table-cell office:value-type="float" office:value="0.583461094" calcext:value-type="float">
            <text:p>0.583461094</text:p>
          </table:table-cell>
          <table:table-cell table:number-columns-repeated="2"/>
        </table:table-row>
        <table:table-row table:style-name="ro1">
          <table:table-cell office:value-type="float" office:value="0.58774790027" calcext:value-type="float">
            <text:p>0.58774790027</text:p>
          </table:table-cell>
          <table:table-cell office:value-type="float" office:value="-0.37068744281" calcext:value-type="float">
            <text:p>-0.37068744281</text:p>
          </table:table-cell>
          <table:table-cell office:value-type="float" office:value="-4.9019762589" calcext:value-type="float">
            <text:p>-4.9019762589</text:p>
          </table:table-cell>
          <table:table-cell office:value-type="float" office:value="-20.587969909" calcext:value-type="float">
            <text:p>-20.587969909</text:p>
          </table:table-cell>
          <table:table-cell office:value-type="float" office:value="1.096360165" calcext:value-type="float">
            <text:p>1.096360165</text:p>
          </table:table-cell>
          <table:table-cell table:number-columns-repeated="2"/>
        </table:table-row>
        <table:table-row table:style-name="ro1">
          <table:table-cell office:value-type="float" office:value="0.5893661596" calcext:value-type="float">
            <text:p>0.5893661596</text:p>
          </table:table-cell>
          <table:table-cell office:value-type="float" office:value="-0.45807795233" calcext:value-type="float">
            <text:p>-0.45807795233</text:p>
          </table:table-cell>
          <table:table-cell office:value-type="float" office:value="-4.8962303726" calcext:value-type="float">
            <text:p>-4.8962303726</text:p>
          </table:table-cell>
          <table:table-cell office:value-type="float" office:value="-20.550330232" calcext:value-type="float">
            <text:p>-20.550330232</text:p>
          </table:table-cell>
          <table:table-cell office:value-type="float" office:value="1.6084523521" calcext:value-type="float">
            <text:p>1.6084523521</text:p>
          </table:table-cell>
          <table:table-cell table:number-columns-repeated="2"/>
        </table:table-row>
        <table:table-row table:style-name="ro1">
          <table:table-cell office:value-type="float" office:value="0.59098441893" calcext:value-type="float">
            <text:p>0.59098441893</text:p>
          </table:table-cell>
          <table:table-cell office:value-type="float" office:value="-0.5452770006" calcext:value-type="float">
            <text:p>-0.5452770006</text:p>
          </table:table-cell>
          <table:table-cell office:value-type="float" office:value="-4.8883115053" calcext:value-type="float">
            <text:p>-4.8883115053</text:p>
          </table:table-cell>
          <table:table-cell office:value-type="float" office:value="-20.497841231" calcext:value-type="float">
            <text:p>-20.497841231</text:p>
          </table:table-cell>
          <table:table-cell office:value-type="float" office:value="2.1192521881" calcext:value-type="float">
            <text:p>2.1192521881</text:p>
          </table:table-cell>
          <table:table-cell table:number-columns-repeated="2"/>
        </table:table-row>
        <table:table-row table:style-name="ro1">
          <table:table-cell office:value-type="float" office:value="0.59249125469" calcext:value-type="float">
            <text:p>0.59249125469</text:p>
          </table:table-cell>
          <table:table-cell office:value-type="float" office:value="-0.62624456953" calcext:value-type="float">
            <text:p>-0.62624456953</text:p>
          </table:table-cell>
          <table:table-cell office:value-type="float" office:value="-4.8789898753" calcext:value-type="float">
            <text:p>-4.8789898753</text:p>
          </table:table-cell>
          <table:table-cell office:value-type="float" office:value="-20.43565763" calcext:value-type="float">
            <text:p>-20.43565763</text:p>
          </table:table-cell>
          <table:table-cell office:value-type="float" office:value="2.593294016" calcext:value-type="float">
            <text:p>2.593294016</text:p>
          </table:table-cell>
          <table:table-cell table:number-columns-repeated="2"/>
        </table:table-row>
        <table:table-row table:style-name="ro1">
          <table:table-cell office:value-type="float" office:value="0.59399809045" calcext:value-type="float">
            <text:p>0.59399809045</text:p>
          </table:table-cell>
          <table:table-cell office:value-type="float" office:value="-0.70694084887" calcext:value-type="float">
            <text:p>-0.70694084887</text:p>
          </table:table-cell>
          <table:table-cell office:value-type="float" office:value="-4.8677966976" calcext:value-type="float">
            <text:p>-4.8677966976</text:p>
          </table:table-cell>
          <table:table-cell office:value-type="float" office:value="-20.360693138" calcext:value-type="float">
            <text:p>-20.360693138</text:p>
          </table:table-cell>
          <table:table-cell office:value-type="float" office:value="3.0654058236" calcext:value-type="float">
            <text:p>3.0654058236</text:p>
          </table:table-cell>
          <table:table-cell table:number-columns-repeated="2"/>
        </table:table-row>
        <table:table-row table:style-name="ro1">
          <table:table-cell office:value-type="float" office:value="0.59550492622" calcext:value-type="float">
            <text:p>0.59550492622</text:p>
          </table:table-cell>
          <table:table-cell office:value-type="float" office:value="-0.78731540536" calcext:value-type="float">
            <text:p>-0.78731540536</text:p>
          </table:table-cell>
          <table:table-cell office:value-type="float" office:value="-4.8547403742" calcext:value-type="float">
            <text:p>-4.8547403742</text:p>
          </table:table-cell>
          <table:table-cell office:value-type="float" office:value="-20.273012659" calcext:value-type="float">
            <text:p>-20.273012659</text:p>
          </table:table-cell>
          <table:table-cell office:value-type="float" office:value="3.5351999159" calcext:value-type="float">
            <text:p>3.5351999159</text:p>
          </table:table-cell>
          <table:table-cell table:number-columns-repeated="2"/>
        </table:table-row>
        <table:table-row table:style-name="ro1">
          <table:table-cell office:value-type="float" office:value="0.59701176198" calcext:value-type="float">
            <text:p>0.59701176198</text:p>
          </table:table-cell>
          <table:table-cell office:value-type="float" office:value="-0.86731808743" calcext:value-type="float">
            <text:p>-0.86731808743</text:p>
          </table:table-cell>
          <table:table-cell office:value-type="float" office:value="-4.8398308365" calcext:value-type="float">
            <text:p>-4.8398308365</text:p>
          </table:table-cell>
          <table:table-cell office:value-type="float" office:value="-20.1726937" calcext:value-type="float">
            <text:p>-20.1726937</text:p>
          </table:table-cell>
          <table:table-cell office:value-type="float" office:value="4.0022908983" calcext:value-type="float">
            <text:p>4.0022908983</text:p>
          </table:table-cell>
          <table:table-cell table:number-columns-repeated="2"/>
        </table:table-row>
        <table:table-row table:style-name="ro1">
          <table:table-cell office:value-type="float" office:value="0.59846892861" calcext:value-type="float">
            <text:p>0.59846892861</text:p>
          </table:table-cell>
          <table:table-cell office:value-type="float" office:value="-0.94428311887" calcext:value-type="float">
            <text:p>-0.94428311887</text:p>
          </table:table-cell>
          <table:table-cell office:value-type="float" office:value="-4.8236609238" calcext:value-type="float">
            <text:p>-4.8236609238</text:p>
          </table:table-cell>
          <table:table-cell office:value-type="float" office:value="-20.063745651" calcext:value-type="float">
            <text:p>-20.063745651</text:p>
          </table:table-cell>
          <table:table-cell office:value-type="float" office:value="4.4510544601" calcext:value-type="float">
            <text:p>4.4510544601</text:p>
          </table:table-cell>
          <table:table-cell table:number-columns-repeated="2"/>
        </table:table-row>
        <table:table-row table:style-name="ro1">
          <table:table-cell office:value-type="float" office:value="0.59992609525" calcext:value-type="float">
            <text:p>0.59992609525</text:p>
          </table:table-cell>
          <table:table-cell office:value-type="float" office:value="-1.0208090732" calcext:value-type="float">
            <text:p>-1.0208090732</text:p>
          </table:table-cell>
          <table:table-cell office:value-type="float" office:value="-4.8057803548" calcext:value-type="float">
            <text:p>-4.8057803548</text:p>
          </table:table-cell>
          <table:table-cell office:value-type="float" office:value="-19.943155181" calcext:value-type="float">
            <text:p>-19.943155181</text:p>
          </table:table-cell>
          <table:table-cell office:value-type="float" office:value="4.8965890664" calcext:value-type="float">
            <text:p>4.8965890664</text:p>
          </table:table-cell>
          <table:table-cell table:number-columns-repeated="2"/>
        </table:table-row>
        <table:table-row table:style-name="ro1">
          <table:table-cell office:value-type="float" office:value="0.60138326188" calcext:value-type="float">
            <text:p>0.60138326188</text:p>
          </table:table-cell>
          <table:table-cell office:value-type="float" office:value="-1.0968516085" calcext:value-type="float">
            <text:p>-1.0968516085</text:p>
          </table:table-cell>
          <table:table-cell office:value-type="float" office:value="-4.7862021327" calcext:value-type="float">
            <text:p>-4.7862021327</text:p>
          </table:table-cell>
          <table:table-cell office:value-type="float" office:value="-19.811025493" calcext:value-type="float">
            <text:p>-19.811025493</text:p>
          </table:table-cell>
          <table:table-cell office:value-type="float" office:value="5.3385546809" calcext:value-type="float">
            <text:p>5.3385546809</text:p>
          </table:table-cell>
          <table:table-cell table:number-columns-repeated="2"/>
        </table:table-row>
        <table:table-row table:style-name="ro1">
          <table:table-cell office:value-type="float" office:value="0.60284042851" calcext:value-type="float">
            <text:p>0.60284042851</text:p>
          </table:table-cell>
          <table:table-cell office:value-type="float" office:value="-1.1723667976" calcext:value-type="float">
            <text:p>-1.1723667976</text:p>
          </table:table-cell>
          <table:table-cell office:value-type="float" office:value="-4.764940555" calcext:value-type="float">
            <text:p>-4.764940555</text:p>
          </table:table-cell>
          <table:table-cell office:value-type="float" office:value="-19.667470416" calcext:value-type="float">
            <text:p>-19.667470416</text:p>
          </table:table-cell>
          <table:table-cell office:value-type="float" office:value="5.7766148043" calcext:value-type="float">
            <text:p>5.7766148043</text:p>
          </table:table-cell>
          <table:table-cell table:number-columns-repeated="2"/>
        </table:table-row>
        <table:table-row table:style-name="ro1">
          <table:table-cell office:value-type="float" office:value="0.60427200199" calcext:value-type="float">
            <text:p>0.60427200199</text:p>
          </table:table-cell>
          <table:table-cell office:value-type="float" office:value="-1.2460000408" calcext:value-type="float">
            <text:p>-1.2460000408</text:p>
          </table:table-cell>
          <table:table-cell office:value-type="float" office:value="-4.7424282174" calcext:value-type="float">
            <text:p>-4.7424282174</text:p>
          </table:table-cell>
          <table:table-cell office:value-type="float" office:value="-19.51543087" calcext:value-type="float">
            <text:p>-19.51543087</text:p>
          </table:table-cell>
          <table:table-cell office:value-type="float" office:value="6.2028557594" calcext:value-type="float">
            <text:p>6.2028557594</text:p>
          </table:table-cell>
          <table:table-cell table:number-columns-repeated="2"/>
        </table:table-row>
        <table:table-row table:style-name="ro1">
          <table:table-cell office:value-type="float" office:value="0.60570357547" calcext:value-type="float">
            <text:p>0.60570357547</text:p>
          </table:table-cell>
          <table:table-cell office:value-type="float" office:value="-1.3190415795" calcext:value-type="float">
            <text:p>-1.3190415795</text:p>
          </table:table-cell>
          <table:table-cell office:value-type="float" office:value="-4.7183221293" calcext:value-type="float">
            <text:p>-4.7183221293</text:p>
          </table:table-cell>
          <table:table-cell office:value-type="float" office:value="-19.352611356" calcext:value-type="float">
            <text:p>-19.352611356</text:p>
          </table:table-cell>
          <table:table-cell office:value-type="float" office:value="6.6246947496" calcext:value-type="float">
            <text:p>6.6246947496</text:p>
          </table:table-cell>
          <table:table-cell table:number-columns-repeated="2"/>
        </table:table-row>
        <table:table-row table:style-name="ro1">
          <table:table-cell office:value-type="float" office:value="0.60713514895" calcext:value-type="float">
            <text:p>0.60713514895</text:p>
          </table:table-cell>
          <table:table-cell office:value-type="float" office:value="-1.3914511557" calcext:value-type="float">
            <text:p>-1.3914511557</text:p>
          </table:table-cell>
          <table:table-cell office:value-type="float" office:value="-4.6926394124" calcext:value-type="float">
            <text:p>-4.6926394124</text:p>
          </table:table-cell>
          <table:table-cell office:value-type="float" office:value="-19.179148984" calcext:value-type="float">
            <text:p>-19.179148984</text:p>
          </table:table-cell>
          <table:table-cell office:value-type="float" office:value="7.0418246838" calcext:value-type="float">
            <text:p>7.0418246838</text:p>
          </table:table-cell>
          <table:table-cell table:number-columns-repeated="2"/>
        </table:table-row>
        <table:table-row table:style-name="ro1">
          <table:table-cell office:value-type="float" office:value="0.60856672243" calcext:value-type="float">
            <text:p>0.60856672243</text:p>
          </table:table-cell>
          <table:table-cell office:value-type="float" office:value="-1.4631890443" calcext:value-type="float">
            <text:p>-1.4631890443</text:p>
          </table:table-cell>
          <table:table-cell office:value-type="float" office:value="-4.6653983338" calcext:value-type="float">
            <text:p>-4.6653983338</text:p>
          </table:table-cell>
          <table:table-cell office:value-type="float" office:value="-18.995190193" calcext:value-type="float">
            <text:p>-18.995190193</text:p>
          </table:table-cell>
          <table:table-cell office:value-type="float" office:value="7.453943076" calcext:value-type="float">
            <text:p>7.453943076</text:p>
          </table:table-cell>
          <table:table-cell table:number-columns-repeated="2"/>
        </table:table-row>
        <table:table-row table:style-name="ro1">
          <table:table-cell office:value-type="float" office:value="0.60998738929" calcext:value-type="float">
            <text:p>0.60998738929</text:p>
          </table:table-cell>
          <table:table-cell office:value-type="float" office:value="-1.5336777416" calcext:value-type="float">
            <text:p>-1.5336777416</text:p>
          </table:table-cell>
          <table:table-cell office:value-type="float" office:value="-4.6368433207" calcext:value-type="float">
            <text:p>-4.6368433207</text:p>
          </table:table-cell>
          <table:table-cell office:value-type="float" office:value="-18.802409581" calcext:value-type="float">
            <text:p>-18.802409581</text:p>
          </table:table-cell>
          <table:table-cell office:value-type="float" office:value="7.8576738148" calcext:value-type="float">
            <text:p>7.8576738148</text:p>
          </table:table-cell>
          <table:table-cell table:number-columns-repeated="2"/>
        </table:table-row>
        <table:table-row table:style-name="ro1">
          <table:table-cell office:value-type="float" office:value="0.61140805616" calcext:value-type="float">
            <text:p>0.61140805616</text:p>
          </table:table-cell>
          <table:table-cell office:value-type="float" office:value="-1.6034286948" calcext:value-type="float">
            <text:p>-1.6034286948</text:p>
          </table:table-cell>
          <table:table-cell office:value-type="float" office:value="-4.6067927367" calcext:value-type="float">
            <text:p>-4.6067927367</text:p>
          </table:table-cell>
          <table:table-cell office:value-type="float" office:value="-18.599605959" calcext:value-type="float">
            <text:p>-18.599605959</text:p>
          </table:table-cell>
          <table:table-cell office:value-type="float" office:value="8.2558902376" calcext:value-type="float">
            <text:p>8.2558902376</text:p>
          </table:table-cell>
          <table:table-cell table:number-columns-repeated="2"/>
        </table:table-row>
        <table:table-row table:style-name="ro1">
          <table:table-cell office:value-type="float" office:value="0.61282872302" calcext:value-type="float">
            <text:p>0.61282872302</text:p>
          </table:table-cell>
          <table:table-cell office:value-type="float" office:value="-1.672404836" calcext:value-type="float">
            <text:p>-1.672404836</text:p>
          </table:table-cell>
          <table:table-cell office:value-type="float" office:value="-4.575267672" calcext:value-type="float">
            <text:p>-4.575267672</text:p>
          </table:table-cell>
          <table:table-cell office:value-type="float" office:value="-18.386948678" calcext:value-type="float">
            <text:p>-18.386948678</text:p>
          </table:table-cell>
          <table:table-cell office:value-type="float" office:value="8.6483119457" calcext:value-type="float">
            <text:p>8.6483119457</text:p>
          </table:table-cell>
          <table:table-cell table:number-columns-repeated="2"/>
        </table:table-row>
        <table:table-row table:style-name="ro1">
          <table:table-cell office:value-type="float" office:value="0.61424938988" calcext:value-type="float">
            <text:p>0.61424938988</text:p>
          </table:table-cell>
          <table:table-cell office:value-type="float" office:value="-1.7405697446" calcext:value-type="float">
            <text:p>-1.7405697446</text:p>
          </table:table-cell>
          <table:table-cell office:value-type="float" office:value="-4.5422902523" calcext:value-type="float">
            <text:p>-4.5422902523</text:p>
          </table:table-cell>
          <table:table-cell office:value-type="float" office:value="-18.16461542" calcext:value-type="float">
            <text:p>-18.16461542</text:p>
          </table:table-cell>
          <table:table-cell office:value-type="float" office:value="9.0346641608" calcext:value-type="float">
            <text:p>9.0346641608</text:p>
          </table:table-cell>
          <table:table-cell table:number-columns-repeated="2"/>
        </table:table-row>
        <table:table-row table:style-name="ro1">
          <table:table-cell office:value-type="float" office:value="0.615670854" calcext:value-type="float">
            <text:p>0.615670854</text:p>
          </table:table-cell>
          <table:table-cell office:value-type="float" office:value="-1.8079252092" calcext:value-type="float">
            <text:p>-1.8079252092</text:p>
          </table:table-cell>
          <table:table-cell office:value-type="float" office:value="-4.5078639133" calcext:value-type="float">
            <text:p>-4.5078639133</text:p>
          </table:table-cell>
          <table:table-cell office:value-type="float" office:value="-17.932659287" calcext:value-type="float">
            <text:p>-17.932659287</text:p>
          </table:table-cell>
          <table:table-cell office:value-type="float" office:value="9.4148894034" calcext:value-type="float">
            <text:p>9.4148894034</text:p>
          </table:table-cell>
          <table:table-cell table:number-columns-repeated="2"/>
        </table:table-row>
        <table:table-row table:style-name="ro1">
          <table:table-cell office:value-type="float" office:value="0.61709231812" calcext:value-type="float">
            <text:p>0.61709231812</text:p>
          </table:table-cell>
          <table:table-cell office:value-type="float" office:value="-1.8743976497" calcext:value-type="float">
            <text:p>-1.8743976497</text:p>
          </table:table-cell>
          <table:table-cell office:value-type="float" office:value="-4.4720309294" calcext:value-type="float">
            <text:p>-4.4720309294</text:p>
          </table:table-cell>
          <table:table-cell office:value-type="float" office:value="-17.691396421" calcext:value-type="float">
            <text:p>-17.691396421</text:p>
          </table:table-cell>
          <table:table-cell office:value-type="float" office:value="9.788505932" calcext:value-type="float">
            <text:p>9.788505932</text:p>
          </table:table-cell>
          <table:table-cell table:number-columns-repeated="2"/>
        </table:table-row>
        <table:table-row table:style-name="ro1">
          <table:table-cell office:value-type="float" office:value="0.61851378224" calcext:value-type="float">
            <text:p>0.61851378224</text:p>
          </table:table-cell>
          <table:table-cell office:value-type="float" office:value="-1.9399527112" calcext:value-type="float">
            <text:p>-1.9399527112</text:p>
          </table:table-cell>
          <table:table-cell office:value-type="float" office:value="-4.4348164429" calcext:value-type="float">
            <text:p>-4.4348164429</text:p>
          </table:table-cell>
          <table:table-cell office:value-type="float" office:value="-17.441028584" calcext:value-type="float">
            <text:p>-17.441028584</text:p>
          </table:table-cell>
          <table:table-cell office:value-type="float" office:value="10.155256982" calcext:value-type="float">
            <text:p>10.155256982</text:p>
          </table:table-cell>
          <table:table-cell table:number-columns-repeated="2"/>
        </table:table-row>
        <table:table-row table:style-name="ro1">
          <table:table-cell office:value-type="float" office:value="0.61993524636" calcext:value-type="float">
            <text:p>0.61993524636</text:p>
          </table:table-cell>
          <table:table-cell office:value-type="float" office:value="-2.0045568055" calcext:value-type="float">
            <text:p>-2.0045568055</text:p>
          </table:table-cell>
          <table:table-cell office:value-type="float" office:value="-4.3962465416" calcext:value-type="float">
            <text:p>-4.3962465416</text:p>
          </table:table-cell>
          <table:table-cell office:value-type="float" office:value="-17.181765017" calcext:value-type="float">
            <text:p>-17.181765017</text:p>
          </table:table-cell>
          <table:table-cell office:value-type="float" office:value="10.514892449" calcext:value-type="float">
            <text:p>10.514892449</text:p>
          </table:table-cell>
          <table:table-cell table:number-columns-repeated="2"/>
        </table:table-row>
        <table:table-row table:style-name="ro1">
          <table:table-cell office:value-type="float" office:value="0.62136901389" calcext:value-type="float">
            <text:p>0.62136901389</text:p>
          </table:table-cell>
          <table:table-cell office:value-type="float" office:value="-2.068723411" calcext:value-type="float">
            <text:p>-2.068723411</text:p>
          </table:table-cell>
          <table:table-cell office:value-type="float" office:value="-4.3559971803" calcext:value-type="float">
            <text:p>-4.3559971803</text:p>
          </table:table-cell>
          <table:table-cell office:value-type="float" office:value="-16.91146581" calcext:value-type="float">
            <text:p>-16.91146581</text:p>
          </table:table-cell>
          <table:table-cell office:value-type="float" office:value="10.870185397" calcext:value-type="float">
            <text:p>10.870185397</text:p>
          </table:table-cell>
          <table:table-cell table:number-columns-repeated="2"/>
        </table:table-row>
        <table:table-row table:style-name="ro1">
          <table:table-cell office:value-type="float" office:value="0.62280278142" calcext:value-type="float">
            <text:p>0.62280278142</text:p>
          </table:table-cell>
          <table:table-cell office:value-type="float" office:value="-2.1318563432" calcext:value-type="float">
            <text:p>-2.1318563432</text:p>
          </table:table-cell>
          <table:table-cell office:value-type="float" office:value="-4.3144249601" calcext:value-type="float">
            <text:p>-4.3144249601</text:p>
          </table:table-cell>
          <table:table-cell office:value-type="float" office:value="-16.632565849" calcext:value-type="float">
            <text:p>-16.632565849</text:p>
          </table:table-cell>
          <table:table-cell office:value-type="float" office:value="11.217749342" calcext:value-type="float">
            <text:p>11.217749342</text:p>
          </table:table-cell>
          <table:table-cell table:number-columns-repeated="2"/>
        </table:table-row>
        <table:table-row table:style-name="ro1">
          <table:table-cell office:value-type="float" office:value="0.62423654895" calcext:value-type="float">
            <text:p>0.62423654895</text:p>
          </table:table-cell>
          <table:table-cell office:value-type="float" office:value="-2.1939236721" calcext:value-type="float">
            <text:p>-2.1939236721</text:p>
          </table:table-cell>
          <table:table-cell office:value-type="float" office:value="-4.2715594161" calcext:value-type="float">
            <text:p>-4.2715594161</text:p>
          </table:table-cell>
          <table:table-cell office:value-type="float" office:value="-16.345301451" calcext:value-type="float">
            <text:p>-16.345301451</text:p>
          </table:table-cell>
          <table:table-cell office:value-type="float" office:value="11.557349628" calcext:value-type="float">
            <text:p>11.557349628</text:p>
          </table:table-cell>
          <table:table-cell table:number-columns-repeated="2"/>
        </table:table-row>
        <table:table-row table:style-name="ro1">
          <table:table-cell office:value-type="float" office:value="0.62567031648" calcext:value-type="float">
            <text:p>0.62567031648</text:p>
          </table:table-cell>
          <table:table-cell office:value-type="float" office:value="-2.2548943698" calcext:value-type="float">
            <text:p>-2.2548943698</text:p>
          </table:table-cell>
          <table:table-cell office:value-type="float" office:value="-4.2274309522" calcext:value-type="float">
            <text:p>-4.2274309522</text:p>
          </table:table-cell>
          <table:table-cell office:value-type="float" office:value="-16.049915625" calcext:value-type="float">
            <text:p>-16.049915625</text:p>
          </table:table-cell>
          <table:table-cell office:value-type="float" office:value="11.888759403" calcext:value-type="float">
            <text:p>11.888759403</text:p>
          </table:table-cell>
          <table:table-cell table:number-columns-repeated="2"/>
        </table:table-row>
        <table:table-row table:style-name="ro1">
          <table:table-cell office:value-type="float" office:value="0.62713033265" calcext:value-type="float">
            <text:p>0.62713033265</text:p>
          </table:table-cell>
          <table:table-cell office:value-type="float" office:value="-2.3158232378" calcext:value-type="float">
            <text:p>-2.3158232378</text:p>
          </table:table-cell>
          <table:table-cell office:value-type="float" office:value="-4.181229103" calcext:value-type="float">
            <text:p>-4.181229103</text:p>
          </table:table-cell>
          <table:table-cell office:value-type="float" office:value="-15.74103415" calcext:value-type="float">
            <text:p>-15.74103415</text:p>
          </table:table-cell>
          <table:table-cell office:value-type="float" office:value="12.217593402" calcext:value-type="float">
            <text:p>12.217593402</text:p>
          </table:table-cell>
          <table:table-cell table:number-columns-repeated="2"/>
        </table:table-row>
        <table:table-row table:style-name="ro1">
          <table:table-cell office:value-type="float" office:value="0.62859034882" calcext:value-type="float">
            <text:p>0.62859034882</text:p>
          </table:table-cell>
          <table:table-cell office:value-type="float" office:value="-2.375552969" calcext:value-type="float">
            <text:p>-2.375552969</text:p>
          </table:table-cell>
          <table:table-cell office:value-type="float" office:value="-4.1337839244" calcext:value-type="float">
            <text:p>-4.1337839244</text:p>
          </table:table-cell>
          <table:table-cell office:value-type="float" office:value="-15.424259762" calcext:value-type="float">
            <text:p>-15.424259762</text:p>
          </table:table-cell>
          <table:table-cell office:value-type="float" office:value="12.537484964" calcext:value-type="float">
            <text:p>12.537484964</text:p>
          </table:table-cell>
          <table:table-cell table:number-columns-repeated="2"/>
        </table:table-row>
        <table:table-row table:style-name="ro1">
          <table:table-cell office:value-type="float" office:value="0.63005036499" calcext:value-type="float">
            <text:p>0.63005036499</text:p>
          </table:table-cell>
          <table:table-cell office:value-type="float" office:value="-2.4340538385" calcext:value-type="float">
            <text:p>-2.4340538385</text:p>
          </table:table-cell>
          <table:table-cell office:value-type="float" office:value="-4.0851301026" calcext:value-type="float">
            <text:p>-4.0851301026</text:p>
          </table:table-cell>
          <table:table-cell office:value-type="float" office:value="-15.099868628" calcext:value-type="float">
            <text:p>-15.099868628</text:p>
          </table:table-cell>
          <table:table-cell office:value-type="float" office:value="12.848220747" calcext:value-type="float">
            <text:p>12.848220747</text:p>
          </table:table-cell>
          <table:table-cell table:number-columns-repeated="2"/>
        </table:table-row>
        <table:table-row table:style-name="ro1">
          <table:table-cell office:value-type="float" office:value="0.63151038116" calcext:value-type="float">
            <text:p>0.63151038116</text:p>
          </table:table-cell>
          <table:table-cell office:value-type="float" office:value="-2.4912971914" calcext:value-type="float">
            <text:p>-2.4912971914</text:p>
          </table:table-cell>
          <table:table-cell office:value-type="float" office:value="-4.0353031242" calcext:value-type="float">
            <text:p>-4.0353031242</text:p>
          </table:table-cell>
          <table:table-cell office:value-type="float" office:value="-14.768142853" calcext:value-type="float">
            <text:p>-14.768142853</text:p>
          </table:table-cell>
          <table:table-cell office:value-type="float" office:value="13.149596603" calcext:value-type="float">
            <text:p>13.149596603</text:p>
          </table:table-cell>
          <table:table-cell table:number-columns-repeated="2"/>
        </table:table-row>
        <table:table-row table:style-name="ro1">
          <table:table-cell office:value-type="float" office:value="0.63301877305" calcext:value-type="float">
            <text:p>0.63301877305</text:p>
          </table:table-cell>
          <table:table-cell office:value-type="float" office:value="-2.5490872622" calcext:value-type="float">
            <text:p>-2.5490872622</text:p>
          </table:table-cell>
          <table:table-cell office:value-type="float" office:value="-3.9826315893" calcext:value-type="float">
            <text:p>-3.9826315893</text:p>
          </table:table-cell>
          <table:table-cell office:value-type="float" office:value="-14.418028162" calcext:value-type="float">
            <text:p>-14.418028162</text:p>
          </table:table-cell>
          <table:table-cell office:value-type="float" office:value="13.450921132" calcext:value-type="float">
            <text:p>13.450921132</text:p>
          </table:table-cell>
          <table:table-cell table:number-columns-repeated="2"/>
        </table:table-row>
        <table:table-row table:style-name="ro1">
          <table:table-cell office:value-type="float" office:value="0.63452716494" calcext:value-type="float">
            <text:p>0.63452716494</text:p>
          </table:table-cell>
          <table:table-cell office:value-type="float" office:value="-2.6054765414" calcext:value-type="float">
            <text:p>-2.6054765414</text:p>
          </table:table-cell>
          <table:table-cell office:value-type="float" office:value="-3.928787362" calcext:value-type="float">
            <text:p>-3.928787362</text:p>
          </table:table-cell>
          <table:table-cell office:value-type="float" office:value="-14.060715091" calcext:value-type="float">
            <text:p>-14.060715091</text:p>
          </table:table-cell>
          <table:table-cell office:value-type="float" office:value="13.741843207" calcext:value-type="float">
            <text:p>13.741843207</text:p>
          </table:table-cell>
          <table:table-cell table:number-columns-repeated="2"/>
        </table:table-row>
        <table:table-row table:style-name="ro1">
          <table:table-cell office:value-type="float" office:value="0.63603555683" calcext:value-type="float">
            <text:p>0.63603555683</text:p>
          </table:table-cell>
          <table:table-cell office:value-type="float" office:value="-2.6604371738" calcext:value-type="float">
            <text:p>-2.6604371738</text:p>
          </table:table-cell>
          <table:table-cell office:value-type="float" office:value="-3.8738120196" calcext:value-type="float">
            <text:p>-3.8738120196</text:p>
          </table:table-cell>
          <table:table-cell office:value-type="float" office:value="-13.696532424" calcext:value-type="float">
            <text:p>-13.696532424</text:p>
          </table:table-cell>
          <table:table-cell office:value-type="float" office:value="14.022169724" calcext:value-type="float">
            <text:p>14.022169724</text:p>
          </table:table-cell>
          <table:table-cell table:number-columns-repeated="2"/>
        </table:table-row>
        <table:table-row table:style-name="ro1">
          <table:table-cell office:value-type="float" office:value="0.63754394872" calcext:value-type="float">
            <text:p>0.63754394872</text:p>
          </table:table-cell>
          <table:table-cell office:value-type="float" office:value="-2.7139426166" calcext:value-type="float">
            <text:p>-2.7139426166</text:p>
          </table:table-cell>
          <table:table-cell office:value-type="float" office:value="-3.8177478824" calcext:value-type="float">
            <text:p>-3.8177478824</text:p>
          </table:table-cell>
          <table:table-cell office:value-type="float" office:value="-13.325814142" calcext:value-type="float">
            <text:p>-13.325814142</text:p>
          </table:table-cell>
          <table:table-cell office:value-type="float" office:value="14.291718747" calcext:value-type="float">
            <text:p>14.291718747</text:p>
          </table:table-cell>
          <table:table-cell table:number-columns-repeated="2"/>
        </table:table-row>
        <table:table-row table:style-name="ro1">
          <table:table-cell office:value-type="float" office:value="0.63915533561" calcext:value-type="float">
            <text:p>0.63915533561</text:p>
          </table:table-cell>
          <table:table-cell office:value-type="float" office:value="-2.7694653958" calcext:value-type="float">
            <text:p>-2.7694653958</text:p>
          </table:table-cell>
          <table:table-cell office:value-type="float" office:value="-3.756701384" calcext:value-type="float">
            <text:p>-3.756701384</text:p>
          </table:table-cell>
          <table:table-cell office:value-type="float" office:value="-12.92294538" calcext:value-type="float">
            <text:p>-12.92294538</text:p>
          </table:table-cell>
          <table:table-cell office:value-type="float" office:value="14.567573875" calcext:value-type="float">
            <text:p>14.567573875</text:p>
          </table:table-cell>
          <table:table-cell table:number-columns-repeated="2"/>
        </table:table-row>
        <table:table-row table:style-name="ro1">
          <table:table-cell office:value-type="float" office:value="0.6407667225" calcext:value-type="float">
            <text:p>0.6407667225</text:p>
          </table:table-cell>
          <table:table-cell office:value-type="float" office:value="-2.823269688" calcext:value-type="float">
            <text:p>-2.823269688</text:p>
          </table:table-cell>
          <table:table-cell office:value-type="float" office:value="-3.6945147027" calcext:value-type="float">
            <text:p>-3.6945147027</text:p>
          </table:table-cell>
          <table:table-cell office:value-type="float" office:value="-12.513423282" calcext:value-type="float">
            <text:p>-12.513423282</text:p>
          </table:table-cell>
          <table:table-cell office:value-type="float" office:value="14.830741241" calcext:value-type="float">
            <text:p>14.830741241</text:p>
          </table:table-cell>
          <table:table-cell table:number-columns-repeated="2"/>
        </table:table-row>
        <table:table-row table:style-name="ro1">
          <table:table-cell office:value-type="float" office:value="0.64237810939" calcext:value-type="float">
            <text:p>0.64237810939</text:p>
          </table:table-cell>
          <table:table-cell office:value-type="float" office:value="-2.8753282428" calcext:value-type="float">
            <text:p>-2.8753282428</text:p>
          </table:table-cell>
          <table:table-cell office:value-type="float" office:value="-3.6312418927" calcext:value-type="float">
            <text:p>-3.6312418927</text:p>
          </table:table-cell>
          <table:table-cell office:value-type="float" office:value="-12.097671494" calcext:value-type="float">
            <text:p>-12.097671494</text:p>
          </table:table-cell>
          <table:table-cell office:value-type="float" office:value="15.081042247" calcext:value-type="float">
            <text:p>15.081042247</text:p>
          </table:table-cell>
          <table:table-cell table:number-columns-repeated="2"/>
        </table:table-row>
        <table:table-row table:style-name="ro1">
          <table:table-cell office:value-type="float" office:value="0.64398949628" calcext:value-type="float">
            <text:p>0.64398949628</text:p>
          </table:table-cell>
          <table:table-cell office:value-type="float" office:value="-2.9256156113" calcext:value-type="float">
            <text:p>-2.9256156113</text:p>
          </table:table-cell>
          <table:table-cell office:value-type="float" office:value="-3.5669377317" calcext:value-type="float">
            <text:p>-3.5669377317</text:p>
          </table:table-cell>
          <table:table-cell office:value-type="float" office:value="-11.676118214" calcext:value-type="float">
            <text:p>-11.676118214</text:p>
          </table:table-cell>
          <table:table-cell office:value-type="float" office:value="15.318313431" calcext:value-type="float">
            <text:p>15.318313431</text:p>
          </table:table-cell>
          <table:table-cell table:number-columns-repeated="2"/>
        </table:table-row>
        <table:table-row table:style-name="ro1">
          <table:table-cell office:value-type="float" office:value="0.64569175314" calcext:value-type="float">
            <text:p>0.64569175314</text:p>
          </table:table-cell>
          <table:table-cell office:value-type="float" office:value="-2.9767888601" calcext:value-type="float">
            <text:p>-2.9767888601</text:p>
          </table:table-cell>
          <table:table-cell office:value-type="float" office:value="-3.4979484339" calcext:value-type="float">
            <text:p>-3.4979484339</text:p>
          </table:table-cell>
          <table:table-cell office:value-type="float" office:value="-11.22496941" calcext:value-type="float">
            <text:p>-11.22496941</text:p>
          </table:table-cell>
          <table:table-cell office:value-type="float" office:value="15.554648394" calcext:value-type="float">
            <text:p>15.554648394</text:p>
          </table:table-cell>
          <table:table-cell table:number-columns-repeated="2"/>
        </table:table-row>
        <table:table-row table:style-name="ro1">
          <table:table-cell office:value-type="float" office:value="0.64739401" calcext:value-type="float">
            <text:p>0.64739401</text:p>
          </table:table-cell>
          <table:table-cell office:value-type="float" office:value="-3.0259335455" calcext:value-type="float">
            <text:p>-3.0259335455</text:p>
          </table:table-cell>
          <table:table-cell office:value-type="float" office:value="-3.4279361406" calcext:value-type="float">
            <text:p>-3.4279361406</text:p>
          </table:table-cell>
          <table:table-cell office:value-type="float" office:value="-10.76834234" calcext:value-type="float">
            <text:p>-10.76834234</text:p>
          </table:table-cell>
          <table:table-cell office:value-type="float" office:value="15.776121074" calcext:value-type="float">
            <text:p>15.776121074</text:p>
          </table:table-cell>
          <table:table-cell table:number-columns-repeated="2"/>
        </table:table-row>
        <table:table-row table:style-name="ro1">
          <table:table-cell office:value-type="float" office:value="0.64909626686" calcext:value-type="float">
            <text:p>0.64909626686</text:p>
          </table:table-cell>
          <table:table-cell office:value-type="float" office:value="-3.0730263404" calcext:value-type="float">
            <text:p>-3.0730263404</text:p>
          </table:table-cell>
          <table:table-cell office:value-type="float" office:value="-3.3569675802" calcext:value-type="float">
            <text:p>-3.3569675802</text:p>
          </table:table-cell>
          <table:table-cell office:value-type="float" office:value="-10.306754042" calcext:value-type="float">
            <text:p>-10.306754042</text:p>
          </table:table-cell>
          <table:table-cell office:value-type="float" office:value="15.982594393" calcext:value-type="float">
            <text:p>15.982594393</text:p>
          </table:table-cell>
          <table:table-cell table:number-columns-repeated="2"/>
        </table:table-row>
        <table:table-row table:style-name="ro1">
          <table:table-cell office:value-type="float" office:value="0.65079852372" calcext:value-type="float">
            <text:p>0.65079852372</text:p>
          </table:table-cell>
          <table:table-cell office:value-type="float" office:value="-3.1180462345" calcext:value-type="float">
            <text:p>-3.1180462345</text:p>
          </table:table-cell>
          <table:table-cell office:value-type="float" office:value="-3.2851100504" calcext:value-type="float">
            <text:p>-3.2851100504</text:p>
          </table:table-cell>
          <table:table-cell office:value-type="float" office:value="-9.8407242657" calcext:value-type="float">
            <text:p>-9.8407242657</text:p>
          </table:table-cell>
          <table:table-cell office:value-type="float" office:value="16.173950411" calcext:value-type="float">
            <text:p>16.173950411</text:p>
          </table:table-cell>
          <table:table-cell table:number-columns-repeated="2"/>
        </table:table-row>
        <table:table-row table:style-name="ro1">
          <table:table-cell office:value-type="float" office:value="0.65240824357" calcext:value-type="float">
            <text:p>0.65240824357</text:p>
          </table:table-cell>
          <table:table-cell office:value-type="float" office:value="-3.1586949456" calcext:value-type="float">
            <text:p>-3.1586949456</text:p>
          </table:table-cell>
          <table:table-cell office:value-type="float" office:value="-3.2164022258" calcext:value-type="float">
            <text:p>-3.2164022258</text:p>
          </table:table-cell>
          <table:table-cell office:value-type="float" office:value="-9.3964139079" calcext:value-type="float">
            <text:p>-9.3964139079</text:p>
          </table:table-cell>
          <table:table-cell office:value-type="float" office:value="16.34090763" calcext:value-type="float">
            <text:p>16.34090763</text:p>
          </table:table-cell>
          <table:table-cell table:number-columns-repeated="2"/>
        </table:table-row>
        <table:table-row table:style-name="ro1">
          <table:table-cell office:value-type="float" office:value="0.65401796343" calcext:value-type="float">
            <text:p>0.65401796343</text:p>
          </table:table-cell>
          <table:table-cell office:value-type="float" office:value="-3.1974593972" calcext:value-type="float">
            <text:p>-3.1974593972</text:p>
          </table:table-cell>
          <table:table-cell office:value-type="float" office:value="-3.1470177244" calcext:value-type="float">
            <text:p>-3.1470177244</text:p>
          </table:table-cell>
          <table:table-cell office:value-type="float" office:value="-8.9490406276" calcext:value-type="float">
            <text:p>-8.9490406276</text:p>
          </table:table-cell>
          <table:table-cell office:value-type="float" office:value="16.494190134" calcext:value-type="float">
            <text:p>16.494190134</text:p>
          </table:table-cell>
          <table:table-cell table:number-columns-repeated="2"/>
        </table:table-row>
        <table:table-row table:style-name="ro1">
          <table:table-cell office:value-type="float" office:value="0.65562768328" calcext:value-type="float">
            <text:p>0.65562768328</text:p>
          </table:table-cell>
          <table:table-cell office:value-type="float" office:value="-3.234327581" calcext:value-type="float">
            <text:p>-3.234327581</text:p>
          </table:table-cell>
          <table:table-cell office:value-type="float" office:value="-3.0770144491" calcext:value-type="float">
            <text:p>-3.0770144491</text:p>
          </table:table-cell>
          <table:table-cell office:value-type="float" office:value="-8.4990470229" calcext:value-type="float">
            <text:p>-8.4990470229</text:p>
          </table:table-cell>
          <table:table-cell office:value-type="float" office:value="16.633745304" calcext:value-type="float">
            <text:p>16.633745304</text:p>
          </table:table-cell>
          <table:table-cell table:number-columns-repeated="2"/>
        </table:table-row>
        <table:table-row table:style-name="ro1">
          <table:table-cell office:value-type="float" office:value="0.65723740313" calcext:value-type="float">
            <text:p>0.65723740313</text:p>
          </table:table-cell>
          <table:table-cell office:value-type="float" office:value="-3.2692893585" calcext:value-type="float">
            <text:p>-3.2692893585</text:p>
          </table:table-cell>
          <table:table-cell office:value-type="float" office:value="-3.006450493" calcext:value-type="float">
            <text:p>-3.006450493</text:p>
          </table:table-cell>
          <table:table-cell office:value-type="float" office:value="-8.0468755544" calcext:value-type="float">
            <text:p>-8.0468755544</text:p>
          </table:table-cell>
          <table:table-cell office:value-type="float" office:value="16.759535671" calcext:value-type="float">
            <text:p>16.759535671</text:p>
          </table:table-cell>
          <table:table-cell table:number-columns-repeated="2"/>
        </table:table-row>
        <table:table-row table:style-name="ro1">
          <table:table-cell office:value-type="float" office:value="0.65877307315" calcext:value-type="float">
            <text:p>0.65877307315</text:p>
          </table:table-cell>
          <table:table-cell office:value-type="float" office:value="-3.3008583494" calcext:value-type="float">
            <text:p>-3.3008583494</text:p>
          </table:table-cell>
          <table:table-cell office:value-type="float" office:value="-2.9386634477" calcext:value-type="float">
            <text:p>-2.9386634477</text:p>
          </table:table-cell>
          <table:table-cell office:value-type="float" office:value="-7.6138803445" calcext:value-type="float">
            <text:p>-7.6138803445</text:p>
          </table:table-cell>
          <table:table-cell office:value-type="float" office:value="16.866689182" calcext:value-type="float">
            <text:p>16.866689182</text:p>
          </table:table-cell>
          <table:table-cell table:number-columns-repeated="2"/>
        </table:table-row>
        <table:table-row table:style-name="ro1">
          <table:table-cell office:value-type="float" office:value="0.66030874318" calcext:value-type="float">
            <text:p>0.66030874318</text:p>
          </table:table-cell>
          <table:table-cell office:value-type="float" office:value="-3.3306791587" calcext:value-type="float">
            <text:p>-3.3306791587</text:p>
          </table:table-cell>
          <table:table-cell office:value-type="float" office:value="-2.8704697174" calcext:value-type="float">
            <text:p>-2.8704697174</text:p>
          </table:table-cell>
          <table:table-cell office:value-type="float" office:value="-7.1796877277" calcext:value-type="float">
            <text:p>-7.1796877277</text:p>
          </table:table-cell>
          <table:table-cell office:value-type="float" office:value="16.96128789" calcext:value-type="float">
            <text:p>16.96128789</text:p>
          </table:table-cell>
          <table:table-cell table:number-columns-repeated="2"/>
        </table:table-row>
        <table:table-row table:style-name="ro1">
          <table:table-cell office:value-type="float" office:value="0.6618444132" calcext:value-type="float">
            <text:p>0.6618444132</text:p>
          </table:table-cell>
          <table:table-cell office:value-type="float" office:value="-3.3587477275" calcext:value-type="float">
            <text:p>-3.3587477275</text:p>
          </table:table-cell>
          <table:table-cell office:value-type="float" office:value="-2.8019199086" calcext:value-type="float">
            <text:p>-2.8019199086</text:p>
          </table:table-cell>
          <table:table-cell office:value-type="float" office:value="-6.7446788332" calcext:value-type="float">
            <text:p>-6.7446788332</text:p>
          </table:table-cell>
          <table:table-cell office:value-type="float" office:value="17.043337271" calcext:value-type="float">
            <text:p>17.043337271</text:p>
          </table:table-cell>
          <table:table-cell table:number-columns-repeated="2"/>
        </table:table-row>
        <table:table-row table:style-name="ro1">
          <table:table-cell office:value-type="float" office:value="0.66338008322" calcext:value-type="float">
            <text:p>0.66338008322</text:p>
          </table:table-cell>
          <table:table-cell office:value-type="float" office:value="-3.38506153" calcext:value-type="float">
            <text:p>-3.38506153</text:p>
          </table:table-cell>
          <table:table-cell office:value-type="float" office:value="-2.7330645812" calcext:value-type="float">
            <text:p>-2.7330645812</text:p>
          </table:table-cell>
          <table:table-cell office:value-type="float" office:value="-6.3092329583" calcext:value-type="float">
            <text:p>-6.3092329583</text:p>
          </table:table-cell>
          <table:table-cell office:value-type="float" office:value="17.112854943" calcext:value-type="float">
            <text:p>17.112854943</text:p>
          </table:table-cell>
          <table:table-cell table:number-columns-repeated="2"/>
        </table:table-row>
        <table:table-row table:style-name="ro1">
          <table:table-cell office:value-type="float" office:value="0.66488410375" calcext:value-type="float">
            <text:p>0.66488410375</text:p>
          </table:table-cell>
          <table:table-cell office:value-type="float" office:value="-3.4091311541" calcext:value-type="float">
            <text:p>-3.4091311541</text:p>
          </table:table-cell>
          <table:table-cell office:value-type="float" office:value="-2.6653807774" calcext:value-type="float">
            <text:p>-2.6653807774</text:p>
          </table:table-cell>
          <table:table-cell office:value-type="float" office:value="-5.8827008896" calcext:value-type="float">
            <text:p>-5.8827008896</text:p>
          </table:table-cell>
          <table:table-cell office:value-type="float" office:value="17.168821395" calcext:value-type="float">
            <text:p>17.168821395</text:p>
          </table:table-cell>
          <table:table-cell table:number-columns-repeated="2"/>
        </table:table-row>
        <table:table-row table:style-name="ro1">
          <table:table-cell office:value-type="float" office:value="0.66638812427" calcext:value-type="float">
            <text:p>0.66638812427</text:p>
          </table:table-cell>
          <table:table-cell office:value-type="float" office:value="-3.4315171009" calcext:value-type="float">
            <text:p>-3.4315171009</text:p>
          </table:table-cell>
          <table:table-cell office:value-type="float" office:value="-2.597499607" calcext:value-type="float">
            <text:p>-2.597499607</text:p>
          </table:table-cell>
          <table:table-cell office:value-type="float" office:value="-5.4564632019" calcext:value-type="float">
            <text:p>-5.4564632019</text:p>
          </table:table-cell>
          <table:table-cell office:value-type="float" office:value="17.212834622" calcext:value-type="float">
            <text:p>17.212834622</text:p>
          </table:table-cell>
          <table:table-cell table:number-columns-repeated="2"/>
        </table:table-row>
        <table:table-row table:style-name="ro1">
          <table:table-cell office:value-type="float" office:value="0.6678921448" calcext:value-type="float">
            <text:p>0.6678921448</text:p>
          </table:table-cell>
          <table:table-cell office:value-type="float" office:value="-3.4522212224" calcext:value-type="float">
            <text:p>-3.4522212224</text:p>
          </table:table-cell>
          <table:table-cell office:value-type="float" office:value="-2.5294681707" calcext:value-type="float">
            <text:p>-2.5294681707</text:p>
          </table:table-cell>
          <table:table-cell office:value-type="float" office:value="-5.0308689273" calcext:value-type="float">
            <text:p>-5.0308689273</text:p>
          </table:table-cell>
          <table:table-cell office:value-type="float" office:value="17.244944245" calcext:value-type="float">
            <text:p>17.244944245</text:p>
          </table:table-cell>
          <table:table-cell table:number-columns-repeated="2"/>
        </table:table-row>
        <table:table-row table:style-name="ro1">
          <table:table-cell office:value-type="float" office:value="0.66939616532" calcext:value-type="float">
            <text:p>0.66939616532</text:p>
          </table:table-cell>
          <table:table-cell office:value-type="float" office:value="-3.4712467427" calcext:value-type="float">
            <text:p>-3.4712467427</text:p>
          </table:table-cell>
          <table:table-cell office:value-type="float" office:value="-2.4613333525" calcext:value-type="float">
            <text:p>-2.4613333525</text:p>
          </table:table-cell>
          <table:table-cell office:value-type="float" office:value="-4.6062640017" calcext:value-type="float">
            <text:p>-4.6062640017</text:p>
          </table:table-cell>
          <table:table-cell office:value-type="float" office:value="17.265210493" calcext:value-type="float">
            <text:p>17.265210493</text:p>
          </table:table-cell>
          <table:table-cell table:number-columns-repeated="2"/>
        </table:table-row>
        <table:table-row table:style-name="ro1">
          <table:table-cell office:value-type="float" office:value="0.67088785298" calcext:value-type="float">
            <text:p>0.67088785298</text:p>
          </table:table-cell>
          <table:table-cell office:value-type="float" office:value="-3.4884627568" calcext:value-type="float">
            <text:p>-3.4884627568</text:p>
          </table:table-cell>
          <table:table-cell office:value-type="float" office:value="-2.393701053" calcext:value-type="float">
            <text:p>-2.393701053</text:p>
          </table:table-cell>
          <table:table-cell office:value-type="float" office:value="-4.1864554381" calcext:value-type="float">
            <text:p>-4.1864554381</text:p>
          </table:table-cell>
          <table:table-cell office:value-type="float" office:value="17.273682054" calcext:value-type="float">
            <text:p>17.273682054</text:p>
          </table:table-cell>
          <table:table-cell table:number-columns-repeated="2"/>
        </table:table-row>
        <table:table-row table:style-name="ro1">
          <table:table-cell office:value-type="float" office:value="0.67237954063" calcext:value-type="float">
            <text:p>0.67237954063</text:p>
          </table:table-cell>
          <table:table-cell office:value-type="float" office:value="-3.5040378728" calcext:value-type="float">
            <text:p>-3.5040378728</text:p>
          </table:table-cell>
          <table:table-cell office:value-type="float" office:value="-2.3260581272" calcext:value-type="float">
            <text:p>-2.3260581272</text:p>
          </table:table-cell>
          <table:table-cell office:value-type="float" office:value="-3.7682875471" calcext:value-type="float">
            <text:p>-3.7682875471</text:p>
          </table:table-cell>
          <table:table-cell office:value-type="float" office:value="17.270652101" calcext:value-type="float">
            <text:p>17.270652101</text:p>
          </table:table-cell>
          <table:table-cell table:number-columns-repeated="2"/>
        </table:table-row>
        <table:table-row table:style-name="ro1">
          <table:table-cell office:value-type="float" office:value="0.67387122828" calcext:value-type="float">
            <text:p>0.67387122828</text:p>
          </table:table-cell>
          <table:table-cell office:value-type="float" office:value="-3.5179791561" calcext:value-type="float">
            <text:p>-3.5179791561</text:p>
          </table:table-cell>
          <table:table-cell office:value-type="float" office:value="-2.2584494444" calcext:value-type="float">
            <text:p>-2.2584494444</text:p>
          </table:table-cell>
          <table:table-cell office:value-type="float" office:value="-3.3520869253" calcext:value-type="float">
            <text:p>-3.3520869253</text:p>
          </table:table-cell>
          <table:table-cell office:value-type="float" office:value="17.256209281" calcext:value-type="float">
            <text:p>17.256209281</text:p>
          </table:table-cell>
          <table:table-cell table:number-columns-repeated="2"/>
        </table:table-row>
        <table:table-row table:style-name="ro1">
          <table:table-cell office:value-type="float" office:value="0.67536291593" calcext:value-type="float">
            <text:p>0.67536291593</text:p>
          </table:table-cell>
          <table:table-cell office:value-type="float" office:value="-3.5302949425" calcext:value-type="float">
            <text:p>-3.5302949425</text:p>
          </table:table-cell>
          <table:table-cell office:value-type="float" office:value="-2.1909195076" calcext:value-type="float">
            <text:p>-2.1909195076</text:p>
          </table:table-cell>
          <table:table-cell office:value-type="float" office:value="-2.9381759616" calcext:value-type="float">
            <text:p>-2.9381759616</text:p>
          </table:table-cell>
          <table:table-cell office:value-type="float" office:value="17.230451795" calcext:value-type="float">
            <text:p>17.230451795</text:p>
          </table:table-cell>
          <table:table-cell table:number-columns-repeated="2"/>
        </table:table-row>
        <table:table-row table:style-name="ro1">
          <table:table-cell office:value-type="float" office:value="0.67685523359" calcext:value-type="float">
            <text:p>0.67685523359</text:p>
          </table:table-cell>
          <table:table-cell office:value-type="float" office:value="-3.5409990024" calcext:value-type="float">
            <text:p>-3.5409990024</text:p>
          </table:table-cell>
          <table:table-cell office:value-type="float" office:value="-2.1234839829" calcext:value-type="float">
            <text:p>-2.1234839829</text:p>
          </table:table-cell>
          <table:table-cell office:value-type="float" office:value="-2.5266994604" calcext:value-type="float">
            <text:p>-2.5266994604</text:p>
          </table:table-cell>
          <table:table-cell office:value-type="float" office:value="17.193469248" calcext:value-type="float">
            <text:p>17.193469248</text:p>
          </table:table-cell>
          <table:table-cell table:number-columns-repeated="2"/>
        </table:table-row>
        <table:table-row table:style-name="ro1">
          <table:table-cell office:value-type="float" office:value="0.67834755125" calcext:value-type="float">
            <text:p>0.67834755125</text:p>
          </table:table-cell>
          <table:table-cell office:value-type="float" office:value="-3.5500966325" calcext:value-type="float">
            <text:p>-3.5500966325</text:p>
          </table:table-cell>
          <table:table-cell office:value-type="float" office:value="-2.0562151296" calcext:value-type="float">
            <text:p>-2.0562151296</text:p>
          </table:table-cell>
          <table:table-cell office:value-type="float" office:value="-2.1181463" calcext:value-type="float">
            <text:p>-2.1181463</text:p>
          </table:table-cell>
          <table:table-cell office:value-type="float" office:value="17.145387002" calcext:value-type="float">
            <text:p>17.145387002</text:p>
          </table:table-cell>
          <table:table-cell table:number-columns-repeated="2"/>
        </table:table-row>
        <table:table-row table:style-name="ro1">
          <table:table-cell office:value-type="float" office:value="0.67983986891" calcext:value-type="float">
            <text:p>0.67983986891</text:p>
          </table:table-cell>
          <table:table-cell office:value-type="float" office:value="-3.5575998909" calcext:value-type="float">
            <text:p>-3.5575998909</text:p>
          </table:table-cell>
          <table:table-cell office:value-type="float" office:value="-1.9891561887" calcext:value-type="float">
            <text:p>-1.9891561887</text:p>
          </table:table-cell>
          <table:table-cell office:value-type="float" office:value="-1.7128249963" calcext:value-type="float">
            <text:p>-1.7128249963</text:p>
          </table:table-cell>
          <table:table-cell office:value-type="float" office:value="17.086330853" calcext:value-type="float">
            <text:p>17.086330853</text:p>
          </table:table-cell>
          <table:table-cell table:number-columns-repeated="2"/>
        </table:table-row>
        <table:table-row table:style-name="ro1">
          <table:table-cell office:value-type="float" office:value="0.68133218657" calcext:value-type="float">
            <text:p>0.68133218657</text:p>
          </table:table-cell>
          <table:table-cell office:value-type="float" office:value="-3.5635220342" calcext:value-type="float">
            <text:p>-3.5635220342</text:p>
          </table:table-cell>
          <table:table-cell office:value-type="float" office:value="-1.9223498911" calcext:value-type="float">
            <text:p>-1.9223498911</text:p>
          </table:table-cell>
          <table:table-cell office:value-type="float" office:value="-1.3110387921" calcext:value-type="float">
            <text:p>-1.3110387921</text:p>
          </table:table-cell>
          <table:table-cell office:value-type="float" office:value="17.016435324" calcext:value-type="float">
            <text:p>17.016435324</text:p>
          </table:table-cell>
          <table:table-cell table:number-columns-repeated="2"/>
        </table:table-row>
        <table:table-row table:style-name="ro1">
          <table:table-cell office:value-type="float" office:value="0.68283622483" calcext:value-type="float">
            <text:p>0.68283622483</text:p>
          </table:table-cell>
          <table:table-cell office:value-type="float" office:value="-3.5679055454" calcext:value-type="float">
            <text:p>-3.5679055454</text:p>
          </table:table-cell>
          <table:table-cell office:value-type="float" office:value="-1.8553173256" calcext:value-type="float">
            <text:p>-1.8553173256</text:p>
          </table:table-cell>
          <table:table-cell office:value-type="float" office:value="-0.90997587101" calcext:value-type="float">
            <text:p>-0.90997587101</text:p>
          </table:table-cell>
          <table:table-cell office:value-type="float" office:value="16.935168543" calcext:value-type="float">
            <text:p>16.935168543</text:p>
          </table:table-cell>
          <table:table-cell table:number-columns-repeated="2"/>
        </table:table-row>
        <table:table-row table:style-name="ro1">
          <table:table-cell office:value-type="float" office:value="0.68434026309" calcext:value-type="float">
            <text:p>0.68434026309</text:p>
          </table:table-cell>
          <table:table-cell office:value-type="float" office:value="-3.5707136381" calcext:value-type="float">
            <text:p>-3.5707136381</text:p>
          </table:table-cell>
          <table:table-cell office:value-type="float" office:value="-1.7886268402" calcext:value-type="float">
            <text:p>-1.7886268402</text:p>
          </table:table-cell>
          <table:table-cell office:value-type="float" office:value="-0.51310514048" calcext:value-type="float">
            <text:p>-0.51310514048</text:p>
          </table:table-cell>
          <table:table-cell office:value-type="float" office:value="16.843191672" calcext:value-type="float">
            <text:p>16.843191672</text:p>
          </table:table-cell>
          <table:table-cell table:number-columns-repeated="2"/>
        </table:table-row>
        <table:table-row table:style-name="ro1">
          <table:table-cell office:value-type="float" office:value="0.68584430135" calcext:value-type="float">
            <text:p>0.68584430135</text:p>
          </table:table-cell>
          <table:table-cell office:value-type="float" office:value="-3.5719634445" calcext:value-type="float">
            <text:p>-3.5719634445</text:p>
          </table:table-cell>
          <table:table-cell office:value-type="float" office:value="-1.722320403" calcext:value-type="float">
            <text:p>-1.722320403</text:p>
          </table:table-cell>
          <table:table-cell office:value-type="float" office:value="-0.12071934193" calcext:value-type="float">
            <text:p>-0.12071934193</text:p>
          </table:table-cell>
          <table:table-cell office:value-type="float" office:value="16.74066789" calcext:value-type="float">
            <text:p>16.74066789</text:p>
          </table:table-cell>
          <table:table-cell table:number-columns-repeated="2"/>
        </table:table-row>
        <table:table-row table:style-name="ro1">
          <table:table-cell office:value-type="float" office:value="0.68734833962" calcext:value-type="float">
            <text:p>0.68734833962</text:p>
          </table:table-cell>
          <table:table-cell office:value-type="float" office:value="-3.5716732398" calcext:value-type="float">
            <text:p>-3.5716732398</text:p>
          </table:table-cell>
          <table:table-cell office:value-type="float" office:value="-1.6564393222" calcext:value-type="float">
            <text:p>-1.6564393222</text:p>
          </table:table-cell>
          <table:table-cell office:value-type="float" office:value="0.26689515265" calcext:value-type="float">
            <text:p>0.26689515265</text:p>
          </table:table-cell>
          <table:table-cell office:value-type="float" office:value="16.627768395" calcext:value-type="float">
            <text:p>16.627768395</text:p>
          </table:table-cell>
          <table:table-cell table:number-columns-repeated="2"/>
        </table:table-row>
        <table:table-row table:style-name="ro1">
          <table:table-cell office:value-type="float" office:value="0.68887565027" calcext:value-type="float">
            <text:p>0.68887565027</text:p>
          </table:table-cell>
          <table:table-cell office:value-type="float" office:value="-3.5698225599" calcext:value-type="float">
            <text:p>-3.5698225599</text:p>
          </table:table-cell>
          <table:table-cell office:value-type="float" office:value="-1.5900159032" calcext:value-type="float">
            <text:p>-1.5900159032</text:p>
          </table:table-cell>
          <table:table-cell office:value-type="float" office:value="0.6553369063" calcext:value-type="float">
            <text:p>0.6553369063</text:p>
          </table:table-cell>
          <table:table-cell office:value-type="float" office:value="16.502688327" calcext:value-type="float">
            <text:p>16.502688327</text:p>
          </table:table-cell>
          <table:table-cell table:number-columns-repeated="2"/>
        </table:table-row>
        <table:table-row table:style-name="ro1">
          <table:table-cell office:value-type="float" office:value="0.69040296092" calcext:value-type="float">
            <text:p>0.69040296092</text:p>
          </table:table-cell>
          <table:table-cell office:value-type="float" office:value="-3.5664253061" calcext:value-type="float">
            <text:p>-3.5664253061</text:p>
          </table:table-cell>
          <table:table-cell office:value-type="float" office:value="-1.5241147612" calcext:value-type="float">
            <text:p>-1.5241147612</text:p>
          </table:table-cell>
          <table:table-cell office:value-type="float" office:value="1.0382841863" calcext:value-type="float">
            <text:p>1.0382841863</text:p>
          </table:table-cell>
          <table:table-cell office:value-type="float" office:value="16.367288868" calcext:value-type="float">
            <text:p>16.367288868</text:p>
          </table:table-cell>
          <table:table-cell table:number-columns-repeated="2"/>
        </table:table-row>
        <table:table-row table:style-name="ro1">
          <table:table-cell office:value-type="float" office:value="0.69193027158" calcext:value-type="float">
            <text:p>0.69193027158</text:p>
          </table:table-cell>
          <table:table-cell office:value-type="float" office:value="-3.5615040688" calcext:value-type="float">
            <text:p>-3.5615040688</text:p>
          </table:table-cell>
          <table:table-cell office:value-type="float" office:value="-1.4587768673" calcext:value-type="float">
            <text:p>-1.4587768673</text:p>
          </table:table-cell>
          <table:table-cell office:value-type="float" office:value="1.4154585501" calcext:value-type="float">
            <text:p>1.4154585501</text:p>
          </table:table-cell>
          <table:table-cell office:value-type="float" office:value="16.221773" calcext:value-type="float">
            <text:p>16.221773</text:p>
          </table:table-cell>
          <table:table-cell table:number-columns-repeated="2"/>
        </table:table-row>
        <table:table-row table:style-name="ro1">
          <table:table-cell office:value-type="float" office:value="0.69345758223" calcext:value-type="float">
            <text:p>0.69345758223</text:p>
          </table:table-cell>
          <table:table-cell office:value-type="float" office:value="-3.5550825394" calcext:value-type="float">
            <text:p>-3.5550825394</text:p>
          </table:table-cell>
          <table:table-cell office:value-type="float" office:value="-1.3940423639" calcext:value-type="float">
            <text:p>-1.3940423639</text:p>
          </table:table-cell>
          <table:table-cell office:value-type="float" office:value="1.7865891374" calcext:value-type="float">
            <text:p>1.7865891374</text:p>
          </table:table-cell>
          <table:table-cell office:value-type="float" office:value="16.06635109" calcext:value-type="float">
            <text:p>16.06635109</text:p>
          </table:table-cell>
          <table:table-cell table:number-columns-repeated="2"/>
        </table:table-row>
        <table:table-row table:style-name="ro1">
          <table:table-cell office:value-type="float" office:value="0.69502291267" calcext:value-type="float">
            <text:p>0.69502291267</text:p>
          </table:table-cell>
          <table:table-cell office:value-type="float" office:value="-3.5469702959" calcext:value-type="float">
            <text:p>-3.5469702959</text:p>
          </table:table-cell>
          <table:table-cell office:value-type="float" office:value="-1.3283636121" calcext:value-type="float">
            <text:p>-1.3283636121</text:p>
          </table:table-cell>
          <table:table-cell office:value-type="float" office:value="2.1604118261" calcext:value-type="float">
            <text:p>2.1604118261</text:p>
          </table:table-cell>
          <table:table-cell office:value-type="float" office:value="15.8970088" calcext:value-type="float">
            <text:p>15.8970088</text:p>
          </table:table-cell>
          <table:table-cell table:number-columns-repeated="2"/>
        </table:table-row>
        <table:table-row table:style-name="ro1">
          <table:table-cell office:value-type="float" office:value="0.6965882431" calcext:value-type="float">
            <text:p>0.6965882431</text:p>
          </table:table-cell>
          <table:table-cell office:value-type="float" office:value="-3.5373359461" calcext:value-type="float">
            <text:p>-3.5373359461</text:p>
          </table:table-cell>
          <table:table-cell office:value-type="float" office:value="-1.2634012568" calcext:value-type="float">
            <text:p>-1.2634012568</text:p>
          </table:table-cell>
          <table:table-cell office:value-type="float" office:value="2.5273351276" calcext:value-type="float">
            <text:p>2.5273351276</text:p>
          </table:table-cell>
          <table:table-cell office:value-type="float" office:value="15.71773114" calcext:value-type="float">
            <text:p>15.71773114</text:p>
          </table:table-cell>
          <table:table-cell table:number-columns-repeated="2"/>
        </table:table-row>
        <table:table-row table:style-name="ro1">
          <table:table-cell office:value-type="float" office:value="0.69815357354" calcext:value-type="float">
            <text:p>0.69815357354</text:p>
          </table:table-cell>
          <table:table-cell office:value-type="float" office:value="-3.5262083899" calcext:value-type="float">
            <text:p>-3.5262083899</text:p>
          </table:table-cell>
          <table:table-cell office:value-type="float" office:value="-1.1991956169" calcext:value-type="float">
            <text:p>-1.1991956169</text:p>
          </table:table-cell>
          <table:table-cell office:value-type="float" office:value="2.8870933362" calcext:value-type="float">
            <text:p>2.8870933362</text:p>
          </table:table-cell>
          <table:table-cell office:value-type="float" office:value="15.528766768" calcext:value-type="float">
            <text:p>15.528766768</text:p>
          </table:table-cell>
          <table:table-cell table:number-columns-repeated="2"/>
        </table:table-row>
        <table:table-row table:style-name="ro1">
          <table:table-cell office:value-type="float" office:value="0.69971890398" calcext:value-type="float">
            <text:p>0.69971890398</text:p>
          </table:table-cell>
          <table:table-cell office:value-type="float" office:value="-3.5136176009" calcext:value-type="float">
            <text:p>-3.5136176009</text:p>
          </table:table-cell>
          <table:table-cell office:value-type="float" office:value="-1.1357859756" calcext:value-type="float">
            <text:p>-1.1357859756</text:p>
          </table:table-cell>
          <table:table-cell office:value-type="float" office:value="3.2394298061" calcext:value-type="float">
            <text:p>3.2394298061</text:p>
          </table:table-cell>
          <table:table-cell office:value-type="float" office:value="15.330371147" calcext:value-type="float">
            <text:p>15.330371147</text:p>
          </table:table-cell>
          <table:table-cell table:number-columns-repeated="2"/>
        </table:table-row>
        <table:table-row table:style-name="ro1">
          <table:table-cell office:value-type="float" office:value="0.70134745217" calcext:value-type="float">
            <text:p>0.70134745217</text:p>
          </table:table-cell>
          <table:table-cell office:value-type="float" office:value="-3.4989986197" calcext:value-type="float">
            <text:p>-3.4989986197</text:p>
          </table:table-cell>
          <table:table-cell office:value-type="float" office:value="-1.0707014309" calcext:value-type="float">
            <text:p>-1.0707014309</text:p>
          </table:table-cell>
          <table:table-cell office:value-type="float" office:value="3.5978523349" calcext:value-type="float">
            <text:p>3.5978523349</text:p>
          </table:table-cell>
          <table:table-cell office:value-type="float" office:value="15.11423465" calcext:value-type="float">
            <text:p>15.11423465</text:p>
          </table:table-cell>
          <table:table-cell table:number-columns-repeated="2"/>
        </table:table-row>
        <table:table-row table:style-name="ro1">
          <table:table-cell office:value-type="float" office:value="0.70297600037" calcext:value-type="float">
            <text:p>0.70297600037</text:p>
          </table:table-cell>
          <table:table-cell office:value-type="float" office:value="-3.4828654736" calcext:value-type="float">
            <text:p>-3.4828654736</text:p>
          </table:table-cell>
          <table:table-cell office:value-type="float" office:value="-1.0065616313" calcext:value-type="float">
            <text:p>-1.0065616313</text:p>
          </table:table-cell>
          <table:table-cell office:value-type="float" office:value="3.9477058383" calcext:value-type="float">
            <text:p>3.9477058383</text:p>
          </table:table-cell>
          <table:table-cell office:value-type="float" office:value="14.888475342" calcext:value-type="float">
            <text:p>14.888475342</text:p>
          </table:table-cell>
          <table:table-cell table:number-columns-repeated="2"/>
        </table:table-row>
        <table:table-row table:style-name="ro1">
          <table:table-cell office:value-type="float" office:value="0.70460454857" calcext:value-type="float">
            <text:p>0.70460454857</text:p>
          </table:table-cell>
          <table:table-cell office:value-type="float" office:value="-3.4652553499" calcext:value-type="float">
            <text:p>-3.4652553499</text:p>
          </table:table-cell>
          <table:table-cell office:value-type="float" office:value="-0.94340705917" calcext:value-type="float">
            <text:p>-0.94340705917</text:p>
          </table:table-cell>
          <table:table-cell office:value-type="float" office:value="4.2887334618" calcext:value-type="float">
            <text:p>4.2887334618</text:p>
          </table:table-cell>
          <table:table-cell office:value-type="float" office:value="14.653401966" calcext:value-type="float">
            <text:p>14.653401966</text:p>
          </table:table-cell>
          <table:table-cell table:number-columns-repeated="2"/>
        </table:table-row>
        <table:table-row table:style-name="ro1">
          <table:table-cell office:value-type="float" office:value="0.70623309676" calcext:value-type="float">
            <text:p>0.70623309676</text:p>
          </table:table-cell>
          <table:table-cell office:value-type="float" office:value="-3.4462065099" calcext:value-type="float">
            <text:p>-3.4462065099</text:p>
          </table:table-cell>
          <table:table-cell office:value-type="float" office:value="-0.88127686349" calcext:value-type="float">
            <text:p>-0.88127686349</text:p>
          </table:table-cell>
          <table:table-cell office:value-type="float" office:value="4.6206895443" calcext:value-type="float">
            <text:p>4.6206895443</text:p>
          </table:table-cell>
          <table:table-cell office:value-type="float" office:value="14.409329591" calcext:value-type="float">
            <text:p>14.409329591</text:p>
          </table:table-cell>
          <table:table-cell table:number-columns-repeated="2"/>
        </table:table-row>
        <table:table-row table:style-name="ro1">
          <table:table-cell office:value-type="float" office:value="0.70799951595" calcext:value-type="float">
            <text:p>0.70799951595</text:p>
          </table:table-cell>
          <table:table-cell office:value-type="float" office:value="-3.423964144" calcext:value-type="float">
            <text:p>-3.423964144</text:p>
          </table:table-cell>
          <table:table-cell office:value-type="float" office:value="-0.81508882581" calcext:value-type="float">
            <text:p>-0.81508882581</text:p>
          </table:table-cell>
          <table:table-cell office:value-type="float" office:value="4.970220448" calcext:value-type="float">
            <text:p>4.970220448</text:p>
          </table:table-cell>
          <table:table-cell office:value-type="float" office:value="14.134793623" calcext:value-type="float">
            <text:p>14.134793623</text:p>
          </table:table-cell>
          <table:table-cell table:number-columns-repeated="2"/>
        </table:table-row>
        <table:table-row table:style-name="ro1">
          <table:table-cell office:value-type="float" office:value="0.70976593514" calcext:value-type="float">
            <text:p>0.70976593514</text:p>
          </table:table-cell>
          <table:table-cell office:value-type="float" office:value="-3.4001268291" calcext:value-type="float">
            <text:p>-3.4001268291</text:p>
          </table:table-cell>
          <table:table-cell office:value-type="float" office:value="-0.75019676943" calcext:value-type="float">
            <text:p>-0.75019676943</text:p>
          </table:table-cell>
          <table:table-cell office:value-type="float" office:value="5.3085193795" calcext:value-type="float">
            <text:p>5.3085193795</text:p>
          </table:table-cell>
          <table:table-cell office:value-type="float" office:value="13.850465162" calcext:value-type="float">
            <text:p>13.850465162</text:p>
          </table:table-cell>
          <table:table-cell table:number-columns-repeated="2"/>
        </table:table-row>
        <table:table-row table:style-name="ro1">
          <table:table-cell office:value-type="float" office:value="0.71153235433" calcext:value-type="float">
            <text:p>0.71153235433</text:p>
          </table:table-cell>
          <table:table-cell office:value-type="float" office:value="-3.3747472767" calcext:value-type="float">
            <text:p>-3.3747472767</text:p>
          </table:table-cell>
          <table:table-cell office:value-type="float" office:value="-0.68664512392" calcext:value-type="float">
            <text:p>-0.68664512392</text:p>
          </table:table-cell>
          <table:table-cell office:value-type="float" office:value="5.6353183156" calcext:value-type="float">
            <text:p>5.6353183156</text:p>
          </table:table-cell>
          <table:table-cell office:value-type="float" office:value="13.556768073" calcext:value-type="float">
            <text:p>13.556768073</text:p>
          </table:table-cell>
          <table:table-cell table:number-columns-repeated="2"/>
        </table:table-row>
        <table:table-row table:style-name="ro1">
          <table:table-cell office:value-type="float" office:value="0.71329877352" calcext:value-type="float">
            <text:p>0.71329877352</text:p>
          </table:table-cell>
          <table:table-cell office:value-type="float" office:value="-3.3478794039" calcext:value-type="float">
            <text:p>-3.3478794039</text:p>
          </table:table-cell>
          <table:table-cell office:value-type="float" office:value="-0.62447633848" calcext:value-type="float">
            <text:p>-0.62447633848</text:p>
          </table:table-cell>
          <table:table-cell office:value-type="float" office:value="5.9503651978" calcext:value-type="float">
            <text:p>5.9503651978</text:p>
          </table:table-cell>
          <table:table-cell office:value-type="float" office:value="13.25413259" calcext:value-type="float">
            <text:p>13.25413259</text:p>
          </table:table-cell>
          <table:table-cell table:number-columns-repeated="2"/>
        </table:table-row>
        <table:table-row table:style-name="ro1">
          <table:table-cell office:value-type="float" office:value="0.71506164744" calcext:value-type="float">
            <text:p>0.71506164744</text:p>
          </table:table-cell>
          <table:table-cell office:value-type="float" office:value="-3.3196364644" calcext:value-type="float">
            <text:p>-3.3196364644</text:p>
          </table:table-cell>
          <table:table-cell office:value-type="float" office:value="-0.56385132263" calcext:value-type="float">
            <text:p>-0.56385132263</text:p>
          </table:table-cell>
          <table:table-cell office:value-type="float" office:value="6.2528278992" calcext:value-type="float">
            <text:p>6.2528278992</text:p>
          </table:table-cell>
          <table:table-cell office:value-type="float" office:value="12.94362743" calcext:value-type="float">
            <text:p>12.94362743</text:p>
          </table:table-cell>
          <table:table-cell table:number-columns-repeated="2"/>
        </table:table-row>
        <table:table-row table:style-name="ro1">
          <table:table-cell office:value-type="float" office:value="0.71682452136" calcext:value-type="float">
            <text:p>0.71682452136</text:p>
          </table:table-cell>
          <table:table-cell office:value-type="float" office:value="-3.2900217792" calcext:value-type="float">
            <text:p>-3.2900217792</text:p>
          </table:table-cell>
          <table:table-cell office:value-type="float" office:value="-0.50468208146" calcext:value-type="float">
            <text:p>-0.50468208146</text:p>
          </table:table-cell>
          <table:table-cell office:value-type="float" office:value="6.5431319317" calcext:value-type="float">
            <text:p>6.5431319317</text:p>
          </table:table-cell>
          <table:table-cell office:value-type="float" office:value="12.625092515" calcext:value-type="float">
            <text:p>12.625092515</text:p>
          </table:table-cell>
          <table:table-cell table:number-columns-repeated="2"/>
        </table:table-row>
        <table:table-row table:style-name="ro1">
          <table:table-cell office:value-type="float" office:value="0.71858739528" calcext:value-type="float">
            <text:p>0.71858739528</text:p>
          </table:table-cell>
          <table:table-cell office:value-type="float" office:value="-3.2590920914" calcext:value-type="float">
            <text:p>-3.2590920914</text:p>
          </table:table-cell>
          <table:table-cell office:value-type="float" office:value="-0.4470047526" calcext:value-type="float">
            <text:p>-0.4470047526</text:p>
          </table:table-cell>
          <table:table-cell office:value-type="float" office:value="6.8210746035" calcext:value-type="float">
            <text:p>6.8210746035</text:p>
          </table:table-cell>
          <table:table-cell office:value-type="float" office:value="12.298970838" calcext:value-type="float">
            <text:p>12.298970838</text:p>
          </table:table-cell>
          <table:table-cell table:number-columns-repeated="2"/>
        </table:table-row>
        <table:table-row table:style-name="ro1">
          <table:table-cell office:value-type="float" office:value="0.7203502692" calcext:value-type="float">
            <text:p>0.7203502692</text:p>
          </table:table-cell>
          <table:table-cell office:value-type="float" office:value="-3.2269050451" calcext:value-type="float">
            <text:p>-3.2269050451</text:p>
          </table:table-cell>
          <table:table-cell office:value-type="float" office:value="-0.39085341439" calcext:value-type="float">
            <text:p>-0.39085341439</text:p>
          </table:table-cell>
          <table:table-cell office:value-type="float" office:value="7.0864691751" calcext:value-type="float">
            <text:p>7.0864691751</text:p>
          </table:table-cell>
          <table:table-cell office:value-type="float" office:value="11.965709318" calcext:value-type="float">
            <text:p>11.965709318</text:p>
          </table:table-cell>
          <table:table-cell table:number-columns-repeated="2"/>
        </table:table-row>
        <table:table-row table:style-name="ro1">
          <table:table-cell office:value-type="float" office:value="0.72213250555" calcext:value-type="float">
            <text:p>0.72213250555</text:p>
          </table:table-cell>
          <table:table-cell office:value-type="float" office:value="-3.1931459879" calcext:value-type="float">
            <text:p>-3.1931459879</text:p>
          </table:table-cell>
          <table:table-cell office:value-type="float" office:value="-0.33566920998" calcext:value-type="float">
            <text:p>-0.33566920998</text:p>
          </table:table-cell>
          <table:table-cell office:value-type="float" office:value="7.3418488815" calcext:value-type="float">
            <text:p>7.3418488815</text:p>
          </table:table-cell>
          <table:table-cell office:value-type="float" office:value="11.62198898" calcext:value-type="float">
            <text:p>11.62198898</text:p>
          </table:table-cell>
          <table:table-cell table:number-columns-repeated="2"/>
        </table:table-row>
        <table:table-row table:style-name="ro1">
          <table:table-cell office:value-type="float" office:value="0.72391474191" calcext:value-type="float">
            <text:p>0.72391474191</text:p>
          </table:table-cell>
          <table:table-cell office:value-type="float" office:value="-3.1582227778" calcext:value-type="float">
            <text:p>-3.1582227778</text:p>
          </table:table-cell>
          <table:table-cell office:value-type="float" office:value="-0.28210830418" calcext:value-type="float">
            <text:p>-0.28210830418</text:p>
          </table:table-cell>
          <table:table-cell office:value-type="float" office:value="7.5840687887" calcext:value-type="float">
            <text:p>7.5840687887</text:p>
          </table:table-cell>
          <table:table-cell office:value-type="float" office:value="11.271899577" calcext:value-type="float">
            <text:p>11.271899577</text:p>
          </table:table-cell>
          <table:table-cell table:number-columns-repeated="2"/>
        </table:table-row>
        <table:table-row table:style-name="ro1">
          <table:table-cell office:value-type="float" office:value="0.72569697827" calcext:value-type="float">
            <text:p>0.72569697827</text:p>
          </table:table-cell>
          <table:table-cell office:value-type="float" office:value="-3.1221973268" calcext:value-type="float">
            <text:p>-3.1221973268</text:p>
          </table:table-cell>
          <table:table-cell office:value-type="float" office:value="-0.2301993966" calcext:value-type="float">
            <text:p>-0.2301993966</text:p>
          </table:table-cell>
          <table:table-cell office:value-type="float" office:value="7.8129854243" calcext:value-type="float">
            <text:p>7.8129854243</text:p>
          </table:table-cell>
          <table:table-cell office:value-type="float" office:value="10.915911605" calcext:value-type="float">
            <text:p>10.915911605</text:p>
          </table:table-cell>
          <table:table-cell table:number-columns-repeated="2"/>
        </table:table-row>
        <table:table-row table:style-name="ro1">
          <table:table-cell office:value-type="float" office:value="0.72747921463" calcext:value-type="float">
            <text:p>0.72747921463</text:p>
          </table:table-cell>
          <table:table-cell office:value-type="float" office:value="-3.0851321798" calcext:value-type="float">
            <text:p>-3.0851321798</text:p>
          </table:table-cell>
          <table:table-cell office:value-type="float" office:value="-0.17996898132" calcext:value-type="float">
            <text:p>-0.17996898132</text:p>
          </table:table-cell>
          <table:table-cell office:value-type="float" office:value="8.0284717508" calcext:value-type="float">
            <text:p>8.0284717508</text:p>
          </table:table-cell>
          <table:table-cell office:value-type="float" office:value="10.554497314" calcext:value-type="float">
            <text:p>10.554497314</text:p>
          </table:table-cell>
          <table:table-cell table:number-columns-repeated="2"/>
        </table:table-row>
        <table:table-row table:style-name="ro1">
          <table:table-cell office:value-type="float" office:value="0.72920656732" calcext:value-type="float">
            <text:p>0.72920656732</text:p>
          </table:table-cell>
          <table:table-cell office:value-type="float" office:value="-3.0482758842" calcext:value-type="float">
            <text:p>-3.0482758842</text:p>
          </table:table-cell>
          <table:table-cell office:value-type="float" office:value="-0.13291010807" calcext:value-type="float">
            <text:p>-0.13291010807</text:p>
          </table:table-cell>
          <table:table-cell office:value-type="float" office:value="8.22440124" calcext:value-type="float">
            <text:p>8.22440124</text:p>
          </table:table-cell>
          <table:table-cell office:value-type="float" office:value="10.199481667" calcext:value-type="float">
            <text:p>10.199481667</text:p>
          </table:table-cell>
          <table:table-cell table:number-columns-repeated="2"/>
        </table:table-row>
        <table:table-row table:style-name="ro1">
          <table:table-cell office:value-type="float" office:value="0.73093392001" calcext:value-type="float">
            <text:p>0.73093392001</text:p>
          </table:table-cell>
          <table:table-cell office:value-type="float" office:value="-3.0105601036" calcext:value-type="float">
            <text:p>-3.0105601036</text:p>
          </table:table-cell>
          <table:table-cell office:value-type="float" office:value="-0.087470880364" calcext:value-type="float">
            <text:p>-0.087470880364</text:p>
          </table:table-cell>
          <table:table-cell office:value-type="float" office:value="8.4075245376" calcext:value-type="float">
            <text:p>8.4075245376</text:p>
          </table:table-cell>
          <table:table-cell office:value-type="float" office:value="9.8402451717" calcext:value-type="float">
            <text:p>9.8402451717</text:p>
          </table:table-cell>
          <table:table-cell table:number-columns-repeated="2"/>
        </table:table-row>
        <table:table-row table:style-name="ro1">
          <table:table-cell office:value-type="float" office:value="0.7326612727" calcext:value-type="float">
            <text:p>0.7326612727</text:p>
          </table:table-cell>
          <table:table-cell office:value-type="float" office:value="-2.9720430775" calcext:value-type="float">
            <text:p>-2.9720430775</text:p>
          </table:table-cell>
          <table:table-cell office:value-type="float" office:value="-0.043669459811" calcext:value-type="float">
            <text:p>-0.043669459811</text:p>
          </table:table-cell>
          <table:table-cell office:value-type="float" office:value="8.5777695622" calcext:value-type="float">
            <text:p>8.5777695622</text:p>
          </table:table-cell>
          <table:table-cell office:value-type="float" office:value="9.4772195464" calcext:value-type="float">
            <text:p>9.4772195464</text:p>
          </table:table-cell>
          <table:table-cell table:number-columns-repeated="2"/>
        </table:table-row>
        <table:table-row table:style-name="ro1">
          <table:table-cell office:value-type="float" office:value="0.73438862539" calcext:value-type="float">
            <text:p>0.73438862539</text:p>
          </table:table-cell>
          <table:table-cell office:value-type="float" office:value="-2.9327833404" calcext:value-type="float">
            <text:p>-2.9327833404</text:p>
          </table:table-cell>
          <table:table-cell office:value-type="float" office:value="-0.0015220510514" calcext:value-type="float">
            <text:p>-0.0015220510514</text:p>
          </table:table-cell>
          <table:table-cell office:value-type="float" office:value="8.7350782766" calcext:value-type="float">
            <text:p>8.7350782766</text:p>
          </table:table-cell>
          <table:table-cell office:value-type="float" office:value="9.1108361669" calcext:value-type="float">
            <text:p>9.1108361669</text:p>
          </table:table-cell>
          <table:table-cell table:number-columns-repeated="2"/>
        </table:table-row>
        <table:table-row table:style-name="ro1">
          <table:table-cell office:value-type="float" office:value="0.73606990025" calcext:value-type="float">
            <text:p>0.73606990025</text:p>
          </table:table-cell>
          <table:table-cell office:value-type="float" office:value="-2.8939135529" calcext:value-type="float">
            <text:p>-2.8939135529</text:p>
          </table:table-cell>
          <table:table-cell office:value-type="float" office:value="0.037899064795" calcext:value-type="float">
            <text:p>0.037899064795</text:p>
          </table:table-cell>
          <table:table-cell office:value-type="float" office:value="8.8757253382" calcext:value-type="float">
            <text:p>8.8757253382</text:p>
          </table:table-cell>
          <table:table-cell office:value-type="float" office:value="8.7514114981" calcext:value-type="float">
            <text:p>8.7514114981</text:p>
          </table:table-cell>
          <table:table-cell table:number-columns-repeated="2"/>
        </table:table-row>
        <table:table-row table:style-name="ro1">
          <table:table-cell office:value-type="float" office:value="0.7377511751" calcext:value-type="float">
            <text:p>0.7377511751</text:p>
          </table:table-cell>
          <table:table-cell office:value-type="float" office:value="-2.8544501726" calcext:value-type="float">
            <text:p>-2.8544501726</text:p>
          </table:table-cell>
          <table:table-cell office:value-type="float" office:value="0.075728361971" calcext:value-type="float">
            <text:p>0.075728361971</text:p>
          </table:table-cell>
          <table:table-cell office:value-type="float" office:value="9.0040470015" calcext:value-type="float">
            <text:p>9.0040470015</text:p>
          </table:table-cell>
          <table:table-cell office:value-type="float" office:value="8.3896097657" calcext:value-type="float">
            <text:p>8.3896097657</text:p>
          </table:table-cell>
          <table:table-cell table:number-columns-repeated="2"/>
        </table:table-row>
        <table:table-row table:style-name="ro1">
          <table:table-cell office:value-type="float" office:value="0.73943244995" calcext:value-type="float">
            <text:p>0.73943244995</text:p>
          </table:table-cell>
          <table:table-cell office:value-type="float" office:value="-2.8144476389" calcext:value-type="float">
            <text:p>-2.8144476389</text:p>
          </table:table-cell>
          <table:table-cell office:value-type="float" office:value="0.11195621962" calcext:value-type="float">
            <text:p>0.11195621962</text:p>
          </table:table-cell>
          <table:table-cell office:value-type="float" office:value="9.1200272556" calcext:value-type="float">
            <text:p>9.1200272556</text:p>
          </table:table-cell>
          <table:table-cell office:value-type="float" office:value="8.025825478" calcext:value-type="float">
            <text:p>8.025825478</text:p>
          </table:table-cell>
          <table:table-cell table:number-columns-repeated="2"/>
        </table:table-row>
        <table:table-row table:style-name="ro1">
          <table:table-cell office:value-type="float" office:value="0.7411137248" calcext:value-type="float">
            <text:p>0.7411137248</text:p>
          </table:table-cell>
          <table:table-cell office:value-type="float" office:value="-2.7739604359" calcext:value-type="float">
            <text:p>-2.7739604359</text:p>
          </table:table-cell>
          <table:table-cell office:value-type="float" office:value="0.14657475419" calcext:value-type="float">
            <text:p>0.14657475419</text:p>
          </table:table-cell>
          <table:table-cell office:value-type="float" office:value="9.2236621159" calcext:value-type="float">
            <text:p>9.2236621159</text:p>
          </table:table-cell>
          <table:table-cell office:value-type="float" office:value="7.660451347" calcext:value-type="float">
            <text:p>7.660451347</text:p>
          </table:table-cell>
          <table:table-cell table:number-columns-repeated="2"/>
        </table:table-row>
        <table:table-row table:style-name="ro1">
          <table:table-cell office:value-type="float" office:value="0.7427786404" calcext:value-type="float">
            <text:p>0.7427786404</text:p>
          </table:table-cell>
          <table:table-cell office:value-type="float" office:value="-2.7334430782" calcext:value-type="float">
            <text:p>-2.7334430782</text:p>
          </table:table-cell>
          <table:table-cell office:value-type="float" office:value="0.17926448154" calcext:value-type="float">
            <text:p>0.17926448154</text:p>
          </table:table-cell>
          <table:table-cell office:value-type="float" office:value="9.3141305105" calcext:value-type="float">
            <text:p>9.3141305105</text:p>
          </table:table-cell>
          <table:table-cell office:value-type="float" office:value="7.2974493644" calcext:value-type="float">
            <text:p>7.2974493644</text:p>
          </table:table-cell>
          <table:table-cell table:number-columns-repeated="2"/>
        </table:table-row>
        <table:table-row table:style-name="ro1">
          <table:table-cell office:value-type="float" office:value="0.74444355599" calcext:value-type="float">
            <text:p>0.74444355599</text:p>
          </table:table-cell>
          <table:table-cell office:value-type="float" office:value="-2.6925567065" calcext:value-type="float">
            <text:p>-2.6925567065</text:p>
          </table:table-cell>
          <table:table-cell office:value-type="float" office:value="0.21036569903" calcext:value-type="float">
            <text:p>0.21036569903</text:p>
          </table:table-cell>
          <table:table-cell office:value-type="float" office:value="9.3925192686" calcext:value-type="float">
            <text:p>9.3925192686</text:p>
          </table:table-cell>
          <table:table-cell office:value-type="float" office:value="6.933648286" calcext:value-type="float">
            <text:p>6.933648286</text:p>
          </table:table-cell>
          <table:table-cell table:number-columns-repeated="2"/>
        </table:table-row>
        <table:table-row table:style-name="ro1">
          <table:table-cell office:value-type="float" office:value="0.74610847159" calcext:value-type="float">
            <text:p>0.74610847159</text:p>
          </table:table-cell>
          <table:table-cell office:value-type="float" office:value="-2.6513540558" calcext:value-type="float">
            <text:p>-2.6513540558</text:p>
          </table:table-cell>
          <table:table-cell office:value-type="float" office:value="0.23987573238" calcext:value-type="float">
            <text:p>0.23987573238</text:p>
          </table:table-cell>
          <table:table-cell office:value-type="float" office:value="9.4588584064" calcext:value-type="float">
            <text:p>9.4588584064</text:p>
          </table:table-cell>
          <table:table-cell office:value-type="float" office:value="6.5694223315" calcext:value-type="float">
            <text:p>6.5694223315</text:p>
          </table:table-cell>
          <table:table-cell table:number-columns-repeated="2"/>
        </table:table-row>
        <table:table-row table:style-name="ro1">
          <table:table-cell office:value-type="float" office:value="0.74777338718" calcext:value-type="float">
            <text:p>0.74777338718</text:p>
          </table:table-cell>
          <table:table-cell office:value-type="float" office:value="-2.609887706" calcext:value-type="float">
            <text:p>-2.609887706</text:p>
          </table:table-cell>
          <table:table-cell office:value-type="float" office:value="0.26779353647" calcext:value-type="float">
            <text:p>0.26779353647</text:p>
          </table:table-cell>
          <table:table-cell office:value-type="float" office:value="9.5131888305" calcext:value-type="float">
            <text:p>9.5131888305</text:p>
          </table:table-cell>
          <table:table-cell office:value-type="float" office:value="6.2051427462" calcext:value-type="float">
            <text:p>6.2051427462</text:p>
          </table:table-cell>
          <table:table-cell table:number-columns-repeated="2"/>
        </table:table-row>
        <table:table-row table:style-name="ro1">
          <table:table-cell office:value-type="float" office:value="0.74943649004" calcext:value-type="float">
            <text:p>0.74943649004</text:p>
          </table:table-cell>
          <table:table-cell office:value-type="float" office:value="-2.5682555123" calcext:value-type="float">
            <text:p>-2.5682555123</text:p>
          </table:table-cell>
          <table:table-cell office:value-type="float" office:value="0.29409188418" calcext:value-type="float">
            <text:p>0.29409188418</text:p>
          </table:table-cell>
          <table:table-cell office:value-type="float" office:value="9.5555225137" calcext:value-type="float">
            <text:p>9.5555225137</text:p>
          </table:table-cell>
          <table:table-cell office:value-type="float" office:value="5.8415735121" calcext:value-type="float">
            <text:p>5.8415735121</text:p>
          </table:table-cell>
          <table:table-cell table:number-columns-repeated="2"/>
        </table:table-row>
        <table:table-row table:style-name="ro1">
          <table:table-cell office:value-type="float" office:value="0.7510995929" calcext:value-type="float">
            <text:p>0.7510995929</text:p>
          </table:table-cell>
          <table:table-cell office:value-type="float" office:value="-2.5264644227" calcext:value-type="float">
            <text:p>-2.5264644227</text:p>
          </table:table-cell>
          <table:table-cell office:value-type="float" office:value="0.31880420256" calcext:value-type="float">
            <text:p>0.31880420256</text:p>
          </table:table-cell>
          <table:table-cell office:value-type="float" office:value="9.5859870702" calcext:value-type="float">
            <text:p>9.5859870702</text:p>
          </table:table-cell>
          <table:table-cell office:value-type="float" office:value="5.4786812471" calcext:value-type="float">
            <text:p>5.4786812471</text:p>
          </table:table-cell>
          <table:table-cell table:number-columns-repeated="2"/>
        </table:table-row>
        <table:table-row table:style-name="ro1">
          <table:table-cell office:value-type="float" office:value="0.75276269575" calcext:value-type="float">
            <text:p>0.75276269575</text:p>
          </table:table-cell>
          <table:table-cell office:value-type="float" office:value="-2.4845661034" calcext:value-type="float">
            <text:p>-2.4845661034</text:p>
          </table:table-cell>
          <table:table-cell office:value-type="float" office:value="0.34193423291" calcext:value-type="float">
            <text:p>0.34193423291</text:p>
          </table:table-cell>
          <table:table-cell office:value-type="float" office:value="9.6046547043" calcext:value-type="float">
            <text:p>9.6046547043</text:p>
          </table:table-cell>
          <table:table-cell office:value-type="float" office:value="5.1168254253" calcext:value-type="float">
            <text:p>5.1168254253</text:p>
          </table:table-cell>
          <table:table-cell table:number-columns-repeated="2"/>
        </table:table-row>
        <table:table-row table:style-name="ro1">
          <table:table-cell office:value-type="float" office:value="0.75442579861" calcext:value-type="float">
            <text:p>0.75442579861</text:p>
          </table:table-cell>
          <table:table-cell office:value-type="float" office:value="-2.4426118833" calcext:value-type="float">
            <text:p>-2.4426118833</text:p>
          </table:table-cell>
          <table:table-cell office:value-type="float" office:value="0.3634872772" calcext:value-type="float">
            <text:p>0.3634872772</text:p>
          </table:table-cell>
          <table:table-cell office:value-type="float" office:value="9.6116077011" calcext:value-type="float">
            <text:p>9.6116077011</text:p>
          </table:table-cell>
          <table:table-cell office:value-type="float" office:value="4.7563614797" calcext:value-type="float">
            <text:p>4.7563614797</text:p>
          </table:table-cell>
          <table:table-cell table:number-columns-repeated="2"/>
        </table:table-row>
        <table:table-row table:style-name="ro1">
          <table:table-cell office:value-type="float" office:value="0.75609677186" calcext:value-type="float">
            <text:p>0.75609677186</text:p>
          </table:table-cell>
          <table:table-cell office:value-type="float" office:value="-2.4004542165" calcext:value-type="float">
            <text:p>-2.4004542165</text:p>
          </table:table-cell>
          <table:table-cell office:value-type="float" office:value="0.38356102734" calcext:value-type="float">
            <text:p>0.38356102734</text:p>
          </table:table-cell>
          <table:table-cell office:value-type="float" office:value="9.6068886712" calcext:value-type="float">
            <text:p>9.6068886712</text:p>
          </table:table-cell>
          <table:table-cell office:value-type="float" office:value="4.3959476759" calcext:value-type="float">
            <text:p>4.3959476759</text:p>
          </table:table-cell>
          <table:table-cell table:number-columns-repeated="2"/>
        </table:table-row>
        <table:table-row table:style-name="ro1">
          <table:table-cell office:value-type="float" office:value="0.75776774511" calcext:value-type="float">
            <text:p>0.75776774511</text:p>
          </table:table-cell>
          <table:table-cell office:value-type="float" office:value="-2.3583427996" calcext:value-type="float">
            <text:p>-2.3583427996</text:p>
          </table:table-cell>
          <table:table-cell office:value-type="float" office:value="0.40205823492" calcext:value-type="float">
            <text:p>0.40205823492</text:p>
          </table:table-cell>
          <table:table-cell office:value-type="float" office:value="9.5905402622" calcext:value-type="float">
            <text:p>9.5905402622</text:p>
          </table:table-cell>
          <table:table-cell office:value-type="float" office:value="4.0376450147" calcext:value-type="float">
            <text:p>4.0376450147</text:p>
          </table:table-cell>
          <table:table-cell table:number-columns-repeated="2"/>
        </table:table-row>
        <table:table-row table:style-name="ro1">
          <table:table-cell office:value-type="float" office:value="0.75943871835" calcext:value-type="float">
            <text:p>0.75943871835</text:p>
          </table:table-cell>
          <table:table-cell office:value-type="float" office:value="-2.316328402" calcext:value-type="float">
            <text:p>-2.316328402</text:p>
          </table:table-cell>
          <table:table-cell office:value-type="float" office:value="0.41898892253" calcext:value-type="float">
            <text:p>0.41898892253</text:p>
          </table:table-cell>
          <table:table-cell office:value-type="float" office:value="9.5626754394" calcext:value-type="float">
            <text:p>9.5626754394</text:p>
          </table:table-cell>
          <table:table-cell office:value-type="float" office:value="3.6818002079" calcext:value-type="float">
            <text:p>3.6818002079</text:p>
          </table:table-cell>
          <table:table-cell table:number-columns-repeated="2"/>
        </table:table-row>
        <table:table-row table:style-name="ro1">
          <table:table-cell office:value-type="float" office:value="0.7611096916" calcext:value-type="float">
            <text:p>0.7611096916</text:p>
          </table:table-cell>
          <table:table-cell office:value-type="float" office:value="-2.2744612768" calcext:value-type="float">
            <text:p>-2.2744612768</text:p>
          </table:table-cell>
          <table:table-cell office:value-type="float" office:value="0.43436462257" calcext:value-type="float">
            <text:p>0.43436462257</text:p>
          </table:table-cell>
          <table:table-cell office:value-type="float" office:value="9.5234165983" calcext:value-type="float">
            <text:p>9.5234165983</text:p>
          </table:table-cell>
          <table:table-cell office:value-type="float" office:value="3.3287549026" calcext:value-type="float">
            <text:p>3.3287549026</text:p>
          </table:table-cell>
          <table:table-cell table:number-columns-repeated="2"/>
        </table:table-row>
        <table:table-row table:style-name="ro1">
          <table:table-cell office:value-type="float" office:value="0.76279614575" calcext:value-type="float">
            <text:p>0.76279614575</text:p>
          </table:table-cell>
          <table:table-cell office:value-type="float" office:value="-2.2324061408" calcext:value-type="float">
            <text:p>-2.2324061408</text:p>
          </table:table-cell>
          <table:table-cell office:value-type="float" office:value="0.44831935554" calcext:value-type="float">
            <text:p>0.44831935554</text:p>
          </table:table-cell>
          <table:table-cell office:value-type="float" office:value="9.4723750834" calcext:value-type="float">
            <text:p>9.4723750834</text:p>
          </table:table-cell>
          <table:table-cell office:value-type="float" office:value="2.9756194116" calcext:value-type="float">
            <text:p>2.9756194116</text:p>
          </table:table-cell>
          <table:table-cell table:number-columns-repeated="2"/>
        </table:table-row>
        <table:table-row table:style-name="ro1">
          <table:table-cell office:value-type="float" office:value="0.7644825999" calcext:value-type="float">
            <text:p>0.7644825999</text:p>
          </table:table-cell>
          <table:table-cell office:value-type="float" office:value="-2.1906021175" calcext:value-type="float">
            <text:p>-2.1906021175</text:p>
          </table:table-cell>
          <table:table-cell office:value-type="float" office:value="0.4607183191" calcext:value-type="float">
            <text:p>0.4607183191</text:p>
          </table:table-cell>
          <table:table-cell office:value-type="float" office:value="9.4100061425" calcext:value-type="float">
            <text:p>9.4100061425</text:p>
          </table:table-cell>
          <table:table-cell office:value-type="float" office:value="2.626018322" calcext:value-type="float">
            <text:p>2.626018322</text:p>
          </table:table-cell>
          <table:table-cell table:number-columns-repeated="2"/>
        </table:table-row>
        <table:table-row table:style-name="ro1">
          <table:table-cell office:value-type="float" office:value="0.76616905404" calcext:value-type="float">
            <text:p>0.76616905404</text:p>
          </table:table-cell>
          <table:table-cell office:value-type="float" office:value="-2.1490990198" calcext:value-type="float">
            <text:p>-2.1490990198</text:p>
          </table:table-cell>
          <table:table-cell office:value-type="float" office:value="0.47157790264" calcext:value-type="float">
            <text:p>0.47157790264</text:p>
          </table:table-cell>
          <table:table-cell office:value-type="float" office:value="9.3364634599" calcext:value-type="float">
            <text:p>9.3364634599</text:p>
          </table:table-cell>
          <table:table-cell office:value-type="float" office:value="2.280285876" calcext:value-type="float">
            <text:p>2.280285876</text:p>
          </table:table-cell>
          <table:table-cell table:number-columns-repeated="2"/>
        </table:table-row>
        <table:table-row table:style-name="ro1">
          <table:table-cell office:value-type="float" office:value="0.76785550819" calcext:value-type="float">
            <text:p>0.76785550819</text:p>
          </table:table-cell>
          <table:table-cell office:value-type="float" office:value="-2.1079459602" calcext:value-type="float">
            <text:p>-2.1079459602</text:p>
          </table:table-cell>
          <table:table-cell office:value-type="float" office:value="0.48091596188" calcext:value-type="float">
            <text:p>0.48091596188</text:p>
          </table:table-cell>
          <table:table-cell office:value-type="float" office:value="9.2519095823" calcext:value-type="float">
            <text:p>9.2519095823</text:p>
          </table:table-cell>
          <table:table-cell office:value-type="float" office:value="1.9387502252" calcext:value-type="float">
            <text:p>1.9387502252</text:p>
          </table:table-cell>
          <table:table-cell table:number-columns-repeated="2"/>
        </table:table-row>
        <table:table-row table:style-name="ro1">
          <table:table-cell office:value-type="float" office:value="0.76956407705" calcext:value-type="float">
            <text:p>0.76956407705</text:p>
          </table:table-cell>
          <table:table-cell office:value-type="float" office:value="-2.0666597533" calcext:value-type="float">
            <text:p>-2.0666597533</text:p>
          </table:table-cell>
          <table:table-cell office:value-type="float" office:value="0.48884465803" calcext:value-type="float">
            <text:p>0.48884465803</text:p>
          </table:table-cell>
          <table:table-cell office:value-type="float" office:value="9.1551935735" calcext:value-type="float">
            <text:p>9.1551935735</text:p>
          </table:table-cell>
          <table:table-cell office:value-type="float" office:value="1.5973453344" calcext:value-type="float">
            <text:p>1.5973453344</text:p>
          </table:table-cell>
          <table:table-cell table:number-columns-repeated="2"/>
        </table:table-row>
        <table:table-row table:style-name="ro1">
          <table:table-cell office:value-type="float" office:value="0.7712726459" calcext:value-type="float">
            <text:p>0.7712726459</text:p>
          </table:table-cell>
          <table:table-cell office:value-type="float" office:value="-2.0258319681" calcext:value-type="float">
            <text:p>-2.0258319681</text:p>
          </table:table-cell>
          <table:table-cell office:value-type="float" office:value="0.4952530162" calcext:value-type="float">
            <text:p>0.4952530162</text:p>
          </table:table-cell>
          <table:table-cell office:value-type="float" office:value="9.0475382186" calcext:value-type="float">
            <text:p>9.0475382186</text:p>
          </table:table-cell>
          <table:table-cell office:value-type="float" office:value="1.2609063525" calcext:value-type="float">
            <text:p>1.2609063525</text:p>
          </table:table-cell>
          <table:table-cell table:number-columns-repeated="2"/>
        </table:table-row>
        <table:table-row table:style-name="ro1">
          <table:table-cell office:value-type="float" office:value="0.77298121476" calcext:value-type="float">
            <text:p>0.77298121476</text:p>
          </table:table-cell>
          <table:table-cell office:value-type="float" office:value="-1.9855112361" calcext:value-type="float">
            <text:p>-1.9855112361</text:p>
          </table:table-cell>
          <table:table-cell office:value-type="float" office:value="0.50016403209" calcext:value-type="float">
            <text:p>0.50016403209</text:p>
          </table:table-cell>
          <table:table-cell office:value-type="float" office:value="8.9291388826" calcext:value-type="float">
            <text:p>8.9291388826</text:p>
          </table:table-cell>
          <table:table-cell office:value-type="float" office:value="0.92975424108" calcext:value-type="float">
            <text:p>0.92975424108</text:p>
          </table:table-cell>
          <table:table-cell table:number-columns-repeated="2"/>
        </table:table-row>
        <table:table-row table:style-name="ro1">
          <table:table-cell office:value-type="float" office:value="0.77468978361" calcext:value-type="float">
            <text:p>0.77468978361</text:p>
          </table:table-cell>
          <table:table-cell office:value-type="float" office:value="-1.9457452939" calcext:value-type="float">
            <text:p>-1.9457452939</text:p>
          </table:table-cell>
          <table:table-cell office:value-type="float" office:value="0.50360212501" calcext:value-type="float">
            <text:p>0.50360212501</text:p>
          </table:table-cell>
          <table:table-cell office:value-type="float" office:value="8.8001992632" calcext:value-type="float">
            <text:p>8.8001992632</text:p>
          </table:table-cell>
          <table:table-cell office:value-type="float" office:value="0.60420280899" calcext:value-type="float">
            <text:p>0.60420280899</text:p>
          </table:table-cell>
          <table:table-cell table:number-columns-repeated="2"/>
        </table:table-row>
        <table:table-row table:style-name="ro1">
          <table:table-cell office:value-type="float" office:value="0.77642670368" calcext:value-type="float">
            <text:p>0.77642670368</text:p>
          </table:table-cell>
          <table:table-cell office:value-type="float" office:value="-1.9059364088" calcext:value-type="float">
            <text:p>-1.9059364088</text:p>
          </table:table-cell>
          <table:table-cell office:value-type="float" office:value="0.50561409188" calcext:value-type="float">
            <text:p>0.50561409188</text:p>
          </table:table-cell>
          <table:table-cell office:value-type="float" office:value="8.6585343246" calcext:value-type="float">
            <text:p>8.6585343246</text:p>
          </table:table-cell>
          <table:table-cell office:value-type="float" office:value="0.27930605855" calcext:value-type="float">
            <text:p>0.27930605855</text:p>
          </table:table-cell>
          <table:table-cell table:number-columns-repeated="2"/>
        </table:table-row>
        <table:table-row table:style-name="ro1">
          <table:table-cell office:value-type="float" office:value="0.77816362375" calcext:value-type="float">
            <text:p>0.77816362375</text:p>
          </table:table-cell>
          <table:table-cell office:value-type="float" office:value="-1.8667973996" calcext:value-type="float">
            <text:p>-1.8667973996</text:p>
          </table:table-cell>
          <table:table-cell office:value-type="float" office:value="0.50615908659" calcext:value-type="float">
            <text:p>0.50615908659</text:p>
          </table:table-cell>
          <table:table-cell office:value-type="float" office:value="8.5064261103" calcext:value-type="float">
            <text:p>8.5064261103</text:p>
          </table:table-cell>
          <table:table-cell office:value-type="float" office:value="-0.039171762967" calcext:value-type="float">
            <text:p>-0.039171762967</text:p>
          </table:table-cell>
          <table:table-cell table:number-columns-repeated="2"/>
        </table:table-row>
        <table:table-row table:style-name="ro1">
          <table:table-cell office:value-type="float" office:value="0.77990054382" calcext:value-type="float">
            <text:p>0.77990054382</text:p>
          </table:table-cell>
          <table:table-cell office:value-type="float" office:value="-1.8283753433" calcext:value-type="float">
            <text:p>-1.8283753433</text:p>
          </table:table-cell>
          <table:table-cell office:value-type="float" office:value="0.50526707806" calcext:value-type="float">
            <text:p>0.50526707806</text:p>
          </table:table-cell>
          <table:table-cell office:value-type="float" office:value="8.344113491" calcext:value-type="float">
            <text:p>8.344113491</text:p>
          </table:table-cell>
          <table:table-cell office:value-type="float" office:value="-0.35092470564" calcext:value-type="float">
            <text:p>-0.35092470564</text:p>
          </table:table-cell>
          <table:table-cell table:number-columns-repeated="2"/>
        </table:table-row>
        <table:table-row table:style-name="ro1">
          <table:table-cell office:value-type="float" office:value="0.78163746389" calcext:value-type="float">
            <text:p>0.78163746389</text:p>
          </table:table-cell>
          <table:table-cell office:value-type="float" office:value="-1.7907162102" calcext:value-type="float">
            <text:p>-1.7907162102</text:p>
          </table:table-cell>
          <table:table-cell office:value-type="float" office:value="0.50296941137" calcext:value-type="float">
            <text:p>0.50296941137</text:p>
          </table:table-cell>
          <table:table-cell office:value-type="float" office:value="8.1718431489" calcext:value-type="float">
            <text:p>8.1718431489</text:p>
          </table:table-cell>
          <table:table-cell office:value-type="float" office:value="-0.65565510659" calcext:value-type="float">
            <text:p>-0.65565510659</text:p>
          </table:table-cell>
          <table:table-cell table:number-columns-repeated="2"/>
        </table:table-row>
        <table:table-row table:style-name="ro1">
          <table:table-cell office:value-type="float" office:value="0.78340899512" calcext:value-type="float">
            <text:p>0.78340899512</text:p>
          </table:table-cell>
          <table:table-cell office:value-type="float" office:value="-1.7531390116" calcext:value-type="float">
            <text:p>-1.7531390116</text:p>
          </table:table-cell>
          <table:table-cell office:value-type="float" office:value="0.49921190693" calcext:value-type="float">
            <text:p>0.49921190693</text:p>
          </table:table-cell>
          <table:table-cell office:value-type="float" office:value="7.9861463493" calcext:value-type="float">
            <text:p>7.9861463493</text:p>
          </table:table-cell>
          <table:table-cell office:value-type="float" office:value="-0.95892407077" calcext:value-type="float">
            <text:p>-0.95892407077</text:p>
          </table:table-cell>
          <table:table-cell table:number-columns-repeated="2"/>
        </table:table-row>
        <table:table-row table:style-name="ro1">
          <table:table-cell office:value-type="float" office:value="0.78518052635" calcext:value-type="float">
            <text:p>0.78518052635</text:p>
          </table:table-cell>
          <table:table-cell office:value-type="float" office:value="-1.7164483787" calcext:value-type="float">
            <text:p>-1.7164483787</text:p>
          </table:table-cell>
          <table:table-cell office:value-type="float" office:value="0.49406224326" calcext:value-type="float">
            <text:p>0.49406224326</text:p>
          </table:table-cell>
          <table:table-cell office:value-type="float" office:value="7.7906330504" calcext:value-type="float">
            <text:p>7.7906330504</text:p>
          </table:table-cell>
          <table:table-cell office:value-type="float" office:value="-1.2542892725" calcext:value-type="float">
            <text:p>-1.2542892725</text:p>
          </table:table-cell>
          <table:table-cell table:number-columns-repeated="2"/>
        </table:table-row>
        <table:table-row table:style-name="ro1">
          <table:table-cell office:value-type="float" office:value="0.78695205759" calcext:value-type="float">
            <text:p>0.78695205759</text:p>
          </table:table-cell>
          <table:table-cell office:value-type="float" office:value="-1.6806893041" calcext:value-type="float">
            <text:p>-1.6806893041</text:p>
          </table:table-cell>
          <table:table-cell office:value-type="float" office:value="0.48755785125" calcext:value-type="float">
            <text:p>0.48755785125</text:p>
          </table:table-cell>
          <table:table-cell office:value-type="float" office:value="7.5855883255" calcext:value-type="float">
            <text:p>7.5855883255</text:p>
          </table:table-cell>
          <table:table-cell office:value-type="float" office:value="-1.5414624215" calcext:value-type="float">
            <text:p>-1.5414624215</text:p>
          </table:table-cell>
          <table:table-cell table:number-columns-repeated="2"/>
        </table:table-row>
        <table:table-row table:style-name="ro1">
          <table:table-cell office:value-type="float" office:value="0.78872358882" calcext:value-type="float">
            <text:p>0.78872358882</text:p>
          </table:table-cell>
          <table:table-cell office:value-type="float" office:value="-1.645905438" calcext:value-type="float">
            <text:p>-1.645905438</text:p>
          </table:table-cell>
          <table:table-cell office:value-type="float" office:value="0.47973748035" calcext:value-type="float">
            <text:p>0.47973748035</text:p>
          </table:table-cell>
          <table:table-cell office:value-type="float" office:value="7.3713045167" calcext:value-type="float">
            <text:p>7.3713045167</text:p>
          </table:table-cell>
          <table:table-cell office:value-type="float" office:value="-1.8201647598" calcext:value-type="float">
            <text:p>-1.8201647598</text:p>
          </table:table-cell>
          <table:table-cell table:number-columns-repeated="2"/>
        </table:table-row>
        <table:table-row table:style-name="ro1">
          <table:table-cell office:value-type="float" office:value="0.79053649219" calcext:value-type="float">
            <text:p>0.79053649219</text:p>
          </table:table-cell>
          <table:table-cell office:value-type="float" office:value="-1.6113629712" calcext:value-type="float">
            <text:p>-1.6113629712</text:p>
          </table:table-cell>
          <table:table-cell office:value-type="float" office:value="0.47041380567" calcext:value-type="float">
            <text:p>0.47041380567</text:p>
          </table:table-cell>
          <table:table-cell office:value-type="float" office:value="7.1427634521" calcext:value-type="float">
            <text:p>7.1427634521</text:p>
          </table:table-cell>
          <table:table-cell office:value-type="float" office:value="-2.0963252983" calcext:value-type="float">
            <text:p>-2.0963252983</text:p>
          </table:table-cell>
          <table:table-cell table:number-columns-repeated="2"/>
        </table:table-row>
        <table:table-row table:style-name="ro1">
          <table:table-cell office:value-type="float" office:value="0.79234939555" calcext:value-type="float">
            <text:p>0.79234939555</text:p>
          </table:table-cell>
          <table:table-cell office:value-type="float" office:value="-1.577929844" calcext:value-type="float">
            <text:p>-1.577929844</text:p>
          </table:table-cell>
          <table:table-cell office:value-type="float" office:value="0.45979812012" calcext:value-type="float">
            <text:p>0.45979812012</text:p>
          </table:table-cell>
          <table:table-cell office:value-type="float" office:value="6.9051882833" calcext:value-type="float">
            <text:p>6.9051882833</text:p>
          </table:table-cell>
          <table:table-cell office:value-type="float" office:value="-2.3630551508" calcext:value-type="float">
            <text:p>-2.3630551508</text:p>
          </table:table-cell>
          <table:table-cell table:number-columns-repeated="2"/>
        </table:table-row>
        <table:table-row table:style-name="ro1">
          <table:table-cell office:value-type="float" office:value="0.79416229892" calcext:value-type="float">
            <text:p>0.79416229892</text:p>
          </table:table-cell>
          <table:table-cell office:value-type="float" office:value="-1.5456482572" calcext:value-type="float">
            <text:p>-1.5456482572</text:p>
          </table:table-cell>
          <table:table-cell office:value-type="float" office:value="0.44793594551" calcext:value-type="float">
            <text:p>0.44793594551</text:p>
          </table:table-cell>
          <table:table-cell office:value-type="float" office:value="6.6589140348" calcext:value-type="float">
            <text:p>6.6589140348</text:p>
          </table:table-cell>
          <table:table-cell office:value-type="float" office:value="-2.6200873428" calcext:value-type="float">
            <text:p>-2.6200873428</text:p>
          </table:table-cell>
          <table:table-cell table:number-columns-repeated="2"/>
        </table:table-row>
        <table:table-row table:style-name="ro1">
          <table:table-cell office:value-type="float" office:value="0.79597520228" calcext:value-type="float">
            <text:p>0.79597520228</text:p>
          </table:table-cell>
          <table:table-cell office:value-type="float" office:value="-1.514558801" calcext:value-type="float">
            <text:p>-1.514558801</text:p>
          </table:table-cell>
          <table:table-cell office:value-type="float" office:value="0.43487404823" calcext:value-type="float">
            <text:p>0.43487404823</text:p>
          </table:table-cell>
          <table:table-cell office:value-type="float" office:value="6.4042824096" calcext:value-type="float">
            <text:p>6.4042824096</text:p>
          </table:table-cell>
          <table:table-cell office:value-type="float" office:value="-2.8671658426" calcext:value-type="float">
            <text:p>-2.8671658426</text:p>
          </table:table-cell>
          <table:table-cell table:number-columns-repeated="2"/>
        </table:table-row>
        <table:table-row table:style-name="ro1">
          <table:table-cell office:value-type="float" office:value="0.79783759995" calcext:value-type="float">
            <text:p>0.79783759995</text:p>
          </table:table-cell>
          <table:table-cell office:value-type="float" office:value="-1.4839028803" calcext:value-type="float">
            <text:p>-1.4839028803</text:p>
          </table:table-cell>
          <table:table-cell office:value-type="float" office:value="0.42025665308" calcext:value-type="float">
            <text:p>0.42025665308</text:p>
          </table:table-cell>
          <table:table-cell office:value-type="float" office:value="6.1343621245" calcext:value-type="float">
            <text:p>6.1343621245</text:p>
          </table:table-cell>
          <table:table-cell office:value-type="float" office:value="-3.1103674831" calcext:value-type="float">
            <text:p>-3.1103674831</text:p>
          </table:table-cell>
          <table:table-cell table:number-columns-repeated="2"/>
        </table:table-row>
        <table:table-row table:style-name="ro1">
          <table:table-cell office:value-type="float" office:value="0.79969999761" calcext:value-type="float">
            <text:p>0.79969999761</text:p>
          </table:table-cell>
          <table:table-cell office:value-type="float" office:value="-1.4545865626" calcext:value-type="float">
            <text:p>-1.4545865626</text:p>
          </table:table-cell>
          <table:table-cell office:value-type="float" office:value="0.40447700671" calcext:value-type="float">
            <text:p>0.40447700671</text:p>
          </table:table-cell>
          <table:table-cell office:value-type="float" office:value="5.8563732913" calcext:value-type="float">
            <text:p>5.8563732913</text:p>
          </table:table-cell>
          <table:table-cell office:value-type="float" office:value="-3.342552658" calcext:value-type="float">
            <text:p>-3.342552658</text:p>
          </table:table-cell>
          <table:table-cell table:number-columns-repeated="2"/>
        </table:table-row>
        <table:table-row table:style-name="ro1">
          <table:table-cell office:value-type="float" office:value="0.80156239528" calcext:value-type="float">
            <text:p>0.80156239528</text:p>
          </table:table-cell>
          <table:table-cell office:value-type="float" office:value="-1.4266483445" calcext:value-type="float">
            <text:p>-1.4266483445</text:p>
          </table:table-cell>
          <table:table-cell office:value-type="float" office:value="0.38758956355" calcext:value-type="float">
            <text:p>0.38758956355</text:p>
          </table:table-cell>
          <table:table-cell office:value-type="float" office:value="5.5707062604" calcext:value-type="float">
            <text:p>5.5707062604</text:p>
          </table:table-cell>
          <table:table-cell office:value-type="float" office:value="-3.563480523" calcext:value-type="float">
            <text:p>-3.563480523</text:p>
          </table:table-cell>
          <table:table-cell table:number-columns-repeated="2"/>
        </table:table-row>
        <table:table-row table:style-name="ro1">
          <table:table-cell office:value-type="float" office:value="0.80342479294" calcext:value-type="float">
            <text:p>0.80342479294</text:p>
          </table:table-cell>
          <table:table-cell office:value-type="float" office:value="-1.4001247994" calcext:value-type="float">
            <text:p>-1.4001247994</text:p>
          </table:table-cell>
          <table:table-cell office:value-type="float" office:value="0.36964992479" calcext:value-type="float">
            <text:p>0.36964992479</text:p>
          </table:table-cell>
          <table:table-cell office:value-type="float" office:value="5.2777573894" calcext:value-type="float">
            <text:p>5.2777573894</text:p>
          </table:table-cell>
          <table:table-cell office:value-type="float" office:value="-3.7729228371" calcext:value-type="float">
            <text:p>-3.7729228371</text:p>
          </table:table-cell>
          <table:table-cell table:number-columns-repeated="2"/>
        </table:table-row>
        <table:table-row table:style-name="ro1">
          <table:table-cell office:value-type="float" office:value="0.80534832722" calcext:value-type="float">
            <text:p>0.80534832722</text:p>
          </table:table-cell>
          <table:table-cell office:value-type="float" office:value="-1.374252392" calcext:value-type="float">
            <text:p>-1.374252392</text:p>
          </table:table-cell>
          <table:table-cell office:value-type="float" office:value="0.35007698421" calcext:value-type="float">
            <text:p>0.35007698421</text:p>
          </table:table-cell>
          <table:table-cell office:value-type="float" office:value="4.9679743236" calcext:value-type="float">
            <text:p>4.9679743236</text:p>
          </table:table-cell>
          <table:table-cell office:value-type="float" office:value="-3.9769545371" calcext:value-type="float">
            <text:p>-3.9769545371</text:p>
          </table:table-cell>
          <table:table-cell table:number-columns-repeated="2"/>
        </table:table-row>
        <table:table-row table:style-name="ro1">
          <table:table-cell office:value-type="float" office:value="0.80727186151" calcext:value-type="float">
            <text:p>0.80727186151</text:p>
          </table:table-cell>
          <table:table-cell office:value-type="float" office:value="-1.3499619125" calcext:value-type="float">
            <text:p>-1.3499619125</text:p>
          </table:table-cell>
          <table:table-cell office:value-type="float" office:value="0.32950571647" calcext:value-type="float">
            <text:p>0.32950571647</text:p>
          </table:table-cell>
          <table:table-cell office:value-type="float" office:value="4.6513012579" calcext:value-type="float">
            <text:p>4.6513012579</text:p>
          </table:table-cell>
          <table:table-cell office:value-type="float" office:value="-4.1682811895" calcext:value-type="float">
            <text:p>-4.1682811895</text:p>
          </table:table-cell>
          <table:table-cell table:number-columns-repeated="2"/>
        </table:table-row>
        <table:table-row table:style-name="ro1">
          <table:table-cell office:value-type="float" office:value="0.80919539579" calcext:value-type="float">
            <text:p>0.80919539579</text:p>
          </table:table-cell>
          <table:table-cell office:value-type="float" office:value="-1.327287008" calcext:value-type="float">
            <text:p>-1.327287008</text:p>
          </table:table-cell>
          <table:table-cell office:value-type="float" office:value="0.30800080959" calcext:value-type="float">
            <text:p>0.30800080959</text:p>
          </table:table-cell>
          <table:table-cell office:value-type="float" office:value="4.328192657" calcext:value-type="float">
            <text:p>4.328192657</text:p>
          </table:table-cell>
          <table:table-cell office:value-type="float" office:value="-4.3466942287" calcext:value-type="float">
            <text:p>-4.3466942287</text:p>
          </table:table-cell>
          <table:table-cell table:number-columns-repeated="2"/>
        </table:table-row>
        <table:table-row table:style-name="ro1">
          <table:table-cell office:value-type="float" office:value="0.81111893007" calcext:value-type="float">
            <text:p>0.81111893007</text:p>
          </table:table-cell>
          <table:table-cell office:value-type="float" office:value="-1.306259017" calcext:value-type="float">
            <text:p>-1.306259017</text:p>
          </table:table-cell>
          <table:table-cell office:value-type="float" office:value="0.28562796768" calcext:value-type="float">
            <text:p>0.28562796768</text:p>
          </table:table-cell>
          <table:table-cell office:value-type="float" office:value="3.999108201" calcext:value-type="float">
            <text:p>3.999108201</text:p>
          </table:table-cell>
          <table:table-cell office:value-type="float" office:value="-4.5119997798" calcext:value-type="float">
            <text:p>-4.5119997798</text:p>
          </table:table-cell>
          <table:table-cell table:number-columns-repeated="2"/>
        </table:table-row>
        <table:table-row table:style-name="ro1">
          <table:table-cell office:value-type="float" office:value="0.81312618243" calcext:value-type="float">
            <text:p>0.81312618243</text:p>
          </table:table-cell>
          <table:table-cell office:value-type="float" office:value="-1.2861031642" calcext:value-type="float">
            <text:p>-1.2861031642</text:p>
          </table:table-cell>
          <table:table-cell office:value-type="float" office:value="0.26142807837" calcext:value-type="float">
            <text:p>0.26142807837</text:p>
          </table:table-cell>
          <table:table-cell office:value-type="float" office:value="3.6498318654" calcext:value-type="float">
            <text:p>3.6498318654</text:p>
          </table:table-cell>
          <table:table-cell office:value-type="float" office:value="-4.6703307364" calcext:value-type="float">
            <text:p>-4.6703307364</text:p>
          </table:table-cell>
          <table:table-cell table:number-columns-repeated="2"/>
        </table:table-row>
        <table:table-row table:style-name="ro1">
          <table:table-cell office:value-type="float" office:value="0.81513343479" calcext:value-type="float">
            <text:p>0.81513343479</text:p>
          </table:table-cell>
          <table:table-cell office:value-type="float" office:value="-1.2678024938" calcext:value-type="float">
            <text:p>-1.2678024938</text:p>
          </table:table-cell>
          <table:table-cell office:value-type="float" office:value="0.23643238907" calcext:value-type="float">
            <text:p>0.23643238907</text:p>
          </table:table-cell>
          <table:table-cell office:value-type="float" office:value="3.2950870206" calcext:value-type="float">
            <text:p>3.2950870206</text:p>
          </table:table-cell>
          <table:table-cell office:value-type="float" office:value="-4.8140071693" calcext:value-type="float">
            <text:p>-4.8140071693</text:p>
          </table:table-cell>
          <table:table-cell table:number-columns-repeated="2"/>
        </table:table-row>
        <table:table-row table:style-name="ro1">
          <table:table-cell office:value-type="float" office:value="0.81714068715" calcext:value-type="float">
            <text:p>0.81714068715</text:p>
          </table:table-cell>
          <table:table-cell office:value-type="float" office:value="-1.2513844069" calcext:value-type="float">
            <text:p>-1.2513844069</text:p>
          </table:table-cell>
          <table:table-cell office:value-type="float" office:value="0.21071857174" calcext:value-type="float">
            <text:p>0.21071857174</text:p>
          </table:table-cell>
          <table:table-cell office:value-type="float" office:value="2.9354113432" calcext:value-type="float">
            <text:p>2.9354113432</text:p>
          </table:table-cell>
          <table:table-cell office:value-type="float" office:value="-4.9428604094" calcext:value-type="float">
            <text:p>-4.9428604094</text:p>
          </table:table-cell>
          <table:table-cell table:number-columns-repeated="2"/>
        </table:table-row>
        <table:table-row table:style-name="ro1">
          <table:table-cell office:value-type="float" office:value="0.81914793951" calcext:value-type="float">
            <text:p>0.81914793951</text:p>
          </table:table-cell>
          <table:table-cell office:value-type="float" office:value="-1.23687346" calcext:value-type="float">
            <text:p>-1.23687346</text:p>
          </table:table-cell>
          <table:table-cell office:value-type="float" office:value="0.18436514053" calcext:value-type="float">
            <text:p>0.18436514053</text:p>
          </table:table-cell>
          <table:table-cell office:value-type="float" office:value="2.5713467663" calcext:value-type="float">
            <text:p>2.5713467663</text:p>
          </table:table-cell>
          <table:table-cell office:value-type="float" office:value="-5.0567394961" calcext:value-type="float">
            <text:p>-5.0567394961</text:p>
          </table:table-cell>
          <table:table-cell table:number-columns-repeated="2"/>
        </table:table-row>
        <table:table-row table:style-name="ro1">
          <table:table-cell office:value-type="float" office:value="0.82130820104" calcext:value-type="float">
            <text:p>0.82130820104</text:p>
          </table:table-cell>
          <table:table-cell office:value-type="float" office:value="-1.2234119062" calcext:value-type="float">
            <text:p>-1.2234119062</text:p>
          </table:table-cell>
          <table:table-cell office:value-type="float" office:value="0.15537905648" calcext:value-type="float">
            <text:p>0.15537905648</text:p>
          </table:table-cell>
          <table:table-cell office:value-type="float" office:value="2.1752520185" calcext:value-type="float">
            <text:p>2.1752520185</text:p>
          </table:table-cell>
          <table:table-cell office:value-type="float" office:value="-5.1624173298" calcext:value-type="float">
            <text:p>-5.1624173298</text:p>
          </table:table-cell>
          <table:table-cell table:number-columns-repeated="2"/>
        </table:table-row>
        <table:table-row table:style-name="ro1">
          <table:table-cell office:value-type="float" office:value="0.82346846256" calcext:value-type="float">
            <text:p>0.82346846256</text:p>
          </table:table-cell>
          <table:table-cell office:value-type="float" office:value="-1.2122077173" calcext:value-type="float">
            <text:p>-1.2122077173</text:p>
          </table:table-cell>
          <table:table-cell office:value-type="float" office:value="0.12584361191" calcext:value-type="float">
            <text:p>0.12584361191</text:p>
          </table:table-cell>
          <table:table-cell office:value-type="float" office:value="1.7753904581" calcext:value-type="float">
            <text:p>1.7753904581</text:p>
          </table:table-cell>
          <table:table-cell office:value-type="float" office:value="-5.2504540964" calcext:value-type="float">
            <text:p>-5.2504540964</text:p>
          </table:table-cell>
          <table:table-cell table:number-columns-repeated="2"/>
        </table:table-row>
        <table:table-row table:style-name="ro1">
          <table:table-cell office:value-type="float" office:value="0.82562872409" calcext:value-type="float">
            <text:p>0.82562872409</text:p>
          </table:table-cell>
          <table:table-cell office:value-type="float" office:value="-1.2032803053" calcext:value-type="float">
            <text:p>-1.2032803053</text:p>
          </table:table-cell>
          <table:table-cell office:value-type="float" office:value="0.095859197982" calcext:value-type="float">
            <text:p>0.095859197982</text:p>
          </table:table-cell>
          <table:table-cell office:value-type="float" office:value="1.3724503061" calcext:value-type="float">
            <text:p>1.3724503061</text:p>
          </table:table-cell>
          <table:table-cell office:value-type="float" office:value="-5.3207307632" calcext:value-type="float">
            <text:p>-5.3207307632</text:p>
          </table:table-cell>
          <table:table-cell table:number-columns-repeated="2"/>
        </table:table-row>
        <table:table-row table:style-name="ro1">
          <table:table-cell office:value-type="float" office:value="0.82778898561" calcext:value-type="float">
            <text:p>0.82778898561</text:p>
          </table:table-cell>
          <table:table-cell office:value-type="float" office:value="-1.1966451703" calcext:value-type="float">
            <text:p>-1.1966451703</text:p>
          </table:table-cell>
          <table:table-cell office:value-type="float" office:value="0.065526812919" calcext:value-type="float">
            <text:p>0.065526812919</text:p>
          </table:table-cell>
          <table:table-cell office:value-type="float" office:value="0.96712282754" calcext:value-type="float">
            <text:p>0.96712282754</text:p>
          </table:table-cell>
          <table:table-cell office:value-type="float" office:value="-5.3731522954" calcext:value-type="float">
            <text:p>-5.3731522954</text:p>
          </table:table-cell>
          <table:table-cell table:number-columns-repeated="2"/>
        </table:table-row>
        <table:table-row table:style-name="ro1">
          <table:table-cell office:value-type="float" office:value="0.83002982454" calcext:value-type="float">
            <text:p>0.83002982454</text:p>
          </table:table-cell>
          <table:table-cell office:value-type="float" office:value="-1.1921970119" calcext:value-type="float">
            <text:p>-1.1921970119</text:p>
          </table:table-cell>
          <table:table-cell office:value-type="float" office:value="0.033803916059" calcext:value-type="float">
            <text:p>0.033803916059</text:p>
          </table:table-cell>
          <table:table-cell office:value-type="float" office:value="0.54489623943" calcext:value-type="float">
            <text:p>0.54489623943</text:p>
          </table:table-cell>
          <table:table-cell office:value-type="float" office:value="-5.4085868834" calcext:value-type="float">
            <text:p>-5.4085868834</text:p>
          </table:table-cell>
          <table:table-cell table:number-columns-repeated="2"/>
        </table:table-row>
        <table:table-row table:style-name="ro1">
          <table:table-cell office:value-type="float" office:value="0.83227066348" calcext:value-type="float">
            <text:p>0.83227066348</text:p>
          </table:table-cell>
          <table:table-cell office:value-type="float" office:value="-1.1902361876" calcext:value-type="float">
            <text:p>-1.1902361876</text:p>
          </table:table-cell>
          <table:table-cell office:value-type="float" office:value="0.0019294386818" calcext:value-type="float">
            <text:p>0.0019294386818</text:p>
          </table:table-cell>
          <table:table-cell office:value-type="float" office:value="0.12162343687" calcext:value-type="float">
            <text:p>0.12162343687</text:p>
          </table:table-cell>
          <table:table-cell office:value-type="float" office:value="-5.4246813989" calcext:value-type="float">
            <text:p>-5.4246813989</text:p>
          </table:table-cell>
          <table:table-cell table:number-columns-repeated="2"/>
        </table:table-row>
        <table:table-row table:style-name="ro1">
          <table:table-cell office:value-type="float" office:value="0.83451150241" calcext:value-type="float">
            <text:p>0.83451150241</text:p>
          </table:table-cell>
          <table:table-cell office:value-type="float" office:value="-1.1907665661" calcext:value-type="float">
            <text:p>-1.1907665661</text:p>
          </table:table-cell>
          <table:table-cell office:value-type="float" office:value="-0.029982766996" calcext:value-type="float">
            <text:p>-0.029982766996</text:p>
          </table:table-cell>
          <table:table-cell office:value-type="float" office:value="-0.30191837902" calcext:value-type="float">
            <text:p>-0.30191837902</text:p>
          </table:table-cell>
          <table:table-cell office:value-type="float" office:value="-5.4214118507" calcext:value-type="float">
            <text:p>-5.4214118507</text:p>
          </table:table-cell>
          <table:table-cell table:number-columns-repeated="2"/>
        </table:table-row>
        <table:table-row table:style-name="ro1">
          <table:table-cell office:value-type="float" office:value="0.83675234134" calcext:value-type="float">
            <text:p>0.83675234134</text:p>
          </table:table-cell>
          <table:table-cell office:value-type="float" office:value="-1.193787443" calcext:value-type="float">
            <text:p>-1.193787443</text:p>
          </table:table-cell>
          <table:table-cell office:value-type="float" office:value="-0.061818789674" calcext:value-type="float">
            <text:p>-0.061818789674</text:p>
          </table:table-cell>
          <table:table-cell office:value-type="float" office:value="-0.72495168927" calcext:value-type="float">
            <text:p>-0.72495168927</text:p>
          </table:table-cell>
          <table:table-cell office:value-type="float" office:value="-5.3987821429" calcext:value-type="float">
            <text:p>-5.3987821429</text:p>
          </table:table-cell>
          <table:table-cell table:number-columns-repeated="2"/>
        </table:table-row>
        <table:table-row table:style-name="ro1">
          <table:table-cell office:value-type="float" office:value="0.8387933064" calcext:value-type="float">
            <text:p>0.8387933064</text:p>
          </table:table-cell>
          <table:table-cell office:value-type="float" office:value="-1.1987016918" calcext:value-type="float">
            <text:p>-1.1987016918</text:p>
          </table:table-cell>
          <table:table-cell office:value-type="float" office:value="-0.09065276991" calcext:value-type="float">
            <text:p>-0.09065276991</text:p>
          </table:table-cell>
          <table:table-cell office:value-type="float" office:value="-1.1091535006" calcext:value-type="float">
            <text:p>-1.1091535006</text:p>
          </table:table-cell>
          <table:table-cell office:value-type="float" office:value="-5.3613503418" calcext:value-type="float">
            <text:p>-5.3613503418</text:p>
          </table:table-cell>
          <table:table-cell table:number-columns-repeated="2"/>
        </table:table-row>
        <table:table-row table:style-name="ro1">
          <table:table-cell office:value-type="float" office:value="0.84083427145" calcext:value-type="float">
            <text:p>0.84083427145</text:p>
          </table:table-cell>
          <table:table-cell office:value-type="float" office:value="-1.2056703583" calcext:value-type="float">
            <text:p>-1.2056703583</text:p>
          </table:table-cell>
          <table:table-cell office:value-type="float" office:value="-0.1192433213" calcext:value-type="float">
            <text:p>-0.1192433213</text:p>
          </table:table-cell>
          <table:table-cell office:value-type="float" office:value="-1.4917026035" calcext:value-type="float">
            <text:p>-1.4917026035</text:p>
          </table:table-cell>
          <table:table-cell office:value-type="float" office:value="-5.3079282696" calcext:value-type="float">
            <text:p>-5.3079282696</text:p>
          </table:table-cell>
          <table:table-cell table:number-columns-repeated="2"/>
        </table:table-row>
        <table:table-row table:style-name="ro1">
          <table:table-cell office:value-type="float" office:value="0.84287523651" calcext:value-type="float">
            <text:p>0.84287523651</text:p>
          </table:table-cell>
          <table:table-cell office:value-type="float" office:value="-1.21468302" calcext:value-type="float">
            <text:p>-1.21468302</text:p>
          </table:table-cell>
          <table:table-cell office:value-type="float" office:value="-0.14750493149" calcext:value-type="float">
            <text:p>-0.14750493149</text:p>
          </table:table-cell>
          <table:table-cell office:value-type="float" office:value="-1.8720142315" calcext:value-type="float">
            <text:p>-1.8720142315</text:p>
          </table:table-cell>
          <table:table-cell office:value-type="float" office:value="-5.2385792687" calcext:value-type="float">
            <text:p>-5.2385792687</text:p>
          </table:table-cell>
          <table:table-cell table:number-columns-repeated="2"/>
        </table:table-row>
        <table:table-row table:style-name="ro1">
          <table:table-cell office:value-type="float" office:value="0.84491620157" calcext:value-type="float">
            <text:p>0.84491620157</text:p>
          </table:table-cell>
          <table:table-cell office:value-type="float" office:value="-1.2257261263" calcext:value-type="float">
            <text:p>-1.2257261263</text:p>
          </table:table-cell>
          <table:table-cell office:value-type="float" office:value="-0.17535247885" calcext:value-type="float">
            <text:p>-0.17535247885</text:p>
          </table:table-cell>
          <table:table-cell office:value-type="float" office:value="-2.249505544" calcext:value-type="float">
            <text:p>-2.249505544</text:p>
          </table:table-cell>
          <table:table-cell office:value-type="float" office:value="-5.1533858395" calcext:value-type="float">
            <text:p>-5.1533858395</text:p>
          </table:table-cell>
          <table:table-cell table:number-columns-repeated="2"/>
        </table:table-row>
        <table:table-row table:style-name="ro1">
          <table:table-cell office:value-type="float" office:value="0.84686402369" calcext:value-type="float">
            <text:p>0.84686402369</text:p>
          </table:table-cell>
          <table:table-cell office:value-type="float" office:value="-1.2381435512" calcext:value-type="float">
            <text:p>-1.2381435512</text:p>
          </table:table-cell>
          <table:table-cell office:value-type="float" office:value="-0.20146527078" calcext:value-type="float">
            <text:p>-0.20146527078</text:p>
          </table:table-cell>
          <table:table-cell office:value-type="float" office:value="-2.6066061034" calcext:value-type="float">
            <text:p>-2.6066061034</text:p>
          </table:table-cell>
          <table:table-cell office:value-type="float" office:value="-5.0573972036" calcext:value-type="float">
            <text:p>-5.0573972036</text:p>
          </table:table-cell>
          <table:table-cell table:number-columns-repeated="2"/>
        </table:table-row>
        <table:table-row table:style-name="ro1">
          <table:table-cell office:value-type="float" office:value="0.84881184582" calcext:value-type="float">
            <text:p>0.84881184582</text:p>
          </table:table-cell>
          <table:table-cell office:value-type="float" office:value="-1.2523780391" calcext:value-type="float">
            <text:p>-1.2523780391</text:p>
          </table:table-cell>
          <table:table-cell office:value-type="float" office:value="-0.22705077491" calcext:value-type="float">
            <text:p>-0.22705077491</text:p>
          </table:table-cell>
          <table:table-cell office:value-type="float" office:value="-2.9601071691" calcext:value-type="float">
            <text:p>-2.9601071691</text:p>
          </table:table-cell>
          <table:table-cell office:value-type="float" office:value="-4.9471743282" calcext:value-type="float">
            <text:p>-4.9471743282</text:p>
          </table:table-cell>
          <table:table-cell table:number-columns-repeated="2"/>
        </table:table-row>
        <table:table-row table:style-name="ro1">
          <table:table-cell office:value-type="float" office:value="0.85075966795" calcext:value-type="float">
            <text:p>0.85075966795</text:p>
          </table:table-cell>
          <table:table-cell office:value-type="float" office:value="-1.268409907" calcext:value-type="float">
            <text:p>-1.268409907</text:p>
          </table:table-cell>
          <table:table-cell office:value-type="float" office:value="-0.25203650763" calcext:value-type="float">
            <text:p>-0.25203650763</text:p>
          </table:table-cell>
          <table:table-cell office:value-type="float" office:value="-3.3095095991" calcext:value-type="float">
            <text:p>-3.3095095991</text:p>
          </table:table-cell>
          <table:table-cell office:value-type="float" office:value="-4.8228375951" calcext:value-type="float">
            <text:p>-4.8228375951</text:p>
          </table:table-cell>
          <table:table-cell table:number-columns-repeated="2"/>
        </table:table-row>
        <table:table-row table:style-name="ro1">
          <table:table-cell office:value-type="float" office:value="0.85270749007" calcext:value-type="float">
            <text:p>0.85270749007</text:p>
          </table:table-cell>
          <table:table-cell office:value-type="float" office:value="-1.2862169275" calcext:value-type="float">
            <text:p>-1.2862169275</text:p>
          </table:table-cell>
          <table:table-cell office:value-type="float" office:value="-0.27635064123" calcext:value-type="float">
            <text:p>-0.27635064123</text:p>
          </table:table-cell>
          <table:table-cell office:value-type="float" office:value="-3.6543175305" calcext:value-type="float">
            <text:p>-3.6543175305</text:p>
          </table:table-cell>
          <table:table-cell office:value-type="float" office:value="-4.6845231596" calcext:value-type="float">
            <text:p>-4.6845231596</text:p>
          </table:table-cell>
          <table:table-cell table:number-columns-repeated="2"/>
        </table:table-row>
        <table:table-row table:style-name="ro1">
          <table:table-cell office:value-type="float" office:value="0.85458960572" calcext:value-type="float">
            <text:p>0.85458960572</text:p>
          </table:table-cell>
          <table:table-cell office:value-type="float" office:value="-1.3050863663" calcext:value-type="float">
            <text:p>-1.3050863663</text:p>
          </table:table-cell>
          <table:table-cell office:value-type="float" office:value="-0.29913979329" calcext:value-type="float">
            <text:p>-0.29913979329</text:p>
          </table:table-cell>
          <table:table-cell office:value-type="float" office:value="-3.9826669717" calcext:value-type="float">
            <text:p>-3.9826669717</text:p>
          </table:table-cell>
          <table:table-cell office:value-type="float" office:value="-4.5377386879" calcext:value-type="float">
            <text:p>-4.5377386879</text:p>
          </table:table-cell>
          <table:table-cell table:number-columns-repeated="2"/>
        </table:table-row>
        <table:table-row table:style-name="ro1">
          <table:table-cell office:value-type="float" office:value="0.85647172136" calcext:value-type="float">
            <text:p>0.85647172136</text:p>
          </table:table-cell>
          <table:table-cell office:value-type="float" office:value="-1.3255655572" calcext:value-type="float">
            <text:p>-1.3255655572</text:p>
          </table:table-cell>
          <table:table-cell office:value-type="float" office:value="-0.32117208862" calcext:value-type="float">
            <text:p>-0.32117208862</text:p>
          </table:table-cell>
          <table:table-cell office:value-type="float" office:value="-4.3058266872" calcext:value-type="float">
            <text:p>-4.3058266872</text:p>
          </table:table-cell>
          <table:table-cell office:value-type="float" office:value="-4.3781963126" calcext:value-type="float">
            <text:p>-4.3781963126</text:p>
          </table:table-cell>
          <table:table-cell table:number-columns-repeated="2"/>
        </table:table-row>
        <table:table-row table:style-name="ro1">
          <table:table-cell office:value-type="float" office:value="0.858353837" calcext:value-type="float">
            <text:p>0.858353837</text:p>
          </table:table-cell>
          <table:table-cell office:value-type="float" office:value="-1.3476277782" calcext:value-type="float">
            <text:p>-1.3476277782</text:p>
          </table:table-cell>
          <table:table-cell office:value-type="float" office:value="-0.34238489303" calcext:value-type="float">
            <text:p>-0.34238489303</text:p>
          </table:table-cell>
          <table:table-cell office:value-type="float" office:value="-4.6233602433" calcext:value-type="float">
            <text:p>-4.6233602433</text:p>
          </table:table-cell>
          <table:table-cell office:value-type="float" office:value="-4.2060605943" calcext:value-type="float">
            <text:p>-4.2060605943</text:p>
          </table:table-cell>
          <table:table-cell table:number-columns-repeated="2"/>
        </table:table-row>
        <table:table-row table:style-name="ro1">
          <table:table-cell office:value-type="float" office:value="0.86023595265" calcext:value-type="float">
            <text:p>0.86023595265</text:p>
          </table:table-cell>
          <table:table-cell office:value-type="float" office:value="-1.3712441616" calcext:value-type="float">
            <text:p>-1.3712441616</text:p>
          </table:table-cell>
          <table:table-cell office:value-type="float" office:value="-0.36271641898" calcext:value-type="float">
            <text:p>-0.36271641898</text:p>
          </table:table-cell>
          <table:table-cell office:value-type="float" office:value="-4.9348355091" calcext:value-type="float">
            <text:p>-4.9348355091</text:p>
          </table:table-cell>
          <table:table-cell office:value-type="float" office:value="-4.0215096615" calcext:value-type="float">
            <text:p>-4.0215096615</text:p>
          </table:table-cell>
          <table:table-cell table:number-columns-repeated="2"/>
        </table:table-row>
        <table:table-row table:style-name="ro1">
          <table:table-cell office:value-type="float" office:value="0.86206560424" calcext:value-type="float">
            <text:p>0.86206560424</text:p>
          </table:table-cell>
          <table:table-cell office:value-type="float" office:value="-1.3956626006" calcext:value-type="float">
            <text:p>-1.3956626006</text:p>
          </table:table-cell>
          <table:table-cell office:value-type="float" office:value="-0.3815786092" calcext:value-type="float">
            <text:p>-0.3815786092</text:p>
          </table:table-cell>
          <table:table-cell office:value-type="float" office:value="-5.2314150479" calcext:value-type="float">
            <text:p>-5.2314150479</text:p>
          </table:table-cell>
          <table:table-cell office:value-type="float" office:value="-3.8303840757" calcext:value-type="float">
            <text:p>-3.8303840757</text:p>
          </table:table-cell>
          <table:table-cell table:number-columns-repeated="2"/>
        </table:table-row>
        <table:table-row table:style-name="ro1">
          <table:table-cell office:value-type="float" office:value="0.86389525583" calcext:value-type="float">
            <text:p>0.86389525583</text:p>
          </table:table-cell>
          <table:table-cell office:value-type="float" office:value="-1.4214901086" calcext:value-type="float">
            <text:p>-1.4214901086</text:p>
          </table:table-cell>
          <table:table-cell office:value-type="float" office:value="-0.39949539005" calcext:value-type="float">
            <text:p>-0.39949539005</text:p>
          </table:table-cell>
          <table:table-cell office:value-type="float" office:value="-5.5214771472" calcext:value-type="float">
            <text:p>-5.5214771472</text:p>
          </table:table-cell>
          <table:table-cell office:value-type="float" office:value="-3.6278950665" calcext:value-type="float">
            <text:p>-3.6278950665</text:p>
          </table:table-cell>
          <table:table-cell table:number-columns-repeated="2"/>
        </table:table-row>
        <table:table-row table:style-name="ro1">
          <table:table-cell office:value-type="float" office:value="0.86572490742" calcext:value-type="float">
            <text:p>0.86572490742</text:p>
          </table:table-cell>
          <table:table-cell office:value-type="float" office:value="-1.4486944585" calcext:value-type="float">
            <text:p>-1.4486944585</text:p>
          </table:table-cell>
          <table:table-cell office:value-type="float" office:value="-0.41641265735" calcext:value-type="float">
            <text:p>-0.41641265735</text:p>
          </table:table-cell>
          <table:table-cell office:value-type="float" office:value="-5.8046384629" calcext:value-type="float">
            <text:p>-5.8046384629</text:p>
          </table:table-cell>
          <table:table-cell office:value-type="float" office:value="-3.4142428124" calcext:value-type="float">
            <text:p>-3.4142428124</text:p>
          </table:table-cell>
          <table:table-cell table:number-columns-repeated="2"/>
        </table:table-row>
        <table:table-row table:style-name="ro1">
          <table:table-cell office:value-type="float" office:value="0.86755455901" calcext:value-type="float">
            <text:p>0.86755455901</text:p>
          </table:table-cell>
          <table:table-cell office:value-type="float" office:value="-1.477241594" calcext:value-type="float">
            <text:p>-1.477241594</text:p>
          </table:table-cell>
          <table:table-cell office:value-type="float" office:value="-0.43227729696" calcext:value-type="float">
            <text:p>-0.43227729696</text:p>
          </table:table-cell>
          <table:table-cell office:value-type="float" office:value="-6.0805207843" calcext:value-type="float">
            <text:p>-6.0805207843</text:p>
          </table:table-cell>
          <table:table-cell office:value-type="float" office:value="-3.189639366" calcext:value-type="float">
            <text:p>-3.189639366</text:p>
          </table:table-cell>
          <table:table-cell table:number-columns-repeated="2"/>
        </table:table-row>
        <table:table-row table:style-name="ro1">
          <table:table-cell office:value-type="float" office:value="0.86934044863" calcext:value-type="float">
            <text:p>0.86934044863</text:p>
          </table:table-cell>
          <table:table-cell office:value-type="float" office:value="-1.506366628" calcext:value-type="float">
            <text:p>-1.506366628</text:p>
          </table:table-cell>
          <table:table-cell office:value-type="float" office:value="-0.44669749565" calcext:value-type="float">
            <text:p>-0.44669749565</text:p>
          </table:table-cell>
          <table:table-cell office:value-type="float" office:value="-6.3424278975" calcext:value-type="float">
            <text:p>-6.3424278975</text:p>
          </table:table-cell>
          <table:table-cell office:value-type="float" office:value="-2.9600607064" calcext:value-type="float">
            <text:p>-2.9600607064</text:p>
          </table:table-cell>
          <table:table-cell table:number-columns-repeated="2"/>
        </table:table-row>
        <table:table-row table:style-name="ro1">
          <table:table-cell office:value-type="float" office:value="0.87112633825" calcext:value-type="float">
            <text:p>0.87112633825</text:p>
          </table:table-cell>
          <table:table-cell office:value-type="float" office:value="-1.5367018391" calcext:value-type="float">
            <text:p>-1.5367018391</text:p>
          </table:table-cell>
          <table:table-cell office:value-type="float" office:value="-0.46001779392" calcext:value-type="float">
            <text:p>-0.46001779392</text:p>
          </table:table-cell>
          <table:table-cell office:value-type="float" office:value="-6.5967035285" calcext:value-type="float">
            <text:p>-6.5967035285</text:p>
          </table:table-cell>
          <table:table-cell office:value-type="float" office:value="-2.720480634" calcext:value-type="float">
            <text:p>-2.720480634</text:p>
          </table:table-cell>
          <table:table-cell table:number-columns-repeated="2"/>
        </table:table-row>
        <table:table-row table:style-name="ro1">
          <table:table-cell office:value-type="float" office:value="0.87291222787" calcext:value-type="float">
            <text:p>0.87291222787</text:p>
          </table:table-cell>
          <table:table-cell office:value-type="float" office:value="-1.568210659" calcext:value-type="float">
            <text:p>-1.568210659</text:p>
          </table:table-cell>
          <table:table-cell office:value-type="float" office:value="-0.47219183642" calcext:value-type="float">
            <text:p>-0.47219183642</text:p>
          </table:table-cell>
          <table:table-cell office:value-type="float" office:value="-6.8430118974" calcext:value-type="float">
            <text:p>-6.8430118974</text:p>
          </table:table-cell>
          <table:table-cell office:value-type="float" office:value="-2.4711286461" calcext:value-type="float">
            <text:p>-2.4711286461</text:p>
          </table:table-cell>
          <table:table-cell table:number-columns-repeated="2"/>
        </table:table-row>
        <table:table-row table:style-name="ro1">
          <table:table-cell office:value-type="float" office:value="0.87469811749" calcext:value-type="float">
            <text:p>0.87469811749</text:p>
          </table:table-cell>
          <table:table-cell office:value-type="float" office:value="-1.6008549589" calcext:value-type="float">
            <text:p>-1.6008549589</text:p>
          </table:table-cell>
          <table:table-cell office:value-type="float" office:value="-0.48317436833" calcext:value-type="float">
            <text:p>-0.48317436833</text:p>
          </table:table-cell>
          <table:table-cell office:value-type="float" office:value="-7.0810230663" calcext:value-type="float">
            <text:p>-7.0810230663</text:p>
          </table:table-cell>
          <table:table-cell office:value-type="float" office:value="-2.2122447123" calcext:value-type="float">
            <text:p>-2.2122447123</text:p>
          </table:table-cell>
          <table:table-cell table:number-columns-repeated="2"/>
        </table:table-row>
        <table:table-row table:style-name="ro1">
          <table:table-cell office:value-type="float" office:value="0.87644719326" calcext:value-type="float">
            <text:p>0.87644719326</text:p>
          </table:table-cell>
          <table:table-cell office:value-type="float" office:value="-1.6338887757" calcext:value-type="float">
            <text:p>-1.6338887757</text:p>
          </table:table-cell>
          <table:table-cell office:value-type="float" office:value="-0.4927331212" calcext:value-type="float">
            <text:p>-0.4927331212</text:p>
          </table:table-cell>
          <table:table-cell office:value-type="float" office:value="-7.3057737783" calcext:value-type="float">
            <text:p>-7.3057737783</text:p>
          </table:table-cell>
          <table:table-cell office:value-type="float" office:value="-1.949699056" calcext:value-type="float">
            <text:p>-1.949699056</text:p>
          </table:table-cell>
          <table:table-cell table:number-columns-repeated="2"/>
        </table:table-row>
        <table:table-row table:style-name="ro1">
          <table:table-cell office:value-type="float" office:value="0.87819626903" calcext:value-type="float">
            <text:p>0.87819626903</text:p>
          </table:table-cell>
          <table:table-cell office:value-type="float" office:value="-1.6679350431" calcext:value-type="float">
            <text:p>-1.6679350431</text:p>
          </table:table-cell>
          <table:table-cell office:value-type="float" office:value="-0.50106634363" calcext:value-type="float">
            <text:p>-0.50106634363</text:p>
          </table:table-cell>
          <table:table-cell office:value-type="float" office:value="-7.521956992" calcext:value-type="float">
            <text:p>-7.521956992</text:p>
          </table:table-cell>
          <table:table-cell office:value-type="float" office:value="-1.6784952452" calcext:value-type="float">
            <text:p>-1.6784952452</text:p>
          </table:table-cell>
          <table:table-cell table:number-columns-repeated="2"/>
        </table:table-row>
        <table:table-row table:style-name="ro1">
          <table:table-cell office:value-type="float" office:value="0.8799453448" calcext:value-type="float">
            <text:p>0.8799453448</text:p>
          </table:table-cell>
          <table:table-cell office:value-type="float" office:value="-1.702953749" calcext:value-type="float">
            <text:p>-1.702953749</text:p>
          </table:table-cell>
          <table:table-cell office:value-type="float" office:value="-0.50813486055" calcext:value-type="float">
            <text:p>-0.50813486055</text:p>
          </table:table-cell>
          <table:table-cell office:value-type="float" office:value="-7.7292807086" calcext:value-type="float">
            <text:p>-7.7292807086</text:p>
          </table:table-cell>
          <table:table-cell office:value-type="float" office:value="-1.398887393" calcext:value-type="float">
            <text:p>-1.398887393</text:p>
          </table:table-cell>
          <table:table-cell table:number-columns-repeated="2"/>
        </table:table-row>
        <table:table-row table:style-name="ro1">
          <table:table-cell office:value-type="float" office:value="0.88169442057" calcext:value-type="float">
            <text:p>0.88169442057</text:p>
          </table:table-cell>
          <table:table-cell office:value-type="float" office:value="-1.7389035554" calcext:value-type="float">
            <text:p>-1.7389035554</text:p>
          </table:table-cell>
          <table:table-cell office:value-type="float" office:value="-0.51390068501" calcext:value-type="float">
            <text:p>-0.51390068501</text:p>
          </table:table-cell>
          <table:table-cell office:value-type="float" office:value="-7.9274594034" calcext:value-type="float">
            <text:p>-7.9274594034</text:p>
          </table:table-cell>
          <table:table-cell office:value-type="float" office:value="-1.1111388739" calcext:value-type="float">
            <text:p>-1.1111388739</text:p>
          </table:table-cell>
          <table:table-cell table:number-columns-repeated="2"/>
        </table:table-row>
        <table:table-row table:style-name="ro1">
          <table:table-cell office:value-type="float" office:value="0.88341287711" calcext:value-type="float">
            <text:p>0.88341287711</text:p>
          </table:table-cell>
          <table:table-cell office:value-type="float" office:value="-1.7750895449" calcext:value-type="float">
            <text:p>-1.7750895449</text:p>
          </table:table-cell>
          <table:table-cell office:value-type="float" office:value="-0.51826129204" calcext:value-type="float">
            <text:p>-0.51826129204</text:p>
          </table:table-cell>
          <table:table-cell office:value-type="float" office:value="-8.1129925473" calcext:value-type="float">
            <text:p>-8.1129925473</text:p>
          </table:table-cell>
          <table:table-cell office:value-type="float" office:value="-0.82076335058" calcext:value-type="float">
            <text:p>-0.82076335058</text:p>
          </table:table-cell>
          <table:table-cell table:number-columns-repeated="2"/>
        </table:table-row>
        <table:table-row table:style-name="ro1">
          <table:table-cell office:value-type="float" office:value="0.88513133365" calcext:value-type="float">
            <text:p>0.88513133365</text:p>
          </table:table-cell>
          <table:table-cell office:value-type="float" office:value="-1.8120915437" calcext:value-type="float">
            <text:p>-1.8120915437</text:p>
          </table:table-cell>
          <table:table-cell office:value-type="float" office:value="-0.52129526297" calcext:value-type="float">
            <text:p>-0.52129526297</text:p>
          </table:table-cell>
          <table:table-cell office:value-type="float" office:value="-8.2891711151" calcext:value-type="float">
            <text:p>-8.2891711151</text:p>
          </table:table-cell>
          <table:table-cell office:value-type="float" office:value="-0.52305970742" calcext:value-type="float">
            <text:p>-0.52305970742</text:p>
          </table:table-cell>
          <table:table-cell table:number-columns-repeated="2"/>
        </table:table-row>
        <table:table-row table:style-name="ro1">
          <table:table-cell office:value-type="float" office:value="0.8868497902" calcext:value-type="float">
            <text:p>0.8868497902</text:p>
          </table:table-cell>
          <table:table-cell office:value-type="float" office:value="-1.8498667818" calcext:value-type="float">
            <text:p>-1.8498667818</text:p>
          </table:table-cell>
          <table:table-cell office:value-type="float" office:value="-0.52297015681" calcext:value-type="float">
            <text:p>-0.52297015681</text:p>
          </table:table-cell>
          <table:table-cell office:value-type="float" office:value="-8.4557441341" calcext:value-type="float">
            <text:p>-8.4557441341</text:p>
          </table:table-cell>
          <table:table-cell office:value-type="float" office:value="-0.21830321092" calcext:value-type="float">
            <text:p>-0.21830321092</text:p>
          </table:table-cell>
          <table:table-cell table:number-columns-repeated="2"/>
        </table:table-row>
        <table:table-row table:style-name="ro1">
          <table:table-cell office:value-type="float" office:value="0.88856824674" calcext:value-type="float">
            <text:p>0.88856824674</text:p>
          </table:table-cell>
          <table:table-cell office:value-type="float" office:value="-1.8883713729" calcext:value-type="float">
            <text:p>-1.8883713729</text:p>
          </table:table-cell>
          <table:table-cell office:value-type="float" office:value="-0.52325479287" calcext:value-type="float">
            <text:p>-0.52325479287</text:p>
          </table:table-cell>
          <table:table-cell office:value-type="float" office:value="-8.6124676968" calcext:value-type="float">
            <text:p>-8.6124676968</text:p>
          </table:table-cell>
          <table:table-cell office:value-type="float" office:value="0.093222688991" calcext:value-type="float">
            <text:p>0.093222688991</text:p>
          </table:table-cell>
          <table:table-cell table:number-columns-repeated="2"/>
        </table:table-row>
        <table:table-row table:style-name="ro1">
          <table:table-cell office:value-type="float" office:value="0.89026209877" calcext:value-type="float">
            <text:p>0.89026209877</text:p>
          </table:table-cell>
          <table:table-cell office:value-type="float" office:value="-1.9269946293" calcext:value-type="float">
            <text:p>-1.9269946293</text:p>
          </table:table-cell>
          <table:table-cell office:value-type="float" office:value="-0.52214569885" calcext:value-type="float">
            <text:p>-0.52214569885</text:p>
          </table:table-cell>
          <table:table-cell office:value-type="float" office:value="-8.7570779266" calcext:value-type="float">
            <text:p>-8.7570779266</text:p>
          </table:table-cell>
          <table:table-cell office:value-type="float" office:value="0.40662904277" calcext:value-type="float">
            <text:p>0.40662904277</text:p>
          </table:table-cell>
          <table:table-cell table:number-columns-repeated="2"/>
        </table:table-row>
        <table:table-row table:style-name="ro1">
          <table:table-cell office:value-type="float" office:value="0.8919559508" calcext:value-type="float">
            <text:p>0.8919559508</text:p>
          </table:table-cell>
          <table:table-cell office:value-type="float" office:value="-1.9662387438" calcext:value-type="float">
            <text:p>-1.9662387438</text:p>
          </table:table-cell>
          <table:table-cell office:value-type="float" office:value="-0.51962947971" calcext:value-type="float">
            <text:p>-0.51962947971</text:p>
          </table:table-cell>
          <table:table-cell office:value-type="float" office:value="-8.8916694632" calcext:value-type="float">
            <text:p>-8.8916694632</text:p>
          </table:table-cell>
          <table:table-cell office:value-type="float" office:value="0.72604243092" calcext:value-type="float">
            <text:p>0.72604243092</text:p>
          </table:table-cell>
          <table:table-cell table:number-columns-repeated="2"/>
        </table:table-row>
        <table:table-row table:style-name="ro1">
          <table:table-cell office:value-type="float" office:value="0.89364980283" calcext:value-type="float">
            <text:p>0.89364980283</text:p>
          </table:table-cell>
          <table:table-cell office:value-type="float" office:value="-2.0060586923" calcext:value-type="float">
            <text:p>-2.0060586923</text:p>
          </table:table-cell>
          <table:table-cell office:value-type="float" office:value="-0.5156800755" calcext:value-type="float">
            <text:p>-0.5156800755</text:p>
          </table:table-cell>
          <table:table-cell office:value-type="float" office:value="-9.0160303566" calcext:value-type="float">
            <text:p>-9.0160303566</text:p>
          </table:table-cell>
          <table:table-cell office:value-type="float" office:value="1.0511688214" calcext:value-type="float">
            <text:p>1.0511688214</text:p>
          </table:table-cell>
          <table:table-cell table:number-columns-repeated="2"/>
        </table:table-row>
        <table:table-row table:style-name="ro1">
          <table:table-cell office:value-type="float" office:value="0.89534365486" calcext:value-type="float">
            <text:p>0.89534365486</text:p>
          </table:table-cell>
          <table:table-cell office:value-type="float" office:value="-2.0464085251" calcext:value-type="float">
            <text:p>-2.0464085251</text:p>
          </table:table-cell>
          <table:table-cell office:value-type="float" office:value="-0.51027274978" calcext:value-type="float">
            <text:p>-0.51027274978</text:p>
          </table:table-cell>
          <table:table-cell office:value-type="float" office:value="-9.1299563035" calcext:value-type="float">
            <text:p>-9.1299563035</text:p>
          </table:table-cell>
          <table:table-cell office:value-type="float" office:value="1.3817069859" calcext:value-type="float">
            <text:p>1.3817069859</text:p>
          </table:table-cell>
          <table:table-cell table:number-columns-repeated="2"/>
        </table:table-row>
        <table:table-row table:style-name="ro1">
          <table:table-cell office:value-type="float" office:value="0.8970191444" calcext:value-type="float">
            <text:p>0.8970191444</text:p>
          </table:table-cell>
          <table:table-cell office:value-type="float" office:value="-2.0867963224" calcext:value-type="float">
            <text:p>-2.0867963224</text:p>
          </table:table-cell>
          <table:table-cell office:value-type="float" office:value="-0.503466818" calcext:value-type="float">
            <text:p>-0.503466818</text:p>
          </table:table-cell>
          <table:table-cell office:value-type="float" office:value="-9.2321887709" calcext:value-type="float">
            <text:p>-9.2321887709</text:p>
          </table:table-cell>
          <table:table-cell office:value-type="float" office:value="1.7136838116" calcext:value-type="float">
            <text:p>1.7136838116</text:p>
          </table:table-cell>
          <table:table-cell table:number-columns-repeated="2"/>
        </table:table-row>
        <table:table-row table:style-name="ro1">
          <table:table-cell office:value-type="float" office:value="0.89869463395" calcext:value-type="float">
            <text:p>0.89869463395</text:p>
          </table:table-cell>
          <table:table-cell office:value-type="float" office:value="-2.1276105862" calcext:value-type="float">
            <text:p>-2.1276105862</text:p>
          </table:table-cell>
          <table:table-cell office:value-type="float" office:value="-0.49519022459" calcext:value-type="float">
            <text:p>-0.49519022459</text:p>
          </table:table-cell>
          <table:table-cell office:value-type="float" office:value="-9.3238368221" calcext:value-type="float">
            <text:p>-9.3238368221</text:p>
          </table:table-cell>
          <table:table-cell office:value-type="float" office:value="2.0503490874" calcext:value-type="float">
            <text:p>2.0503490874</text:p>
          </table:table-cell>
          <table:table-cell table:number-columns-repeated="2"/>
        </table:table-row>
        <table:table-row table:style-name="ro1">
          <table:table-cell office:value-type="float" office:value="0.9003701235" calcext:value-type="float">
            <text:p>0.9003701235</text:p>
          </table:table-cell>
          <table:table-cell office:value-type="float" office:value="-2.1688043746" calcext:value-type="float">
            <text:p>-2.1688043746</text:p>
          </table:table-cell>
          <table:table-cell office:value-type="float" office:value="-0.4854230305" calcext:value-type="float">
            <text:p>-0.4854230305</text:p>
          </table:table-cell>
          <table:table-cell office:value-type="float" office:value="-9.4047262144" calcext:value-type="float">
            <text:p>-9.4047262144</text:p>
          </table:table-cell>
          <table:table-cell office:value-type="float" office:value="2.3913913899" calcext:value-type="float">
            <text:p>2.3913913899</text:p>
          </table:table-cell>
          <table:table-cell table:number-columns-repeated="2"/>
        </table:table-row>
        <table:table-row table:style-name="ro1">
          <table:table-cell office:value-type="float" office:value="0.90204561304" calcext:value-type="float">
            <text:p>0.90204561304</text:p>
          </table:table-cell>
          <table:table-cell office:value-type="float" office:value="-2.2103299979" calcext:value-type="float">
            <text:p>-2.2103299979</text:p>
          </table:table-cell>
          <table:table-cell office:value-type="float" office:value="-0.47414668028" calcext:value-type="float">
            <text:p>-0.47414668028</text:p>
          </table:table-cell>
          <table:table-cell office:value-type="float" office:value="-9.4746909546" calcext:value-type="float">
            <text:p>-9.4746909546</text:p>
          </table:table-cell>
          <table:table-cell office:value-type="float" office:value="2.7364930277" calcext:value-type="float">
            <text:p>2.7364930277</text:p>
          </table:table-cell>
          <table:table-cell table:number-columns-repeated="2"/>
        </table:table-row>
        <table:table-row table:style-name="ro1">
          <table:table-cell office:value-type="float" office:value="0.90370969434" calcext:value-type="float">
            <text:p>0.90370969434</text:p>
          </table:table-cell>
          <table:table-cell office:value-type="float" office:value="-2.2518535296" calcext:value-type="float">
            <text:p>-2.2518535296</text:p>
          </table:table-cell>
          <table:table-cell office:value-type="float" office:value="-0.46143639638" calcext:value-type="float">
            <text:p>-0.46143639638</text:p>
          </table:table-cell>
          <table:table-cell office:value-type="float" office:value="-9.5332103998" calcext:value-type="float">
            <text:p>-9.5332103998</text:p>
          </table:table-cell>
          <table:table-cell office:value-type="float" office:value="3.0829431115" calcext:value-type="float">
            <text:p>3.0829431115</text:p>
          </table:table-cell>
          <table:table-cell table:number-columns-repeated="2"/>
        </table:table-row>
        <table:table-row table:style-name="ro1">
          <table:table-cell office:value-type="float" office:value="0.90537377565" calcext:value-type="float">
            <text:p>0.90537377565</text:p>
          </table:table-cell>
          <table:table-cell office:value-type="float" office:value="-2.2936085659" calcext:value-type="float">
            <text:p>-2.2936085659</text:p>
          </table:table-cell>
          <table:table-cell office:value-type="float" office:value="-0.4472051272" calcext:value-type="float">
            <text:p>-0.4472051272</text:p>
          </table:table-cell>
          <table:table-cell office:value-type="float" office:value="-9.5806522267" calcext:value-type="float">
            <text:p>-9.5806522267</text:p>
          </table:table-cell>
          <table:table-cell office:value-type="float" office:value="3.4327550416" calcext:value-type="float">
            <text:p>3.4327550416</text:p>
          </table:table-cell>
          <table:table-cell table:number-columns-repeated="2"/>
        </table:table-row>
        <table:table-row table:style-name="ro1">
          <table:table-cell office:value-type="float" office:value="0.90703785695" calcext:value-type="float">
            <text:p>0.90703785695</text:p>
          </table:table-cell>
          <table:table-cell office:value-type="float" office:value="-2.3355464109" calcext:value-type="float">
            <text:p>-2.3355464109</text:p>
          </table:table-cell>
          <table:table-cell office:value-type="float" office:value="-0.4314389025" calcext:value-type="float">
            <text:p>-0.4314389025</text:p>
          </table:table-cell>
          <table:table-cell office:value-type="float" office:value="-9.6168793172" calcext:value-type="float">
            <text:p>-9.6168793172</text:p>
          </table:table-cell>
          <table:table-cell office:value-type="float" office:value="3.7856002658" calcext:value-type="float">
            <text:p>3.7856002658</text:p>
          </table:table-cell>
          <table:table-cell table:number-columns-repeated="2"/>
        </table:table-row>
        <table:table-row table:style-name="ro1">
          <table:table-cell office:value-type="float" office:value="0.90870193825" calcext:value-type="float">
            <text:p>0.90870193825</text:p>
          </table:table-cell>
          <table:table-cell office:value-type="float" office:value="-2.3776177894" calcext:value-type="float">
            <text:p>-2.3776177894</text:p>
          </table:table-cell>
          <table:table-cell office:value-type="float" office:value="-0.41412519915" calcext:value-type="float">
            <text:p>-0.41412519915</text:p>
          </table:table-cell>
          <table:table-cell office:value-type="float" office:value="-9.6417634669" calcext:value-type="float">
            <text:p>-9.6417634669</text:p>
          </table:table-cell>
          <table:table-cell office:value-type="float" office:value="4.1411448619" calcext:value-type="float">
            <text:p>4.1411448619</text:p>
          </table:table-cell>
          <table:table-cell table:number-columns-repeated="2"/>
        </table:table-row>
        <table:table-row table:style-name="ro1">
          <table:table-cell office:value-type="float" office:value="0.91036310423" calcext:value-type="float">
            <text:p>0.91036310423</text:p>
          </table:table-cell>
          <table:table-cell office:value-type="float" office:value="-2.4196989872" calcext:value-type="float">
            <text:p>-2.4196989872</text:p>
          </table:table-cell>
          <table:table-cell office:value-type="float" office:value="-0.39528739363" calcext:value-type="float">
            <text:p>-0.39528739363</text:p>
          </table:table-cell>
          <table:table-cell office:value-type="float" office:value="-9.6551721602" calcext:value-type="float">
            <text:p>-9.6551721602</text:p>
          </table:table-cell>
          <table:table-cell office:value-type="float" office:value="4.4984208444" calcext:value-type="float">
            <text:p>4.4984208444</text:p>
          </table:table-cell>
          <table:table-cell table:number-columns-repeated="2"/>
        </table:table-row>
        <table:table-row table:style-name="ro1">
          <table:table-cell office:value-type="float" office:value="0.9120242702" calcext:value-type="float">
            <text:p>0.9120242702</text:p>
          </table:table-cell>
          <table:table-cell office:value-type="float" office:value="-2.4618135533" calcext:value-type="float">
            <text:p>-2.4618135533</text:p>
          </table:table-cell>
          <table:table-cell office:value-type="float" office:value="-0.37488699718" calcext:value-type="float">
            <text:p>-0.37488699718</text:p>
          </table:table-cell>
          <table:table-cell office:value-type="float" office:value="-9.6570497713" calcext:value-type="float">
            <text:p>-9.6570497713</text:p>
          </table:table-cell>
          <table:table-cell office:value-type="float" office:value="4.857706583" calcext:value-type="float">
            <text:p>4.857706583</text:p>
          </table:table-cell>
          <table:table-cell table:number-columns-repeated="2"/>
        </table:table-row>
        <table:table-row table:style-name="ro1">
          <table:table-cell office:value-type="float" office:value="0.91368543618" calcext:value-type="float">
            <text:p>0.91368543618</text:p>
          </table:table-cell>
          <table:table-cell office:value-type="float" office:value="-2.5039109812" calcext:value-type="float">
            <text:p>-2.5039109812</text:p>
          </table:table-cell>
          <table:table-cell office:value-type="float" office:value="-0.35291600079" calcext:value-type="float">
            <text:p>-0.35291600079</text:p>
          </table:table-cell>
          <table:table-cell office:value-type="float" office:value="-9.6472966309" calcext:value-type="float">
            <text:p>-9.6472966309</text:p>
          </table:table-cell>
          <table:table-cell office:value-type="float" office:value="5.2186551426" calcext:value-type="float">
            <text:p>5.2186551426</text:p>
          </table:table-cell>
          <table:table-cell table:number-columns-repeated="2"/>
        </table:table-row>
        <table:table-row table:style-name="ro1">
          <table:table-cell office:value-type="float" office:value="0.91534660216" calcext:value-type="float">
            <text:p>0.91534660216</text:p>
          </table:table-cell>
          <table:table-cell office:value-type="float" office:value="-2.545940351" calcext:value-type="float">
            <text:p>-2.545940351</text:p>
          </table:table-cell>
          <table:table-cell office:value-type="float" office:value="-0.32936791822" calcext:value-type="float">
            <text:p>-0.32936791822</text:p>
          </table:table-cell>
          <table:table-cell office:value-type="float" office:value="-9.6258227671" calcext:value-type="float">
            <text:p>-9.6258227671</text:p>
          </table:table-cell>
          <table:table-cell office:value-type="float" office:value="5.5809151169" calcext:value-type="float">
            <text:p>5.5809151169</text:p>
          </table:table-cell>
          <table:table-cell table:number-columns-repeated="2"/>
        </table:table-row>
        <table:table-row table:style-name="ro1">
          <table:table-cell office:value-type="float" office:value="0.91701677571" calcext:value-type="float">
            <text:p>0.91701677571</text:p>
          </table:table-cell>
          <table:table-cell office:value-type="float" office:value="-2.5880772042" calcext:value-type="float">
            <text:p>-2.5880772042</text:p>
          </table:table-cell>
          <table:table-cell office:value-type="float" office:value="-0.3040972177" calcext:value-type="float">
            <text:p>-0.3040972177</text:p>
          </table:table-cell>
          <table:table-cell office:value-type="float" office:value="-9.5923353662" calcext:value-type="float">
            <text:p>-9.5923353662</text:p>
          </table:table-cell>
          <table:table-cell office:value-type="float" office:value="5.9461023173" calcext:value-type="float">
            <text:p>5.9461023173</text:p>
          </table:table-cell>
          <table:table-cell table:number-columns-repeated="2"/>
        </table:table-row>
        <table:table-row table:style-name="ro1">
          <table:table-cell office:value-type="float" office:value="0.91868694926" calcext:value-type="float">
            <text:p>0.91868694926</text:p>
          </table:table-cell>
          <table:table-cell office:value-type="float" office:value="-2.6300409407" calcext:value-type="float">
            <text:p>-2.6300409407</text:p>
          </table:table-cell>
          <table:table-cell office:value-type="float" office:value="-0.27722384635" calcext:value-type="float">
            <text:p>-0.27722384635</text:p>
          </table:table-cell>
          <table:table-cell office:value-type="float" office:value="-9.5468477464" calcext:value-type="float">
            <text:p>-9.5468477464</text:p>
          </table:table-cell>
          <table:table-cell office:value-type="float" office:value="6.3118901269" calcext:value-type="float">
            <text:p>6.3118901269</text:p>
          </table:table-cell>
          <table:table-cell table:number-columns-repeated="2"/>
        </table:table-row>
        <table:table-row table:style-name="ro1">
          <table:table-cell office:value-type="float" office:value="0.92035712282" calcext:value-type="float">
            <text:p>0.92035712282</text:p>
          </table:table-cell>
          <table:table-cell office:value-type="float" office:value="-2.6717788088" calcext:value-type="float">
            <text:p>-2.6717788088</text:p>
          </table:table-cell>
          <table:table-cell office:value-type="float" office:value="-0.24874597965" calcext:value-type="float">
            <text:p>-0.24874597965</text:p>
          </table:table-cell>
          <table:table-cell office:value-type="float" office:value="-9.489299352" calcext:value-type="float">
            <text:p>-9.489299352</text:p>
          </table:table-cell>
          <table:table-cell office:value-type="float" office:value="6.677909218" calcext:value-type="float">
            <text:p>6.677909218</text:p>
          </table:table-cell>
          <table:table-cell table:number-columns-repeated="2"/>
        </table:table-row>
        <table:table-row table:style-name="ro1">
          <table:table-cell office:value-type="float" office:value="0.92202729637" calcext:value-type="float">
            <text:p>0.92202729637</text:p>
          </table:table-cell>
          <table:table-cell office:value-type="float" office:value="-2.7132378147" calcext:value-type="float">
            <text:p>-2.7132378147</text:p>
          </table:table-cell>
          <table:table-cell office:value-type="float" office:value="-0.21866342021" calcext:value-type="float">
            <text:p>-0.21866342021</text:p>
          </table:table-cell>
          <table:table-cell office:value-type="float" office:value="-9.4196403499" calcext:value-type="float">
            <text:p>-9.4196403499</text:p>
          </table:table-cell>
          <table:table-cell office:value-type="float" office:value="7.0437867279" calcext:value-type="float">
            <text:p>7.0437867279</text:p>
          </table:table-cell>
          <table:table-cell table:number-columns-repeated="2"/>
        </table:table-row>
        <table:table-row table:style-name="ro1">
          <table:table-cell office:value-type="float" office:value="0.92372924966" calcext:value-type="float">
            <text:p>0.92372924966</text:p>
          </table:table-cell>
          <table:table-cell office:value-type="float" office:value="-2.7551437551" calcext:value-type="float">
            <text:p>-2.7551437551</text:p>
          </table:table-cell>
          <table:table-cell office:value-type="float" office:value="-0.18635917447" calcext:value-type="float">
            <text:p>-0.18635917447</text:p>
          </table:table-cell>
          <table:table-cell office:value-type="float" office:value="-9.3361571832" calcext:value-type="float">
            <text:p>-9.3361571832</text:p>
          </table:table-cell>
          <table:table-cell office:value-type="float" office:value="7.4160910301" calcext:value-type="float">
            <text:p>7.4160910301</text:p>
          </table:table-cell>
          <table:table-cell table:number-columns-repeated="2"/>
        </table:table-row>
        <table:table-row table:style-name="ro1">
          <table:table-cell office:value-type="float" office:value="0.92543120295" calcext:value-type="float">
            <text:p>0.92543120295</text:p>
          </table:table-cell>
          <table:table-cell office:value-type="float" office:value="-2.7966484417" calcext:value-type="float">
            <text:p>-2.7966484417</text:p>
          </table:table-cell>
          <table:table-cell office:value-type="float" office:value="-0.15239338892" calcext:value-type="float">
            <text:p>-0.15239338892</text:p>
          </table:table-cell>
          <table:table-cell office:value-type="float" office:value="-9.2400284227" calcext:value-type="float">
            <text:p>-9.2400284227</text:p>
          </table:table-cell>
          <table:table-cell office:value-type="float" office:value="7.7874565417" calcext:value-type="float">
            <text:p>7.7874565417</text:p>
          </table:table-cell>
          <table:table-cell table:number-columns-repeated="2"/>
        </table:table-row>
        <table:table-row table:style-name="ro1">
          <table:table-cell office:value-type="float" office:value="0.92713315624" calcext:value-type="float">
            <text:p>0.92713315624</text:p>
          </table:table-cell>
          <table:table-cell office:value-type="float" office:value="-2.837695332" calcext:value-type="float">
            <text:p>-2.837695332</text:p>
          </table:table-cell>
          <table:table-cell office:value-type="float" office:value="-0.11677116019" calcext:value-type="float">
            <text:p>-0.11677116019</text:p>
          </table:table-cell>
          <table:table-cell office:value-type="float" office:value="-9.1312369173" calcext:value-type="float">
            <text:p>-9.1312369173</text:p>
          </table:table-cell>
          <table:table-cell office:value-type="float" office:value="8.157479257" calcext:value-type="float">
            <text:p>8.157479257</text:p>
          </table:table-cell>
          <table:table-cell table:number-columns-repeated="2"/>
        </table:table-row>
        <table:table-row table:style-name="ro1">
          <table:table-cell office:value-type="float" office:value="0.92883510954" calcext:value-type="float">
            <text:p>0.92883510954</text:p>
          </table:table-cell>
          <table:table-cell office:value-type="float" office:value="-2.8782278343" calcext:value-type="float">
            <text:p>-2.8782278343</text:p>
          </table:table-cell>
          <table:table-cell office:value-type="float" office:value="-0.079499395649" calcext:value-type="float">
            <text:p>-0.079499395649</text:p>
          </table:table-cell>
          <table:table-cell office:value-type="float" office:value="-9.0097778741" calcext:value-type="float">
            <text:p>-9.0097778741</text:p>
          </table:table-cell>
          <table:table-cell office:value-type="float" office:value="8.5257526609" calcext:value-type="float">
            <text:p>8.5257526609</text:p>
          </table:table-cell>
          <table:table-cell table:number-columns-repeated="2"/>
        </table:table-row>
        <table:table-row table:style-name="ro1">
          <table:table-cell office:value-type="float" office:value="0.9306920458" calcext:value-type="float">
            <text:p>0.9306920458</text:p>
          </table:table-cell>
          <table:table-cell office:value-type="float" office:value="-2.9217980072" calcext:value-type="float">
            <text:p>-2.9217980072</text:p>
          </table:table-cell>
          <table:table-cell office:value-type="float" office:value="-0.036962214207" calcext:value-type="float">
            <text:p>-0.036962214207</text:p>
          </table:table-cell>
          <table:table-cell office:value-type="float" office:value="-8.8628176312" calcext:value-type="float">
            <text:p>-8.8628176312</text:p>
          </table:table-cell>
          <table:table-cell office:value-type="float" office:value="8.925085795" calcext:value-type="float">
            <text:p>8.925085795</text:p>
          </table:table-cell>
          <table:table-cell table:number-columns-repeated="2"/>
        </table:table-row>
        <table:table-row table:style-name="ro1">
          <table:table-cell office:value-type="float" office:value="0.93254898205" calcext:value-type="float">
            <text:p>0.93254898205</text:p>
          </table:table-cell>
          <table:table-cell office:value-type="float" office:value="-2.9646150707" calcext:value-type="float">
            <text:p>-2.9646150707</text:p>
          </table:table-cell>
          <table:table-cell office:value-type="float" office:value="0.0075143543177" calcext:value-type="float">
            <text:p>0.0075143543177</text:p>
          </table:table-cell>
          <table:table-cell office:value-type="float" office:value="-8.7008145284" calcext:value-type="float">
            <text:p>-8.7008145284</text:p>
          </table:table-cell>
          <table:table-cell office:value-type="float" office:value="9.3213167464" calcext:value-type="float">
            <text:p>9.3213167464</text:p>
          </table:table-cell>
          <table:table-cell table:number-columns-repeated="2"/>
        </table:table-row>
        <table:table-row table:style-name="ro1">
          <table:table-cell office:value-type="float" office:value="0.93440591831" calcext:value-type="float">
            <text:p>0.93440591831</text:p>
          </table:table-cell>
          <table:table-cell office:value-type="float" office:value="-3.0066057987" calcext:value-type="float">
            <text:p>-3.0066057987</text:p>
          </table:table-cell>
          <table:table-cell office:value-type="float" office:value="0.053913882876" calcext:value-type="float">
            <text:p>0.053913882876</text:p>
          </table:table-cell>
          <table:table-cell office:value-type="float" office:value="-8.5238141859" calcext:value-type="float">
            <text:p>-8.5238141859</text:p>
          </table:table-cell>
          <table:table-cell office:value-type="float" office:value="9.7139103896" calcext:value-type="float">
            <text:p>9.7139103896</text:p>
          </table:table-cell>
          <table:table-cell table:number-columns-repeated="2"/>
        </table:table-row>
        <table:table-row table:style-name="ro1">
          <table:table-cell office:value-type="float" office:value="0.93626285457" calcext:value-type="float">
            <text:p>0.93626285457</text:p>
          </table:table-cell>
          <table:table-cell office:value-type="float" office:value="-3.0476972321" calcext:value-type="float">
            <text:p>-3.0476972321</text:p>
          </table:table-cell>
          <table:table-cell office:value-type="float" office:value="0.10221733245" calcext:value-type="float">
            <text:p>0.10221733245</text:p>
          </table:table-cell>
          <table:table-cell office:value-type="float" office:value="-8.3318807322" calcext:value-type="float">
            <text:p>-8.3318807322</text:p>
          </table:table-cell>
          <table:table-cell office:value-type="float" office:value="10.102330262" calcext:value-type="float">
            <text:p>10.102330262</text:p>
          </table:table-cell>
          <table:table-cell table:number-columns-repeated="2"/>
        </table:table-row>
        <table:table-row table:style-name="ro1">
          <table:table-cell office:value-type="float" office:value="0.93801741251" calcext:value-type="float">
            <text:p>0.93801741251</text:p>
          </table:table-cell>
          <table:table-cell office:value-type="float" office:value="-3.085631392" calcext:value-type="float">
            <text:p>-3.085631392</text:p>
          </table:table-cell>
          <table:table-cell office:value-type="float" office:value="0.14958753354" calcext:value-type="float">
            <text:p>0.14958753354</text:p>
          </table:table-cell>
          <table:table-cell office:value-type="float" office:value="-8.136882767" calcext:value-type="float">
            <text:p>-8.136882767</text:p>
          </table:table-cell>
          <table:table-cell office:value-type="float" office:value="10.465015927" calcext:value-type="float">
            <text:p>10.465015927</text:p>
          </table:table-cell>
          <table:table-cell table:number-columns-repeated="2"/>
        </table:table-row>
        <table:table-row table:style-name="ro1">
          <table:table-cell office:value-type="float" office:value="0.93977197045" calcext:value-type="float">
            <text:p>0.93977197045</text:p>
          </table:table-cell>
          <table:table-cell office:value-type="float" office:value="-3.122636979" calcext:value-type="float">
            <text:p>-3.122636979</text:p>
          </table:table-cell>
          <table:table-cell office:value-type="float" office:value="0.19861777534" calcext:value-type="float">
            <text:p>0.19861777534</text:p>
          </table:table-cell>
          <table:table-cell office:value-type="float" office:value="-7.9287121333" calcext:value-type="float">
            <text:p>-7.9287121333</text:p>
          </table:table-cell>
          <table:table-cell office:value-type="float" office:value="10.823042488" calcext:value-type="float">
            <text:p>10.823042488</text:p>
          </table:table-cell>
          <table:table-cell table:number-columns-repeated="2"/>
        </table:table-row>
        <table:table-row table:style-name="ro1">
          <table:table-cell office:value-type="float" office:value="0.94152652839" calcext:value-type="float">
            <text:p>0.94152652839</text:p>
          </table:table-cell>
          <table:table-cell office:value-type="float" office:value="-3.158653546" calcext:value-type="float">
            <text:p>-3.158653546</text:p>
          </table:table-cell>
          <table:table-cell office:value-type="float" office:value="0.24928555416" calcext:value-type="float">
            <text:p>0.24928555416</text:p>
          </table:table-cell>
          <table:table-cell office:value-type="float" office:value="-7.7074694768" calcext:value-type="float">
            <text:p>-7.7074694768</text:p>
          </table:table-cell>
          <table:table-cell office:value-type="float" office:value="11.175957168" calcext:value-type="float">
            <text:p>11.175957168</text:p>
          </table:table-cell>
          <table:table-cell table:number-columns-repeated="2"/>
        </table:table-row>
        <table:table-row table:style-name="ro1">
          <table:table-cell office:value-type="float" office:value="0.94328108632" calcext:value-type="float">
            <text:p>0.94328108632</text:p>
          </table:table-cell>
          <table:table-cell office:value-type="float" office:value="-3.1936211445" calcext:value-type="float">
            <text:p>-3.1936211445</text:p>
          </table:table-cell>
          <table:table-cell office:value-type="float" office:value="0.30156628289" calcext:value-type="float">
            <text:p>0.30156628289</text:p>
          </table:table-cell>
          <table:table-cell office:value-type="float" office:value="-7.4732707871" calcext:value-type="float">
            <text:p>-7.4732707871</text:p>
          </table:table-cell>
          <table:table-cell office:value-type="float" office:value="11.523308129" calcext:value-type="float">
            <text:p>11.523308129</text:p>
          </table:table-cell>
          <table:table-cell table:number-columns-repeated="2"/>
        </table:table-row>
        <table:table-row table:style-name="ro1">
          <table:table-cell office:value-type="float" office:value="0.94519301199" calcext:value-type="float">
            <text:p>0.94519301199</text:p>
          </table:table-cell>
          <table:table-cell office:value-type="float" office:value="-3.2304610875" calcext:value-type="float">
            <text:p>-3.2304610875</text:p>
          </table:table-cell>
          <table:table-cell office:value-type="float" office:value="0.36034122798" calcext:value-type="float">
            <text:p>0.36034122798</text:p>
          </table:table-cell>
          <table:table-cell office:value-type="float" office:value="-7.203469952" calcext:value-type="float">
            <text:p>-7.203469952</text:p>
          </table:table-cell>
          <table:table-cell office:value-type="float" office:value="11.894950564" calcext:value-type="float">
            <text:p>11.894950564</text:p>
          </table:table-cell>
          <table:table-cell table:number-columns-repeated="2"/>
        </table:table-row>
        <table:table-row table:style-name="ro1">
          <table:table-cell office:value-type="float" office:value="0.94710493765" calcext:value-type="float">
            <text:p>0.94710493765</text:p>
          </table:table-cell>
          <table:table-cell office:value-type="float" office:value="-3.2659089885" calcext:value-type="float">
            <text:p>-3.2659089885</text:p>
          </table:table-cell>
          <table:table-cell office:value-type="float" office:value="0.42096242759" calcext:value-type="float">
            <text:p>0.42096242759</text:p>
          </table:table-cell>
          <table:table-cell office:value-type="float" office:value="-6.9186322203" calcext:value-type="float">
            <text:p>-6.9186322203</text:p>
          </table:table-cell>
          <table:table-cell office:value-type="float" office:value="12.258871621" calcext:value-type="float">
            <text:p>12.258871621</text:p>
          </table:table-cell>
          <table:table-cell table:number-columns-repeated="2"/>
        </table:table-row>
        <table:table-row table:style-name="ro1">
          <table:table-cell office:value-type="float" office:value="0.94901686331" calcext:value-type="float">
            <text:p>0.94901686331</text:p>
          </table:table-cell>
          <table:table-cell office:value-type="float" office:value="-3.2998899021" calcext:value-type="float">
            <text:p>-3.2998899021</text:p>
          </table:table-cell>
          <table:table-cell office:value-type="float" office:value="0.48338967808" calcext:value-type="float">
            <text:p>0.48338967808</text:p>
          </table:table-cell>
          <table:table-cell office:value-type="float" office:value="-6.6189706924" calcext:value-type="float">
            <text:p>-6.6189706924</text:p>
          </table:table-cell>
          <table:table-cell office:value-type="float" office:value="12.61449492" calcext:value-type="float">
            <text:p>12.61449492</text:p>
          </table:table-cell>
          <table:table-cell table:number-columns-repeated="2"/>
        </table:table-row>
        <table:table-row table:style-name="ro1">
          <table:table-cell office:value-type="float" office:value="0.95092878898" calcext:value-type="float">
            <text:p>0.95092878898</text:p>
          </table:table-cell>
          <table:table-cell office:value-type="float" office:value="-3.3323300079" calcext:value-type="float">
            <text:p>-3.3323300079</text:p>
          </table:table-cell>
          <table:table-cell office:value-type="float" office:value="0.54757989406" calcext:value-type="float">
            <text:p>0.54757989406</text:p>
          </table:table-cell>
          <table:table-cell office:value-type="float" office:value="-6.3047205545" calcext:value-type="float">
            <text:p>-6.3047205545</text:p>
          </table:table-cell>
          <table:table-cell office:value-type="float" office:value="12.961248571" calcext:value-type="float">
            <text:p>12.961248571</text:p>
          </table:table-cell>
          <table:table-cell table:number-columns-repeated="2"/>
        </table:table-row>
        <table:table-row table:style-name="ro1">
          <table:table-cell office:value-type="float" office:value="0.95258588739" calcext:value-type="float">
            <text:p>0.95258588739</text:p>
          </table:table-cell>
          <table:table-cell office:value-type="float" office:value="-3.3591437998" calcext:value-type="float">
            <text:p>-3.3591437998</text:p>
          </table:table-cell>
          <table:table-cell office:value-type="float" office:value="0.60460536445" calcext:value-type="float">
            <text:p>0.60460536445</text:p>
          </table:table-cell>
          <table:table-cell office:value-type="float" office:value="-6.0207513999" calcext:value-type="float">
            <text:p>-6.0207513999</text:p>
          </table:table-cell>
          <table:table-cell office:value-type="float" office:value="13.254172523" calcext:value-type="float">
            <text:p>13.254172523</text:p>
          </table:table-cell>
          <table:table-cell table:number-columns-repeated="2"/>
        </table:table-row>
        <table:table-row table:style-name="ro1">
          <table:table-cell office:value-type="float" office:value="0.9542429858" calcext:value-type="float">
            <text:p>0.9542429858</text:p>
          </table:table-cell>
          <table:table-cell office:value-type="float" office:value="-3.3846991389" calcext:value-type="float">
            <text:p>-3.3846991389</text:p>
          </table:table-cell>
          <table:table-cell office:value-type="float" office:value="0.66288906793" calcext:value-type="float">
            <text:p>0.66288906793</text:p>
          </table:table-cell>
          <table:table-cell office:value-type="float" office:value="-5.7261972487" calcext:value-type="float">
            <text:p>-5.7261972487</text:p>
          </table:table-cell>
          <table:table-cell office:value-type="float" office:value="13.539642743" calcext:value-type="float">
            <text:p>13.539642743</text:p>
          </table:table-cell>
          <table:table-cell table:number-columns-repeated="2"/>
        </table:table-row>
        <table:table-row table:style-name="ro1">
          <table:table-cell office:value-type="float" office:value="0.95590008422" calcext:value-type="float">
            <text:p>0.95590008422</text:p>
          </table:table-cell>
          <table:table-cell office:value-type="float" office:value="-3.4089503953" calcext:value-type="float">
            <text:p>-3.4089503953</text:p>
          </table:table-cell>
          <table:table-cell office:value-type="float" office:value="0.72239779184" calcext:value-type="float">
            <text:p>0.72239779184</text:p>
          </table:table-cell>
          <table:table-cell office:value-type="float" office:value="-5.421251574" calcext:value-type="float">
            <text:p>-5.421251574</text:p>
          </table:table-cell>
          <table:table-cell office:value-type="float" office:value="13.817298076" calcext:value-type="float">
            <text:p>13.817298076</text:p>
          </table:table-cell>
          <table:table-cell table:number-columns-repeated="2"/>
        </table:table-row>
        <table:table-row table:style-name="ro1">
          <table:table-cell office:value-type="float" office:value="0.95755718263" calcext:value-type="float">
            <text:p>0.95755718263</text:p>
          </table:table-cell>
          <table:table-cell office:value-type="float" office:value="-3.4318528078" calcext:value-type="float">
            <text:p>-3.4318528078</text:p>
          </table:table-cell>
          <table:table-cell office:value-type="float" office:value="0.78309676192" calcext:value-type="float">
            <text:p>0.78309676192</text:p>
          </table:table-cell>
          <table:table-cell office:value-type="float" office:value="-5.1061203035" calcext:value-type="float">
            <text:p>-5.1061203035</text:p>
          </table:table-cell>
          <table:table-cell office:value-type="float" office:value="14.086781756" calcext:value-type="float">
            <text:p>14.086781756</text:p>
          </table:table-cell>
          <table:table-cell table:number-columns-repeated="2"/>
        </table:table-row>
        <table:table-row table:style-name="ro1">
          <table:table-cell office:value-type="float" office:value="0.95914062728" calcext:value-type="float">
            <text:p>0.95914062728</text:p>
          </table:table-cell>
          <table:table-cell office:value-type="float" office:value="-3.4524366541" calcext:value-type="float">
            <text:p>-3.4524366541</text:p>
          </table:table-cell>
          <table:table-cell office:value-type="float" office:value="0.8421764721" calcext:value-type="float">
            <text:p>0.8421764721</text:p>
          </table:table-cell>
          <table:table-cell office:value-type="float" office:value="-4.7956800885" calcext:value-type="float">
            <text:p>-4.7956800885</text:p>
          </table:table-cell>
          <table:table-cell office:value-type="float" office:value="14.336328649" calcext:value-type="float">
            <text:p>14.336328649</text:p>
          </table:table-cell>
          <table:table-cell table:number-columns-repeated="2"/>
        </table:table-row>
        <table:table-row table:style-name="ro1">
          <table:table-cell office:value-type="float" office:value="0.96072407193" calcext:value-type="float">
            <text:p>0.96072407193</text:p>
          </table:table-cell>
          <table:table-cell office:value-type="float" office:value="-3.4717114395" calcext:value-type="float">
            <text:p>-3.4717114395</text:p>
          </table:table-cell>
          <table:table-cell office:value-type="float" office:value="0.90227683841" calcext:value-type="float">
            <text:p>0.90227683841</text:p>
          </table:table-cell>
          <table:table-cell office:value-type="float" office:value="-4.4763399331" calcext:value-type="float">
            <text:p>-4.4763399331</text:p>
          </table:table-cell>
          <table:table-cell office:value-type="float" office:value="14.577790191" calcext:value-type="float">
            <text:p>14.577790191</text:p>
          </table:table-cell>
          <table:table-cell table:number-columns-repeated="2"/>
        </table:table-row>
        <table:table-row table:style-name="ro1">
          <table:table-cell office:value-type="float" office:value="0.96230751659" calcext:value-type="float">
            <text:p>0.96230751659</text:p>
          </table:table-cell>
          <table:table-cell office:value-type="float" office:value="-3.4896406043" calcext:value-type="float">
            <text:p>-3.4896406043</text:p>
          </table:table-cell>
          <table:table-cell office:value-type="float" office:value="0.96336363037" calcext:value-type="float">
            <text:p>0.96336363037</text:p>
          </table:table-cell>
          <table:table-cell office:value-type="float" office:value="-4.148311118" calcext:value-type="float">
            <text:p>-4.148311118</text:p>
          </table:table-cell>
          <table:table-cell office:value-type="float" office:value="14.810868606" calcext:value-type="float">
            <text:p>14.810868606</text:p>
          </table:table-cell>
          <table:table-cell table:number-columns-repeated="2"/>
        </table:table-row>
        <table:table-row table:style-name="ro1">
          <table:table-cell office:value-type="float" office:value="0.96389096124" calcext:value-type="float">
            <text:p>0.96389096124</text:p>
          </table:table-cell>
          <table:table-cell office:value-type="float" office:value="-3.5061884883" calcext:value-type="float">
            <text:p>-3.5061884883</text:p>
          </table:table-cell>
          <table:table-cell office:value-type="float" office:value="1.0254013903" calcext:value-type="float">
            <text:p>1.0254013903</text:p>
          </table:table-cell>
          <table:table-cell office:value-type="float" office:value="-3.8118150875" calcext:value-type="float">
            <text:p>-3.8118150875</text:p>
          </table:table-cell>
          <table:table-cell office:value-type="float" office:value="15.03527125" calcext:value-type="float">
            <text:p>15.03527125</text:p>
          </table:table-cell>
          <table:table-cell table:number-columns-repeated="2"/>
        </table:table-row>
        <table:table-row table:style-name="ro1">
          <table:table-cell office:value-type="float" office:value="0.96543029233" calcext:value-type="float">
            <text:p>0.96543029233</text:p>
          </table:table-cell>
          <table:table-cell office:value-type="float" office:value="-3.5209182847" calcext:value-type="float">
            <text:p>-3.5209182847</text:p>
          </table:table-cell>
          <table:table-cell office:value-type="float" office:value="1.0865876105" calcext:value-type="float">
            <text:p>1.0865876105</text:p>
          </table:table-cell>
          <table:table-cell office:value-type="float" office:value="-3.4767967299" calcext:value-type="float">
            <text:p>-3.4767967299</text:p>
          </table:table-cell>
          <table:table-cell office:value-type="float" office:value="15.244832859" calcext:value-type="float">
            <text:p>15.244832859</text:p>
          </table:table-cell>
          <table:table-cell table:number-columns-repeated="2"/>
        </table:table-row>
        <table:table-row table:style-name="ro1">
          <table:table-cell office:value-type="float" office:value="0.96696962342" calcext:value-type="float">
            <text:p>0.96696962342</text:p>
          </table:table-cell>
          <table:table-cell office:value-type="float" office:value="-3.5342788633" calcext:value-type="float">
            <text:p>-3.5342788633</text:p>
          </table:table-cell>
          <table:table-cell office:value-type="float" office:value="1.1486031495" calcext:value-type="float">
            <text:p>1.1486031495</text:p>
          </table:table-cell>
          <table:table-cell office:value-type="float" office:value="-3.1342168848" calcext:value-type="float">
            <text:p>-3.1342168848</text:p>
          </table:table-cell>
          <table:table-cell office:value-type="float" office:value="15.445665428" calcext:value-type="float">
            <text:p>15.445665428</text:p>
          </table:table-cell>
          <table:table-cell table:number-columns-repeated="2"/>
        </table:table-row>
        <table:table-row table:style-name="ro1">
          <table:table-cell office:value-type="float" office:value="0.96850895452" calcext:value-type="float">
            <text:p>0.96850895452</text:p>
          </table:table-cell>
          <table:table-cell office:value-type="float" office:value="-3.5462401312" calcext:value-type="float">
            <text:p>-3.5462401312</text:p>
          </table:table-cell>
          <table:table-cell office:value-type="float" office:value="1.2114122198" calcext:value-type="float">
            <text:p>1.2114122198</text:p>
          </table:table-cell>
          <table:table-cell office:value-type="float" office:value="-2.7843061101" calcext:value-type="float">
            <text:p>-2.7843061101</text:p>
          </table:table-cell>
          <table:table-cell office:value-type="float" office:value="15.637516017" calcext:value-type="float">
            <text:p>15.637516017</text:p>
          </table:table-cell>
          <table:table-cell table:number-columns-repeated="2"/>
        </table:table-row>
        <table:table-row table:style-name="ro1">
          <table:table-cell office:value-type="float" office:value="0.97004828561" calcext:value-type="float">
            <text:p>0.97004828561</text:p>
          </table:table-cell>
          <table:table-cell office:value-type="float" office:value="-3.5567729448" calcext:value-type="float">
            <text:p>-3.5567729448</text:p>
          </table:table-cell>
          <table:table-cell office:value-type="float" office:value="1.2749780235" calcext:value-type="float">
            <text:p>1.2749780235</text:p>
          </table:table-cell>
          <table:table-cell office:value-type="float" office:value="-2.4273036625" calcext:value-type="float">
            <text:p>-2.4273036625</text:p>
          </table:table-cell>
          <table:table-cell office:value-type="float" office:value="15.820137559" calcext:value-type="float">
            <text:p>15.820137559</text:p>
          </table:table-cell>
          <table:table-cell table:number-columns-repeated="2"/>
        </table:table-row>
        <table:table-row table:style-name="ro1">
          <table:table-cell office:value-type="float" office:value="0.97155954637" calcext:value-type="float">
            <text:p>0.97155954637</text:p>
          </table:table-cell>
          <table:table-cell office:value-type="float" office:value="-3.5656968347" calcext:value-type="float">
            <text:p>-3.5656968347</text:p>
          </table:table-cell>
          <table:table-cell office:value-type="float" office:value="1.3380843079" calcext:value-type="float">
            <text:p>1.3380843079</text:p>
          </table:table-cell>
          <table:table-cell office:value-type="float" office:value="-2.0701520301" calcext:value-type="float">
            <text:p>-2.0701520301</text:p>
          </table:table-cell>
          <table:table-cell office:value-type="float" office:value="15.990217835" calcext:value-type="float">
            <text:p>15.990217835</text:p>
          </table:table-cell>
          <table:table-cell table:number-columns-repeated="2"/>
        </table:table-row>
        <table:table-row table:style-name="ro1">
          <table:table-cell office:value-type="float" office:value="0.97307080712" calcext:value-type="float">
            <text:p>0.97307080712</text:p>
          </table:table-cell>
          <table:table-cell office:value-type="float" office:value="-3.5731910509" calcext:value-type="float">
            <text:p>-3.5731910509</text:p>
          </table:table-cell>
          <table:table-cell office:value-type="float" office:value="1.401846904" calcext:value-type="float">
            <text:p>1.401846904</text:p>
          </table:table-cell>
          <table:table-cell office:value-type="float" office:value="-1.7066463132" calcext:value-type="float">
            <text:p>-1.7066463132</text:p>
          </table:table-cell>
          <table:table-cell office:value-type="float" office:value="16.150948526" calcext:value-type="float">
            <text:p>16.150948526</text:p>
          </table:table-cell>
          <table:table-cell table:number-columns-repeated="2"/>
        </table:table-row>
        <table:table-row table:style-name="ro1">
          <table:table-cell office:value-type="float" office:value="0.97458206788" calcext:value-type="float">
            <text:p>0.97458206788</text:p>
          </table:table-cell>
          <table:table-cell office:value-type="float" office:value="-3.5792308785" calcext:value-type="float">
            <text:p>-3.5792308785</text:p>
          </table:table-cell>
          <table:table-cell office:value-type="float" office:value="1.4662282891" calcext:value-type="float">
            <text:p>1.4662282891</text:p>
          </table:table-cell>
          <table:table-cell office:value-type="float" office:value="-1.3370366541" calcext:value-type="float">
            <text:p>-1.3370366541</text:p>
          </table:table-cell>
          <table:table-cell office:value-type="float" office:value="16.302114135" calcext:value-type="float">
            <text:p>16.302114135</text:p>
          </table:table-cell>
          <table:table-cell table:number-columns-repeated="2"/>
        </table:table-row>
        <table:table-row table:style-name="ro1">
          <table:table-cell office:value-type="float" office:value="0.97609332863" calcext:value-type="float">
            <text:p>0.97609332863</text:p>
          </table:table-cell>
          <table:table-cell office:value-type="float" office:value="-3.5837926101" calcext:value-type="float">
            <text:p>-3.5837926101</text:p>
          </table:table-cell>
          <table:table-cell office:value-type="float" office:value="1.5311900984" calcext:value-type="float">
            <text:p>1.5311900984</text:p>
          </table:table-cell>
          <table:table-cell office:value-type="float" office:value="-0.96158075345" calcext:value-type="float">
            <text:p>-0.96158075345</text:p>
          </table:table-cell>
          <table:table-cell office:value-type="float" office:value="16.443505787" calcext:value-type="float">
            <text:p>16.443505787</text:p>
          </table:table-cell>
          <table:table-cell table:number-columns-repeated="2"/>
        </table:table-row>
        <table:table-row table:style-name="ro1">
          <table:table-cell office:value-type="float" office:value="0.97758839169" calcext:value-type="float">
            <text:p>0.97758839169</text:p>
          </table:table-cell>
          <table:table-cell office:value-type="float" office:value="-3.5868287993" calcext:value-type="float">
            <text:p>-3.5868287993</text:p>
          </table:table-cell>
          <table:table-cell office:value-type="float" office:value="1.5959883586" calcext:value-type="float">
            <text:p>1.5959883586</text:p>
          </table:table-cell>
          <table:table-cell office:value-type="float" office:value="-0.58465631821" calcext:value-type="float">
            <text:p>-0.58465631821</text:p>
          </table:table-cell>
          <table:table-cell office:value-type="float" office:value="16.57356656" calcext:value-type="float">
            <text:p>16.57356656</text:p>
          </table:table-cell>
          <table:table-cell table:number-columns-repeated="2"/>
        </table:table-row>
        <table:table-row table:style-name="ro1">
          <table:table-cell office:value-type="float" office:value="0.97908345475" calcext:value-type="float">
            <text:p>0.97908345475</text:p>
          </table:table-cell>
          <table:table-cell office:value-type="float" office:value="-3.588375292" calcext:value-type="float">
            <text:p>-3.588375292</text:p>
          </table:table-cell>
          <table:table-cell office:value-type="float" office:value="1.661277629" calcext:value-type="float">
            <text:p>1.661277629</text:p>
          </table:table-cell>
          <table:table-cell office:value-type="float" office:value="-0.20253338666" calcext:value-type="float">
            <text:p>-0.20253338666</text:p>
          </table:table-cell>
          <table:table-cell office:value-type="float" office:value="16.693675431" calcext:value-type="float">
            <text:p>16.693675431</text:p>
          </table:table-cell>
          <table:table-cell table:number-columns-repeated="2"/>
        </table:table-row>
        <table:table-row table:style-name="ro1">
          <table:table-cell office:value-type="float" office:value="0.98057851781" calcext:value-type="float">
            <text:p>0.98057851781</text:p>
          </table:table-cell>
          <table:table-cell office:value-type="float" office:value="-3.5884122139" calcext:value-type="float">
            <text:p>-3.5884122139</text:p>
          </table:table-cell>
          <table:table-cell office:value-type="float" office:value="1.7270184913" calcext:value-type="float">
            <text:p>1.7270184913</text:p>
          </table:table-cell>
          <table:table-cell office:value-type="float" office:value="0.18451764991" calcext:value-type="float">
            <text:p>0.18451764991</text:p>
          </table:table-cell>
          <table:table-cell office:value-type="float" office:value="16.803650923" calcext:value-type="float">
            <text:p>16.803650923</text:p>
          </table:table-cell>
          <table:table-cell table:number-columns-repeated="2"/>
        </table:table-row>
        <table:table-row table:style-name="ro1">
          <table:table-cell office:value-type="float" office:value="0.98207358087" calcext:value-type="float">
            <text:p>0.98207358087</text:p>
          </table:table-cell>
          <table:table-cell office:value-type="float" office:value="-3.5869207647" calcext:value-type="float">
            <text:p>-3.5869207647</text:p>
          </table:table-cell>
          <table:table-cell office:value-type="float" office:value="1.7931708296" calcext:value-type="float">
            <text:p>1.7931708296</text:p>
          </table:table-cell>
          <table:table-cell office:value-type="float" office:value="0.5762198269" calcext:value-type="float">
            <text:p>0.5762198269</text:p>
          </table:table-cell>
          <table:table-cell office:value-type="float" office:value="16.903318966" calcext:value-type="float">
            <text:p>16.903318966</text:p>
          </table:table-cell>
          <table:table-cell table:number-columns-repeated="2"/>
        </table:table-row>
        <table:table-row table:style-name="ro1">
          <table:table-cell office:value-type="float" office:value="0.98356322351" calcext:value-type="float">
            <text:p>0.98356322351</text:p>
          </table:table-cell>
          <table:table-cell office:value-type="float" office:value="-3.5838970675" calcext:value-type="float">
            <text:p>-3.5838970675</text:p>
          </table:table-cell>
          <table:table-cell office:value-type="float" office:value="1.8594520553" calcext:value-type="float">
            <text:p>1.8594520553</text:p>
          </table:table-cell>
          <table:table-cell office:value-type="float" office:value="0.97084627084" calcext:value-type="float">
            <text:p>0.97084627084</text:p>
          </table:table-cell>
          <table:table-cell office:value-type="float" office:value="16.992208869" calcext:value-type="float">
            <text:p>16.992208869</text:p>
          </table:table-cell>
          <table:table-cell table:number-columns-repeated="2"/>
        </table:table-row>
        <table:table-row table:style-name="ro1">
          <table:table-cell office:value-type="float" office:value="0.98505286614" calcext:value-type="float">
            <text:p>0.98505286614</text:p>
          </table:table-cell>
          <table:table-cell office:value-type="float" office:value="-3.5793220865" calcext:value-type="float">
            <text:p>-3.5793220865</text:p>
          </table:table-cell>
          <table:table-cell office:value-type="float" office:value="1.9260603139" calcext:value-type="float">
            <text:p>1.9260603139</text:p>
          </table:table-cell>
          <table:table-cell office:value-type="float" office:value="1.3695224934" calcext:value-type="float">
            <text:p>1.3695224934</text:p>
          </table:table-cell>
          <table:table-cell office:value-type="float" office:value="17.070543899" calcext:value-type="float">
            <text:p>17.070543899</text:p>
          </table:table-cell>
          <table:table-cell table:number-columns-repeated="2"/>
        </table:table-row>
        <table:table-row table:style-name="ro1">
          <table:table-cell office:value-type="float" office:value="0.98654250878" calcext:value-type="float">
            <text:p>0.98654250878</text:p>
          </table:table-cell>
          <table:table-cell office:value-type="float" office:value="-3.5731805544" calcext:value-type="float">
            <text:p>-3.5731805544</text:p>
          </table:table-cell>
          <table:table-cell office:value-type="float" office:value="1.9929540359" calcext:value-type="float">
            <text:p>1.9929540359</text:p>
          </table:table-cell>
          <table:table-cell office:value-type="float" office:value="1.7719562396" calcext:value-type="float">
            <text:p>1.7719562396</text:p>
          </table:table-cell>
          <table:table-cell office:value-type="float" office:value="17.138175313" calcext:value-type="float">
            <text:p>17.138175313</text:p>
          </table:table-cell>
          <table:table-cell table:number-columns-repeated="2"/>
        </table:table-row>
        <table:table-row table:style-name="ro1">
          <table:table-cell office:value-type="float" office:value="0.98803215142" calcext:value-type="float">
            <text:p>0.98803215142</text:p>
          </table:table-cell>
          <table:table-cell office:value-type="float" office:value="-3.5654583581" calcext:value-type="float">
            <text:p>-3.5654583581</text:p>
          </table:table-cell>
          <table:table-cell office:value-type="float" office:value="2.0600910863" calcext:value-type="float">
            <text:p>2.0600910863</text:p>
          </table:table-cell>
          <table:table-cell office:value-type="float" office:value="2.177849597" calcext:value-type="float">
            <text:p>2.177849597</text:p>
          </table:table-cell>
          <table:table-cell office:value-type="float" office:value="17.194962646" calcext:value-type="float">
            <text:p>17.194962646</text:p>
          </table:table-cell>
          <table:table-cell table:number-columns-repeated="2"/>
        </table:table-row>
        <table:table-row table:style-name="ro1">
          <table:table-cell office:value-type="float" office:value="0.98952813249" calcext:value-type="float">
            <text:p>0.98952813249</text:p>
          </table:table-cell>
          <table:table-cell office:value-type="float" office:value="-3.556099498" calcext:value-type="float">
            <text:p>-3.556099498</text:p>
          </table:table-cell>
          <table:table-cell office:value-type="float" office:value="2.1277156848" calcext:value-type="float">
            <text:p>2.1277156848</text:p>
          </table:table-cell>
          <table:table-cell office:value-type="float" office:value="2.5886460224" calcext:value-type="float">
            <text:p>2.5886460224</text:p>
          </table:table-cell>
          <table:table-cell office:value-type="float" office:value="17.240945229" calcext:value-type="float">
            <text:p>17.240945229</text:p>
          </table:table-cell>
          <table:table-cell table:number-columns-repeated="2"/>
        </table:table-row>
        <table:table-row table:style-name="ro1">
          <table:table-cell office:value-type="float" office:value="0.99102411356" calcext:value-type="float">
            <text:p>0.99102411356</text:p>
          </table:table-cell>
          <table:table-cell office:value-type="float" office:value="-3.5451215552" calcext:value-type="float">
            <text:p>-3.5451215552</text:p>
          </table:table-cell>
          <table:table-cell office:value-type="float" office:value="2.1954989288" calcext:value-type="float">
            <text:p>2.1954989288</text:p>
          </table:table-cell>
          <table:table-cell office:value-type="float" office:value="3.0023131048" calcext:value-type="float">
            <text:p>3.0023131048</text:p>
          </table:table-cell>
          <table:table-cell office:value-type="float" office:value="17.275733377" calcext:value-type="float">
            <text:p>17.275733377</text:p>
          </table:table-cell>
          <table:table-cell table:number-columns-repeated="2"/>
        </table:table-row>
        <table:table-row table:style-name="ro1">
          <table:table-cell office:value-type="float" office:value="0.99252009463" calcext:value-type="float">
            <text:p>0.99252009463</text:p>
          </table:table-cell>
          <table:table-cell office:value-type="float" office:value="-3.5325138781" calcext:value-type="float">
            <text:p>-3.5325138781</text:p>
          </table:table-cell>
          <table:table-cell office:value-type="float" office:value="2.2633966251" calcext:value-type="float">
            <text:p>2.2633966251</text:p>
          </table:table-cell>
          <table:table-cell office:value-type="float" office:value="3.4185333335" calcext:value-type="float">
            <text:p>3.4185333335</text:p>
          </table:table-cell>
          <table:table-cell office:value-type="float" office:value="17.299211428" calcext:value-type="float">
            <text:p>17.299211428</text:p>
          </table:table-cell>
          <table:table-cell table:number-columns-repeated="2"/>
        </table:table-row>
        <table:table-row table:style-name="ro1">
          <table:table-cell office:value-type="float" office:value="0.99401607571" calcext:value-type="float">
            <text:p>0.99401607571</text:p>
          </table:table-cell>
          <table:table-cell office:value-type="float" office:value="-3.5182670717" calcext:value-type="float">
            <text:p>-3.5182670717</text:p>
          </table:table-cell>
          <table:table-cell office:value-type="float" office:value="2.3313641443" calcext:value-type="float">
            <text:p>2.3313641443</text:p>
          </table:table-cell>
          <table:table-cell office:value-type="float" office:value="3.8369844465" calcext:value-type="float">
            <text:p>3.8369844465</text:p>
          </table:table-cell>
          <table:table-cell office:value-type="float" office:value="17.311273047" calcext:value-type="float">
            <text:p>17.311273047</text:p>
          </table:table-cell>
          <table:table-cell table:number-columns-repeated="2"/>
        </table:table-row>
        <table:table-row table:style-name="ro1">
          <table:table-cell office:value-type="float" office:value="0.99551205678" calcext:value-type="float">
            <text:p>0.99551205678</text:p>
          </table:table-cell>
          <table:table-cell office:value-type="float" office:value="-3.502373014" calcext:value-type="float">
            <text:p>-3.502373014</text:p>
          </table:table-cell>
          <table:table-cell office:value-type="float" office:value="2.3993564557" calcext:value-type="float">
            <text:p>2.3993564557</text:p>
          </table:table-cell>
          <table:table-cell office:value-type="float" office:value="4.2573396871" calcext:value-type="float">
            <text:p>4.2573396871</text:p>
          </table:table-cell>
          <table:table-cell office:value-type="float" office:value="17.311821418" calcext:value-type="float">
            <text:p>17.311821418</text:p>
          </table:table-cell>
          <table:table-cell table:number-columns-repeated="2"/>
        </table:table-row>
        <table:table-row table:style-name="ro1">
          <table:table-cell office:value-type="float" office:value="0.99700803785" calcext:value-type="float">
            <text:p>0.99700803785</text:p>
          </table:table-cell>
          <table:table-cell office:value-type="float" office:value="-3.4848248749" calcext:value-type="float">
            <text:p>-3.4848248749</text:p>
          </table:table-cell>
          <table:table-cell office:value-type="float" office:value="2.4673281668" calcext:value-type="float">
            <text:p>2.4673281668</text:p>
          </table:table-cell>
          <table:table-cell office:value-type="float" office:value="4.6792681069" calcext:value-type="float">
            <text:p>4.6792681069</text:p>
          </table:table-cell>
          <table:table-cell office:value-type="float" office:value="17.300769465" calcext:value-type="float">
            <text:p>17.300769465</text:p>
          </table:table-cell>
          <table:table-cell table:number-columns-repeated="2"/>
        </table:table-row>
        <table:table-row table:style-name="ro1">
          <table:table-cell office:value-type="float" office:value="0.99850401893" calcext:value-type="float">
            <text:p>0.99850401893</text:p>
          </table:table-cell>
          <table:table-cell office:value-type="float" office:value="-3.4656171327" calcext:value-type="float">
            <text:p>-3.4656171327</text:p>
          </table:table-cell>
          <table:table-cell office:value-type="float" office:value="2.5352335659" calcext:value-type="float">
            <text:p>2.5352335659</text:p>
          </table:table-cell>
          <table:table-cell office:value-type="float" office:value="5.1024348869" calcext:value-type="float">
            <text:p>5.1024348869</text:p>
          </table:table-cell>
          <table:table-cell office:value-type="float" office:value="17.27804005" calcext:value-type="float">
            <text:p>17.27804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447455879" calcext:value-type="float">
            <text:p>-3.4447455879</text:p>
          </table:table-cell>
          <table:table-cell office:value-type="float" office:value="2.603026658" calcext:value-type="float">
            <text:p>2.603026658</text:p>
          </table:table-cell>
          <table:table-cell office:value-type="float" office:value="5.5265016205" calcext:value-type="float">
            <text:p>5.5265016205</text:p>
          </table:table-cell>
          <table:table-cell office:value-type="float" office:value="17.243566142" calcext:value-type="float">
            <text:p>17.2435661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3:39:08.098256229</dc:date>
    <meta:editing-duration>PT3M40S</meta:editing-duration>
    <meta:editing-cycles>2</meta:editing-cycles>
    <meta:generator>LibreOffice/6.4.7.2$Linux_X86_64 LibreOffice_project/40$Build-2</meta:generator>
    <meta:document-statistic meta:table-count="1" meta:cell-count="30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legend chart:legend-position="end" svg:x="12.709cm" svg:y="4.204cm" style:legend-expansion="high" chart:style-name="ch2"/>
        <chart:plot-area chart:style-name="ch3" table:cell-range-address="'orbit_from_weird_foldContin_sample_at_epsH1e-1_zeta1e-5_Omeg5_UZ2'.B1:'orbit_from_weird_foldContin_sample_at_epsH1e-1_zeta1e-5_Omeg5_UZ2'.C240" chart:data-source-has-labels="both" svg:x="0.32cm" svg:y="0.18cm" svg:width="12.069cm" svg:height="8.646cm">
          <chartooo:coordinate-region svg:x="0.466cm" svg:y="0.38cm" svg:width="11.829cm" svg:height="8.247cm"/>
          <chart:axis chart:dimension="x" chart:name="primary-x" chart:style-name="ch4" chartooo:axis-type="auto">
            <chart:categories table:cell-range-address="'orbit_from_weird_foldContin_sample_at_epsH1e-1_zeta1e-5_Omeg5_UZ2'.B2:'orbit_from_weird_foldContin_sample_at_epsH1e-1_zeta1e-5_Omeg5_UZ2'.B2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rbit_from_weird_foldContin_sample_at_epsH1e-1_zeta1e-5_Omeg5_UZ2'.C2:'orbit_from_weird_foldContin_sample_at_epsH1e-1_zeta1e-5_Omeg5_UZ2'.C240" chart:label-cell-address="'orbit_from_weird_foldContin_sample_at_epsH1e-1_zeta1e-5_Omeg5_UZ2'.C1:'orbit_from_weird_foldContin_sample_at_epsH1e-1_zeta1e-5_Omeg5_UZ2'.C1" chart:class="chart:scatter">
            <chart:domain table:cell-range-address="'orbit_from_weird_foldContin_sample_at_epsH1e-1_zeta1e-5_Omeg5_UZ2'.B2:'orbit_from_weird_foldContin_sample_at_epsH1e-1_zeta1e-5_Omeg5_UZ2'.B240"/>
            <chart:data-point chart:repeated="2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603026658</text:p>
                <draw:g>
                  <svg:desc>'orbit_from_weird_foldContin_sample_at_epsH1e-1_zeta1e-5_Omeg5_UZ2'.C1:'orbit_from_weird_foldContin_sample_at_epsH1e-1_zeta1e-5_Omeg5_UZ2'.C1</svg:desc>
                </draw:g>
              </table:table-cell>
            </table:table-row>
          </table:table-header-rows>
          <table:table-rows>
            <table:table-row>
              <table:table-cell office:value-type="float" office:value="-3.4210113477">
                <text:p>-3.4210113477</text:p>
                <draw:g>
                  <svg:desc>'orbit_from_weird_foldContin_sample_at_epsH1e-1_zeta1e-5_Omeg5_UZ2'.B2:'orbit_from_weird_foldContin_sample_at_epsH1e-1_zeta1e-5_Omeg5_UZ2'.B240</svg:desc>
                </draw:g>
              </table:table-cell>
              <table:table-cell office:value-type="float" office:value="2.67411087">
                <text:p>2.67411087</text:p>
                <draw:g>
                  <svg:desc>'orbit_from_weird_foldContin_sample_at_epsH1e-1_zeta1e-5_Omeg5_UZ2'.C2:'orbit_from_weird_foldContin_sample_at_epsH1e-1_zeta1e-5_Omeg5_UZ2'.C240</svg:desc>
                </draw:g>
              </table:table-cell>
            </table:table-row>
            <table:table-row>
              <table:table-cell office:value-type="float" office:value="-3.3954341163">
                <text:p>-3.3954341163</text:p>
              </table:table-cell>
              <table:table-cell office:value-type="float" office:value="2.7449659857">
                <text:p>2.7449659857</text:p>
              </table:table-cell>
            </table:table-row>
            <table:table-row>
              <table:table-cell office:value-type="float" office:value="-3.3680138323">
                <text:p>-3.3680138323</text:p>
              </table:table-cell>
              <table:table-cell office:value-type="float" office:value="2.8155378797">
                <text:p>2.8155378797</text:p>
              </table:table-cell>
            </table:table-row>
            <table:table-row>
              <table:table-cell office:value-type="float" office:value="-3.3387521056">
                <text:p>-3.3387521056</text:p>
              </table:table-cell>
              <table:table-cell office:value-type="float" office:value="2.8857722863">
                <text:p>2.8857722863</text:p>
              </table:table-cell>
            </table:table-row>
            <table:table-row>
              <table:table-cell office:value-type="float" office:value="-3.3046716935">
                <text:p>-3.3046716935</text:p>
              </table:table-cell>
              <table:table-cell office:value-type="float" office:value="2.9620775225">
                <text:p>2.9620775225</text:p>
              </table:table-cell>
            </table:table-row>
            <table:table-row>
              <table:table-cell office:value-type="float" office:value="-3.268402598">
                <text:p>-3.268402598</text:p>
              </table:table-cell>
              <table:table-cell office:value-type="float" office:value="3.037843794">
                <text:p>3.037843794</text:p>
              </table:table-cell>
            </table:table-row>
            <table:table-row>
              <table:table-cell office:value-type="float" office:value="-3.2299538449">
                <text:p>-3.2299538449</text:p>
              </table:table-cell>
              <table:table-cell office:value-type="float" office:value="3.1130001669">
                <text:p>3.1130001669</text:p>
              </table:table-cell>
            </table:table-row>
            <table:table-row>
              <table:table-cell office:value-type="float" office:value="-3.1893368873">
                <text:p>-3.1893368873</text:p>
              </table:table-cell>
              <table:table-cell office:value-type="float" office:value="3.1874758387">
                <text:p>3.1874758387</text:p>
              </table:table-cell>
            </table:table-row>
            <table:table-row>
              <table:table-cell office:value-type="float" office:value="-3.147483579">
                <text:p>-3.147483579</text:p>
              </table:table-cell>
              <table:table-cell office:value-type="float" office:value="3.2596640026">
                <text:p>3.2596640026</text:p>
              </table:table-cell>
            </table:table-row>
            <table:table-row>
              <table:table-cell office:value-type="float" office:value="-3.1035805442">
                <text:p>-3.1035805442</text:p>
              </table:table-cell>
              <table:table-cell office:value-type="float" office:value="3.331066061">
                <text:p>3.331066061</text:p>
              </table:table-cell>
            </table:table-row>
            <table:table-row>
              <table:table-cell office:value-type="float" office:value="-3.057645302">
                <text:p>-3.057645302</text:p>
              </table:table-cell>
              <table:table-cell office:value-type="float" office:value="3.4016164231">
                <text:p>3.4016164231</text:p>
              </table:table-cell>
            </table:table-row>
            <table:table-row>
              <table:table-cell office:value-type="float" office:value="-3.0096975963">
                <text:p>-3.0096975963</text:p>
              </table:table-cell>
              <table:table-cell office:value-type="float" office:value="3.4712499422">
                <text:p>3.4712499422</text:p>
              </table:table-cell>
            </table:table-row>
            <table:table-row>
              <table:table-cell office:value-type="float" office:value="-2.9642088295">
                <text:p>-2.9642088295</text:p>
              </table:table-cell>
              <table:table-cell office:value-type="float" office:value="3.5339344301">
                <text:p>3.5339344301</text:p>
              </table:table-cell>
            </table:table-row>
            <table:table-row>
              <table:table-cell office:value-type="float" office:value="-2.9170809887">
                <text:p>-2.9170809887</text:p>
              </table:table-cell>
              <table:table-cell office:value-type="float" office:value="3.595753056">
                <text:p>3.595753056</text:p>
              </table:table-cell>
            </table:table-row>
            <table:table-row>
              <table:table-cell office:value-type="float" office:value="-2.8683338774">
                <text:p>-2.8683338774</text:p>
              </table:table-cell>
              <table:table-cell office:value-type="float" office:value="3.6566576321">
                <text:p>3.6566576321</text:p>
              </table:table-cell>
            </table:table-row>
            <table:table-row>
              <table:table-cell office:value-type="float" office:value="-2.817988805">
                <text:p>-2.817988805</text:p>
              </table:table-cell>
              <table:table-cell office:value-type="float" office:value="3.7166004927">
                <text:p>3.7166004927</text:p>
              </table:table-cell>
            </table:table-row>
            <table:table-row>
              <table:table-cell office:value-type="float" office:value="-2.7681045226">
                <text:p>-2.7681045226</text:p>
              </table:table-cell>
              <table:table-cell office:value-type="float" office:value="3.7732757619">
                <text:p>3.7732757619</text:p>
              </table:table-cell>
            </table:table-row>
            <table:table-row>
              <table:table-cell office:value-type="float" office:value="-2.7167860438">
                <text:p>-2.7167860438</text:p>
              </table:table-cell>
              <table:table-cell office:value-type="float" office:value="3.8289773968">
                <text:p>3.8289773968</text:p>
              </table:table-cell>
            </table:table-row>
            <table:table-row>
              <table:table-cell office:value-type="float" office:value="-2.664056164">
                <text:p>-2.664056164</text:p>
              </table:table-cell>
              <table:table-cell office:value-type="float" office:value="3.8836646715">
                <text:p>3.8836646715</text:p>
              </table:table-cell>
            </table:table-row>
            <table:table-row>
              <table:table-cell office:value-type="float" office:value="-2.6099389113">
                <text:p>-2.6099389113</text:p>
              </table:table-cell>
              <table:table-cell office:value-type="float" office:value="3.9372974738">
                <text:p>3.9372974738</text:p>
              </table:table-cell>
            </table:table-row>
            <table:table-row>
              <table:table-cell office:value-type="float" office:value="-2.5557162187">
                <text:p>-2.5557162187</text:p>
              </table:table-cell>
              <table:table-cell office:value-type="float" office:value="3.9886724499">
                <text:p>3.9886724499</text:p>
              </table:table-cell>
            </table:table-row>
            <table:table-row>
              <table:table-cell office:value-type="float" office:value="-2.5002163923">
                <text:p>-2.5002163923</text:p>
              </table:table-cell>
              <table:table-cell office:value-type="float" office:value="4.0389656902">
                <text:p>4.0389656902</text:p>
              </table:table-cell>
            </table:table-row>
            <table:table-row>
              <table:table-cell office:value-type="float" office:value="-2.4434652024">
                <text:p>-2.4434652024</text:p>
              </table:table-cell>
              <table:table-cell office:value-type="float" office:value="4.0881416366">
                <text:p>4.0881416366</text:p>
              </table:table-cell>
            </table:table-row>
            <table:table-row>
              <table:table-cell office:value-type="float" office:value="-2.3854894766">
                <text:p>-2.3854894766</text:p>
              </table:table-cell>
              <table:table-cell office:value-type="float" office:value="4.136165434">
                <text:p>4.136165434</text:p>
              </table:table-cell>
            </table:table-row>
            <table:table-row>
              <table:table-cell office:value-type="float" office:value="-2.3270491615">
                <text:p>-2.3270491615</text:p>
              </table:table-cell>
              <table:table-cell office:value-type="float" office:value="4.1824364421">
                <text:p>4.1824364421</text:p>
              </table:table-cell>
            </table:table-row>
            <table:table-row>
              <table:table-cell office:value-type="float" office:value="-2.2674691474">
                <text:p>-2.2674691474</text:p>
              </table:table-cell>
              <table:table-cell office:value-type="float" office:value="4.2275179252">
                <text:p>4.2275179252</text:p>
              </table:table-cell>
            </table:table-row>
            <table:table-row>
              <table:table-cell office:value-type="float" office:value="-2.2067782088">
                <text:p>-2.2067782088</text:p>
              </table:table-cell>
              <table:table-cell office:value-type="float" office:value="4.2713785065">
                <text:p>4.2713785065</text:p>
              </table:table-cell>
            </table:table-row>
            <table:table-row>
              <table:table-cell office:value-type="float" office:value="-2.1450060449">
                <text:p>-2.1450060449</text:p>
              </table:table-cell>
              <table:table-cell office:value-type="float" office:value="4.3139876036">
                <text:p>4.3139876036</text:p>
              </table:table-cell>
            </table:table-row>
            <table:table-row>
              <table:table-cell office:value-type="float" office:value="-2.0824414491">
                <text:p>-2.0824414491</text:p>
              </table:table-cell>
              <table:table-cell office:value-type="float" office:value="4.355149621">
                <text:p>4.355149621</text:p>
              </table:table-cell>
            </table:table-row>
            <table:table-row>
              <table:table-cell office:value-type="float" office:value="-2.018865873">
                <text:p>-2.018865873</text:p>
              </table:table-cell>
              <table:table-cell office:value-type="float" office:value="4.3950122607">
                <text:p>4.3950122607</text:p>
              </table:table-cell>
            </table:table-row>
            <table:table-row>
              <table:table-cell office:value-type="float" office:value="-1.9543112483">
                <text:p>-1.9543112483</text:p>
              </table:table-cell>
              <table:table-cell office:value-type="float" office:value="4.4335478338">
                <text:p>4.4335478338</text:p>
              </table:table-cell>
            </table:table-row>
            <table:table-row>
              <table:table-cell office:value-type="float" office:value="-1.8888103194">
                <text:p>-1.8888103194</text:p>
              </table:table-cell>
              <table:table-cell office:value-type="float" office:value="4.4707295444">
                <text:p>4.4707295444</text:p>
              </table:table-cell>
            </table:table-row>
            <table:table-row>
              <table:table-cell office:value-type="float" office:value="-1.8221371126">
                <text:p>-1.8221371126</text:p>
              </table:table-cell>
              <table:table-cell office:value-type="float" office:value="4.5066677517">
                <text:p>4.5066677517</text:p>
              </table:table-cell>
            </table:table-row>
            <table:table-row>
              <table:table-cell office:value-type="float" office:value="-1.7545787304">
                <text:p>-1.7545787304</text:p>
              </table:table-cell>
              <table:table-cell office:value-type="float" office:value="4.5411902624">
                <text:p>4.5411902624</text:p>
              </table:table-cell>
            </table:table-row>
            <table:table-row>
              <table:table-cell office:value-type="float" office:value="-1.6861706072">
                <text:p>-1.6861706072</text:p>
              </table:table-cell>
              <table:table-cell office:value-type="float" office:value="4.5742728371">
                <text:p>4.5742728371</text:p>
              </table:table-cell>
            </table:table-row>
            <table:table-row>
              <table:table-cell office:value-type="float" office:value="-1.6169488899">
                <text:p>-1.6169488899</text:p>
              </table:table-cell>
              <table:table-cell office:value-type="float" office:value="4.6058922428">
                <text:p>4.6058922428</text:p>
              </table:table-cell>
            </table:table-row>
            <table:table-row>
              <table:table-cell office:value-type="float" office:value="-1.5460232061">
                <text:p>-1.5460232061</text:p>
              </table:table-cell>
              <table:table-cell office:value-type="float" office:value="4.6364132622">
                <text:p>4.6364132622</text:p>
              </table:table-cell>
            </table:table-row>
            <table:table-row>
              <table:table-cell office:value-type="float" office:value="-1.4743391458">
                <text:p>-1.4743391458</text:p>
              </table:table-cell>
              <table:table-cell office:value-type="float" office:value="4.6653875206">
                <text:p>4.6653875206</text:p>
              </table:table-cell>
            </table:table-row>
            <table:table-row>
              <table:table-cell office:value-type="float" office:value="-1.4019363448">
                <text:p>-1.4019363448</text:p>
              </table:table-cell>
              <table:table-cell office:value-type="float" office:value="4.6927941553">
                <text:p>4.6927941553</text:p>
              </table:table-cell>
            </table:table-row>
            <table:table-row>
              <table:table-cell office:value-type="float" office:value="-1.3288550551">
                <text:p>-1.3288550551</text:p>
              </table:table-cell>
              <table:table-cell office:value-type="float" office:value="4.7186134538">
                <text:p>4.7186134538</text:p>
              </table:table-cell>
            </table:table-row>
            <table:table-row>
              <table:table-cell office:value-type="float" office:value="-1.2531449445">
                <text:p>-1.2531449445</text:p>
              </table:table-cell>
              <table:table-cell office:value-type="float" office:value="4.7434557754">
                <text:p>4.7434557754</text:p>
              </table:table-cell>
            </table:table-row>
            <table:table-row>
              <table:table-cell office:value-type="float" office:value="-1.1768072376">
                <text:p>-1.1768072376</text:p>
              </table:table-cell>
              <table:table-cell office:value-type="float" office:value="4.7665859009">
                <text:p>4.7665859009</text:p>
              </table:table-cell>
            </table:table-row>
            <table:table-row>
              <table:table-cell office:value-type="float" office:value="-1.0998873105">
                <text:p>-1.0998873105</text:p>
              </table:table-cell>
              <table:table-cell office:value-type="float" office:value="4.7879863963">
                <text:p>4.7879863963</text:p>
              </table:table-cell>
            </table:table-row>
            <table:table-row>
              <table:table-cell office:value-type="float" office:value="-1.0224310592">
                <text:p>-1.0224310592</text:p>
              </table:table-cell>
              <table:table-cell office:value-type="float" office:value="4.8076411864">
                <text:p>4.8076411864</text:p>
              </table:table-cell>
            </table:table-row>
            <table:table-row>
              <table:table-cell office:value-type="float" office:value="-0.93989519559">
                <text:p>-0.93989519559</text:p>
              </table:table-cell>
              <table:table-cell office:value-type="float" office:value="4.8265309781">
                <text:p>4.8265309781</text:p>
              </table:table-cell>
            </table:table-row>
            <table:table-row>
              <table:table-cell office:value-type="float" office:value="-0.8568657371">
                <text:p>-0.8568657371</text:p>
              </table:table-cell>
              <table:table-cell office:value-type="float" office:value="4.8434318975">
                <text:p>4.8434318975</text:p>
              </table:table-cell>
            </table:table-row>
            <table:table-row>
              <table:table-cell office:value-type="float" office:value="-0.77339871988">
                <text:p>-0.77339871988</text:p>
              </table:table-cell>
              <table:table-cell office:value-type="float" office:value="4.8583299658">
                <text:p>4.8583299658</text:p>
              </table:table-cell>
            </table:table-row>
            <table:table-row>
              <table:table-cell office:value-type="float" office:value="-0.68955060299">
                <text:p>-0.68955060299</text:p>
              </table:table-cell>
              <table:table-cell office:value-type="float" office:value="4.8712129846">
                <text:p>4.8712129846</text:p>
              </table:table-cell>
            </table:table-row>
            <table:table-row>
              <table:table-cell office:value-type="float" office:value="-0.59084171167">
                <text:p>-0.59084171167</text:p>
              </table:table-cell>
              <table:table-cell office:value-type="float" office:value="4.8837366569">
                <text:p>4.8837366569</text:p>
              </table:table-cell>
            </table:table-row>
            <table:table-row>
              <table:table-cell office:value-type="float" office:value="-0.49177922643">
                <text:p>-0.49177922643</text:p>
              </table:table-cell>
              <table:table-cell office:value-type="float" office:value="4.893462961">
                <text:p>4.893462961</text:p>
              </table:table-cell>
            </table:table-row>
            <table:table-row>
              <table:table-cell office:value-type="float" office:value="-0.39245565405">
                <text:p>-0.39245565405</text:p>
              </table:table-cell>
              <table:table-cell office:value-type="float" office:value="4.900381721">
                <text:p>4.900381721</text:p>
              </table:table-cell>
            </table:table-row>
            <table:table-row>
              <table:table-cell office:value-type="float" office:value="-0.29296379704">
                <text:p>-0.29296379704</text:p>
              </table:table-cell>
              <table:table-cell office:value-type="float" office:value="4.9044862021">
                <text:p>4.9044862021</text:p>
              </table:table-cell>
            </table:table-row>
            <table:table-row>
              <table:table-cell office:value-type="float" office:value="-0.20909099361">
                <text:p>-0.20909099361</text:p>
              </table:table-cell>
              <table:table-cell office:value-type="float" office:value="4.9057573624">
                <text:p>4.9057573624</text:p>
              </table:table-cell>
            </table:table-row>
            <table:table-row>
              <table:table-cell office:value-type="float" office:value="-0.12522033785">
                <text:p>-0.12522033785</text:p>
              </table:table-cell>
              <table:table-cell office:value-type="float" office:value="4.905029014">
                <text:p>4.905029014</text:p>
              </table:table-cell>
            </table:table-row>
            <table:table-row>
              <table:table-cell office:value-type="float" office:value="-0.041407369889">
                <text:p>-0.041407369889</text:p>
              </table:table-cell>
              <table:table-cell office:value-type="float" office:value="4.9023028278">
                <text:p>4.9023028278</text:p>
              </table:table-cell>
            </table:table-row>
            <table:table-row>
              <table:table-cell office:value-type="float" office:value="0.042292475684">
                <text:p>0.042292475684</text:p>
              </table:table-cell>
              <table:table-cell office:value-type="float" office:value="4.8975822063">
                <text:p>4.8975822063</text:p>
              </table:table-cell>
            </table:table-row>
            <table:table-row>
              <table:table-cell office:value-type="float" office:value="0.12216320621">
                <text:p>0.12216320621</text:p>
              </table:table-cell>
              <table:table-cell office:value-type="float" office:value="4.8912083195">
                <text:p>4.8912083195</text:p>
              </table:table-cell>
            </table:table-row>
            <table:table-row>
              <table:table-cell office:value-type="float" office:value="0.2018318642">
                <text:p>0.2018318642</text:p>
              </table:table-cell>
              <table:table-cell office:value-type="float" office:value="4.8830218001">
                <text:p>4.8830218001</text:p>
              </table:table-cell>
            </table:table-row>
            <table:table-row>
              <table:table-cell office:value-type="float" office:value="0.28125055666">
                <text:p>0.28125055666</text:p>
              </table:table-cell>
              <table:table-cell office:value-type="float" office:value="4.8730300253">
                <text:p>4.8730300253</text:p>
              </table:table-cell>
            </table:table-row>
            <table:table-row>
              <table:table-cell office:value-type="float" office:value="0.36037166583">
                <text:p>0.36037166583</text:p>
              </table:table-cell>
              <table:table-cell office:value-type="float" office:value="4.8612417891">
                <text:p>4.8612417891</text:p>
              </table:table-cell>
            </table:table-row>
            <table:table-row>
              <table:table-cell office:value-type="float" office:value="0.43738823174">
                <text:p>0.43738823174</text:p>
              </table:table-cell>
              <table:table-cell office:value-type="float" office:value="4.8479906883">
                <text:p>4.8479906883</text:p>
              </table:table-cell>
            </table:table-row>
            <table:table-row>
              <table:table-cell office:value-type="float" office:value="0.51403132484">
                <text:p>0.51403132484</text:p>
              </table:table-cell>
              <table:table-cell office:value-type="float" office:value="4.8330432317">
                <text:p>4.8330432317</text:p>
              </table:table-cell>
            </table:table-row>
            <table:table-row>
              <table:table-cell office:value-type="float" office:value="0.59025746154">
                <text:p>0.59025746154</text:p>
              </table:table-cell>
              <table:table-cell office:value-type="float" office:value="4.8164114956">
                <text:p>4.8164114956</text:p>
              </table:table-cell>
            </table:table-row>
            <table:table-row>
              <table:table-cell office:value-type="float" office:value="0.66602356849">
                <text:p>0.66602356849</text:p>
              </table:table-cell>
              <table:table-cell office:value-type="float" office:value="4.7981088015">
                <text:p>4.7981088015</text:p>
              </table:table-cell>
            </table:table-row>
            <table:table-row>
              <table:table-cell office:value-type="float" office:value="0.74048896858">
                <text:p>0.74048896858</text:p>
              </table:table-cell>
              <table:table-cell office:value-type="float" office:value="4.7783707421">
                <text:p>4.7783707421</text:p>
              </table:table-cell>
            </table:table-row>
            <table:table-row>
              <table:table-cell office:value-type="float" office:value="0.8144215364">
                <text:p>0.8144215364</text:p>
              </table:table-cell>
              <table:table-cell office:value-type="float" office:value="4.7570265999">
                <text:p>4.7570265999</text:p>
              </table:table-cell>
            </table:table-row>
            <table:table-row>
              <table:table-cell office:value-type="float" office:value="0.88778096031">
                <text:p>0.88778096031</text:p>
              </table:table-cell>
              <table:table-cell office:value-type="float" office:value="4.734092781">
                <text:p>4.734092781</text:p>
              </table:table-cell>
            </table:table-row>
            <table:table-row>
              <table:table-cell office:value-type="float" office:value="0.96052746254">
                <text:p>0.96052746254</text:p>
              </table:table-cell>
              <table:table-cell office:value-type="float" office:value="4.7095868194">
                <text:p>4.7095868194</text:p>
              </table:table-cell>
            </table:table-row>
            <table:table-row>
              <table:table-cell office:value-type="float" office:value="1.0324824306">
                <text:p>1.0324824306</text:p>
              </table:table-cell>
              <table:table-cell office:value-type="float" office:value="4.6835794773">
                <text:p>4.6835794773</text:p>
              </table:table-cell>
            </table:table-row>
            <table:table-row>
              <table:table-cell office:value-type="float" office:value="1.1037494063">
                <text:p>1.1037494063</text:p>
              </table:table-cell>
              <table:table-cell office:value-type="float" office:value="4.6560442819">
                <text:p>4.6560442819</text:p>
              </table:table-cell>
            </table:table-row>
            <table:table-row>
              <table:table-cell office:value-type="float" office:value="1.17429063">
                <text:p>1.17429063</text:p>
              </table:table-cell>
              <table:table-cell office:value-type="float" office:value="4.6270019065">
                <text:p>4.6270019065</text:p>
              </table:table-cell>
            </table:table-row>
            <table:table-row>
              <table:table-cell office:value-type="float" office:value="1.2440689992">
                <text:p>1.2440689992</text:p>
              </table:table-cell>
              <table:table-cell office:value-type="float" office:value="4.5964740613">
                <text:p>4.5964740613</text:p>
              </table:table-cell>
            </table:table-row>
            <table:table-row>
              <table:table-cell office:value-type="float" office:value="1.31345416">
                <text:p>1.31345416</text:p>
              </table:table-cell>
              <table:table-cell office:value-type="float" office:value="4.5642897037">
                <text:p>4.5642897037</text:p>
              </table:table-cell>
            </table:table-row>
            <table:table-row>
              <table:table-cell office:value-type="float" office:value="1.3819942184">
                <text:p>1.3819942184</text:p>
              </table:table-cell>
              <table:table-cell office:value-type="float" office:value="4.5306493691">
                <text:p>4.5306493691</text:p>
              </table:table-cell>
            </table:table-row>
            <table:table-row>
              <table:table-cell office:value-type="float" office:value="1.4496536027">
                <text:p>1.4496536027</text:p>
              </table:table-cell>
              <table:table-cell office:value-type="float" office:value="4.4955781869">
                <text:p>4.4955781869</text:p>
              </table:table-cell>
            </table:table-row>
            <table:table-row>
              <table:table-cell office:value-type="float" office:value="1.5163975315">
                <text:p>1.5163975315</text:p>
              </table:table-cell>
              <table:table-cell office:value-type="float" office:value="4.4591022483">
                <text:p>4.4591022483</text:p>
              </table:table-cell>
            </table:table-row>
            <table:table-row>
              <table:table-cell office:value-type="float" office:value="1.5831339295">
                <text:p>1.5831339295</text:p>
              </table:table-cell>
              <table:table-cell office:value-type="float" office:value="4.4206926489">
                <text:p>4.4206926489</text:p>
              </table:table-cell>
            </table:table-row>
            <table:table-row>
              <table:table-cell office:value-type="float" office:value="1.6488587533">
                <text:p>1.6488587533</text:p>
              </table:table-cell>
              <table:table-cell office:value-type="float" office:value="4.3808944617">
                <text:p>4.3808944617</text:p>
              </table:table-cell>
            </table:table-row>
            <table:table-row>
              <table:table-cell office:value-type="float" office:value="1.713538356">
                <text:p>1.713538356</text:p>
              </table:table-cell>
              <table:table-cell office:value-type="float" office:value="4.3397377827">
                <text:p>4.3397377827</text:p>
              </table:table-cell>
            </table:table-row>
            <table:table-row>
              <table:table-cell office:value-type="float" office:value="1.7771400362">
                <text:p>1.7771400362</text:p>
              </table:table-cell>
              <table:table-cell office:value-type="float" office:value="4.2972536059">
                <text:p>4.2972536059</text:p>
              </table:table-cell>
            </table:table-row>
            <table:table-row>
              <table:table-cell office:value-type="float" office:value="1.8412262733">
                <text:p>1.8412262733</text:p>
              </table:table-cell>
              <table:table-cell office:value-type="float" office:value="4.2523296617">
                <text:p>4.2523296617</text:p>
              </table:table-cell>
            </table:table-row>
            <table:table-row>
              <table:table-cell office:value-type="float" office:value="1.9041118179">
                <text:p>1.9041118179</text:p>
              </table:table-cell>
              <table:table-cell office:value-type="float" office:value="4.2060778007">
                <text:p>4.2060778007</text:p>
              </table:table-cell>
            </table:table-row>
            <table:table-row>
              <table:table-cell office:value-type="float" office:value="1.9657646368">
                <text:p>1.9657646368</text:p>
              </table:table-cell>
              <table:table-cell office:value-type="float" office:value="4.158534202">
                <text:p>4.158534202</text:p>
              </table:table-cell>
            </table:table-row>
            <table:table-row>
              <table:table-cell office:value-type="float" office:value="2.0261538462">
                <text:p>2.0261538462</text:p>
              </table:table-cell>
              <table:table-cell office:value-type="float" office:value="4.1097358901">
                <text:p>4.1097358901</text:p>
              </table:table-cell>
            </table:table-row>
            <table:table-row>
              <table:table-cell office:value-type="float" office:value="2.0880788658">
                <text:p>2.0880788658</text:p>
              </table:table-cell>
              <table:table-cell office:value-type="float" office:value="4.0572678406">
                <text:p>4.0572678406</text:p>
              </table:table-cell>
            </table:table-row>
            <table:table-row>
              <table:table-cell office:value-type="float" office:value="2.1485494113">
                <text:p>2.1485494113</text:p>
              </table:table-cell>
              <table:table-cell office:value-type="float" office:value="4.0035066815">
                <text:p>4.0035066815</text:p>
              </table:table-cell>
            </table:table-row>
            <table:table-row>
              <table:table-cell office:value-type="float" office:value="2.207534114">
                <text:p>2.207534114</text:p>
              </table:table-cell>
              <table:table-cell office:value-type="float" office:value="3.9484977882">
                <text:p>3.9484977882</text:p>
              </table:table-cell>
            </table:table-row>
            <table:table-row>
              <table:table-cell office:value-type="float" office:value="2.2650030931">
                <text:p>2.2650030931</text:p>
              </table:table-cell>
              <table:table-cell office:value-type="float" office:value="3.892287358">
                <text:p>3.892287358</text:p>
              </table:table-cell>
            </table:table-row>
            <table:table-row>
              <table:table-cell office:value-type="float" office:value="2.3306046832">
                <text:p>2.3306046832</text:p>
              </table:table-cell>
              <table:table-cell office:value-type="float" office:value="3.8247146961">
                <text:p>3.8247146961</text:p>
              </table:table-cell>
            </table:table-row>
            <table:table-row>
              <table:table-cell office:value-type="float" office:value="2.3940277406">
                <text:p>2.3940277406</text:p>
              </table:table-cell>
              <table:table-cell office:value-type="float" office:value="3.7556231798">
                <text:p>3.7556231798</text:p>
              </table:table-cell>
            </table:table-row>
            <table:table-row>
              <table:table-cell office:value-type="float" office:value="2.4552317943">
                <text:p>2.4552317943</text:p>
              </table:table-cell>
              <table:table-cell office:value-type="float" office:value="3.6850916932">
                <text:p>3.6850916932</text:p>
              </table:table-cell>
            </table:table-row>
            <table:table-row>
              <table:table-cell office:value-type="float" office:value="2.5141793628">
                <text:p>2.5141793628</text:p>
              </table:table-cell>
              <table:table-cell office:value-type="float" office:value="3.6132002526">
                <text:p>3.6132002526</text:p>
              </table:table-cell>
            </table:table-row>
            <table:table-row>
              <table:table-cell office:value-type="float" office:value="2.5674827132">
                <text:p>2.5674827132</text:p>
              </table:table-cell>
              <table:table-cell office:value-type="float" office:value="3.5444799458">
                <text:p>3.5444799458</text:p>
              </table:table-cell>
            </table:table-row>
            <table:table-row>
              <table:table-cell office:value-type="float" office:value="2.618737079">
                <text:p>2.618737079</text:p>
              </table:table-cell>
              <table:table-cell office:value-type="float" office:value="3.4746983573">
                <text:p>3.4746983573</text:p>
              </table:table-cell>
            </table:table-row>
            <table:table-row>
              <table:table-cell office:value-type="float" office:value="2.6679186938">
                <text:p>2.6679186938</text:p>
              </table:table-cell>
              <table:table-cell office:value-type="float" office:value="3.4039240408">
                <text:p>3.4039240408</text:p>
              </table:table-cell>
            </table:table-row>
            <table:table-row>
              <table:table-cell office:value-type="float" office:value="2.7150061818">
                <text:p>2.7150061818</text:p>
              </table:table-cell>
              <table:table-cell office:value-type="float" office:value="3.3322260682">
                <text:p>3.3322260682</text:p>
              </table:table-cell>
            </table:table-row>
            <table:table-row>
              <table:table-cell office:value-type="float" office:value="2.7564263956">
                <text:p>2.7564263956</text:p>
              </table:table-cell>
              <table:table-cell office:value-type="float" office:value="3.2655647655">
                <text:p>3.2655647655</text:p>
              </table:table-cell>
            </table:table-row>
            <table:table-row>
              <table:table-cell office:value-type="float" office:value="2.7960481298">
                <text:p>2.7960481298</text:p>
              </table:table-cell>
              <table:table-cell office:value-type="float" office:value="3.1982359793">
                <text:p>3.1982359793</text:p>
              </table:table-cell>
            </table:table-row>
            <table:table-row>
              <table:table-cell office:value-type="float" office:value="2.8338601447">
                <text:p>2.8338601447</text:p>
              </table:table-cell>
              <table:table-cell office:value-type="float" office:value="3.1302941388">
                <text:p>3.1302941388</text:p>
              </table:table-cell>
            </table:table-row>
            <table:table-row>
              <table:table-cell office:value-type="float" office:value="2.8698529106">
                <text:p>2.8698529106</text:p>
              </table:table-cell>
              <table:table-cell office:value-type="float" office:value="3.0617938043">
                <text:p>3.0617938043</text:p>
              </table:table-cell>
            </table:table-row>
            <table:table-row>
              <table:table-cell office:value-type="float" office:value="2.9030317498">
                <text:p>2.9030317498</text:p>
              </table:table-cell>
              <table:table-cell office:value-type="float" office:value="2.9948427088">
                <text:p>2.9948427088</text:p>
              </table:table-cell>
            </table:table-row>
            <table:table-row>
              <table:table-cell office:value-type="float" office:value="2.9344846497">
                <text:p>2.9344846497</text:p>
              </table:table-cell>
              <table:table-cell office:value-type="float" office:value="2.9274671388">
                <text:p>2.9274671388</text:p>
              </table:table-cell>
            </table:table-row>
            <table:table-row>
              <table:table-cell office:value-type="float" office:value="2.9642074917">
                <text:p>2.9642074917</text:p>
              </table:table-cell>
              <table:table-cell office:value-type="float" office:value="2.8597169999">
                <text:p>2.8597169999</text:p>
              </table:table-cell>
            </table:table-row>
            <table:table-row>
              <table:table-cell office:value-type="float" office:value="2.9921976483">
                <text:p>2.9921976483</text:p>
              </table:table-cell>
              <table:table-cell office:value-type="float" office:value="2.7916421213">
                <text:p>2.7916421213</text:p>
              </table:table-cell>
            </table:table-row>
            <table:table-row>
              <table:table-cell office:value-type="float" office:value="3.0181319763">
                <text:p>3.0181319763</text:p>
              </table:table-cell>
              <table:table-cell office:value-type="float" office:value="2.7241601924">
                <text:p>2.7241601924</text:p>
              </table:table-cell>
            </table:table-row>
            <table:table-row>
              <table:table-cell office:value-type="float" office:value="3.042376455">
                <text:p>3.042376455</text:p>
              </table:table-cell>
              <table:table-cell office:value-type="float" office:value="2.6564578449">
                <text:p>2.6564578449</text:p>
              </table:table-cell>
            </table:table-row>
            <table:table-row>
              <table:table-cell office:value-type="float" office:value="3.0649327724">
                <text:p>3.0649327724</text:p>
              </table:table-cell>
              <table:table-cell office:value-type="float" office:value="2.5885825564">
                <text:p>2.5885825564</text:p>
              </table:table-cell>
            </table:table-row>
            <table:table-row>
              <table:table-cell office:value-type="float" office:value="3.0858039881">
                <text:p>3.0858039881</text:p>
              </table:table-cell>
              <table:table-cell office:value-type="float" office:value="2.5205815615">
                <text:p>2.5205815615</text:p>
              </table:table-cell>
            </table:table-row>
            <table:table-row>
              <table:table-cell office:value-type="float" office:value="3.1049411422">
                <text:p>3.1049411422</text:p>
              </table:table-cell>
              <table:table-cell office:value-type="float" office:value="2.4526998712">
                <text:p>2.4526998712</text:p>
              </table:table-cell>
            </table:table-row>
            <table:table-row>
              <table:table-cell office:value-type="float" office:value="3.1224130812">
                <text:p>3.1224130812</text:p>
              </table:table-cell>
              <table:table-cell office:value-type="float" office:value="2.3847861117">
                <text:p>2.3847861117</text:p>
              </table:table-cell>
            </table:table-row>
            <table:table-row>
              <table:table-cell office:value-type="float" office:value="3.1382268216">
                <text:p>3.1382268216</text:p>
              </table:table-cell>
              <table:table-cell office:value-type="float" office:value="2.3168861481">
                <text:p>2.3168861481</text:p>
              </table:table-cell>
            </table:table-row>
            <table:table-row>
              <table:table-cell office:value-type="float" office:value="3.1523906718">
                <text:p>3.1523906718</text:p>
              </table:table-cell>
              <table:table-cell office:value-type="float" office:value="2.2490454499">
                <text:p>2.2490454499</text:p>
              </table:table-cell>
            </table:table-row>
            <table:table-row>
              <table:table-cell office:value-type="float" office:value="3.1649675744">
                <text:p>3.1649675744</text:p>
              </table:table-cell>
              <table:table-cell office:value-type="float" office:value="2.1810005292">
                <text:p>2.1810005292</text:p>
              </table:table-cell>
            </table:table-row>
            <table:table-row>
              <table:table-cell office:value-type="float" office:value="3.1759001688">
                <text:p>3.1759001688</text:p>
              </table:table-cell>
              <table:table-cell office:value-type="float" office:value="2.11310605">
                <text:p>2.11310605</text:p>
              </table:table-cell>
            </table:table-row>
            <table:table-row>
              <table:table-cell office:value-type="float" office:value="3.1852006986">
                <text:p>3.1852006986</text:p>
              </table:table-cell>
              <table:table-cell office:value-type="float" office:value="2.0454066805">
                <text:p>2.0454066805</text:p>
              </table:table-cell>
            </table:table-row>
            <table:table-row>
              <table:table-cell office:value-type="float" office:value="3.1928826412">
                <text:p>3.1928826412</text:p>
              </table:table-cell>
              <table:table-cell office:value-type="float" office:value="1.9779465417">
                <text:p>1.9779465417</text:p>
              </table:table-cell>
            </table:table-row>
            <table:table-row>
              <table:table-cell office:value-type="float" office:value="3.199020858">
                <text:p>3.199020858</text:p>
              </table:table-cell>
              <table:table-cell office:value-type="float" office:value="1.9100042868">
                <text:p>1.9100042868</text:p>
              </table:table-cell>
            </table:table-row>
            <table:table-row>
              <table:table-cell office:value-type="float" office:value="3.2035347947">
                <text:p>3.2035347947</text:p>
              </table:table-cell>
              <table:table-cell office:value-type="float" office:value="1.8423957058">
                <text:p>1.8423957058</text:p>
              </table:table-cell>
            </table:table-row>
            <table:table-row>
              <table:table-cell office:value-type="float" office:value="3.2064420999">
                <text:p>3.2064420999</text:p>
              </table:table-cell>
              <table:table-cell office:value-type="float" office:value="1.7751645308">
                <text:p>1.7751645308</text:p>
              </table:table-cell>
            </table:table-row>
            <table:table-row>
              <table:table-cell office:value-type="float" office:value="3.2077616114">
                <text:p>3.2077616114</text:p>
              </table:table-cell>
              <table:table-cell office:value-type="float" office:value="1.7083537852">
                <text:p>1.7083537852</text:p>
              </table:table-cell>
            </table:table-row>
            <table:table-row>
              <table:table-cell office:value-type="float" office:value="3.2074937557">
                <text:p>3.2074937557</text:p>
              </table:table-cell>
              <table:table-cell office:value-type="float" office:value="1.6407613968">
                <text:p>1.6407613968</text:p>
              </table:table-cell>
            </table:table-row>
            <table:table-row>
              <table:table-cell office:value-type="float" office:value="3.2056208878">
                <text:p>3.2056208878</text:p>
              </table:table-cell>
              <table:table-cell office:value-type="float" office:value="1.5736932009">
                <text:p>1.5736932009</text:p>
              </table:table-cell>
            </table:table-row>
            <table:table-row>
              <table:table-cell office:value-type="float" office:value="3.2021665571">
                <text:p>3.2021665571</text:p>
              </table:table-cell>
              <table:table-cell office:value-type="float" office:value="1.5071922273">
                <text:p>1.5071922273</text:p>
              </table:table-cell>
            </table:table-row>
            <table:table-row>
              <table:table-cell office:value-type="float" office:value="3.1971554691">
                <text:p>3.1971554691</text:p>
              </table:table-cell>
              <table:table-cell office:value-type="float" office:value="1.4413006117">
                <text:p>1.4413006117</text:p>
              </table:table-cell>
            </table:table-row>
            <table:table-row>
              <table:table-cell office:value-type="float" office:value="3.1904043403">
                <text:p>3.1904043403</text:p>
              </table:table-cell>
              <table:table-cell office:value-type="float" office:value="1.3742057682">
                <text:p>1.3742057682</text:p>
              </table:table-cell>
            </table:table-row>
            <table:table-row>
              <table:table-cell office:value-type="float" office:value="3.1820628837">
                <text:p>3.1820628837</text:p>
              </table:table-cell>
              <table:table-cell office:value-type="float" office:value="1.3078429904">
                <text:p>1.3078429904</text:p>
              </table:table-cell>
            </table:table-row>
            <table:table-row>
              <table:table-cell office:value-type="float" office:value="3.1721615864">
                <text:p>3.1721615864</text:p>
              </table:table-cell>
              <table:table-cell office:value-type="float" office:value="1.2422549765">
                <text:p>1.2422549765</text:p>
              </table:table-cell>
            </table:table-row>
            <table:table-row>
              <table:table-cell office:value-type="float" office:value="3.1607320744">
                <text:p>3.1607320744</text:p>
              </table:table-cell>
              <table:table-cell office:value-type="float" office:value="1.1774832988">
                <text:p>1.1774832988</text:p>
              </table:table-cell>
            </table:table-row>
            <table:table-row>
              <table:table-cell office:value-type="float" office:value="3.1471659884">
                <text:p>3.1471659884</text:p>
              </table:table-cell>
              <table:table-cell office:value-type="float" office:value="1.1105982307">
                <text:p>1.1105982307</text:p>
              </table:table-cell>
            </table:table-row>
            <table:table-row>
              <table:table-cell office:value-type="float" office:value="3.1319999228">
                <text:p>3.1319999228</text:p>
              </table:table-cell>
              <table:table-cell office:value-type="float" office:value="1.0446969714">
                <text:p>1.0446969714</text:p>
              </table:table-cell>
            </table:table-row>
            <table:table-row>
              <table:table-cell office:value-type="float" office:value="3.1152738698">
                <text:p>3.1152738698</text:p>
              </table:table-cell>
              <table:table-cell office:value-type="float" office:value="0.97982304699">
                <text:p>0.97982304699</text:p>
              </table:table-cell>
            </table:table-row>
            <table:table-row>
              <table:table-cell office:value-type="float" office:value="3.0970289845">
                <text:p>3.0970289845</text:p>
              </table:table-cell>
              <table:table-cell office:value-type="float" office:value="0.91601850491">
                <text:p>0.91601850491</text:p>
              </table:table-cell>
            </table:table-row>
            <table:table-row>
              <table:table-cell office:value-type="float" office:value="3.0745719047">
                <text:p>3.0745719047</text:p>
              </table:table-cell>
              <table:table-cell office:value-type="float" office:value="0.84506002399">
                <text:p>0.84506002399</text:p>
              </table:table-cell>
            </table:table-row>
            <table:table-row>
              <table:table-cell office:value-type="float" office:value="3.0502819379">
                <text:p>3.0502819379</text:p>
              </table:table-cell>
              <table:table-cell office:value-type="float" office:value="0.77558336351">
                <text:p>0.77558336351</text:p>
              </table:table-cell>
            </table:table-row>
            <table:table-row>
              <table:table-cell office:value-type="float" office:value="3.024223851">
                <text:p>3.024223851</text:p>
              </table:table-cell>
              <table:table-cell office:value-type="float" office:value="0.70764256369">
                <text:p>0.70764256369</text:p>
              </table:table-cell>
            </table:table-row>
            <table:table-row>
              <table:table-cell office:value-type="float" office:value="2.996463946">
                <text:p>2.996463946</text:p>
              </table:table-cell>
              <table:table-cell office:value-type="float" office:value="0.64128905519">
                <text:p>0.64128905519</text:p>
              </table:table-cell>
            </table:table-row>
            <table:table-row>
              <table:table-cell office:value-type="float" office:value="2.9689581538">
                <text:p>2.9689581538</text:p>
              </table:table-cell>
              <table:table-cell office:value-type="float" office:value="0.58057719852">
                <text:p>0.58057719852</text:p>
              </table:table-cell>
            </table:table-row>
            <table:table-row>
              <table:table-cell office:value-type="float" office:value="2.9400734625">
                <text:p>2.9400734625</text:p>
              </table:table-cell>
              <table:table-cell office:value-type="float" office:value="0.52134091183">
                <text:p>0.52134091183</text:p>
              </table:table-cell>
            </table:table-row>
            <table:table-row>
              <table:table-cell office:value-type="float" office:value="2.9098676741">
                <text:p>2.9098676741</text:p>
              </table:table-cell>
              <table:table-cell office:value-type="float" office:value="0.46361615086">
                <text:p>0.46361615086</text:p>
              </table:table-cell>
            </table:table-row>
            <table:table-row>
              <table:table-cell office:value-type="float" office:value="2.8783994694">
                <text:p>2.8783994694</text:p>
              </table:table-cell>
              <table:table-cell office:value-type="float" office:value="0.4074367667">
                <text:p>0.4074367667</text:p>
              </table:table-cell>
            </table:table-row>
            <table:table-row>
              <table:table-cell office:value-type="float" office:value="2.8447361735">
                <text:p>2.8447361735</text:p>
              </table:table-cell>
              <table:table-cell office:value-type="float" office:value="0.35123067523">
                <text:p>0.35123067523</text:p>
              </table:table-cell>
            </table:table-row>
            <table:table-row>
              <table:table-cell office:value-type="float" office:value="2.80986292">
                <text:p>2.80986292</text:p>
              </table:table-cell>
              <table:table-cell office:value-type="float" office:value="0.29672944123">
                <text:p>0.29672944123</text:p>
              </table:table-cell>
            </table:table-row>
            <table:table-row>
              <table:table-cell office:value-type="float" office:value="2.7738462209">
                <text:p>2.7738462209</text:p>
              </table:table-cell>
              <table:table-cell office:value-type="float" office:value="0.24396294646">
                <text:p>0.24396294646</text:p>
              </table:table-cell>
            </table:table-row>
            <table:table-row>
              <table:table-cell office:value-type="float" office:value="2.7367532403">
                <text:p>2.7367532403</text:p>
              </table:table-cell>
              <table:table-cell office:value-type="float" office:value="0.19295865443">
                <text:p>0.19295865443</text:p>
              </table:table-cell>
            </table:table-row>
            <table:table-row>
              <table:table-cell office:value-type="float" office:value="2.7004497338">
                <text:p>2.7004497338</text:p>
              </table:table-cell>
              <table:table-cell office:value-type="float" office:value="0.14599642142">
                <text:p>0.14599642142</text:p>
              </table:table-cell>
            </table:table-row>
            <table:table-row>
              <table:table-cell office:value-type="float" office:value="2.6632886485">
                <text:p>2.6632886485</text:p>
              </table:table-cell>
              <table:table-cell office:value-type="float" office:value="0.10067830618">
                <text:p>0.10067830618</text:p>
              </table:table-cell>
            </table:table-row>
            <table:table-row>
              <table:table-cell office:value-type="float" office:value="2.6253294233">
                <text:p>2.6253294233</text:p>
              </table:table-cell>
              <table:table-cell office:value-type="float" office:value="0.057021946178">
                <text:p>0.057021946178</text:p>
              </table:table-cell>
            </table:table-row>
            <table:table-row>
              <table:table-cell office:value-type="float" office:value="2.5866317676">
                <text:p>2.5866317676</text:p>
              </table:table-cell>
              <table:table-cell office:value-type="float" office:value="0.015042975215">
                <text:p>0.015042975215</text:p>
              </table:table-cell>
            </table:table-row>
            <table:table-row>
              <table:table-cell office:value-type="float" office:value="2.5481863249">
                <text:p>2.5481863249</text:p>
              </table:table-cell>
              <table:table-cell office:value-type="float" office:value="-0.02431963954">
                <text:p>-0.02431963954</text:p>
              </table:table-cell>
            </table:table-row>
            <table:table-row>
              <table:table-cell office:value-type="float" office:value="2.5091497572">
                <text:p>2.5091497572</text:p>
              </table:table-cell>
              <table:table-cell office:value-type="float" office:value="-0.062058746459">
                <text:p>-0.062058746459</text:p>
              </table:table-cell>
            </table:table-row>
            <table:table-row>
              <table:table-cell office:value-type="float" office:value="2.4695780705">
                <text:p>2.4695780705</text:p>
              </table:table-cell>
              <table:table-cell office:value-type="float" office:value="-0.098165292294">
                <text:p>-0.098165292294</text:p>
              </table:table-cell>
            </table:table-row>
            <table:table-row>
              <table:table-cell office:value-type="float" office:value="2.4295272911">
                <text:p>2.4295272911</text:p>
              </table:table-cell>
              <table:table-cell office:value-type="float" office:value="-0.13263202305">
                <text:p>-0.13263202305</text:p>
              </table:table-cell>
            </table:table-row>
            <table:table-row>
              <table:table-cell office:value-type="float" office:value="2.3894245517">
                <text:p>2.3894245517</text:p>
              </table:table-cell>
              <table:table-cell office:value-type="float" office:value="-0.16516137643">
                <text:p>-0.16516137643</text:p>
              </table:table-cell>
            </table:table-row>
            <table:table-row>
              <table:table-cell office:value-type="float" office:value="2.3489607949">
                <text:p>2.3489607949</text:p>
              </table:table-cell>
              <table:table-cell office:value-type="float" office:value="-0.196071751">
                <text:p>-0.196071751</text:p>
              </table:table-cell>
            </table:table-row>
            <table:table-row>
              <table:table-cell office:value-type="float" office:value="2.3081902745">
                <text:p>2.3081902745</text:p>
              </table:table-cell>
              <table:table-cell office:value-type="float" office:value="-0.22536125615">
                <text:p>-0.22536125615</text:p>
              </table:table-cell>
            </table:table-row>
            <table:table-row>
              <table:table-cell office:value-type="float" office:value="2.26716706">
                <text:p>2.26716706</text:p>
              </table:table-cell>
              <table:table-cell office:value-type="float" office:value="-0.25302969055">
                <text:p>-0.25302969055</text:p>
              </table:table-cell>
            </table:table-row>
            <table:table-row>
              <table:table-cell office:value-type="float" office:value="2.2260186984">
                <text:p>2.2260186984</text:p>
              </table:table-cell>
              <table:table-cell office:value-type="float" office:value="-0.27903348532">
                <text:p>-0.27903348532</text:p>
              </table:table-cell>
            </table:table-row>
            <table:table-row>
              <table:table-cell office:value-type="float" office:value="2.1847254658">
                <text:p>2.1847254658</text:p>
              </table:table-cell>
              <table:table-cell office:value-type="float" office:value="-0.30342657443">
                <text:p>-0.30342657443</text:p>
              </table:table-cell>
            </table:table-row>
            <table:table-row>
              <table:table-cell office:value-type="float" office:value="2.1433403073">
                <text:p>2.1433403073</text:p>
              </table:table-cell>
              <table:table-cell office:value-type="float" office:value="-0.32621370285">
                <text:p>-0.32621370285</text:p>
              </table:table-cell>
            </table:table-row>
            <table:table-row>
              <table:table-cell office:value-type="float" office:value="2.1019157968">
                <text:p>2.1019157968</text:p>
              </table:table-cell>
              <table:table-cell office:value-type="float" office:value="-0.34740122793">
                <text:p>-0.34740122793</text:p>
              </table:table-cell>
            </table:table-row>
            <table:table-row>
              <table:table-cell office:value-type="float" office:value="2.0603742849">
                <text:p>2.0603742849</text:p>
              </table:table-cell>
              <table:table-cell office:value-type="float" office:value="-0.36705606878">
                <text:p>-0.36705606878</text:p>
              </table:table-cell>
            </table:table-row>
            <table:table-row>
              <table:table-cell office:value-type="float" office:value="2.0188978505">
                <text:p>2.0188978505</text:p>
              </table:table-cell>
              <table:table-cell office:value-type="float" office:value="-0.38511887743">
                <text:p>-0.38511887743</text:p>
              </table:table-cell>
            </table:table-row>
            <table:table-row>
              <table:table-cell office:value-type="float" office:value="1.9775381687">
                <text:p>1.9775381687</text:p>
              </table:table-cell>
              <table:table-cell office:value-type="float" office:value="-0.40160084194">
                <text:p>-0.40160084194</text:p>
              </table:table-cell>
            </table:table-row>
            <table:table-row>
              <table:table-cell office:value-type="float" office:value="1.9363463622">
                <text:p>1.9363463622</text:p>
              </table:table-cell>
              <table:table-cell office:value-type="float" office:value="-0.41651469933">
                <text:p>-0.41651469933</text:p>
              </table:table-cell>
            </table:table-row>
            <table:table-row>
              <table:table-cell office:value-type="float" office:value="1.895091083">
                <text:p>1.895091083</text:p>
              </table:table-cell>
              <table:table-cell office:value-type="float" office:value="-0.42996154746">
                <text:p>-0.42996154746</text:p>
              </table:table-cell>
            </table:table-row>
            <table:table-row>
              <table:table-cell office:value-type="float" office:value="1.8541081663">
                <text:p>1.8541081663</text:p>
              </table:table-cell>
              <table:table-cell office:value-type="float" office:value="-0.44184913411">
                <text:p>-0.44184913411</text:p>
              </table:table-cell>
            </table:table-row>
            <table:table-row>
              <table:table-cell office:value-type="float" office:value="1.8134478468">
                <text:p>1.8134478468</text:p>
              </table:table-cell>
              <table:table-cell office:value-type="float" office:value="-0.45219507357">
                <text:p>-0.45219507357</text:p>
              </table:table-cell>
            </table:table-row>
            <table:table-row>
              <table:table-cell office:value-type="float" office:value="1.7731596232">
                <text:p>1.7731596232</text:p>
              </table:table-cell>
              <table:table-cell office:value-type="float" office:value="-0.46101846958">
                <text:p>-0.46101846958</text:p>
              </table:table-cell>
            </table:table-row>
            <table:table-row>
              <table:table-cell office:value-type="float" office:value="1.7328936651">
                <text:p>1.7328936651</text:p>
              </table:table-cell>
              <table:table-cell office:value-type="float" office:value="-0.46840595143">
                <text:p>-0.46840595143</text:p>
              </table:table-cell>
            </table:table-row>
            <table:table-row>
              <table:table-cell office:value-type="float" office:value="1.6931064015">
                <text:p>1.6931064015</text:p>
              </table:table-cell>
              <table:table-cell office:value-type="float" office:value="-0.47428378151">
                <text:p>-0.47428378151</text:p>
              </table:table-cell>
            </table:table-row>
            <table:table-row>
              <table:table-cell office:value-type="float" office:value="1.6538463115">
                <text:p>1.6538463115</text:p>
              </table:table-cell>
              <table:table-cell office:value-type="float" office:value="-0.47867609533">
                <text:p>-0.47867609533</text:p>
              </table:table-cell>
            </table:table-row>
            <table:table-row>
              <table:table-cell office:value-type="float" office:value="1.6151609497">
                <text:p>1.6151609497</text:p>
              </table:table-cell>
              <table:table-cell office:value-type="float" office:value="-0.48160845624">
                <text:p>-0.48160845624</text:p>
              </table:table-cell>
            </table:table-row>
            <table:table-row>
              <table:table-cell office:value-type="float" office:value="1.5766093937">
                <text:p>1.5766093937</text:p>
              </table:table-cell>
              <table:table-cell office:value-type="float" office:value="-0.48311794305">
                <text:p>-0.48311794305</text:p>
              </table:table-cell>
            </table:table-row>
            <table:table-row>
              <table:table-cell office:value-type="float" office:value="1.5387426979">
                <text:p>1.5387426979</text:p>
              </table:table-cell>
              <table:table-cell office:value-type="float" office:value="-0.48318661696">
                <text:p>-0.48318661696</text:p>
              </table:table-cell>
            </table:table-row>
            <table:table-row>
              <table:table-cell office:value-type="float" office:value="1.5016071521">
                <text:p>1.5016071521</text:p>
              </table:table-cell>
              <table:table-cell office:value-type="float" office:value="-0.48184531572">
                <text:p>-0.48184531572</text:p>
              </table:table-cell>
            </table:table-row>
            <table:table-row>
              <table:table-cell office:value-type="float" office:value="1.465247922">
                <text:p>1.465247922</text:p>
              </table:table-cell>
              <table:table-cell office:value-type="float" office:value="-0.47912623649">
                <text:p>-0.47912623649</text:p>
              </table:table-cell>
            </table:table-row>
            <table:table-row>
              <table:table-cell office:value-type="float" office:value="1.4291554885">
                <text:p>1.4291554885</text:p>
              </table:table-cell>
              <table:table-cell office:value-type="float" office:value="-0.47498825678">
                <text:p>-0.47498825678</text:p>
              </table:table-cell>
            </table:table-row>
            <table:table-row>
              <table:table-cell office:value-type="float" office:value="1.393954311">
                <text:p>1.393954311</text:p>
              </table:table-cell>
              <table:table-cell office:value-type="float" office:value="-0.46949978808">
                <text:p>-0.46949978808</text:p>
              </table:table-cell>
            </table:table-row>
            <table:table-row>
              <table:table-cell office:value-type="float" office:value="1.3596879448">
                <text:p>1.3596879448</text:p>
              </table:table-cell>
              <table:table-cell office:value-type="float" office:value="-0.46269863753">
                <text:p>-0.46269863753</text:p>
              </table:table-cell>
            </table:table-row>
            <table:table-row>
              <table:table-cell office:value-type="float" office:value="1.3263986059">
                <text:p>1.3263986059</text:p>
              </table:table-cell>
              <table:table-cell office:value-type="float" office:value="-0.45462389224">
                <text:p>-0.45462389224</text:p>
              </table:table-cell>
            </table:table-row>
            <table:table-row>
              <table:table-cell office:value-type="float" office:value="1.2935257288">
                <text:p>1.2935257288</text:p>
              </table:table-cell>
              <table:table-cell office:value-type="float" office:value="-0.44512786748">
                <text:p>-0.44512786748</text:p>
              </table:table-cell>
            </table:table-row>
            <table:table-row>
              <table:table-cell office:value-type="float" office:value="1.2617513747">
                <text:p>1.2617513747</text:p>
              </table:table-cell>
              <table:table-cell office:value-type="float" office:value="-0.43439533338">
                <text:p>-0.43439533338</text:p>
              </table:table-cell>
            </table:table-row>
            <table:table-row>
              <table:table-cell office:value-type="float" office:value="1.2311157093">
                <text:p>1.2311157093</text:p>
              </table:table-cell>
              <table:table-cell office:value-type="float" office:value="-0.42247145679">
                <text:p>-0.42247145679</text:p>
              </table:table-cell>
            </table:table-row>
            <table:table-row>
              <table:table-cell office:value-type="float" office:value="1.2016573212">
                <text:p>1.2016573212</text:p>
              </table:table-cell>
              <table:table-cell office:value-type="float" office:value="-0.40940258982">
                <text:p>-0.40940258982</text:p>
              </table:table-cell>
            </table:table-row>
            <table:table-row>
              <table:table-cell office:value-type="float" office:value="1.1727779746">
                <text:p>1.1727779746</text:p>
              </table:table-cell>
              <table:table-cell office:value-type="float" office:value="-0.39489777577">
                <text:p>-0.39489777577</text:p>
              </table:table-cell>
            </table:table-row>
            <table:table-row>
              <table:table-cell office:value-type="float" office:value="1.145207219">
                <text:p>1.145207219</text:p>
              </table:table-cell>
              <table:table-cell office:value-type="float" office:value="-0.3792964039">
                <text:p>-0.3792964039</text:p>
              </table:table-cell>
            </table:table-row>
            <table:table-row>
              <table:table-cell office:value-type="float" office:value="1.1189810528">
                <text:p>1.1189810528</text:p>
              </table:table-cell>
              <table:table-cell office:value-type="float" office:value="-0.36265161644">
                <text:p>-0.36265161644</text:p>
              </table:table-cell>
            </table:table-row>
            <table:table-row>
              <table:table-cell office:value-type="float" office:value="1.0941336237">
                <text:p>1.0941336237</text:p>
              </table:table-cell>
              <table:table-cell office:value-type="float" office:value="-0.34501762629">
                <text:p>-0.34501762629</text:p>
              </table:table-cell>
            </table:table-row>
            <table:table-row>
              <table:table-cell office:value-type="float" office:value="1.0700317033">
                <text:p>1.0700317033</text:p>
              </table:table-cell>
              <table:table-cell office:value-type="float" office:value="-0.32589176911">
                <text:p>-0.32589176911</text:p>
              </table:table-cell>
            </table:table-row>
            <table:table-row>
              <table:table-cell office:value-type="float" office:value="1.0474578152">
                <text:p>1.0474578152</text:p>
              </table:table-cell>
              <table:table-cell office:value-type="float" office:value="-0.30583765994">
                <text:p>-0.30583765994</text:p>
              </table:table-cell>
            </table:table-row>
            <table:table-row>
              <table:table-cell office:value-type="float" office:value="1.0264428787">
                <text:p>1.0264428787</text:p>
              </table:table-cell>
              <table:table-cell office:value-type="float" office:value="-0.28491757765">
                <text:p>-0.28491757765</text:p>
              </table:table-cell>
            </table:table-row>
            <table:table-row>
              <table:table-cell office:value-type="float" office:value="1.0070156228">
                <text:p>1.0070156228</text:p>
              </table:table-cell>
              <table:table-cell office:value-type="float" office:value="-0.26319473173">
                <text:p>-0.26319473173</text:p>
              </table:table-cell>
            </table:table-row>
            <table:table-row>
              <table:table-cell office:value-type="float" office:value="0.98848526696">
                <text:p>0.98848526696</text:p>
              </table:table-cell>
              <table:table-cell office:value-type="float" office:value="-0.23976808292">
                <text:p>-0.23976808292</text:p>
              </table:table-cell>
            </table:table-row>
            <table:table-row>
              <table:table-cell office:value-type="float" office:value="0.97173593056">
                <text:p>0.97173593056</text:p>
              </table:table-cell>
              <table:table-cell office:value-type="float" office:value="-0.21561242352">
                <text:p>-0.21561242352</text:p>
              </table:table-cell>
            </table:table-row>
            <table:table-row>
              <table:table-cell office:value-type="float" office:value="0.95679238647">
                <text:p>0.95679238647</text:p>
              </table:table-cell>
              <table:table-cell office:value-type="float" office:value="-0.19080205771">
                <text:p>-0.19080205771</text:p>
              </table:table-cell>
            </table:table-row>
            <table:table-row>
              <table:table-cell office:value-type="float" office:value="0.94367672233">
                <text:p>0.94367672233</text:p>
              </table:table-cell>
              <table:table-cell office:value-type="float" office:value="-0.16541204801">
                <text:p>-0.16541204801</text:p>
              </table:table-cell>
            </table:table-row>
            <table:table-row>
              <table:table-cell office:value-type="float" office:value="0.93156573995">
                <text:p>0.93156573995</text:p>
              </table:table-cell>
              <table:table-cell office:value-type="float" office:value="-0.13737211802">
                <text:p>-0.13737211802</text:p>
              </table:table-cell>
            </table:table-row>
            <table:table-row>
              <table:table-cell office:value-type="float" office:value="0.92163873053">
                <text:p>0.92163873053</text:p>
              </table:table-cell>
              <table:table-cell office:value-type="float" office:value="-0.10883888436">
                <text:p>-0.10883888436</text:p>
              </table:table-cell>
            </table:table-row>
            <table:table-row>
              <table:table-cell office:value-type="float" office:value="0.91391290729">
                <text:p>0.91391290729</text:p>
              </table:table-cell>
              <table:table-cell office:value-type="float" office:value="-0.079909737648">
                <text:p>-0.079909737648</text:p>
              </table:table-cell>
            </table:table-row>
            <table:table-row>
              <table:table-cell office:value-type="float" office:value="0.90840171187">
                <text:p>0.90840171187</text:p>
              </table:table-cell>
              <table:table-cell office:value-type="float" office:value="-0.050682604351">
                <text:p>-0.050682604351</text:p>
              </table:table-cell>
            </table:table-row>
            <table:table-row>
              <table:table-cell office:value-type="float" office:value="0.90508804454">
                <text:p>0.90508804454</text:p>
              </table:table-cell>
              <table:table-cell office:value-type="float" office:value="-0.020890245504">
                <text:p>-0.020890245504</text:p>
              </table:table-cell>
            </table:table-row>
            <table:table-row>
              <table:table-cell office:value-type="float" office:value="0.90406019096">
                <text:p>0.90406019096</text:p>
              </table:table-cell>
              <table:table-cell office:value-type="float" office:value="0.0090044138372">
                <text:p>0.0090044138372</text:p>
              </table:table-cell>
            </table:table-row>
            <table:table-row>
              <table:table-cell office:value-type="float" office:value="0.90532021296">
                <text:p>0.90532021296</text:p>
              </table:table-cell>
              <table:table-cell office:value-type="float" office:value="0.038898913237">
                <text:p>0.038898913237</text:p>
              </table:table-cell>
            </table:table-row>
            <table:table-row>
              <table:table-cell office:value-type="float" office:value="0.90886617633">
                <text:p>0.90886617633</text:p>
              </table:table-cell>
              <table:table-cell office:value-type="float" office:value="0.068690787916">
                <text:p>0.068690787916</text:p>
              </table:table-cell>
            </table:table-row>
            <table:table-row>
              <table:table-cell office:value-type="float" office:value="0.91413283278">
                <text:p>0.91413283278</text:p>
              </table:table-cell>
              <table:table-cell office:value-type="float" office:value="0.09587919763">
                <text:p>0.09587919763</text:p>
              </table:table-cell>
            </table:table-row>
            <table:table-row>
              <table:table-cell office:value-type="float" office:value="0.92131587131">
                <text:p>0.92131587131</text:p>
              </table:table-cell>
              <table:table-cell office:value-type="float" office:value="0.12281553198">
                <text:p>0.12281553198</text:p>
              </table:table-cell>
            </table:table-row>
            <table:table-row>
              <table:table-cell office:value-type="float" office:value="0.93040489673">
                <text:p>0.93040489673</text:p>
              </table:table-cell>
              <table:table-cell office:value-type="float" office:value="0.14942096468">
                <text:p>0.14942096468</text:p>
              </table:table-cell>
            </table:table-row>
            <table:table-row>
              <table:table-cell office:value-type="float" office:value="0.94138668969">
                <text:p>0.94138668969</text:p>
              </table:table-cell>
              <table:table-cell office:value-type="float" office:value="0.17561705043">
                <text:p>0.17561705043</text:p>
              </table:table-cell>
            </table:table-row>
            <table:table-row>
              <table:table-cell office:value-type="float" office:value="0.95367514888">
                <text:p>0.95367514888</text:p>
              </table:table-cell>
              <table:table-cell office:value-type="float" office:value="0.20027080574">
                <text:p>0.20027080574</text:p>
              </table:table-cell>
            </table:table-row>
            <table:table-row>
              <table:table-cell office:value-type="float" office:value="0.967671459">
                <text:p>0.967671459</text:p>
              </table:table-cell>
              <table:table-cell office:value-type="float" office:value="0.22440860242">
                <text:p>0.22440860242</text:p>
              </table:table-cell>
            </table:table-row>
            <table:table-row>
              <table:table-cell office:value-type="float" office:value="0.98335673664">
                <text:p>0.98335673664</text:p>
              </table:table-cell>
              <table:table-cell office:value-type="float" office:value="0.24796280236">
                <text:p>0.24796280236</text:p>
              </table:table-cell>
            </table:table-row>
            <table:table-row>
              <table:table-cell office:value-type="float" office:value="1.0007097646">
                <text:p>1.0007097646</text:p>
              </table:table-cell>
              <table:table-cell office:value-type="float" office:value="0.27086639081">
                <text:p>0.27086639081</text:p>
              </table:table-cell>
            </table:table-row>
            <table:table-row>
              <table:table-cell office:value-type="float" office:value="1.0191268732">
                <text:p>1.0191268732</text:p>
              </table:table-cell>
              <table:table-cell office:value-type="float" office:value="0.29241337706">
                <text:p>0.29241337706</text:p>
              </table:table-cell>
            </table:table-row>
            <table:table-row>
              <table:table-cell office:value-type="float" office:value="1.0390696126">
                <text:p>1.0390696126</text:p>
              </table:table-cell>
              <table:table-cell office:value-type="float" office:value="0.31322488155">
                <text:p>0.31322488155</text:p>
              </table:table-cell>
            </table:table-row>
            <table:table-row>
              <table:table-cell office:value-type="float" office:value="1.0605123672">
                <text:p>1.0605123672</text:p>
              </table:table-cell>
              <table:table-cell office:value-type="float" office:value="0.33324168818">
                <text:p>0.33324168818</text:p>
              </table:table-cell>
            </table:table-row>
            <table:table-row>
              <table:table-cell office:value-type="float" office:value="1.0834275203">
                <text:p>1.0834275203</text:p>
              </table:table-cell>
              <table:table-cell office:value-type="float" office:value="0.35240538881">
                <text:p>0.35240538881</text:p>
              </table:table-cell>
            </table:table-row>
            <table:table-row>
              <table:table-cell office:value-type="float" office:value="1.1072054938">
                <text:p>1.1072054938</text:p>
              </table:table-cell>
              <table:table-cell office:value-type="float" office:value="0.37024659457">
                <text:p>0.37024659457</text:p>
              </table:table-cell>
            </table:table-row>
            <table:table-row>
              <table:table-cell office:value-type="float" office:value="1.1323308538">
                <text:p>1.1323308538</text:p>
              </table:table-cell>
              <table:table-cell office:value-type="float" office:value="0.38716604376">
                <text:p>0.38716604376</text:p>
              </table:table-cell>
            </table:table-row>
            <table:table-row>
              <table:table-cell office:value-type="float" office:value="1.158772451">
                <text:p>1.158772451</text:p>
              </table:table-cell>
              <table:table-cell office:value-type="float" office:value="0.40311186232">
                <text:p>0.40311186232</text:p>
              </table:table-cell>
            </table:table-row>
            <table:table-row>
              <table:table-cell office:value-type="float" office:value="1.1864974011">
                <text:p>1.1864974011</text:p>
              </table:table-cell>
              <table:table-cell office:value-type="float" office:value="0.41803313257">
                <text:p>0.41803313257</text:p>
              </table:table-cell>
            </table:table-row>
            <table:table-row>
              <table:table-cell office:value-type="float" office:value="1.2149044718">
                <text:p>1.2149044718</text:p>
              </table:table-cell>
              <table:table-cell office:value-type="float" office:value="0.431625044">
                <text:p>0.431625044</text:p>
              </table:table-cell>
            </table:table-row>
            <table:table-row>
              <table:table-cell office:value-type="float" office:value="1.2444786922">
                <text:p>1.2444786922</text:p>
              </table:table-cell>
              <table:table-cell office:value-type="float" office:value="0.4441371661">
                <text:p>0.4441371661</text:p>
              </table:table-cell>
            </table:table-row>
            <table:table-row>
              <table:table-cell office:value-type="float" office:value="1.2751843124">
                <text:p>1.2751843124</text:p>
              </table:table-cell>
              <table:table-cell office:value-type="float" office:value="0.45552442963">
                <text:p>0.45552442963</text:p>
              </table:table-cell>
            </table:table-row>
            <table:table-row>
              <table:table-cell office:value-type="float" office:value="1.3069840768">
                <text:p>1.3069840768</text:p>
              </table:table-cell>
              <table:table-cell office:value-type="float" office:value="0.46574284417">
                <text:p>0.46574284417</text:p>
              </table:table-cell>
            </table:table-row>
            <table:table-row>
              <table:table-cell office:value-type="float" office:value="1.339302693">
                <text:p>1.339302693</text:p>
              </table:table-cell>
              <table:table-cell office:value-type="float" office:value="0.47461449257">
                <text:p>0.47461449257</text:p>
              </table:table-cell>
            </table:table-row>
            <table:table-row>
              <table:table-cell office:value-type="float" office:value="1.3726047818">
                <text:p>1.3726047818</text:p>
              </table:table-cell>
              <table:table-cell office:value-type="float" office:value="0.48227335829">
                <text:p>0.48227335829</text:p>
              </table:table-cell>
            </table:table-row>
            <table:table-row>
              <table:table-cell office:value-type="float" office:value="1.4068507518">
                <text:p>1.4068507518</text:p>
              </table:table-cell>
              <table:table-cell office:value-type="float" office:value="0.48868085918">
                <text:p>0.48868085918</text:p>
              </table:table-cell>
            </table:table-row>
            <table:table-row>
              <table:table-cell office:value-type="float" office:value="1.4419997125">
                <text:p>1.4419997125</text:p>
              </table:table-cell>
              <table:table-cell office:value-type="float" office:value="0.49379959523">
                <text:p>0.49379959523</text:p>
              </table:table-cell>
            </table:table-row>
            <table:table-row>
              <table:table-cell office:value-type="float" office:value="1.4775232102">
                <text:p>1.4775232102</text:p>
              </table:table-cell>
              <table:table-cell office:value-type="float" office:value="0.4975516123">
                <text:p>0.4975516123</text:p>
              </table:table-cell>
            </table:table-row>
            <table:table-row>
              <table:table-cell office:value-type="float" office:value="1.5138430314">
                <text:p>1.5138430314</text:p>
              </table:table-cell>
              <table:table-cell office:value-type="float" office:value="0.4999802837">
                <text:p>0.4999802837</text:p>
              </table:table-cell>
            </table:table-row>
            <table:table-row>
              <table:table-cell office:value-type="float" office:value="1.5509163631">
                <text:p>1.5509163631</text:p>
              </table:table-cell>
              <table:table-cell office:value-type="float" office:value="0.50105330288">
                <text:p>0.50105330288</text:p>
              </table:table-cell>
            </table:table-row>
            <table:table-row>
              <table:table-cell office:value-type="float" office:value="1.5886992846">
                <text:p>1.5886992846</text:p>
              </table:table-cell>
              <table:table-cell office:value-type="float" office:value="0.5007396348">
                <text:p>0.5007396348</text:p>
              </table:table-cell>
            </table:table-row>
            <table:table-row>
              <table:table-cell office:value-type="float" office:value="1.6267344829">
                <text:p>1.6267344829</text:p>
              </table:table-cell>
              <table:table-cell office:value-type="float" office:value="0.49903550639">
                <text:p>0.49903550639</text:p>
              </table:table-cell>
            </table:table-row>
            <table:table-row>
              <table:table-cell office:value-type="float" office:value="1.6653756304">
                <text:p>1.6653756304</text:p>
              </table:table-cell>
              <table:table-cell office:value-type="float" office:value="0.49591743421">
                <text:p>0.49591743421</text:p>
              </table:table-cell>
            </table:table-row>
            <table:table-row>
              <table:table-cell office:value-type="float" office:value="1.7045771856">
                <text:p>1.7045771856</text:p>
              </table:table-cell>
              <table:table-cell office:value-type="float" office:value="0.49135924266">
                <text:p>0.49135924266</text:p>
              </table:table-cell>
            </table:table-row>
            <table:table-row>
              <table:table-cell office:value-type="float" office:value="1.744292679">
                <text:p>1.744292679</text:p>
              </table:table-cell>
              <table:table-cell office:value-type="float" office:value="0.48533610796">
                <text:p>0.48533610796</text:p>
              </table:table-cell>
            </table:table-row>
            <table:table-row>
              <table:table-cell office:value-type="float" office:value="1.7841645925">
                <text:p>1.7841645925</text:p>
              </table:table-cell>
              <table:table-cell office:value-type="float" office:value="0.47788798335">
                <text:p>0.47788798335</text:p>
              </table:table-cell>
            </table:table-row>
            <table:table-row>
              <table:table-cell office:value-type="float" office:value="1.8244488277">
                <text:p>1.8244488277</text:p>
              </table:table-cell>
              <table:table-cell office:value-type="float" office:value="0.46895270729">
                <text:p>0.46895270729</text:p>
              </table:table-cell>
            </table:table-row>
            <table:table-row>
              <table:table-cell office:value-type="float" office:value="1.8650974778">
                <text:p>1.8650974778</text:p>
              </table:table-cell>
              <table:table-cell office:value-type="float" office:value="0.45851015156">
                <text:p>0.45851015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